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webkit-standard" svg:font-family="-webkit-standard"/>
    <style:font-face style:name="Arial" svg:font-family="Arial"/>
    <style:font-face style:name="Cambria" svg:font-family="Cambria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88.16pt"/>
    </style:style>
    <style:style style:name="co3" style:family="table-column">
      <style:table-column-properties fo:break-before="auto" style:column-width="192.1pt"/>
    </style:style>
    <style:style style:name="co4" style:family="table-column">
      <style:table-column-properties fo:break-before="auto" style:column-width="146.86pt"/>
    </style:style>
    <style:style style:name="co5" style:family="table-column">
      <style:table-column-properties fo:break-before="auto" style:column-width="120.61pt"/>
    </style:style>
    <style:style style:name="co6" style:family="table-column">
      <style:table-column-properties fo:break-before="auto" style:column-width="143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op_20_Grossing_20_Concerts">
      <style:table-properties table:display="true" style:writing-mode="lr-tb"/>
    </style:style>
    <style:style style:name="ta2" style:family="table" style:master-page-name="PageStyle_5f_Most_20_downloaded">
      <style:table-properties table:display="true" style:writing-mode="lr-tb"/>
    </style:style>
    <style:style style:name="ta3" style:family="table" style:master-page-name="PageStyle_5f_Most_20_streamed_20_songs">
      <style:table-properties table:display="true" style:writing-mode="lr-tb"/>
    </style:style>
    <style:style style:name="ta4" style:family="table" style:master-page-name="PageStyle_5f_streamed_20_albums">
      <style:table-properties table:display="true" style:writing-mode="lr-tb"/>
    </style:style>
    <style:style style:name="ta5" style:family="table" style:master-page-name="PageStyle_5f_youtube_20_videos">
      <style:table-properties table:display="true" style:writing-mode="lr-tb"/>
    </style:style>
    <style:style style:name="ta6" style:family="table" style:master-page-name="PageStyle_5f_Dislikes">
      <style:table-properties table:display="true" style:writing-mode="lr-tb"/>
    </style:style>
    <style:style style:name="ta7" style:family="table" style:master-page-name="PageStyle_5f_1980s">
      <style:table-properties table:display="true" style:writing-mode="lr-tb"/>
    </style:style>
    <style:style style:name="ta8" style:family="table" style:master-page-name="PageStyle_5f_1990s">
      <style:table-properties table:display="true" style:writing-mode="lr-tb"/>
    </style:style>
    <style:style style:name="ta9" style:family="table" style:master-page-name="PageStyle_5f_2000s">
      <style:table-properties table:display="true" style:writing-mode="lr-tb"/>
    </style:style>
    <style:style style:name="ta10" style:family="table" style:master-page-name="PageStyle_5f_2010s">
      <style:table-properties table:display="true" style:writing-mode="lr-tb"/>
    </style:style>
    <style:style style:name="ta11" style:family="table" style:master-page-name="PageStyle_5f_Atheletes">
      <style:table-properties table:display="true" style:writing-mode="lr-tb"/>
    </style:style>
    <style:style style:name="ta12" style:family="table" style:master-page-name="PageStyle_5f_NBA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ackground-color="#eaec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5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7" style:family="table-cell" style:parent-style-name="Default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8" style:family="table-cell" style:parent-style-name="Default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9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0" style:family="table-cell" style:parent-style-name="Default" style:data-style-name="N3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11" style:family="table-cell" style:parent-style-name="Default" style:data-style-name="N3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2" style:family="table-cell" style:parent-style-name="Default" style:data-style-name="N126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13" style:family="table-cell" style:parent-style-name="Default" style:data-style-name="N126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fo:background-color="#eaec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15" style:family="table-cell" style:parent-style-name="Default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b0080" style:text-outline="false" style:text-line-through-style="none" style:text-line-through-type="none" style:font-name="Sans-serif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16" style:family="table-cell" style:parent-style-name="Default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b0080" style:text-outline="false" style:text-line-through-style="none" style:text-line-through-type="none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17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b0080" style:text-outline="false" style:text-line-through-style="none" style:text-line-through-type="none" style:font-name="Sans-serif" fo:font-size="8pt" fo:font-style="normal" fo:text-shadow="none" style:text-underline-style="none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18" style:family="table-cell" style:parent-style-name="Default">
      <style:table-cell-properties fo:background-color="#eaec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eaec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0" style:family="table-cell" style:parent-style-name="Default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1" style:family="table-cell" style:parent-style-name="Default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2" style:family="table-cell" style:parent-style-name="Default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3" style:family="table-cell" style:parent-style-name="Default">
      <style:table-cell-properties fo:background-color="#eaec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7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Sans-serif" style:font-size-complex="11pt" style:font-style-complex="italic" style:font-weight-complex="normal"/>
    </style:style>
    <style:style style:name="ce28" style:family="table-cell" style:parent-style-name="Default">
      <style:table-cell-properties fo:background-color="#ecece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c2c2c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29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en.wikipedia.org/wiki/25_(Adele_album)" xlink:type="simple"/>
      </style:table-cell-properties>
      <style:paragraph-properties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Sans-serif" style:font-size-complex="11pt" style:font-style-complex="italic" style:font-weight-complex="normal"/>
    </style:style>
    <style:style style:name="ce30" style:family="table-cell" style:parent-style-name="Default" style:data-style-name="N128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en.wikipedia.org/wiki/7/27" xlink:type="simple"/>
      </style:table-cell-properties>
      <style:paragraph-properties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Sans-serif" style:font-size-complex="11pt" style:font-style-complex="italic" style:font-weight-complex="normal"/>
    </style:style>
    <style:style style:name="ce31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italic" fo:text-shadow="none" style:text-underline-style="none" fo:font-weight="normal" style:font-size-asian="11pt" style:font-style-asian="italic" style:font-weight-asian="normal" style:font-name-complex="Sans-serif" style:font-size-complex="11pt" style:font-style-complex="italic" style:font-weight-complex="normal"/>
    </style:style>
    <style:style style:name="ce32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en.wikipedia.org/wiki/True_(Avicii_album)" xlink:type="simple"/>
      </style:table-cell-properties>
      <style:paragraph-properties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Sans-serif" style:font-size-complex="11pt" style:font-style-complex="italic" style:font-weight-complex="normal"/>
    </style:style>
    <style:style style:name="ce33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italic" fo:text-shadow="none" style:text-underline-style="none" fo:font-weight="normal" style:font-size-asian="11pt" style:font-style-asian="italic" style:font-weight-asian="normal" style:font-name-complex="Sans-serif" style:font-size-complex="11pt" style:font-style-complex="italic" style:font-weight-complex="normal"/>
    </style:style>
    <style:style style:name="ce34" style:family="table-cell" style:parent-style-name="Default" style:data-style-name="N127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ddf4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Sans-serif" style:font-size-complex="11pt" style:font-style-complex="italic" style:font-weight-complex="normal"/>
    </style:style>
    <style:style style:name="ce37" style:family="table-cell" style:parent-style-name="Default">
      <style:table-cell-properties fo:background-color="#f8f9fa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39" style:family="table-cell" style:parent-style-name="Default">
      <style:table-cell-properties fo:background-color="#f8f9fa" style:rotation-align="none"/>
      <style:text-properties fo:color="#000000" style:text-outline="false" style:text-line-through-style="none" style:text-line-through-type="none" style:font-name="-webkit-standard" fo:font-size="11pt" fo:font-style="normal" fo:text-shadow="none" style:text-underline-style="none" fo:font-weight="normal" style:font-size-asian="11pt" style:font-style-asian="normal" style:font-weight-asian="normal" style:font-name-complex="-webkit-standard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2" style:family="table-cell" style:parent-style-name="Default" style:data-style-name="N76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3" style:family="table-cell" style:parent-style-name="Default" style:data-style-name="N76">
      <style:table-cell-properties fo:background-color="#ffff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b0080" style:text-outline="false" style:text-line-through-style="none" style:text-line-through-type="none" style:font-name="Sans-serif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45" style:family="table-cell" style:parent-style-name="Default">
      <style:table-cell-properties fo:background-color="#f8f9fa" style:rotation-align="non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cc" style:rotation-align="non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8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a55858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9" style:family="table-cell" style:parent-style-name="Default" style:data-style-name="N11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a500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0" style:family="table-cell" style:parent-style-name="Default" style:data-style-name="N11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1" style:family="table-cell" style:parent-style-name="Default" style:data-style-name="N11">
      <style:table-cell-properties fo:background-color="#ffff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2" style:family="table-cell" style:parent-style-name="Default" style:data-style-name="N11">
      <style:table-cell-properties fo:background-color="#ffff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a500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3" style:family="table-cell" style:parent-style-name="Default" style:data-style-name="N11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4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55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b0080" style:text-outline="false" style:text-line-through-style="none" style:text-line-through-type="none" style:font-name="Sans-serif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Sans-serif" style:font-size-complex="8pt" style:font-style-complex="normal" style:font-weight-complex="normal"/>
    </style:style>
    <style:style style:name="ce56" style:family="table-cell" style:parent-style-name="Default" style:data-style-name="N129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7" style:family="table-cell" style:parent-style-name="Default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none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59" style:family="table-cell" style:parent-style-name="Default" style:data-style-name="N125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60" style:family="table-cell" style:parent-style-name="Default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b0080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p Grossing Concer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Actual gross</text:p>
          </table:table-cell>
          <table:table-cell table:style-name="ce1" office:value-type="string" calcext:value-type="string">
            <text:p>Gross adjusted for inflation</text:p>
            <text:p>(2018 $)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Tour name</text:p>
          </table:table-cell>
          <table:table-cell table:style-name="ce1" office:value-type="string" calcext:value-type="string">
            <text:p>Year(s)</text:p>
          </table:table-cell>
          <table:table-cell table:style-name="ce1" office:value-type="string" calcext:value-type="string">
            <text:p>Shows</text:p>
          </table:table-cell>
          <table:table-cell table:style-name="ce1" office:value-type="string" calcext:value-type="string">
            <text:p>Attendance</text:p>
          </table:table-cell>
          <table:table-cell table:style-name="ce1" office:value-type="string" calcext:value-type="string">
            <text:p>Average gross per show (millions)</text:p>
          </table:table-cell>
          <table:table-cell table:style-name="ce1" office:value-type="string" calcext:value-type="string">
            <text:p>Average attendance per show</text:p>
          </table:table-cell>
          <table:table-cell table:style-name="ce14" office:value-type="string" calcext:value-type="string">
            <text:p>Ref.</text:p>
          </table:table-cell>
          <table:table-cell table:style-name="ce1" office:value-type="string" calcext:value-type="string">
            <text:p>Artist</text:p>
          </table:table-cell>
          <table:table-cell table:style-name="ce18" office:value-type="string" calcext:value-type="string">
            <text:p>Log(value)</text:p>
          </table:table-cell>
          <table:table-cell table:style-name="ce18" office:value-type="string" calcext:value-type="string">
            <text:p>Log Rank</text:p>
          </table:table-cell>
          <table:table-cell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736421584" calcext:value-type="float">
            <text:p>$736,421,584</text:p>
          </table:table-cell>
          <table:table-cell table:style-name="ce2" office:value-type="float" office:value="801130818" calcext:value-type="float">
            <text:p>$801,130,818</text:p>
          </table:table-cell>
          <table:table-cell table:style-name="ce4" office:value-type="string" calcext:value-type="string">
            <text:p><text:a xlink:href="https://en.wikipedia.org/wiki/U2" xlink:type="simple">U2</text:a></text:p>
          </table:table-cell>
          <table:table-cell table:style-name="ce4" office:value-type="string" calcext:value-type="string">
            <text:p><text:a xlink:href="https://en.wikipedia.org/wiki/U2_360%C2%B0_Tour" xlink:type="simple">U2 360° Tour</text:a></text:p>
          </table:table-cell>
          <table:table-cell table:style-name="ce7" office:value-type="string" calcext:value-type="string">
            <text:p>2009–11</text:p>
          </table:table-cell>
          <table:table-cell table:style-name="ce7" office:value-type="float" office:value="110" calcext:value-type="float">
            <text:p>110</text:p>
          </table:table-cell>
          <table:table-cell table:style-name="ce10" office:value-type="float" office:value="7272046" calcext:value-type="float">
            <text:p>7,272,046</text:p>
          </table:table-cell>
          <table:table-cell table:style-name="ce12" office:value-type="float" office:value="6.7" calcext:value-type="float">
            <text:p>$6.70</text:p>
          </table:table-cell>
          <table:table-cell table:style-name="ce10" office:value-type="float" office:value="66110" calcext:value-type="float">
            <text:p>66,110</text:p>
          </table:table-cell>
          <table:table-cell table:style-name="ce15" office:value-type="string" calcext:value-type="string">
            <text:p><text:a xlink:href="https://en.wikipedia.org/wiki/List_of_highest-grossing_concert_tours#cite_note-biggerbang-1" xlink:type="simple">[1]</text:a></text:p>
          </table:table-cell>
          <table:table-cell table:style-name="ce4" office:value-type="string" calcext:value-type="string">
            <text:p><text:a xlink:href="https://en.wikipedia.org/wiki/U2" xlink:type="simple">U2</text:a></text:p>
          </table:table-cell>
          <table:table-cell table:formula="of:=LOG10([.B2])" office:value-type="float" office:value="8.86712650888511" calcext:value-type="float">
            <text:p>8.86712650888511</text:p>
          </table:table-cell>
          <table:table-cell table:formula="of:=LOG10([.A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558255524" calcext:value-type="float">
            <text:p>$558,255,524</text:p>
          </table:table-cell>
          <table:table-cell table:style-name="ce2" office:value-type="float" office:value="658868741" calcext:value-type="float">
            <text:p>$658,868,741</text:p>
          </table:table-cell>
          <table:table-cell table:style-name="ce4" office:value-type="string" calcext:value-type="string">
            <text:p><text:a xlink:href="https://en.wikipedia.org/wiki/The_Rolling_Stones" xlink:type="simple">The Rolling Stones</text:a></text:p>
          </table:table-cell>
          <table:table-cell table:style-name="ce4" office:value-type="string" calcext:value-type="string">
            <text:p><text:a xlink:href="https://en.wikipedia.org/wiki/A_Bigger_Bang_Tour" xlink:type="simple">A Bigger Bang Tour</text:a></text:p>
          </table:table-cell>
          <table:table-cell table:style-name="ce7" office:value-type="string" calcext:value-type="string">
            <text:p>2005–07</text:p>
          </table:table-cell>
          <table:table-cell table:style-name="ce7" office:value-type="float" office:value="144" calcext:value-type="float">
            <text:p>144</text:p>
          </table:table-cell>
          <table:table-cell table:style-name="ce10" office:value-type="float" office:value="4680000" calcext:value-type="float">
            <text:p>4,680,000</text:p>
          </table:table-cell>
          <table:table-cell table:style-name="ce12" office:value-type="float" office:value="3.8" calcext:value-type="float">
            <text:p>$3.80</text:p>
          </table:table-cell>
          <table:table-cell table:style-name="ce10" office:value-type="float" office:value="32500" calcext:value-type="float">
            <text:p>32,500</text:p>
          </table:table-cell>
          <table:table-cell table:style-name="ce15" office:value-type="string" calcext:value-type="string">
            <text:p><text:a xlink:href="https://en.wikipedia.org/wiki/List_of_highest-grossing_concert_tours#cite_note-biggerbang-1" xlink:type="simple">[1]</text:a></text:p>
          </table:table-cell>
          <table:table-cell table:style-name="ce4" office:value-type="string" calcext:value-type="string">
            <text:p><text:a xlink:href="https://en.wikipedia.org/wiki/The_Rolling_Stones" xlink:type="simple">The Rolling Stones</text:a></text:p>
          </table:table-cell>
          <table:table-cell table:formula="of:=LOG10([.B3])" office:value-type="float" office:value="8.74683302915655" calcext:value-type="float">
            <text:p>8.74683302915655</text:p>
          </table:table-cell>
          <table:table-cell table:formula="of:=LOG10([.A3])" office:value-type="float" office:value="0.301029995663981" calcext:value-type="float">
            <text:p>0.301029995663981</text:p>
          </table:table-cell>
          <table:table-cell table:number-columns-repeated="101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523033675" calcext:value-type="float">
            <text:p>$523,033,675</text:p>
          </table:table-cell>
          <table:table-cell table:style-name="ce3" office:value-type="float" office:value="533331898" calcext:value-type="float">
            <text:p>$533,331,898</text:p>
          </table:table-cell>
          <table:table-cell table:style-name="ce5" office:value-type="string" calcext:value-type="string">
            <text:p><text:a xlink:href="https://en.wikipedia.org/wiki/Coldplay" xlink:type="simple">Coldplay</text:a></text:p>
          </table:table-cell>
          <table:table-cell table:style-name="ce5" office:value-type="string" calcext:value-type="string">
            <text:p><text:a xlink:href="https://en.wikipedia.org/wiki/A_Head_Full_of_Dreams_Tour" xlink:type="simple">A Head Full of Dreams Tour</text:a></text:p>
          </table:table-cell>
          <table:table-cell table:style-name="ce8" office:value-type="string" calcext:value-type="string">
            <text:p>2016–17</text:p>
          </table:table-cell>
          <table:table-cell table:style-name="ce8" office:value-type="float" office:value="114" calcext:value-type="float">
            <text:p>114</text:p>
          </table:table-cell>
          <table:table-cell table:style-name="ce11" office:value-type="float" office:value="5389586" calcext:value-type="float">
            <text:p>5,389,586</text:p>
          </table:table-cell>
          <table:table-cell table:style-name="ce13" office:value-type="float" office:value="4.59" calcext:value-type="float">
            <text:p>$4.59</text:p>
          </table:table-cell>
          <table:table-cell table:style-name="ce11" office:value-type="float" office:value="45128" calcext:value-type="float">
            <text:p>45,128</text:p>
          </table:table-cell>
          <table:table-cell table:style-name="ce15" office:value-type="string" calcext:value-type="string">
            <text:p><text:a xlink:href="https://en.wikipedia.org/wiki/List_of_highest-grossing_concert_tours#cite_note-billboard.com-2" xlink:type="simple">[2]</text:a></text:p>
          </table:table-cell>
          <table:table-cell table:style-name="ce5" office:value-type="string" calcext:value-type="string">
            <text:p><text:a xlink:href="https://en.wikipedia.org/wiki/Coldplay" xlink:type="simple">Coldplay</text:a></text:p>
          </table:table-cell>
          <table:table-cell table:formula="of:=LOG10([.B4])" office:value-type="float" office:value="8.71852965138327" calcext:value-type="float">
            <text:p>8.71852965138327</text:p>
          </table:table-cell>
          <table:table-cell table:formula="of:=LOG10([.A4])" office:value-type="float" office:value="0.477121254719662" calcext:value-type="float">
            <text:p>0.477121254719662</text:p>
          </table:table-cell>
          <table:table-cell table:number-columns-repeated="101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480900000" calcext:value-type="float">
            <text:p>$480,900,000</text:p>
          </table:table-cell>
          <table:table-cell table:style-name="ce3" office:value-type="float" office:value="490368636" calcext:value-type="float">
            <text:p>$490,368,636</text:p>
          </table:table-cell>
          <table:table-cell table:style-name="ce5" office:value-type="string" calcext:value-type="string">
            <text:p><text:a xlink:href="https://en.wikipedia.org/wiki/Guns_N%27_Roses" xlink:type="simple">Guns N' Roses</text:a></text:p>
          </table:table-cell>
          <table:table-cell table:style-name="ce5" office:value-type="string" calcext:value-type="string">
            <text:p><text:a xlink:href="https://en.wikipedia.org/wiki/Not_in_This_Lifetime..._Tour" xlink:type="simple">Not in This Lifetime... Tour</text:a></text:p>
          </table:table-cell>
          <table:table-cell table:style-name="ce8" office:value-type="string" calcext:value-type="string">
            <text:p>2016–present</text:p>
          </table:table-cell>
          <table:table-cell table:style-name="ce8" office:value-type="float" office:value="125" calcext:value-type="float">
            <text:p>125</text:p>
          </table:table-cell>
          <table:table-cell table:style-name="ce11" office:value-type="float" office:value="4377126" calcext:value-type="float">
            <text:p>4,377,126</text:p>
          </table:table-cell>
          <table:table-cell table:style-name="ce13" office:value-type="float" office:value="3.85" calcext:value-type="float">
            <text:p>$3.85</text:p>
          </table:table-cell>
          <table:table-cell table:style-name="ce11" office:value-type="float" office:value="35017" calcext:value-type="float">
            <text:p>35,017</text:p>
          </table:table-cell>
          <table:table-cell table:style-name="ce16" office:value-type="string" calcext:value-type="string">
            <text:p>[3][4]</text:p>
          </table:table-cell>
          <table:table-cell table:style-name="ce5" office:value-type="string" calcext:value-type="string">
            <text:p><text:a xlink:href="https://en.wikipedia.org/wiki/Guns_N%27_Roses" xlink:type="simple">Guns N' Roses</text:a></text:p>
          </table:table-cell>
          <table:table-cell table:formula="of:=LOG10([.B5])" office:value-type="float" office:value="8.68205477707381" calcext:value-type="float">
            <text:p>8.68205477707381</text:p>
          </table:table-cell>
          <table:table-cell table:formula="of:=LOG10([.A5])" office:value-type="float" office:value="0.602059991327962" calcext:value-type="float">
            <text:p>0.602059991327962</text:p>
          </table:table-cell>
          <table:table-cell table:number-columns-repeated="101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458673798" calcext:value-type="float">
            <text:p>$458,673,798</text:p>
          </table:table-cell>
          <table:table-cell table:style-name="ce3" office:value-type="float" office:value="481869587" calcext:value-type="float">
            <text:p>$481,869,587</text:p>
          </table:table-cell>
          <table:table-cell table:style-name="ce5" office:value-type="string" calcext:value-type="string">
            <text:p><text:a xlink:href="https://en.wikipedia.org/wiki/Roger_Waters" xlink:type="simple">Roger Waters</text:a></text:p>
          </table:table-cell>
          <table:table-cell table:style-name="ce5" office:value-type="string" calcext:value-type="string">
            <text:p><text:a xlink:href="https://en.wikipedia.org/wiki/The_Wall_Live_(2010%E2%80%9313)" xlink:type="simple">The Wall Live</text:a></text:p>
          </table:table-cell>
          <table:table-cell table:style-name="ce8" office:value-type="string" calcext:value-type="string">
            <text:p>2010–13</text:p>
          </table:table-cell>
          <table:table-cell table:style-name="ce8" office:value-type="float" office:value="219" calcext:value-type="float">
            <text:p>219</text:p>
          </table:table-cell>
          <table:table-cell table:style-name="ce11" office:value-type="float" office:value="4129863" calcext:value-type="float">
            <text:p>4,129,863</text:p>
          </table:table-cell>
          <table:table-cell table:style-name="ce13" office:value-type="float" office:value="2.09" calcext:value-type="float">
            <text:p>$2.09</text:p>
          </table:table-cell>
          <table:table-cell table:style-name="ce11" office:value-type="float" office:value="18858" calcext:value-type="float">
            <text:p>18,858</text:p>
          </table:table-cell>
          <table:table-cell table:style-name="ce15" office:value-type="string" calcext:value-type="string">
            <text:p><text:a xlink:href="https://en.wikipedia.org/wiki/List_of_highest-grossing_concert_tours#cite_note-RWWL-5" xlink:type="simple">[5]</text:a></text:p>
          </table:table-cell>
          <table:table-cell table:style-name="ce5" office:value-type="string" calcext:value-type="string">
            <text:p><text:a xlink:href="https://en.wikipedia.org/wiki/Roger_Waters" xlink:type="simple">Roger Waters</text:a></text:p>
          </table:table-cell>
          <table:table-cell table:formula="of:=LOG10([.B6])" office:value-type="float" office:value="8.66150393152279" calcext:value-type="float">
            <text:p>8.66150393152279</text:p>
          </table:table-cell>
          <table:table-cell table:formula="of:=LOG10([.A6])" office:value-type="float" office:value="0.698970004336019" calcext:value-type="float">
            <text:p>0.698970004336019</text:p>
          </table:table-cell>
          <table:table-cell table:number-columns-repeated="101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441121000" calcext:value-type="float">
            <text:p>$441,121,000</text:p>
          </table:table-cell>
          <table:table-cell table:style-name="ce3" office:value-type="float" office:value="495041025" calcext:value-type="float">
            <text:p>$495,041,025</text:p>
          </table:table-cell>
          <table:table-cell table:style-name="ce5" office:value-type="string" calcext:value-type="string">
            <text:p><text:a xlink:href="https://en.wikipedia.org/wiki/AC/DC" xlink:type="simple">AC/DC</text:a></text:p>
          </table:table-cell>
          <table:table-cell table:style-name="ce5" office:value-type="string" calcext:value-type="string">
            <text:p><text:a xlink:href="https://en.wikipedia.org/wiki/Black_Ice_World_Tour" xlink:type="simple">Black Ice World Tour</text:a></text:p>
          </table:table-cell>
          <table:table-cell table:style-name="ce8" office:value-type="string" calcext:value-type="string">
            <text:p>2008–10</text:p>
          </table:table-cell>
          <table:table-cell table:style-name="ce8" office:value-type="float" office:value="167" calcext:value-type="float">
            <text:p>167</text:p>
          </table:table-cell>
          <table:table-cell table:style-name="ce11" office:value-type="float" office:value="4846965" calcext:value-type="float">
            <text:p>4,846,965</text:p>
          </table:table-cell>
          <table:table-cell table:style-name="ce13" office:value-type="float" office:value="2.6" calcext:value-type="float">
            <text:p>$2.60</text:p>
          </table:table-cell>
          <table:table-cell table:style-name="ce11" office:value-type="float" office:value="29023" calcext:value-type="float">
            <text:p>29,023</text:p>
          </table:table-cell>
          <table:table-cell table:style-name="ce16" office:value-type="string" calcext:value-type="string">
            <text:p>[6][7][8]</text:p>
          </table:table-cell>
          <table:table-cell table:style-name="ce5" office:value-type="string" calcext:value-type="string">
            <text:p><text:a xlink:href="https://en.wikipedia.org/wiki/AC/DC" xlink:type="simple">AC/DC</text:a></text:p>
          </table:table-cell>
          <table:table-cell table:formula="of:=LOG10([.B7])" office:value-type="float" office:value="8.64455773328743" calcext:value-type="float">
            <text:p>8.64455773328743</text:p>
          </table:table-cell>
          <table:table-cell table:formula="of:=LOG10([.A7])" office:value-type="float" office:value="0.778151250383644" calcext:value-type="float">
            <text:p>0.778151250383644</text:p>
          </table:table-cell>
          <table:table-cell table:number-columns-repeated="101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408000000" calcext:value-type="float">
            <text:p>$408,000,000</text:p>
          </table:table-cell>
          <table:table-cell table:style-name="ce3" office:value-type="float" office:value="465399721" calcext:value-type="float">
            <text:p>$465,399,721</text:p>
          </table:table-cell>
          <table:table-cell table:style-name="ce5" office:value-type="string" calcext:value-type="string">
            <text:p><text:a xlink:href="https://en.wikipedia.org/wiki/Madonna_(entertainer)" xlink:type="simple">Madonna</text:a></text:p>
          </table:table-cell>
          <table:table-cell table:style-name="ce5" office:value-type="string" calcext:value-type="string">
            <text:p><text:a xlink:href="https://en.wikipedia.org/wiki/Sticky_%26_Sweet_Tour" xlink:type="simple">Sticky &amp; Sweet Tour</text:a></text:p>
          </table:table-cell>
          <table:table-cell table:style-name="ce8" office:value-type="string" calcext:value-type="string">
            <text:p>2008–09</text:p>
          </table:table-cell>
          <table:table-cell table:style-name="ce8" office:value-type="float" office:value="85" calcext:value-type="float">
            <text:p>85</text:p>
          </table:table-cell>
          <table:table-cell table:style-name="ce11" office:value-type="float" office:value="3545899" calcext:value-type="float">
            <text:p>3,545,899</text:p>
          </table:table-cell>
          <table:table-cell table:style-name="ce13" office:value-type="float" office:value="4.79" calcext:value-type="float">
            <text:p>$4.79</text:p>
          </table:table-cell>
          <table:table-cell table:style-name="ce11" office:value-type="float" office:value="41716" calcext:value-type="float">
            <text:p>41,716</text:p>
          </table:table-cell>
          <table:table-cell table:style-name="ce15" office:value-type="string" calcext:value-type="string">
            <text:p><text:a xlink:href="https://en.wikipedia.org/wiki/List_of_highest-grossing_concert_tours#cite_note-stickysweet-9" xlink:type="simple">[9]</text:a></text:p>
          </table:table-cell>
          <table:table-cell table:style-name="ce5" office:value-type="string" calcext:value-type="string">
            <text:p><text:a xlink:href="https://en.wikipedia.org/wiki/Madonna_(entertainer)" xlink:type="simple">Madonna</text:a></text:p>
          </table:table-cell>
          <table:table-cell table:formula="of:=LOG10([.B8])" office:value-type="float" office:value="8.61066016308988" calcext:value-type="float">
            <text:p>8.61066016308988</text:p>
          </table:table-cell>
          <table:table-cell table:formula="of:=LOG10([.A8])" office:value-type="float" office:value="0.845098040014257" calcext:value-type="float">
            <text:p>0.845098040014257</text:p>
          </table:table-cell>
          <table:table-cell table:number-columns-repeated="101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float" office:value="389047636" calcext:value-type="float">
            <text:p>$389,047,636</text:p>
          </table:table-cell>
          <table:table-cell table:style-name="ce3" office:value-type="float" office:value="472277371" calcext:value-type="float">
            <text:p>$472,277,371</text:p>
          </table:table-cell>
          <table:table-cell table:style-name="ce5" office:value-type="string" calcext:value-type="string">
            <text:p><text:a xlink:href="https://en.wikipedia.org/wiki/U2" xlink:type="simple">U2</text:a></text:p>
          </table:table-cell>
          <table:table-cell table:style-name="ce5" office:value-type="string" calcext:value-type="string">
            <text:p><text:a xlink:href="https://en.wikipedia.org/wiki/Vertigo_Tour" xlink:type="simple">Vertigo Tour</text:a></text:p>
          </table:table-cell>
          <table:table-cell table:style-name="ce8" office:value-type="string" calcext:value-type="string">
            <text:p>2005–06</text:p>
          </table:table-cell>
          <table:table-cell table:style-name="ce8" office:value-type="float" office:value="131" calcext:value-type="float">
            <text:p>131</text:p>
          </table:table-cell>
          <table:table-cell table:style-name="ce11" office:value-type="float" office:value="4619021" calcext:value-type="float">
            <text:p>4,619,021</text:p>
          </table:table-cell>
          <table:table-cell table:style-name="ce13" office:value-type="float" office:value="2.96" calcext:value-type="float">
            <text:p>$2.96</text:p>
          </table:table-cell>
          <table:table-cell table:style-name="ce11" office:value-type="float" office:value="35259" calcext:value-type="float">
            <text:p>35,259</text:p>
          </table:table-cell>
          <table:table-cell table:style-name="ce15" office:value-type="string" calcext:value-type="string">
            <text:p><text:a xlink:href="https://en.wikipedia.org/wiki/List_of_highest-grossing_concert_tours#cite_note-vertigo-10" xlink:type="simple">[10]</text:a></text:p>
          </table:table-cell>
          <table:table-cell table:style-name="ce5" office:value-type="string" calcext:value-type="string">
            <text:p><text:a xlink:href="https://en.wikipedia.org/wiki/U2" xlink:type="simple">U2</text:a></text:p>
          </table:table-cell>
          <table:table-cell table:formula="of:=LOG10([.B9])" office:value-type="float" office:value="8.59000278072247" calcext:value-type="float">
            <text:p>8.59000278072247</text:p>
          </table:table-cell>
          <table:table-cell table:formula="of:=LOG10([.A9])" office:value-type="float" office:value="0.903089986991943" calcext:value-type="float">
            <text:p>0.903089986991943</text:p>
          </table:table-cell>
          <table:table-cell table:number-columns-repeated="1010"/>
        </table:table-row>
        <table:table-row table:style-name="ro1">
          <table:table-cell table:style-name="ce1" office:value-type="float" office:value="9" calcext:value-type="float">
            <text:p>9</text:p>
            <draw:frame table:end-cell-address="'Top Grossing Concerts'.K42" table:end-x="9.21pt" table:end-y="8.22pt" draw:z-index="0" draw:name="Chart 1" draw:style-name="gr1" draw:text-style-name="P1" svg:width="810.71pt" svg:height="501.73pt" svg:x="0pt" svg:y="10.49pt">
              <draw:object draw:notify-on-update-of-ranges="'Top Grossing Concerts'.N1:'Top Grossing Concerts'.N1 'Top Grossing Concerts'.N2:'Top Grossing Concerts'.N21 'Top Grossing Concerts'.M2:'Top Grossing Concerts'.M21 'Top Grossing Concerts'.L1:'Top Grossing Concerts'.L1 'Top Grossing Concerts'.L2:'Top Grossing Concerts'.L21 'Top Grossing Concerts'.M2:'Top Grossing Concerts'.M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 table:style-name="ce3" office:value-type="float" office:value="364300000" calcext:value-type="float">
            <text:p>$364,300,000</text:p>
          </table:table-cell>
          <table:table-cell table:style-name="ce6" office:value-type="string" calcext:value-type="string">
            <text:p>Garth Brooks and Trisha Yearwood</text:p>
          </table:table-cell>
          <table:table-cell table:style-name="ce5" office:value-type="string" calcext:value-type="string">
            <text:p><text:a xlink:href="https://en.wikipedia.org/wiki/World_Tour_(Garth_Brooks)" xlink:type="simple">World Tour</text:a></text:p>
          </table:table-cell>
          <table:table-cell table:style-name="ce9" office:value-type="string" calcext:value-type="string">
            <text:p>2014–17</text:p>
          </table:table-cell>
          <table:table-cell table:style-name="ce8" office:value-type="float" office:value="390" calcext:value-type="float">
            <text:p>390</text:p>
          </table:table-cell>
          <table:table-cell table:style-name="ce11" office:value-type="float" office:value="4743727" calcext:value-type="float">
            <text:p>4,743,727</text:p>
          </table:table-cell>
          <table:table-cell table:style-name="ce13" office:value-type="float" office:value="0.96" calcext:value-type="float">
            <text:p>$0.96</text:p>
          </table:table-cell>
          <table:table-cell table:style-name="ce11" office:value-type="float" office:value="14669" calcext:value-type="float">
            <text:p>14,669</text:p>
          </table:table-cell>
          <table:table-cell table:style-name="ce17" office:value-type="string" calcext:value-type="string">
            <text:p>[11][12][13][14]</text:p>
          </table:table-cell>
          <table:table-cell table:style-name="ce6" office:value-type="string" calcext:value-type="string">
            <text:p>Garth Brooks and Trisha Yearwood</text:p>
          </table:table-cell>
          <table:table-cell table:formula="of:=LOG10([.B10])" office:value-type="float" office:value="8.56145917124192" calcext:value-type="float">
            <text:p>8.56145917124192</text:p>
          </table:table-cell>
          <table:table-cell table:formula="of:=LOG10([.A10])" office:value-type="float" office:value="0.954242509439325" calcext:value-type="float">
            <text:p>0.954242509439325</text:p>
          </table:table-cell>
          <table:table-cell table:number-columns-repeated="101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float" office:value="362000000" calcext:value-type="float">
            <text:p>$362,000,000</text:p>
          </table:table-cell>
          <table:table-cell table:style-name="ce3" office:value-type="float" office:value="411460278" calcext:value-type="float">
            <text:p>$411,460,278</text:p>
          </table:table-cell>
          <table:table-cell table:style-name="ce5" office:value-type="string" calcext:value-type="string">
            <text:p><text:a xlink:href="https://en.wikipedia.org/wiki/The_Police" xlink:type="simple">The Police</text:a></text:p>
          </table:table-cell>
          <table:table-cell table:style-name="ce5" office:value-type="string" calcext:value-type="string">
            <text:p><text:a xlink:href="https://en.wikipedia.org/wiki/The_Police_Reunion_Tour" xlink:type="simple">The Police Reunion Tour</text:a></text:p>
          </table:table-cell>
          <table:table-cell table:style-name="ce8" office:value-type="string" calcext:value-type="string">
            <text:p>2007–08</text:p>
          </table:table-cell>
          <table:table-cell table:style-name="ce8" office:value-type="float" office:value="156" calcext:value-type="float">
            <text:p>156</text:p>
          </table:table-cell>
          <table:table-cell table:style-name="ce11" office:value-type="float" office:value="3300912" calcext:value-type="float">
            <text:p>3,300,912</text:p>
          </table:table-cell>
          <table:table-cell table:style-name="ce13" office:value-type="float" office:value="2.3" calcext:value-type="float">
            <text:p>$2.30</text:p>
          </table:table-cell>
          <table:table-cell table:style-name="ce11" office:value-type="float" office:value="21160" calcext:value-type="float">
            <text:p>21,160</text:p>
          </table:table-cell>
          <table:table-cell table:style-name="ce15" office:value-type="string" calcext:value-type="string">
            <text:p><text:a xlink:href="https://en.wikipedia.org/wiki/List_of_highest-grossing_concert_tours#cite_note-reunion-15" xlink:type="simple">[15]</text:a></text:p>
          </table:table-cell>
          <table:table-cell table:style-name="ce5" office:value-type="string" calcext:value-type="string">
            <text:p><text:a xlink:href="https://en.wikipedia.org/wiki/The_Police" xlink:type="simple">The Police</text:a></text:p>
          </table:table-cell>
          <table:table-cell table:formula="of:=LOG10([.B11])" office:value-type="float" office:value="8.55870857053317" calcext:value-type="float">
            <text:p>8.55870857053317</text:p>
          </table:table-cell>
          <table:table-cell table:formula="of:=LOG10([.A11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355600000" calcext:value-type="float">
            <text:p>$355,600,000</text:p>
          </table:table-cell>
          <table:table-cell table:style-name="ce3" office:value-type="float" office:value="405627796" calcext:value-type="float">
            <text:p>$405,627,796</text:p>
          </table:table-cell>
          <table:table-cell table:style-name="ce5" office:value-type="string" calcext:value-type="string">
            <text:p><text:a xlink:href="https://en.wikipedia.org/wiki/Bruce_Springsteen_and_the_E_Street_Band" xlink:type="simple">Bruce Springsteen and the E Street Band</text:a></text:p>
          </table:table-cell>
          <table:table-cell table:style-name="ce5" office:value-type="string" calcext:value-type="string">
            <text:p><text:a xlink:href="https://en.wikipedia.org/wiki/Wrecking_Ball_World_Tour" xlink:type="simple">Wrecking Ball World Tour</text:a></text:p>
          </table:table-cell>
          <table:table-cell table:style-name="ce8" office:value-type="string" calcext:value-type="string">
            <text:p>2012–13</text:p>
          </table:table-cell>
          <table:table-cell table:style-name="ce8" office:value-type="float" office:value="136" calcext:value-type="float">
            <text:p>136</text:p>
          </table:table-cell>
          <table:table-cell table:style-name="ce11" office:value-type="float" office:value="3650535" calcext:value-type="float">
            <text:p>3,650,535</text:p>
          </table:table-cell>
          <table:table-cell table:style-name="ce13" office:value-type="float" office:value="2.8" calcext:value-type="float">
            <text:p>$2.80</text:p>
          </table:table-cell>
          <table:table-cell table:style-name="ce11" office:value-type="float" office:value="18744" calcext:value-type="float">
            <text:p>18,744</text:p>
          </table:table-cell>
          <table:table-cell table:style-name="ce16" office:value-type="string" calcext:value-type="string">
            <text:p>[16][17]</text:p>
          </table:table-cell>
          <table:table-cell table:style-name="ce5" office:value-type="string" calcext:value-type="string">
            <text:p><text:a xlink:href="https://en.wikipedia.org/wiki/Bruce_Springsteen_and_the_E_Street_Band" xlink:type="simple">Bruce Springsteen and the E Street Band</text:a></text:p>
          </table:table-cell>
          <table:table-cell table:formula="of:=LOG10([.B12])" office:value-type="float" office:value="8.55096175229818" calcext:value-type="float">
            <text:p>8.55096175229818</text:p>
          </table:table-cell>
          <table:table-cell table:formula="of:=LOG10([.A12])" office:value-type="float" office:value="1.04139268515823" calcext:value-type="float">
            <text:p>1.04139268515823</text:p>
          </table:table-cell>
          <table:table-cell table:number-columns-repeated="101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320000000" calcext:value-type="float">
            <text:p>$320,000,000</text:p>
          </table:table-cell>
          <table:table-cell table:style-name="ce2" office:value-type="float" office:value="513928805" calcext:value-type="float">
            <text:p>$513,928,805</text:p>
          </table:table-cell>
          <table:table-cell table:style-name="ce4" office:value-type="string" calcext:value-type="string">
            <text:p><text:a xlink:href="https://en.wikipedia.org/wiki/The_Rolling_Stones" xlink:type="simple">The Rolling Stones</text:a></text:p>
          </table:table-cell>
          <table:table-cell table:style-name="ce4" office:value-type="string" calcext:value-type="string">
            <text:p><text:a xlink:href="https://en.wikipedia.org/wiki/Voodoo_Lounge_Tour" xlink:type="simple">Voodoo Lounge Tour</text:a></text:p>
          </table:table-cell>
          <table:table-cell table:style-name="ce7" office:value-type="string" calcext:value-type="string">
            <text:p>1994–95</text:p>
          </table:table-cell>
          <table:table-cell table:style-name="ce7" office:value-type="float" office:value="124" calcext:value-type="float">
            <text:p>124</text:p>
          </table:table-cell>
          <table:table-cell table:style-name="ce10" office:value-type="float" office:value="6336776" calcext:value-type="float">
            <text:p>6,336,776</text:p>
          </table:table-cell>
          <table:table-cell table:style-name="ce12" office:value-type="float" office:value="2.6" calcext:value-type="float">
            <text:p>$2.60</text:p>
          </table:table-cell>
          <table:table-cell table:style-name="ce10" office:value-type="float" office:value="51103" calcext:value-type="float">
            <text:p>51,103</text:p>
          </table:table-cell>
          <table:table-cell table:style-name="ce15" office:value-type="string" calcext:value-type="string">
            <text:p><text:a xlink:href="https://en.wikipedia.org/wiki/List_of_highest-grossing_concert_tours#cite_note-RSVLT-18" xlink:type="simple">[18]</text:a></text:p>
          </table:table-cell>
          <table:table-cell table:style-name="ce4" office:value-type="string" calcext:value-type="string">
            <text:p><text:a xlink:href="https://en.wikipedia.org/wiki/The_Rolling_Stones" xlink:type="simple">The Rolling Stones</text:a></text:p>
          </table:table-cell>
          <table:table-cell table:formula="of:=LOG10([.B13])" office:value-type="float" office:value="8.50514997831991" calcext:value-type="float">
            <text:p>8.50514997831991</text:p>
          </table:table-cell>
          <table:table-cell table:formula="of:=LOG10([.A13])" office:value-type="float" office:value="1.07918124604762" calcext:value-type="float">
            <text:p>1.07918124604762</text:p>
          </table:table-cell>
          <table:table-cell table:number-columns-repeated="101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2" table:style-name="ce3" office:value-type="float" office:value="316990940" calcext:value-type="float">
            <text:p>$316,990,940</text:p>
          </table:table-cell>
          <table:table-cell table:style-name="ce5" office:value-type="string" calcext:value-type="string">
            <text:p><text:a xlink:href="https://en.wikipedia.org/wiki/U2" xlink:type="simple">U2</text:a></text:p>
          </table:table-cell>
          <table:table-cell table:style-name="ce5" office:value-type="string" calcext:value-type="string">
            <text:p><text:a xlink:href="https://en.wikipedia.org/wiki/The_Joshua_Tree_Tour_2017" xlink:type="simple">The Joshua Tree Tour 2017</text:a>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51" calcext:value-type="float">
            <text:p>51</text:p>
          </table:table-cell>
          <table:table-cell table:style-name="ce11" office:value-type="float" office:value="2713136" calcext:value-type="float">
            <text:p>2,713,136</text:p>
          </table:table-cell>
          <table:table-cell table:style-name="ce13" office:value-type="float" office:value="6.3" calcext:value-type="float">
            <text:p>$6.30</text:p>
          </table:table-cell>
          <table:table-cell table:style-name="ce11" office:value-type="float" office:value="53198" calcext:value-type="float">
            <text:p>53,198</text:p>
          </table:table-cell>
          <table:table-cell table:style-name="ce16" office:value-type="string" calcext:value-type="string">
            <text:p>[19][20]</text:p>
          </table:table-cell>
          <table:table-cell table:style-name="ce5" office:value-type="string" calcext:value-type="string">
            <text:p><text:a xlink:href="https://en.wikipedia.org/wiki/U2" xlink:type="simple">U2</text:a></text:p>
          </table:table-cell>
          <table:table-cell table:formula="of:=LOG10([.B14])" office:value-type="float" office:value="8.50104684971228" calcext:value-type="float">
            <text:p>8.50104684971228</text:p>
          </table:table-cell>
          <table:table-cell table:formula="of:=LOG10([.A14])" office:value-type="float" office:value="1.11394335230684" calcext:value-type="float">
            <text:p>1.11394335230684</text:p>
          </table:table-cell>
          <table:table-cell table:number-columns-repeated="101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float" office:value="311000000" calcext:value-type="float">
            <text:p>$311,000,000</text:p>
          </table:table-cell>
          <table:table-cell table:style-name="ce3" office:value-type="float" office:value="413729016" calcext:value-type="float">
            <text:p>$413,729,016</text:p>
          </table:table-cell>
          <table:table-cell table:style-name="ce5" office:value-type="string" calcext:value-type="string">
            <text:p><text:a xlink:href="https://en.wikipedia.org/wiki/The_Rolling_Stones" xlink:type="simple">The Rolling Stones</text:a></text:p>
          </table:table-cell>
          <table:table-cell table:style-name="ce5" office:value-type="string" calcext:value-type="string">
            <text:p><text:a xlink:href="https://en.wikipedia.org/wiki/Licks_Tour" xlink:type="simple">Licks Tour</text:a></text:p>
          </table:table-cell>
          <table:table-cell table:style-name="ce8" office:value-type="string" calcext:value-type="string">
            <text:p>2002–03</text:p>
          </table:table-cell>
          <table:table-cell table:style-name="ce8" office:value-type="float" office:value="115" calcext:value-type="float">
            <text:p>115</text:p>
          </table:table-cell>
          <table:table-cell table:style-name="ce11" office:value-type="float" office:value="3470945" calcext:value-type="float">
            <text:p>3,470,945</text:p>
          </table:table-cell>
          <table:table-cell table:style-name="ce13" office:value-type="float" office:value="2.6" calcext:value-type="float">
            <text:p>$2.60</text:p>
          </table:table-cell>
          <table:table-cell table:style-name="ce11" office:value-type="float" office:value="30182" calcext:value-type="float">
            <text:p>30,182</text:p>
          </table:table-cell>
          <table:table-cell table:style-name="ce15" office:value-type="string" calcext:value-type="string">
            <text:p><text:a xlink:href="https://en.wikipedia.org/wiki/List_of_highest-grossing_concert_tours#cite_note-mdnatour-21" xlink:type="simple">[21]</text:a></text:p>
          </table:table-cell>
          <table:table-cell table:style-name="ce5" office:value-type="string" calcext:value-type="string">
            <text:p><text:a xlink:href="https://en.wikipedia.org/wiki/The_Rolling_Stones" xlink:type="simple">The Rolling Stones</text:a></text:p>
          </table:table-cell>
          <table:table-cell table:formula="of:=LOG10([.B15])" office:value-type="float" office:value="8.49276038902684" calcext:value-type="float">
            <text:p>8.49276038902684</text:p>
          </table:table-cell>
          <table:table-cell table:formula="of:=LOG10([.A15])" office:value-type="float" office:value="1.14612803567824" calcext:value-type="float">
            <text:p>1.14612803567824</text:p>
          </table:table-cell>
          <table:table-cell table:number-columns-repeated="101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float" office:value="306500000" calcext:value-type="float">
            <text:p>$306,500,000</text:p>
          </table:table-cell>
          <table:table-cell table:style-name="ce3" office:value-type="float" office:value="312534803" calcext:value-type="float">
            <text:p>$312,534,803</text:p>
          </table:table-cell>
          <table:table-cell table:style-name="ce5" office:value-type="string" calcext:value-type="string">
            <text:p><text:a xlink:href="https://en.wikipedia.org/wiki/Bruce_Springsteen_and_the_E_Street_Band" xlink:type="simple">Bruce Springsteen and the E Street Band</text:a></text:p>
          </table:table-cell>
          <table:table-cell table:style-name="ce5" office:value-type="string" calcext:value-type="string">
            <text:p><text:a xlink:href="https://en.wikipedia.org/wiki/The_River_Tour_2016" xlink:type="simple">The River Tour 2016</text:a></text:p>
          </table:table-cell>
          <table:table-cell table:style-name="ce8" office:value-type="string" calcext:value-type="string">
            <text:p>2016–17</text:p>
          </table:table-cell>
          <table:table-cell table:style-name="ce8" office:value-type="float" office:value="89" calcext:value-type="float">
            <text:p>89</text:p>
          </table:table-cell>
          <table:table-cell table:style-name="ce11" office:value-type="float" office:value="2667775" calcext:value-type="float">
            <text:p>2,667,775</text:p>
          </table:table-cell>
          <table:table-cell table:style-name="ce13" office:value-type="float" office:value="4" calcext:value-type="float">
            <text:p>$4.00</text:p>
          </table:table-cell>
          <table:table-cell table:style-name="ce11" office:value-type="float" office:value="29020" calcext:value-type="float">
            <text:p>29,020</text:p>
          </table:table-cell>
          <table:table-cell table:style-name="ce16" office:value-type="string" calcext:value-type="string">
            <text:p>[3][22]</text:p>
          </table:table-cell>
          <table:table-cell table:style-name="ce5" office:value-type="string" calcext:value-type="string">
            <text:p><text:a xlink:href="https://en.wikipedia.org/wiki/Bruce_Springsteen_and_the_E_Street_Band" xlink:type="simple">Bruce Springsteen and the E Street Band</text:a></text:p>
          </table:table-cell>
          <table:table-cell table:formula="of:=LOG10([.B16])" office:value-type="float" office:value="8.48643047885443" calcext:value-type="float">
            <text:p>8.48643047885443</text:p>
          </table:table-cell>
          <table:table-cell table:formula="of:=LOG10([.A16])" office:value-type="float" office:value="1.17609125905568" calcext:value-type="float">
            <text:p>1.17609125905568</text:p>
          </table:table-cell>
          <table:table-cell table:number-columns-repeated="101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float" office:value="305158363" calcext:value-type="float">
            <text:p>$305,158,363</text:p>
          </table:table-cell>
          <table:table-cell table:style-name="ce3" office:value-type="float" office:value="325284041" calcext:value-type="float">
            <text:p>$325,284,041</text:p>
          </table:table-cell>
          <table:table-cell table:style-name="ce5" office:value-type="string" calcext:value-type="string">
            <text:p><text:a xlink:href="https://en.wikipedia.org/wiki/Madonna_(entertainer)" xlink:type="simple">Madonna</text:a></text:p>
          </table:table-cell>
          <table:table-cell table:style-name="ce5" office:value-type="string" calcext:value-type="string">
            <text:p><text:a xlink:href="https://en.wikipedia.org/wiki/The_MDNA_Tour" xlink:type="simple">The MDNA Tour</text:a>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88" calcext:value-type="float">
            <text:p>88</text:p>
          </table:table-cell>
          <table:table-cell table:style-name="ce11" office:value-type="float" office:value="2212345" calcext:value-type="float">
            <text:p>2,212,345</text:p>
          </table:table-cell>
          <table:table-cell table:style-name="ce13" office:value-type="float" office:value="3.47" calcext:value-type="float">
            <text:p>$3.47</text:p>
          </table:table-cell>
          <table:table-cell table:style-name="ce11" office:value-type="float" office:value="25140" calcext:value-type="float">
            <text:p>25,140</text:p>
          </table:table-cell>
          <table:table-cell table:style-name="ce15" office:value-type="string" calcext:value-type="string">
            <text:p><text:a xlink:href="https://en.wikipedia.org/wiki/List_of_highest-grossing_concert_tours#cite_note-mdnatour-21" xlink:type="simple">[21]</text:a></text:p>
          </table:table-cell>
          <table:table-cell table:style-name="ce5" office:value-type="string" calcext:value-type="string">
            <text:p><text:a xlink:href="https://en.wikipedia.org/wiki/Madonna_(entertainer)" xlink:type="simple">Madonna</text:a></text:p>
          </table:table-cell>
          <table:table-cell table:formula="of:=LOG10([.B17])" office:value-type="float" office:value="8.4845252764882" calcext:value-type="float">
            <text:p>8.4845252764882</text:p>
          </table:table-cell>
          <table:table-cell table:formula="of:=LOG10([.A17])" office:value-type="float" office:value="1.20411998265592" calcext:value-type="float">
            <text:p>1.20411998265592</text:p>
          </table:table-cell>
          <table:table-cell table:number-columns-repeated="101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2" table:style-name="ce3" office:value-type="float" office:value="301000000" calcext:value-type="float">
            <text:p>$301,000,000</text:p>
          </table:table-cell>
          <table:table-cell table:style-name="ce5" office:value-type="string" calcext:value-type="string">
            <text:p><text:a xlink:href="https://en.wikipedia.org/wiki/Billy_Joel" xlink:type="simple">Billy Joel</text:a></text:p>
          </table:table-cell>
          <table:table-cell table:style-name="ce5" office:value-type="string" calcext:value-type="string">
            <text:p><text:a xlink:href="https://en.wikipedia.org/wiki/Billy_Joel_in_Concert" xlink:type="simple">Billy Joel in Concert</text:a></text:p>
          </table:table-cell>
          <table:table-cell table:style-name="ce8" office:value-type="string" calcext:value-type="string">
            <text:p>2014–present</text:p>
          </table:table-cell>
          <table:table-cell table:style-name="ce8" office:value-type="float" office:value="120" calcext:value-type="float">
            <text:p>120</text:p>
          </table:table-cell>
          <table:table-cell table:style-name="ce11" office:value-type="float" office:value="2065755" calcext:value-type="float">
            <text:p>2,065,755</text:p>
          </table:table-cell>
          <table:table-cell table:style-name="ce13" office:value-type="float" office:value="2.2" calcext:value-type="float">
            <text:p>$2.20</text:p>
          </table:table-cell>
          <table:table-cell table:style-name="ce11" office:value-type="float" office:value="22205" calcext:value-type="float">
            <text:p>22,205</text:p>
          </table:table-cell>
          <table:table-cell table:style-name="ce16" office:value-type="string" calcext:value-type="string">
            <text:p>[11][12][3][22][14]</text:p>
          </table:table-cell>
          <table:table-cell table:style-name="ce5" office:value-type="string" calcext:value-type="string">
            <text:p><text:a xlink:href="https://en.wikipedia.org/wiki/Billy_Joel" xlink:type="simple">Billy Joel</text:a></text:p>
          </table:table-cell>
          <table:table-cell table:formula="of:=LOG10([.B18])" office:value-type="float" office:value="8.47856649559384" calcext:value-type="float">
            <text:p>8.47856649559384</text:p>
          </table:table-cell>
          <table:table-cell table:formula="of:=LOG10([.A18])" office:value-type="float" office:value="1.23044892137827" calcext:value-type="float">
            <text:p>1.23044892137827</text:p>
          </table:table-cell>
          <table:table-cell table:number-columns-repeated="101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float" office:value="290178452" calcext:value-type="float">
            <text:p>$290,178,452</text:p>
          </table:table-cell>
          <table:table-cell table:style-name="ce3" office:value-type="float" office:value="299967998" calcext:value-type="float">
            <text:p>$299,967,998</text:p>
          </table:table-cell>
          <table:table-cell table:style-name="ce5" office:value-type="string" calcext:value-type="string">
            <text:p><text:a xlink:href="https://en.wikipedia.org/wiki/One_Direction" xlink:type="simple">One Direction</text:a></text:p>
          </table:table-cell>
          <table:table-cell table:style-name="ce5" office:value-type="string" calcext:value-type="string">
            <text:p><text:a xlink:href="https://en.wikipedia.org/wiki/Where_We_Are_Tour_(One_Direction)" xlink:type="simple">Where We Are Tour</text:a>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69" calcext:value-type="float">
            <text:p>69</text:p>
          </table:table-cell>
          <table:table-cell table:style-name="ce11" office:value-type="float" office:value="3439560" calcext:value-type="float">
            <text:p>3,439,560</text:p>
          </table:table-cell>
          <table:table-cell table:style-name="ce13" office:value-type="float" office:value="4.2" calcext:value-type="float">
            <text:p>$4.20</text:p>
          </table:table-cell>
          <table:table-cell table:style-name="ce11" office:value-type="float" office:value="49848" calcext:value-type="float">
            <text:p>49,848</text:p>
          </table:table-cell>
          <table:table-cell table:style-name="ce15" office:value-type="string" calcext:value-type="string">
            <text:p><text:a xlink:href="https://en.wikipedia.org/wiki/List_of_highest-grossing_concert_tours#cite_note-billboard1D-23" xlink:type="simple">[23]</text:a></text:p>
          </table:table-cell>
          <table:table-cell table:style-name="ce5" office:value-type="string" calcext:value-type="string">
            <text:p><text:a xlink:href="https://en.wikipedia.org/wiki/One_Direction" xlink:type="simple">One Direction</text:a></text:p>
          </table:table-cell>
          <table:table-cell table:formula="of:=LOG10([.B19])" office:value-type="float" office:value="8.46266515956641" calcext:value-type="float">
            <text:p>8.46266515956641</text:p>
          </table:table-cell>
          <table:table-cell table:formula="of:=LOG10([.A19])" office:value-type="float" office:value="1.25527250510331" calcext:value-type="float">
            <text:p>1.25527250510331</text:p>
          </table:table-cell>
          <table:table-cell table:number-columns-repeated="101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float" office:value="279200000" calcext:value-type="float">
            <text:p>$279,200,000</text:p>
          </table:table-cell>
          <table:table-cell table:style-name="ce3" office:value-type="float" office:value="318479417" calcext:value-type="float">
            <text:p>$318,479,417</text:p>
          </table:table-cell>
          <table:table-cell table:style-name="ce5" office:value-type="string" calcext:value-type="string">
            <text:p><text:a xlink:href="https://en.wikipedia.org/wiki/Celine_Dion" xlink:type="simple">Celine Dion</text:a></text:p>
          </table:table-cell>
          <table:table-cell table:style-name="ce5" office:value-type="string" calcext:value-type="string">
            <text:p><text:a xlink:href="https://en.wikipedia.org/wiki/Taking_Chances_World_Tour" xlink:type="simple">Taking Chances World Tour</text:a></text:p>
          </table:table-cell>
          <table:table-cell table:style-name="ce8" office:value-type="string" calcext:value-type="string">
            <text:p>2008–09</text:p>
          </table:table-cell>
          <table:table-cell table:style-name="ce8" office:value-type="float" office:value="132" calcext:value-type="float">
            <text:p>132</text:p>
          </table:table-cell>
          <table:table-cell table:style-name="ce11" office:value-type="float" office:value="2200000" calcext:value-type="float">
            <text:p>2,200,000</text:p>
          </table:table-cell>
          <table:table-cell table:style-name="ce13" office:value-type="float" office:value="2.1" calcext:value-type="float">
            <text:p>$2.10</text:p>
          </table:table-cell>
          <table:table-cell table:style-name="ce11" office:value-type="float" office:value="21667" calcext:value-type="float">
            <text:p>21,667</text:p>
          </table:table-cell>
          <table:table-cell table:style-name="ce15" office:value-type="string" calcext:value-type="string">
            <text:p><text:a xlink:href="https://en.wikipedia.org/wiki/List_of_highest-grossing_concert_tours#cite_note-Goodman-24" xlink:type="simple">[24]</text:a></text:p>
          </table:table-cell>
          <table:table-cell table:style-name="ce5" office:value-type="string" calcext:value-type="string">
            <text:p><text:a xlink:href="https://en.wikipedia.org/wiki/Celine_Dion" xlink:type="simple">Celine Dion</text:a></text:p>
          </table:table-cell>
          <table:table-cell table:formula="of:=LOG10([.B20])" office:value-type="float" office:value="8.44591541395112" calcext:value-type="float">
            <text:p>8.44591541395112</text:p>
          </table:table-cell>
          <table:table-cell table:formula="of:=LOG10([.A20])" office:value-type="float" office:value="1.27875360095283" calcext:value-type="float">
            <text:p>1.27875360095283</text:p>
          </table:table-cell>
          <table:table-cell table:number-columns-repeated="101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float" office:value="275700000" calcext:value-type="float">
            <text:p>$275,700,000</text:p>
          </table:table-cell>
          <table:table-cell table:style-name="ce3" office:value-type="float" office:value="284640994" calcext:value-type="float">
            <text:p>$284,640,994</text:p>
          </table:table-cell>
          <table:table-cell table:style-name="ce5" office:value-type="string" calcext:value-type="string">
            <text:p><text:a xlink:href="https://en.wikipedia.org/wiki/Paul_McCartney" xlink:type="simple">Paul McCartney</text:a></text:p>
          </table:table-cell>
          <table:table-cell table:style-name="ce5" office:value-type="string" calcext:value-type="string">
            <text:p><text:a xlink:href="https://en.wikipedia.org/wiki/Out_There!_Tour" xlink:type="simple">Out There! Tour</text:a></text:p>
          </table:table-cell>
          <table:table-cell table:style-name="ce8" office:value-type="string" calcext:value-type="string">
            <text:p>2013–15</text:p>
          </table:table-cell>
          <table:table-cell table:style-name="ce8" office:value-type="float" office:value="84" calcext:value-type="float">
            <text:p>84</text:p>
          </table:table-cell>
          <table:table-cell table:style-name="ce11" office:value-type="float" office:value="1958754" calcext:value-type="float">
            <text:p>1,958,754</text:p>
          </table:table-cell>
          <table:table-cell table:style-name="ce13" office:value-type="float" office:value="3.28" calcext:value-type="float">
            <text:p>$3.28</text:p>
          </table:table-cell>
          <table:table-cell table:style-name="ce11" office:value-type="float" office:value="23319" calcext:value-type="float">
            <text:p>23,319</text:p>
          </table:table-cell>
          <table:table-cell table:style-name="ce16" office:value-type="string" calcext:value-type="string">
            <text:p>[17][11]</text:p>
            <text:p>[12]</text:p>
          </table:table-cell>
          <table:table-cell table:style-name="ce5" office:value-type="string" calcext:value-type="string">
            <text:p><text:a xlink:href="https://en.wikipedia.org/wiki/Paul_McCartney" xlink:type="simple">Paul McCartney</text:a></text:p>
          </table:table-cell>
          <table:table-cell table:formula="of:=LOG10([.B21])" office:value-type="float" office:value="8.44043676610577" calcext:value-type="float">
            <text:p>8.44043676610577</text:p>
          </table:table-cell>
          <table:table-cell table:formula="of:=LOG10([.A21])" office:value-type="float" office:value="1.30102999566398" calcext:value-type="float">
            <text:p>1.30102999566398</text:p>
          </table:table-cell>
          <table:table-cell table:number-columns-repeated="101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st downloaded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4" office:value-type="string" calcext:value-type="string">
            <text:p>No.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Record labe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eak</text:p>
            <text:p>position</text:p>
          </table:table-cell>
          <table:table-cell table:style-name="ce23" office:value-type="string" calcext:value-type="string">
            <text:p><text:a xlink:href="https://en.wikipedia.org/wiki/List_of_most-downloaded_songs_in_the_United_Kingdom#cite_note-3" xlink:type="simple">Copies sold[a]</text:a></text:p>
          </table:table-cell>
          <table:table-cell table:number-columns-repeated="1017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<text:a xlink:href="https://en.wikipedia.org/wiki/Pharrell_Williams" xlink:type="simple">Pharrell Williams</text:a></text:p>
          </table:table-cell>
          <table:table-cell table:style-name="ce22" office:value-type="string" calcext:value-type="string">
            <text:p><text:a xlink:href="https://en.wikipedia.org/wiki/Happy_(Pharrell_Williams_song)" xlink:type="simple">"Happy"</text:a></text:p>
          </table:table-cell>
          <table:table-cell table:style-name="ce20" office:value-type="string" calcext:value-type="string">
            <text:p><text:a xlink:href="https://en.wikipedia.org/wiki/Sony_Music_Entertainment" xlink:type="simple">Sony</text:a>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string" calcext:value-type="string">
            <text:p><text:a xlink:href="https://en.wikipedia.org/wiki/List_of_most-downloaded_songs_in_the_United_Kingdom#cite_note-4" xlink:type="simple">1,922,000[3]</text:a></text:p>
          </table:table-cell>
          <table:table-cell table:number-columns-repeated="1017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<text:a xlink:href="https://en.wikipedia.org/wiki/Adele" xlink:type="simple">Adele</text:a></text:p>
          </table:table-cell>
          <table:table-cell table:style-name="ce22" office:value-type="string" calcext:value-type="string">
            <text:p><text:a xlink:href="https://en.wikipedia.org/wiki/Someone_like_You_(Adele_song)" xlink:type="simple">"Someone Like You"</text:a></text:p>
          </table:table-cell>
          <table:table-cell table:style-name="ce20" office:value-type="string" calcext:value-type="string">
            <text:p><text:a xlink:href="https://en.wikipedia.org/wiki/Beggars_Group" xlink:type="simple">Beggars</text:a>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string" calcext:value-type="string">
            <text:p><text:a xlink:href="https://en.wikipedia.org/wiki/List_of_most-downloaded_songs_in_the_United_Kingdom#cite_note-5" xlink:type="simple">1,637,000+[4]</text:a></text:p>
          </table:table-cell>
          <table:table-cell table:number-columns-repeated="1017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1" office:value-type="string" calcext:value-type="string">
            <text:p>Robin Thicke featuring T.I. and Pharrell Williams</text:p>
          </table:table-cell>
          <table:table-cell table:style-name="ce22" office:value-type="string" calcext:value-type="string">
            <text:p><text:a xlink:href="https://en.wikipedia.org/wiki/Blurred_Lines" xlink:type="simple">"Blurred Lines"</text:a></text:p>
          </table:table-cell>
          <table:table-cell table:style-name="ce20" office:value-type="string" calcext:value-type="string">
            <text:p><text:a xlink:href="https://en.wikipedia.org/wiki/Universal_Music_Group" xlink:type="simple">Universal</text:a>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620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21" office:value-type="string" calcext:value-type="string">
            <text:p>Maroon 5 featuring Christina Aguilera</text:p>
          </table:table-cell>
          <table:table-cell table:style-name="ce22" office:value-type="string" calcext:value-type="string">
            <text:p><text:a xlink:href="https://en.wikipedia.org/wiki/Moves_Like_Jagger" xlink:type="simple">"Moves Like Jagger"</text:a></text:p>
          </table:table-cell>
          <table:table-cell table:style-name="ce8" office:value-type="string" calcext:value-type="string">
            <text:p>Universal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,500,000+</text:p>
          </table:table-cell>
          <table:table-cell table:number-columns-repeated="2"/>
          <table:table-cell table:style-name="ce24" office:value-type="string" calcext:value-type="string">
            <text:p><text:a xlink:href="https://en.wikipedia.org/wiki/List_of_most-downloaded_songs_in_the_United_Kingdom" xlink:type="simple">https://en.wikipedia.org/wiki/List_of_most-downloaded_songs_in_the_United_Kingdom</text:a></text:p>
          </table:table-cell>
          <table:table-cell table:number-columns-repeated="1014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1" office:value-type="string" calcext:value-type="string">
            <text:p>Gotye featuring Kimbra</text:p>
          </table:table-cell>
          <table:table-cell table:style-name="ce22" office:value-type="string" calcext:value-type="string">
            <text:p><text:a xlink:href="https://en.wikipedia.org/wiki/Somebody_That_I_Used_to_Know" xlink:type="simple">"Somebody That I Used to Know"</text:a></text:p>
          </table:table-cell>
          <table:table-cell table:style-name="ce8" office:value-type="string" calcext:value-type="string">
            <text:p>Universal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470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0" office:value-type="string" calcext:value-type="string">
            <text:p><text:a xlink:href="https://en.wikipedia.org/wiki/Daft_Punk" xlink:type="simple">Daft Punk featuring Pharrell Williams</text:a></text:p>
          </table:table-cell>
          <table:table-cell table:style-name="ce22" office:value-type="string" calcext:value-type="string">
            <text:p><text:a xlink:href="https://en.wikipedia.org/wiki/Get_Lucky_(Daft_Punk_song)" xlink:type="simple">"Get Lucky"</text:a></text:p>
          </table:table-cell>
          <table:table-cell table:style-name="ce8" office:value-type="string" calcext:value-type="string">
            <text:p>Sony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400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0" office:value-type="string" calcext:value-type="string">
            <text:p><text:a xlink:href="https://en.wikipedia.org/wiki/The_Black_Eyed_Peas" xlink:type="simple">The Black Eyed Peas</text:a></text:p>
          </table:table-cell>
          <table:table-cell table:style-name="ce22" office:value-type="string" calcext:value-type="string">
            <text:p><text:a xlink:href="https://en.wikipedia.org/wiki/I_Gotta_Feeling" xlink:type="simple">"I Gotta Feeling"</text:a></text:p>
          </table:table-cell>
          <table:table-cell table:style-name="ce8" office:value-type="string" calcext:value-type="string">
            <text:p>Universal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350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20" office:value-type="string" calcext:value-type="string">
            <text:p><text:a xlink:href="https://en.wikipedia.org/wiki/Avicii" xlink:type="simple">Avicii</text:a></text:p>
          </table:table-cell>
          <table:table-cell table:style-name="ce22" office:value-type="string" calcext:value-type="string">
            <text:p><text:a xlink:href="https://en.wikipedia.org/wiki/Wake_Me_Up_(Avicii_song)" xlink:type="simple">"Wake Me Up"</text:a></text:p>
          </table:table-cell>
          <table:table-cell table:style-name="ce8" office:value-type="string" calcext:value-type="string">
            <text:p>Universal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340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21" office:value-type="string" calcext:value-type="string">
            <text:p>Rihanna featuring Calvin Harris</text:p>
          </table:table-cell>
          <table:table-cell table:style-name="ce22" office:value-type="string" calcext:value-type="string">
            <text:p><text:a xlink:href="https://en.wikipedia.org/wiki/We_Found_Love" xlink:type="simple">"We Found Love"</text:a></text:p>
          </table:table-cell>
          <table:table-cell table:style-name="ce8" office:value-type="string" calcext:value-type="string">
            <text:p>Universal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337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20" office:value-type="string" calcext:value-type="string">
            <text:p><text:a xlink:href="https://en.wikipedia.org/wiki/Kings_of_Leon" xlink:type="simple">Kings of Leon</text:a></text:p>
          </table:table-cell>
          <table:table-cell table:style-name="ce22" office:value-type="string" calcext:value-type="string">
            <text:p><text:a xlink:href="https://en.wikipedia.org/wiki/Sex_on_Fire" xlink:type="simple">"Sex on Fire"</text:a></text:p>
          </table:table-cell>
          <table:table-cell table:style-name="ce20" office:value-type="string" calcext:value-type="string">
            <text:p><text:a xlink:href="https://en.wikipedia.org/wiki/Sony_BMG" xlink:type="simple">Sony BMG</text:a>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293,000+</text:p>
          </table:table-cell>
          <table:table-cell table:number-columns-repeated="2"/>
          <table:table-cell table:style-name="ce25" office:value-type="string" calcext:value-type="string">
            <text:p>Source: </text:p>
          </table:table-cell>
          <table:table-cell table:number-columns-repeated="1014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<text:a xlink:href="https://en.wikipedia.org/wiki/Carly_Rae_Jepsen" xlink:type="simple">Carly Rae Jepsen</text:a></text:p>
          </table:table-cell>
          <table:table-cell table:style-name="ce22" office:value-type="string" calcext:value-type="string">
            <text:p><text:a xlink:href="https://en.wikipedia.org/wiki/Call_Me_Maybe" xlink:type="simple">"Call Me Maybe"</text:a></text:p>
          </table:table-cell>
          <table:table-cell table:style-name="ce8" office:value-type="string" calcext:value-type="string">
            <text:p>Universal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264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20" office:value-type="string" calcext:value-type="string">
            <text:p><text:a xlink:href="https://en.wikipedia.org/wiki/Bruno_Mars" xlink:type="simple">Bruno Mars</text:a></text:p>
          </table:table-cell>
          <table:table-cell table:style-name="ce22" office:value-type="string" calcext:value-type="string">
            <text:p><text:a xlink:href="https://en.wikipedia.org/wiki/Just_the_Way_You_Are_(Bruno_Mars_song)" xlink:type="simple">"Just the Way You Are (Amazing)"</text:a></text:p>
          </table:table-cell>
          <table:table-cell table:style-name="ce20" office:value-type="string" calcext:value-type="string">
            <text:p><text:a xlink:href="https://en.wikipedia.org/wiki/Warner_Music_Group" xlink:type="simple">Warner</text:a>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247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<text:a xlink:href="https://en.wikipedia.org/wiki/Psy" xlink:type="simple">Psy</text:a></text:p>
          </table:table-cell>
          <table:table-cell table:style-name="ce22" office:value-type="string" calcext:value-type="string">
            <text:p><text:a xlink:href="https://en.wikipedia.org/wiki/Gangnam_Style" xlink:type="simple">"Gangnam Style"</text:a></text:p>
          </table:table-cell>
          <table:table-cell table:style-name="ce8" office:value-type="string" calcext:value-type="string">
            <text:p>Universal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229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21" office:value-type="string" calcext:value-type="string">
            <text:p>LMFAO featuring Lauren Bennett and GoonRock</text:p>
          </table:table-cell>
          <table:table-cell table:style-name="ce22" office:value-type="string" calcext:value-type="string">
            <text:p><text:a xlink:href="https://en.wikipedia.org/wiki/Party_Rock_Anthem" xlink:type="simple">"Party Rock Anthem"</text:a></text:p>
          </table:table-cell>
          <table:table-cell table:style-name="ce8" office:value-type="string" calcext:value-type="string">
            <text:p>Universal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229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21" office:value-type="string" calcext:value-type="string">
            <text:p>Jessie J featuring B.o.B</text:p>
          </table:table-cell>
          <table:table-cell table:style-name="ce22" office:value-type="string" calcext:value-type="string">
            <text:p><text:a xlink:href="https://en.wikipedia.org/wiki/Price_Tag" xlink:type="simple">"Price Tag"</text:a></text:p>
          </table:table-cell>
          <table:table-cell table:style-name="ce8" office:value-type="string" calcext:value-type="string">
            <text:p>Universal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188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20" office:value-type="string" calcext:value-type="string">
            <text:p><text:a xlink:href="https://en.wikipedia.org/wiki/Eminem" xlink:type="simple">Eminem featuring Rihanna</text:a></text:p>
          </table:table-cell>
          <table:table-cell table:style-name="ce22" office:value-type="string" calcext:value-type="string">
            <text:p><text:a xlink:href="https://en.wikipedia.org/wiki/Love_the_Way_You_Lie" xlink:type="simple">"Love the Way You Lie"</text:a></text:p>
          </table:table-cell>
          <table:table-cell table:style-name="ce8" office:value-type="string" calcext:value-type="string">
            <text:p>Universal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173,000+</text:p>
          </table:table-cell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ittle Mix</text:p>
          </table:table-cell>
          <table:table-cell table:style-name="ce1" office:value-type="string" calcext:value-type="string">
            <text:p>"Shout Out To My Ex"</text:p>
          </table:table-cell>
          <table:table-cell table:style-name="ce1" office:value-type="string" calcext:value-type="string">
            <text:p>Syco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,159,827+</text:p>
          </table:table-cell>
          <table:table-cell table:number-columns-repeated="1017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21" office:value-type="string" calcext:value-type="string">
            <text:p>David Guetta featuring Sia</text:p>
          </table:table-cell>
          <table:table-cell table:style-name="ce22" office:value-type="string" calcext:value-type="string">
            <text:p><text:a xlink:href="https://en.wikipedia.org/wiki/Titanium_(song)" xlink:type="simple">"Titanium"</text:a></text:p>
          </table:table-cell>
          <table:table-cell table:style-name="ce20" office:value-type="string" calcext:value-type="string">
            <text:p><text:a xlink:href="https://en.wikipedia.org/wiki/EMI" xlink:type="simple">EMI</text:a>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158,000+</text:p>
          </table:table-cell>
          <table:table-cell table:number-columns-repeated="101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ittle Mix</text:p>
          </table:table-cell>
          <table:table-cell table:style-name="ce1" office:value-type="string" calcext:value-type="string">
            <text:p>"Black Magic"</text:p>
          </table:table-cell>
          <table:table-cell table:style-name="ce1" office:value-type="string" calcext:value-type="string">
            <text:p>Syco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,146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20" office:value-type="string" calcext:value-type="string">
            <text:p><text:a xlink:href="https://en.wikipedia.org/wiki/Lady_Gaga" xlink:type="simple">Lady Gaga</text:a></text:p>
          </table:table-cell>
          <table:table-cell table:style-name="ce22" office:value-type="string" calcext:value-type="string">
            <text:p><text:a xlink:href="https://en.wikipedia.org/wiki/Poker_Face_(Lady_Gaga_song)" xlink:type="simple">"Poker Face"</text:a></text:p>
          </table:table-cell>
          <table:table-cell table:style-name="ce8" office:value-type="string" calcext:value-type="string">
            <text:p>Warner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131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20" office:value-type="string" calcext:value-type="string">
            <text:p><text:a xlink:href="https://en.wikipedia.org/wiki/Passenger_(singer)" xlink:type="simple">Passenger</text:a></text:p>
          </table:table-cell>
          <table:table-cell table:style-name="ce22" office:value-type="string" calcext:value-type="string">
            <text:p><text:a xlink:href="https://en.wikipedia.org/wiki/Let_Her_Go_(Passenger_song)" xlink:type="simple">"Let Her Go"</text:a></text:p>
          </table:table-cell>
          <table:table-cell table:style-name="ce20" office:value-type="string" calcext:value-type="string">
            <text:p><text:a xlink:href="https://en.wikipedia.org/wiki/Nettwerk" xlink:type="simple">Nettwerk</text:a>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114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8" office:value-type="string" calcext:value-type="string">
            <text:p>Rihanna</text:p>
          </table:table-cell>
          <table:table-cell table:style-name="ce22" office:value-type="string" calcext:value-type="string">
            <text:p><text:a xlink:href="https://en.wikipedia.org/wiki/Only_Girl_(In_the_World)" xlink:type="simple">"Only Girl (In the World)"</text:a></text:p>
          </table:table-cell>
          <table:table-cell table:style-name="ce8" office:value-type="string" calcext:value-type="string">
            <text:p>Universal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103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21" office:value-type="string" calcext:value-type="string">
            <text:p>fun. featuring Janelle Monáe</text:p>
          </table:table-cell>
          <table:table-cell table:style-name="ce22" office:value-type="string" calcext:value-type="string">
            <text:p><text:a xlink:href="https://en.wikipedia.org/wiki/We_Are_Young" xlink:type="simple">"We Are Young"</text:a></text:p>
          </table:table-cell>
          <table:table-cell table:style-name="ce8" office:value-type="string" calcext:value-type="string">
            <text:p>Warner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095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20" office:value-type="string" calcext:value-type="string">
            <text:p><text:a xlink:href="https://en.wikipedia.org/wiki/Kings_of_Leon" xlink:type="simple">Kings of Leon</text:a></text:p>
          </table:table-cell>
          <table:table-cell table:style-name="ce22" office:value-type="string" calcext:value-type="string">
            <text:p><text:a xlink:href="https://en.wikipedia.org/wiki/Use_Somebody" xlink:type="simple">"Use Somebody"</text:a></text:p>
          </table:table-cell>
          <table:table-cell table:style-name="ce8" office:value-type="string" calcext:value-type="string">
            <text:p>Sony BMG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,068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20" office:value-type="string" calcext:value-type="string">
            <text:p><text:a xlink:href="https://en.wikipedia.org/wiki/James_Arthur_(singer)" xlink:type="simple">James Arthur</text:a></text:p>
          </table:table-cell>
          <table:table-cell table:style-name="ce22" office:value-type="string" calcext:value-type="string">
            <text:p><text:a xlink:href="https://en.wikipedia.org/wiki/Impossible_(Shontelle_song)#James_Arthur_version" xlink:type="simple">"Impossible"</text:a></text:p>
          </table:table-cell>
          <table:table-cell table:style-name="ce8" office:value-type="string" calcext:value-type="string">
            <text:p>Sony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053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21" office:value-type="string" calcext:value-type="string">
            <text:p>Clean Bandit featuring Jess Glynne</text:p>
          </table:table-cell>
          <table:table-cell table:style-name="ce22" office:value-type="string" calcext:value-type="string">
            <text:p><text:a xlink:href="https://en.wikipedia.org/wiki/Rather_Be_(Clean_Bandit_song)" xlink:type="simple">"Rather Be"</text:a></text:p>
          </table:table-cell>
          <table:table-cell table:style-name="ce8" office:value-type="string" calcext:value-type="string">
            <text:p>Warner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053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20" office:value-type="string" calcext:value-type="string">
            <text:p><text:a xlink:href="https://en.wikipedia.org/wiki/Ed_Sheeran" xlink:type="simple">Ed Sheeran</text:a></text:p>
          </table:table-cell>
          <table:table-cell table:style-name="ce22" office:value-type="string" calcext:value-type="string">
            <text:p><text:a xlink:href="https://en.wikipedia.org/wiki/The_A_Team_(Ed_Sheeran_song)" xlink:type="simple">"The A Team"</text:a></text:p>
          </table:table-cell>
          <table:table-cell table:style-name="ce8" office:value-type="string" calcext:value-type="string">
            <text:p>Warner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float" office:value="1053000" calcext:value-type="float">
            <text:p>1,053,000</text:p>
          </table:table-cell>
          <table:table-cell table:number-columns-repeated="101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Little Mix</text:p>
          </table:table-cell>
          <table:table-cell table:style-name="ce1" office:value-type="string" calcext:value-type="string">
            <text:p>"Touch"</text:p>
          </table:table-cell>
          <table:table-cell table:style-name="ce1" office:value-type="string" calcext:value-type="string">
            <text:p>Syco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,041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20" office:value-type="string" calcext:value-type="string">
            <text:p><text:a xlink:href="https://en.wikipedia.org/wiki/Snow_Patrol" xlink:type="simple">Snow Patrol</text:a></text:p>
          </table:table-cell>
          <table:table-cell table:style-name="ce22" office:value-type="string" calcext:value-type="string">
            <text:p><text:a xlink:href="https://en.wikipedia.org/wiki/Chasing_Cars" xlink:type="simple">"Chasing Cars"</text:a></text:p>
          </table:table-cell>
          <table:table-cell table:style-name="ce8" office:value-type="string" calcext:value-type="string">
            <text:p>Universal</text:p>
          </table:table-cell>
          <table:table-cell table:style-name="ce8" office:value-type="float" office:value="2006" calcext:value-type="float">
            <text:p>2006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float" office:value="1023000" calcext:value-type="float">
            <text:p>1,023,000</text:p>
          </table:table-cell>
          <table:table-cell table:number-columns-repeated="1017"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8" office:value-type="string" calcext:value-type="string">
            <text:p>Rihanna</text:p>
          </table:table-cell>
          <table:table-cell table:style-name="ce22" office:value-type="string" calcext:value-type="string">
            <text:p><text:a xlink:href="https://en.wikipedia.org/wiki/Diamonds_(Rihanna_song)" xlink:type="simple">"Diamonds"</text:a></text:p>
          </table:table-cell>
          <table:table-cell table:style-name="ce8" office:value-type="string" calcext:value-type="string">
            <text:p>Universal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006000" calcext:value-type="float">
            <text:p>1,006,000</text:p>
          </table:table-cell>
          <table:table-cell table:number-columns-repeated="1017"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21" office:value-type="string" calcext:value-type="string">
            <text:p>Naughty Boy featuring Sam Smith</text:p>
          </table:table-cell>
          <table:table-cell table:style-name="ce22" office:value-type="string" calcext:value-type="string">
            <text:p><text:a xlink:href="https://en.wikipedia.org/wiki/La_La_La_(Naughty_Boy_song)" xlink:type="simple">"La La La"</text:a></text:p>
          </table:table-cell>
          <table:table-cell table:style-name="ce8" office:value-type="string" calcext:value-type="string">
            <text:p>Universal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000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20" office:value-type="string" calcext:value-type="string">
            <text:p><text:a xlink:href="https://en.wikipedia.org/wiki/Katy_Perry" xlink:type="simple">Katy Perry</text:a></text:p>
          </table:table-cell>
          <table:table-cell table:style-name="ce22" office:value-type="string" calcext:value-type="string">
            <text:p><text:a xlink:href="https://en.wikipedia.org/wiki/Firework_(song)" xlink:type="simple">"Firework"</text:a></text:p>
          </table:table-cell>
          <table:table-cell table:style-name="ce8" office:value-type="string" calcext:value-type="string">
            <text:p>EMI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,000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21" office:value-type="string" calcext:value-type="string">
            <text:p>Pitbull featuring Ne-Yo, Afrojack and Nayer</text:p>
          </table:table-cell>
          <table:table-cell table:style-name="ce22" office:value-type="string" calcext:value-type="string">
            <text:p><text:a xlink:href="https://en.wikipedia.org/wiki/Give_Me_Everything" xlink:type="simple">"Give Me Everything"</text:a></text:p>
          </table:table-cell>
          <table:table-cell table:style-name="ce8" office:value-type="string" calcext:value-type="string">
            <text:p>Sony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000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8" office:value-type="string" calcext:value-type="string">
            <text:p>Adele</text:p>
          </table:table-cell>
          <table:table-cell table:style-name="ce22" office:value-type="string" calcext:value-type="string">
            <text:p><text:a xlink:href="https://en.wikipedia.org/wiki/Rolling_in_the_Deep" xlink:type="simple">"Rolling in the Deep"</text:a></text:p>
          </table:table-cell>
          <table:table-cell table:style-name="ce8" office:value-type="string" calcext:value-type="string">
            <text:p>Beggars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,000,000+</text:p>
          </table:table-cell>
          <table:table-cell table:number-columns-repeated="1017"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20" office:value-type="string" calcext:value-type="string">
            <text:p><text:a xlink:href="https://en.wikipedia.org/wiki/Journey_(band)" xlink:type="simple">Journey</text:a></text:p>
          </table:table-cell>
          <table:table-cell table:style-name="ce22" office:value-type="string" calcext:value-type="string">
            <text:p><text:a xlink:href="https://en.wikipedia.org/wiki/Don%27t_Stop_Believin%27" xlink:type="simple">"Don't Stop Believin'"</text:a></text:p>
          </table:table-cell>
          <table:table-cell table:style-name="ce8" office:value-type="string" calcext:value-type="string">
            <text:p>Sony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float" office:value="1000000" calcext:value-type="float">
            <text:p>1,000,000</text:p>
          </table:table-cell>
          <table:table-cell table:number-columns-repeated="1017"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8" office:value-type="string" calcext:value-type="string">
            <text:p>Lady Gaga</text:p>
          </table:table-cell>
          <table:table-cell table:style-name="ce22" office:value-type="string" calcext:value-type="string">
            <text:p><text:a xlink:href="https://en.wikipedia.org/wiki/Bad_Romance" xlink:type="simple">"Bad Romance"</text:a></text:p>
          </table:table-cell>
          <table:table-cell table:style-name="ce8" office:value-type="string" calcext:value-type="string">
            <text:p>Universal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000000" calcext:value-type="float">
            <text:p>1,000,000</text:p>
          </table:table-cell>
          <table:table-cell table:number-columns-repeated="1017"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8" office:value-type="string" calcext:value-type="string">
            <text:p>Katy Perry</text:p>
          </table:table-cell>
          <table:table-cell table:style-name="ce22" office:value-type="string" calcext:value-type="string">
            <text:p><text:a xlink:href="https://en.wikipedia.org/wiki/Roar_(song)" xlink:type="simple">"Roar"</text:a></text:p>
          </table:table-cell>
          <table:table-cell table:style-name="ce8" office:value-type="string" calcext:value-type="string">
            <text:p>Universal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990000" calcext:value-type="float">
            <text:p>990,000</text:p>
          </table:table-cell>
          <table:table-cell table:number-columns-repeated="1017"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21" office:value-type="string" calcext:value-type="string">
            <text:p>Swedish House Mafia featuring John Martin</text:p>
          </table:table-cell>
          <table:table-cell table:style-name="ce22" office:value-type="string" calcext:value-type="string">
            <text:p><text:a xlink:href="https://en.wikipedia.org/wiki/Don%27t_You_Worry_Child" xlink:type="simple">"Don't You Worry Child"</text:a></text:p>
          </table:table-cell>
          <table:table-cell table:style-name="ce8" office:value-type="string" calcext:value-type="string">
            <text:p>Universal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980000" calcext:value-type="float">
            <text:p>980,000</text:p>
          </table:table-cell>
          <table:table-cell table:number-columns-repeated="1017"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8" office:value-type="string" calcext:value-type="string">
            <text:p>LMFAO</text:p>
          </table:table-cell>
          <table:table-cell table:style-name="ce22" office:value-type="string" calcext:value-type="string">
            <text:p><text:a xlink:href="https://en.wikipedia.org/wiki/Sexy_and_I_Know_It" xlink:type="simple">"Sexy and I Know It"</text:a></text:p>
          </table:table-cell>
          <table:table-cell table:style-name="ce8" office:value-type="string" calcext:value-type="string">
            <text:p>Universal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974000" calcext:value-type="float">
            <text:p>974,000</text:p>
          </table:table-cell>
          <table:table-cell table:number-columns-repeated="1017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20" office:value-type="string" calcext:value-type="string">
            <text:p><text:a xlink:href="https://en.wikipedia.org/wiki/Nicki_Minaj" xlink:type="simple">Nicki Minaj</text:a></text:p>
          </table:table-cell>
          <table:table-cell table:style-name="ce22" office:value-type="string" calcext:value-type="string">
            <text:p><text:a xlink:href="https://en.wikipedia.org/wiki/Starships_(song)" xlink:type="simple">"Starships"</text:a></text:p>
          </table:table-cell>
          <table:table-cell table:style-name="ce8" office:value-type="string" calcext:value-type="string">
            <text:p>Universal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float" office:value="967000" calcext:value-type="float">
            <text:p>967,000</text:p>
          </table:table-cell>
          <table:table-cell table:number-columns-repeated="1017"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20" office:value-type="string" calcext:value-type="string">
            <text:p><text:a xlink:href="https://en.wikipedia.org/wiki/CeeLo_Green" xlink:type="simple">CeeLo Green</text:a></text:p>
          </table:table-cell>
          <table:table-cell table:style-name="ce22" office:value-type="string" calcext:value-type="string">
            <text:p><text:a xlink:href="https://en.wikipedia.org/wiki/Fuck_You_(CeeLo_Green_song)" xlink:type="simple">"Forget You"</text:a></text:p>
          </table:table-cell>
          <table:table-cell table:style-name="ce8" office:value-type="string" calcext:value-type="string">
            <text:p>Warner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963000" calcext:value-type="float">
            <text:p>963,000</text:p>
          </table:table-cell>
          <table:table-cell table:number-columns-repeated="1017"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8" office:value-type="string" calcext:value-type="string">
            <text:p>Bruno Mars</text:p>
          </table:table-cell>
          <table:table-cell table:style-name="ce22" office:value-type="string" calcext:value-type="string">
            <text:p><text:a xlink:href="https://en.wikipedia.org/wiki/Grenade_(song)" xlink:type="simple">"Grenade"</text:a></text:p>
          </table:table-cell>
          <table:table-cell table:style-name="ce8" office:value-type="string" calcext:value-type="string">
            <text:p>Warner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949000" calcext:value-type="float">
            <text:p>949,000</text:p>
          </table:table-cell>
          <table:table-cell table:number-columns-repeated="1017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st streamed songs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Song name</text:p>
          </table:table-cell>
          <table:table-cell table:style-name="ce1" office:value-type="string" calcext:value-type="string">
            <text:p>Artist(s)</text:p>
          </table:table-cell>
          <table:table-cell table:style-name="ce1" office:value-type="string" calcext:value-type="string">
            <text:p>Album</text:p>
          </table:table-cell>
          <table:table-cell table:style-name="ce1" office:value-type="string" calcext:value-type="string">
            <text:p>Streams</text:p>
            <text:p>(millions)</text:p>
          </table:table-cell>
          <table:table-cell table:style-name="ce1" office:value-type="string" calcext:value-type="string">
            <text:p>Date published</text:p>
          </table:table-cell>
          <table:table-cell table:style-name="ce1" office:value-type="string" calcext:value-type="string">
            <text:p>Song name</text:p>
          </table:table-cell>
          <table:table-cell table:style-name="ce18" office:value-type="string" calcext:value-type="string">
            <text:p>Log Streams</text:p>
          </table:table-cell>
          <table:table-cell table:style-name="ce18" office:value-type="string" calcext:value-type="string">
            <text:p>Log Rank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6" office:value-type="string" calcext:value-type="string">
            <text:p><text:a xlink:href="https://en.wikipedia.org/wiki/Shape_of_You" xlink:type="simple">"Shape of You"</text:a></text:p>
          </table:table-cell>
          <table:table-cell table:style-name="ce5" office:value-type="string" calcext:value-type="string">
            <text:p><text:a xlink:href="https://en.wikipedia.org/wiki/Ed_Sheeran" xlink:type="simple">Ed Sheeran</text:a></text:p>
          </table:table-cell>
          <table:table-cell table:style-name="ce27" office:value-type="string" calcext:value-type="string">
            <text:p><text:a xlink:href="https://en.wikipedia.org/wiki/%C3%B7_(album)" xlink:type="simple">÷</text:a></text:p>
          </table:table-cell>
          <table:table-cell table:style-name="ce11" office:value-type="float" office:value="1951" calcext:value-type="float">
            <text:p>1,951</text:p>
          </table:table-cell>
          <table:table-cell table:style-name="ce34" office:value-type="date" office:date-value="2017-01-06" calcext:value-type="date">
            <text:p>6 January, 2017</text:p>
          </table:table-cell>
          <table:table-cell table:style-name="ce26" office:value-type="string" calcext:value-type="string">
            <text:p><text:a xlink:href="https://en.wikipedia.org/wiki/Shape_of_You" xlink:type="simple">"Shape of You"</text:a></text:p>
          </table:table-cell>
          <table:table-cell table:formula="of:=LOG10([.E2])" office:value-type="float" office:value="3.29025726939452" calcext:value-type="float">
            <text:p>3.29025726939452</text:p>
          </table:table-cell>
          <table:table-cell table:style-name="ce35" table:formula="of:=LOG10([.A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26" office:value-type="string" calcext:value-type="string">
            <text:p><text:a xlink:href="https://en.wikipedia.org/wiki/One_Dance" xlink:type="simple">"One Dance"</text:a></text:p>
          </table:table-cell>
          <table:table-cell table:style-name="ce6" office:value-type="string" calcext:value-type="string">
            <text:p>Drake featuring Wizkid and Kyla</text:p>
          </table:table-cell>
          <table:table-cell table:style-name="ce27" office:value-type="string" calcext:value-type="string">
            <text:p><text:a xlink:href="https://en.wikipedia.org/wiki/Views_(album)" xlink:type="simple">Views</text:a></text:p>
          </table:table-cell>
          <table:table-cell table:style-name="ce11" office:value-type="float" office:value="1575" calcext:value-type="float">
            <text:p>1,575</text:p>
          </table:table-cell>
          <table:table-cell table:style-name="ce34" office:value-type="date" office:date-value="2016-04-05" calcext:value-type="date">
            <text:p>5 April, 2016</text:p>
          </table:table-cell>
          <table:table-cell table:style-name="ce26" office:value-type="string" calcext:value-type="string">
            <text:p><text:a xlink:href="https://en.wikipedia.org/wiki/One_Dance" xlink:type="simple">"One Dance"</text:a></text:p>
          </table:table-cell>
          <table:table-cell table:formula="of:=LOG10([.E3])" office:value-type="float" office:value="3.19728055812562" calcext:value-type="float">
            <text:p>3.19728055812562</text:p>
          </table:table-cell>
          <table:table-cell table:style-name="ce35" table:formula="of:=LOG10([.A3])" office:value-type="float" office:value="0.301029995663981" calcext:value-type="float">
            <text:p>0.301029995663981</text:p>
          </table:table-cell>
          <table:table-cell table:number-columns-repeated="101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26" office:value-type="string" calcext:value-type="string">
            <text:p><text:a xlink:href="https://en.wikipedia.org/wiki/Closer_(The_Chainsmokers_song)" xlink:type="simple">"Closer"</text:a></text:p>
          </table:table-cell>
          <table:table-cell table:style-name="ce6" office:value-type="string" calcext:value-type="string">
            <text:p>The Chainsmokers featuring Halsey</text:p>
          </table:table-cell>
          <table:table-cell table:style-name="ce27" office:value-type="string" calcext:value-type="string">
            <text:p><text:a xlink:href="https://en.wikipedia.org/wiki/Collage_(EP)" xlink:type="simple">Collage</text:a></text:p>
          </table:table-cell>
          <table:table-cell table:style-name="ce11" office:value-type="float" office:value="1391" calcext:value-type="float">
            <text:p>1,391</text:p>
          </table:table-cell>
          <table:table-cell table:style-name="ce34" office:value-type="date" office:date-value="2016-07-29" calcext:value-type="date">
            <text:p>29 July, 2016</text:p>
          </table:table-cell>
          <table:table-cell table:style-name="ce26" office:value-type="string" calcext:value-type="string">
            <text:p><text:a xlink:href="https://en.wikipedia.org/wiki/Closer_(The_Chainsmokers_song)" xlink:type="simple">"Closer"</text:a></text:p>
          </table:table-cell>
          <table:table-cell table:formula="of:=LOG10([.E4])" office:value-type="float" office:value="3.14332712999205" calcext:value-type="float">
            <text:p>3.14332712999205</text:p>
          </table:table-cell>
          <table:table-cell table:style-name="ce35" table:formula="of:=LOG10([.A4])" office:value-type="float" office:value="0.477121254719662" calcext:value-type="float">
            <text:p>0.477121254719662</text:p>
          </table:table-cell>
          <table:table-cell table:number-columns-repeated="101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26" office:value-type="string" calcext:value-type="string">
            <text:p><text:a xlink:href="https://en.wikipedia.org/wiki/Rockstar_(Post_Malone_song)" xlink:type="simple">"rockstar"</text:a></text:p>
          </table:table-cell>
          <table:table-cell table:style-name="ce6" office:value-type="string" calcext:value-type="string">
            <text:p>Post Malone featuring 21 Savage</text:p>
          </table:table-cell>
          <table:table-cell table:style-name="ce27" office:value-type="string" calcext:value-type="string">
            <text:p><text:a xlink:href="https://en.wikipedia.org/wiki/Beerbongs_%26_Bentleys" xlink:type="simple">beerbongs &amp; bentleys</text:a></text:p>
          </table:table-cell>
          <table:table-cell table:style-name="ce11" office:value-type="float" office:value="1283" calcext:value-type="float">
            <text:p>1,283</text:p>
          </table:table-cell>
          <table:table-cell table:style-name="ce34" office:value-type="date" office:date-value="2017-09-15" calcext:value-type="date">
            <text:p>15 September, 2017</text:p>
          </table:table-cell>
          <table:table-cell table:style-name="ce26" office:value-type="string" calcext:value-type="string">
            <text:p><text:a xlink:href="https://en.wikipedia.org/wiki/Rockstar_(Post_Malone_song)" xlink:type="simple">"rockstar"</text:a></text:p>
          </table:table-cell>
          <table:table-cell table:formula="of:=LOG10([.E5])" office:value-type="float" office:value="3.10822665637493" calcext:value-type="float">
            <text:p>3.10822665637493</text:p>
          </table:table-cell>
          <table:table-cell table:style-name="ce35" table:formula="of:=LOG10([.A5])" office:value-type="float" office:value="0.602059991327962" calcext:value-type="float">
            <text:p>0.602059991327962</text:p>
          </table:table-cell>
          <table:table-cell table:number-columns-repeated="101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6" office:value-type="string" calcext:value-type="string">
            <text:p><text:a xlink:href="https://en.wikipedia.org/wiki/Thinking_Out_Loud" xlink:type="simple">"Thinking Out Loud"</text:a></text:p>
          </table:table-cell>
          <table:table-cell table:style-name="ce5" office:value-type="string" calcext:value-type="string">
            <text:p><text:a xlink:href="https://en.wikipedia.org/wiki/Ed_Sheeran" xlink:type="simple">Ed Sheeran</text:a></text:p>
          </table:table-cell>
          <table:table-cell table:style-name="ce27" office:value-type="string" calcext:value-type="string">
            <text:p><text:a xlink:href="https://en.wikipedia.org/wiki/%C3%97_(Ed_Sheeran_album)" xlink:type="simple">×</text:a></text:p>
          </table:table-cell>
          <table:table-cell table:style-name="ce11" office:value-type="float" office:value="1191" calcext:value-type="float">
            <text:p>1,191</text:p>
          </table:table-cell>
          <table:table-cell table:style-name="ce34" office:value-type="date" office:date-value="2014-06-21" calcext:value-type="date">
            <text:p>21 June, 2014</text:p>
          </table:table-cell>
          <table:table-cell table:style-name="ce26" office:value-type="string" calcext:value-type="string">
            <text:p><text:a xlink:href="https://en.wikipedia.org/wiki/Thinking_Out_Loud" xlink:type="simple">"Thinking Out Loud"</text:a></text:p>
          </table:table-cell>
          <table:table-cell table:formula="of:=LOG10([.E6])" office:value-type="float" office:value="3.07591176148278" calcext:value-type="float">
            <text:p>3.07591176148278</text:p>
          </table:table-cell>
          <table:table-cell table:style-name="ce35" table:formula="of:=LOG10([.A6])" office:value-type="float" office:value="0.698970004336019" calcext:value-type="float">
            <text:p>0.698970004336019</text:p>
          </table:table-cell>
          <table:table-cell table:number-columns-repeated="101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26" office:value-type="string" calcext:value-type="string">
            <text:p><text:a xlink:href="https://en.wikipedia.org/wiki/Lean_On" xlink:type="simple">"Lean On"</text:a></text:p>
          </table:table-cell>
          <table:table-cell table:style-name="ce6" office:value-type="string" calcext:value-type="string">
            <text:p>Major Lazer and DJ Snake featuring MØ</text:p>
          </table:table-cell>
          <table:table-cell table:style-name="ce27" office:value-type="string" calcext:value-type="string">
            <text:p><text:a xlink:href="https://en.wikipedia.org/wiki/Peace_Is_the_Mission" xlink:type="simple">Peace Is the Mission</text:a></text:p>
          </table:table-cell>
          <table:table-cell table:style-name="ce11" office:value-type="float" office:value="1171" calcext:value-type="float">
            <text:p>1,171</text:p>
          </table:table-cell>
          <table:table-cell table:style-name="ce34" office:value-type="date" office:date-value="2015-03-02" calcext:value-type="date">
            <text:p>2 March, 2015</text:p>
          </table:table-cell>
          <table:table-cell table:style-name="ce26" office:value-type="string" calcext:value-type="string">
            <text:p><text:a xlink:href="https://en.wikipedia.org/wiki/Lean_On" xlink:type="simple">"Lean On"</text:a></text:p>
          </table:table-cell>
          <table:table-cell table:formula="of:=LOG10([.E7])" office:value-type="float" office:value="3.06855689507236" calcext:value-type="float">
            <text:p>3.06855689507236</text:p>
          </table:table-cell>
          <table:table-cell table:style-name="ce35" table:formula="of:=LOG10([.A7])" office:value-type="float" office:value="0.778151250383644" calcext:value-type="float">
            <text:p>0.778151250383644</text:p>
          </table:table-cell>
          <table:table-cell table:number-columns-repeated="101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26" office:value-type="string" calcext:value-type="string">
            <text:p><text:a xlink:href="https://en.wikipedia.org/wiki/Despacito#Justin_Bieber_remix_version" xlink:type="simple">"Despacito (Remix)"</text:a></text:p>
          </table:table-cell>
          <table:table-cell table:style-name="ce6" office:value-type="string" calcext:value-type="string">
            <text:p>Luis Fonsi and Daddy Yankee featuring Justin Bieber</text:p>
          </table:table-cell>
          <table:table-cell table:style-name="ce28" office:value-type="string" calcext:value-type="string">
            <text:p>Non-album single</text:p>
          </table:table-cell>
          <table:table-cell table:style-name="ce11" office:value-type="float" office:value="1150" calcext:value-type="float">
            <text:p>1,150</text:p>
          </table:table-cell>
          <table:table-cell table:style-name="ce34" office:value-type="date" office:date-value="2017-04-17" calcext:value-type="date">
            <text:p>17 April, 2017</text:p>
          </table:table-cell>
          <table:table-cell table:style-name="ce26" office:value-type="string" calcext:value-type="string">
            <text:p><text:a xlink:href="https://en.wikipedia.org/wiki/Despacito#Justin_Bieber_remix_version" xlink:type="simple">"Despacito (Remix)"</text:a></text:p>
          </table:table-cell>
          <table:table-cell table:formula="of:=LOG10([.E8])" office:value-type="float" office:value="3.06069784035361" calcext:value-type="float">
            <text:p>3.06069784035361</text:p>
          </table:table-cell>
          <table:table-cell table:style-name="ce35" table:formula="of:=LOG10([.A8])" office:value-type="float" office:value="0.845098040014257" calcext:value-type="float">
            <text:p>0.845098040014257</text:p>
          </table:table-cell>
          <table:table-cell table:number-columns-repeated="101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26" office:value-type="string" calcext:value-type="string">
            <text:p><text:a xlink:href="https://en.wikipedia.org/wiki/Love_Yourself" xlink:type="simple">"Love Yourself"</text:a></text:p>
          </table:table-cell>
          <table:table-cell table:style-name="ce5" office:value-type="string" calcext:value-type="string">
            <text:p><text:a xlink:href="https://en.wikipedia.org/wiki/Justin_Bieber" xlink:type="simple">Justin Bieber</text:a></text:p>
          </table:table-cell>
          <table:table-cell table:style-name="ce27" office:value-type="string" calcext:value-type="string">
            <text:p><text:a xlink:href="https://en.wikipedia.org/wiki/Purpose_(Justin_Bieber_album)" xlink:type="simple">Purpose</text:a></text:p>
          </table:table-cell>
          <table:table-cell table:style-name="ce11" office:value-type="float" office:value="1120" calcext:value-type="float">
            <text:p>1,120</text:p>
          </table:table-cell>
          <table:table-cell table:style-name="ce34" office:value-type="date" office:date-value="2015-11-09" calcext:value-type="date">
            <text:p>9 November, 2015</text:p>
          </table:table-cell>
          <table:table-cell table:style-name="ce26" office:value-type="string" calcext:value-type="string">
            <text:p><text:a xlink:href="https://en.wikipedia.org/wiki/Love_Yourself" xlink:type="simple">"Love Yourself"</text:a></text:p>
          </table:table-cell>
          <table:table-cell table:formula="of:=LOG10([.E9])" office:value-type="float" office:value="3.04921802267018" calcext:value-type="float">
            <text:p>3.04921802267018</text:p>
          </table:table-cell>
          <table:table-cell table:style-name="ce35" table:formula="of:=LOG10([.A9])" office:value-type="float" office:value="0.903089986991943" calcext:value-type="float">
            <text:p>0.903089986991943</text:p>
          </table:table-cell>
          <table:table-cell table:number-columns-repeated="101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26" office:value-type="string" calcext:value-type="string">
            <text:p><text:a xlink:href="https://en.wikipedia.org/wiki/Sorry_(Justin_Bieber_song)" xlink:type="simple">"Sorry"</text:a></text:p>
          </table:table-cell>
          <table:table-cell table:style-name="ce5" office:value-type="string" calcext:value-type="string">
            <text:p><text:a xlink:href="https://en.wikipedia.org/wiki/Justin_Bieber" xlink:type="simple">Justin Bieber</text:a></text:p>
          </table:table-cell>
          <table:table-cell table:style-name="ce27" office:value-type="string" calcext:value-type="string">
            <text:p><text:a xlink:href="https://en.wikipedia.org/wiki/Purpose_(Justin_Bieber_album)" xlink:type="simple">Purpose</text:a></text:p>
          </table:table-cell>
          <table:table-cell table:style-name="ce11" office:value-type="float" office:value="1109" calcext:value-type="float">
            <text:p>1,109</text:p>
          </table:table-cell>
          <table:table-cell table:style-name="ce34" office:value-type="date" office:date-value="2015-10-23" calcext:value-type="date">
            <text:p>23 October, 2015</text:p>
          </table:table-cell>
          <table:table-cell table:style-name="ce26" office:value-type="string" calcext:value-type="string">
            <text:p><text:a xlink:href="https://en.wikipedia.org/wiki/Sorry_(Justin_Bieber_song)" xlink:type="simple">"Sorry"</text:a></text:p>
          </table:table-cell>
          <table:table-cell table:formula="of:=LOG10([.E10])" office:value-type="float" office:value="3.04493154614916" calcext:value-type="float">
            <text:p>3.04493154614916</text:p>
          </table:table-cell>
          <table:table-cell table:style-name="ce35" table:formula="of:=LOG10([.A10])" office:value-type="float" office:value="0.954242509439325" calcext:value-type="float">
            <text:p>0.954242509439325</text:p>
          </table:table-cell>
          <table:table-cell table:number-columns-repeated="101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26" office:value-type="string" calcext:value-type="string">
            <text:p><text:a xlink:href="https://en.wikipedia.org/wiki/Don%27t_Let_Me_Down_(The_Chainsmokers_song)" xlink:type="simple">"Don't Let Me Down"</text:a></text:p>
          </table:table-cell>
          <table:table-cell table:style-name="ce6" office:value-type="string" calcext:value-type="string">
            <text:p>The Chainsmokers featuring Daya</text:p>
          </table:table-cell>
          <table:table-cell table:style-name="ce27" office:value-type="string" calcext:value-type="string">
            <text:p><text:a xlink:href="https://en.wikipedia.org/wiki/Collage_(EP)" xlink:type="simple">Collage</text:a></text:p>
          </table:table-cell>
          <table:table-cell table:style-name="ce11" office:value-type="float" office:value="1087" calcext:value-type="float">
            <text:p>1,087</text:p>
          </table:table-cell>
          <table:table-cell table:style-name="ce34" office:value-type="date" office:date-value="2016-02-05" calcext:value-type="date">
            <text:p>5 February, 2016</text:p>
          </table:table-cell>
          <table:table-cell table:style-name="ce26" office:value-type="string" calcext:value-type="string">
            <text:p><text:a xlink:href="https://en.wikipedia.org/wiki/Don%27t_Let_Me_Down_(The_Chainsmokers_song)" xlink:type="simple">"Don't Let Me Down"</text:a></text:p>
          </table:table-cell>
          <table:table-cell table:formula="of:=LOG10([.E11])" office:value-type="float" office:value="3.03622954408629" calcext:value-type="float">
            <text:p>3.03622954408629</text:p>
          </table:table-cell>
          <table:table-cell table:style-name="ce35" table:formula="of:=LOG10([.A1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26" office:value-type="string" calcext:value-type="string">
            <text:p><text:a xlink:href="https://en.wikipedia.org/wiki/God%27s_Plan_(song)" xlink:type="simple">"God's Plan"</text:a></text:p>
          </table:table-cell>
          <table:table-cell table:style-name="ce5" office:value-type="string" calcext:value-type="string">
            <text:p><text:a xlink:href="https://en.wikipedia.org/wiki/Drake_(musician)" xlink:type="simple">Drake</text:a></text:p>
          </table:table-cell>
          <table:table-cell table:style-name="ce27" office:value-type="string" calcext:value-type="string">
            <text:p><text:a xlink:href="https://en.wikipedia.org/wiki/Scorpion_(Drake_album)" xlink:type="simple">Scorpion</text:a></text:p>
          </table:table-cell>
          <table:table-cell table:style-name="ce11" office:value-type="float" office:value="1069" calcext:value-type="float">
            <text:p>1,069</text:p>
          </table:table-cell>
          <table:table-cell table:style-name="ce34" office:value-type="date" office:date-value="2018-01-19" calcext:value-type="date">
            <text:p>19 January, 2018</text:p>
          </table:table-cell>
          <table:table-cell table:style-name="ce26" office:value-type="string" calcext:value-type="string">
            <text:p><text:a xlink:href="https://en.wikipedia.org/wiki/God%27s_Plan_(song)" xlink:type="simple">"God's Plan"</text:a></text:p>
          </table:table-cell>
          <table:table-cell table:formula="of:=LOG10([.E12])" office:value-type="float" office:value="3.02897770520878" calcext:value-type="float">
            <text:p>3.02897770520878</text:p>
          </table:table-cell>
          <table:table-cell table:style-name="ce35" table:formula="of:=LOG10([.A12])" office:value-type="float" office:value="1.04139268515823" calcext:value-type="float">
            <text:p>1.04139268515823</text:p>
          </table:table-cell>
          <table:table-cell table:number-columns-repeated="1015"/>
        </table:table-row>
        <table:table-row table:style-name="ro1">
          <table:table-cell table:style-name="ce8" office:value-type="float" office:value="12" calcext:value-type="float">
            <text:p>12</text:p>
            <draw:frame table:end-cell-address="'Most streamed songs'.K43" table:end-x="39.97pt" table:end-y="14.2pt" draw:z-index="0" draw:name="Chart 2" draw:style-name="gr1" draw:text-style-name="P1" svg:width="785.96pt" svg:height="485.97pt" svg:x="55.5pt" svg:y="0.74pt">
              <draw:object draw:notify-on-update-of-ranges="'Most streamed songs'.I1:'Most streamed songs'.I1 'Most streamed songs'.I2:'Most streamed songs'.I101 'Most streamed songs'.H2:'Most streamed songs'.H101 'Most streamed songs'.G1:'Most streamed songs'.G1 'Most streamed songs'.G2:'Most streamed songs'.G101 'Most streamed songs'.H2:'Most streamed songs'.H10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6" office:value-type="string" calcext:value-type="string">
            <text:p><text:a xlink:href="https://en.wikipedia.org/wiki/I_Took_a_Pill_in_Ibiza" xlink:type="simple">"I Took a Pill in Ibiza (Seeb Remix)"</text:a></text:p>
          </table:table-cell>
          <table:table-cell table:style-name="ce5" office:value-type="string" calcext:value-type="string">
            <text:p><text:a xlink:href="https://en.wikipedia.org/wiki/Mike_Posner" xlink:type="simple">Mike Posner</text:a></text:p>
          </table:table-cell>
          <table:table-cell table:style-name="ce27" office:value-type="string" calcext:value-type="string">
            <text:p><text:a xlink:href="https://en.wikipedia.org/wiki/At_Night,_Alone." xlink:type="simple">At Night, Alone.</text:a></text:p>
          </table:table-cell>
          <table:table-cell table:style-name="ce11" office:value-type="float" office:value="1063" calcext:value-type="float">
            <text:p>1,063</text:p>
          </table:table-cell>
          <table:table-cell table:style-name="ce34" office:value-type="date" office:date-value="2015-07-24" calcext:value-type="date">
            <text:p>24 July, 2015</text:p>
          </table:table-cell>
          <table:table-cell table:style-name="ce26" office:value-type="string" calcext:value-type="string">
            <text:p><text:a xlink:href="https://en.wikipedia.org/wiki/I_Took_a_Pill_in_Ibiza" xlink:type="simple">"I Took a Pill in Ibiza (Seeb Remix)"</text:a></text:p>
          </table:table-cell>
          <table:table-cell table:formula="of:=LOG10([.E13])" office:value-type="float" office:value="3.0265332645233" calcext:value-type="float">
            <text:p>3.0265332645233</text:p>
          </table:table-cell>
          <table:table-cell table:style-name="ce35" table:formula="of:=LOG10([.A13])" office:value-type="float" office:value="1.07918124604762" calcext:value-type="float">
            <text:p>1.07918124604762</text:p>
          </table:table-cell>
          <table:table-cell table:number-columns-repeated="101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26" office:value-type="string" calcext:value-type="string">
            <text:p><text:a xlink:href="https://en.wikipedia.org/wiki/Starboy_(song)" xlink:type="simple">"Starboy"</text:a></text:p>
          </table:table-cell>
          <table:table-cell table:style-name="ce6" office:value-type="string" calcext:value-type="string">
            <text:p>The Weeknd featuring Daft Punk</text:p>
          </table:table-cell>
          <table:table-cell table:style-name="ce27" office:value-type="string" calcext:value-type="string">
            <text:p><text:a xlink:href="https://en.wikipedia.org/wiki/Starboy_(album)" xlink:type="simple">Starboy</text:a></text:p>
          </table:table-cell>
          <table:table-cell table:style-name="ce11" office:value-type="float" office:value="1048" calcext:value-type="float">
            <text:p>1,048</text:p>
          </table:table-cell>
          <table:table-cell table:style-name="ce34" office:value-type="date" office:date-value="2016-09-22" calcext:value-type="date">
            <text:p>22 September, 2016</text:p>
          </table:table-cell>
          <table:table-cell table:style-name="ce26" office:value-type="string" calcext:value-type="string">
            <text:p><text:a xlink:href="https://en.wikipedia.org/wiki/Starboy_(song)" xlink:type="simple">"Starboy"</text:a></text:p>
          </table:table-cell>
          <table:table-cell table:formula="of:=LOG10([.E14])" office:value-type="float" office:value="3.02036128264771" calcext:value-type="float">
            <text:p>3.02036128264771</text:p>
          </table:table-cell>
          <table:table-cell table:style-name="ce35" table:formula="of:=LOG10([.A14])" office:value-type="float" office:value="1.11394335230684" calcext:value-type="float">
            <text:p>1.11394335230684</text:p>
          </table:table-cell>
          <table:table-cell table:number-columns-repeated="101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26" office:value-type="string" calcext:value-type="string">
            <text:p><text:a xlink:href="https://en.wikipedia.org/wiki/Havana_(Camila_Cabello_song)" xlink:type="simple">"Havana"</text:a></text:p>
          </table:table-cell>
          <table:table-cell table:style-name="ce6" office:value-type="string" calcext:value-type="string">
            <text:p>Camila Cabello featuring Young Thug</text:p>
          </table:table-cell>
          <table:table-cell table:style-name="ce27" office:value-type="string" calcext:value-type="string">
            <text:p><text:a xlink:href="https://en.wikipedia.org/wiki/Camila_(album)" xlink:type="simple">Camila</text:a></text:p>
          </table:table-cell>
          <table:table-cell table:style-name="ce11" office:value-type="float" office:value="1047" calcext:value-type="float">
            <text:p>1,047</text:p>
          </table:table-cell>
          <table:table-cell table:style-name="ce34" office:value-type="date" office:date-value="2017-08-03" calcext:value-type="date">
            <text:p>3 August, 2017</text:p>
          </table:table-cell>
          <table:table-cell table:style-name="ce26" office:value-type="string" calcext:value-type="string">
            <text:p><text:a xlink:href="https://en.wikipedia.org/wiki/Havana_(Camila_Cabello_song)" xlink:type="simple">"Havana"</text:a></text:p>
          </table:table-cell>
          <table:table-cell table:formula="of:=LOG10([.E15])" office:value-type="float" office:value="3.01994668167884" calcext:value-type="float">
            <text:p>3.01994668167884</text:p>
          </table:table-cell>
          <table:table-cell table:style-name="ce35" table:formula="of:=LOG10([.A15])" office:value-type="float" office:value="1.14612803567824" calcext:value-type="float">
            <text:p>1.14612803567824</text:p>
          </table:table-cell>
          <table:table-cell table:number-columns-repeated="101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26" office:value-type="string" calcext:value-type="string">
            <text:p><text:a xlink:href="https://en.wikipedia.org/wiki/Let_Me_Love_You_(DJ_Snake_song)" xlink:type="simple">"Let Me Love You"</text:a></text:p>
          </table:table-cell>
          <table:table-cell table:style-name="ce6" office:value-type="string" calcext:value-type="string">
            <text:p>DJ Snake featuring Justin Bieber</text:p>
          </table:table-cell>
          <table:table-cell table:style-name="ce27" office:value-type="string" calcext:value-type="string">
            <text:p><text:a xlink:href="https://en.wikipedia.org/wiki/Encore_(DJ_Snake_album)" xlink:type="simple">Encore</text:a></text:p>
          </table:table-cell>
          <table:table-cell table:style-name="ce11" office:value-type="float" office:value="1007" calcext:value-type="float">
            <text:p>1,007</text:p>
          </table:table-cell>
          <table:table-cell table:style-name="ce34" office:value-type="date" office:date-value="2016-08-05" calcext:value-type="date">
            <text:p>5 August, 2016</text:p>
          </table:table-cell>
          <table:table-cell table:style-name="ce26" office:value-type="string" calcext:value-type="string">
            <text:p><text:a xlink:href="https://en.wikipedia.org/wiki/Let_Me_Love_You_(DJ_Snake_song)" xlink:type="simple">"Let Me Love You"</text:a></text:p>
          </table:table-cell>
          <table:table-cell table:formula="of:=LOG10([.E16])" office:value-type="float" office:value="3.00302947055362" calcext:value-type="float">
            <text:p>3.00302947055362</text:p>
          </table:table-cell>
          <table:table-cell table:style-name="ce35" table:formula="of:=LOG10([.A16])" office:value-type="float" office:value="1.17609125905568" calcext:value-type="float">
            <text:p>1.17609125905568</text:p>
          </table:table-cell>
          <table:table-cell table:number-columns-repeated="101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26" office:value-type="string" calcext:value-type="string">
            <text:p><text:a xlink:href="https://en.wikipedia.org/wiki/Photograph_(Ed_Sheeran_song)" xlink:type="simple">"Photograph"</text:a></text:p>
          </table:table-cell>
          <table:table-cell table:style-name="ce5" office:value-type="string" calcext:value-type="string">
            <text:p><text:a xlink:href="https://en.wikipedia.org/wiki/Ed_Sheeran" xlink:type="simple">Ed Sheeran</text:a></text:p>
          </table:table-cell>
          <table:table-cell table:style-name="ce27" office:value-type="string" calcext:value-type="string">
            <text:p><text:a xlink:href="https://en.wikipedia.org/wiki/X_(Ed_Sheeran_album)" xlink:type="simple">×</text:a></text:p>
          </table:table-cell>
          <table:table-cell table:style-name="ce8" office:value-type="float" office:value="984" calcext:value-type="float">
            <text:p>984</text:p>
          </table:table-cell>
          <table:table-cell table:style-name="ce34" office:value-type="date" office:date-value="2014-06-21" calcext:value-type="date">
            <text:p>21 June, 2014</text:p>
          </table:table-cell>
          <table:table-cell table:style-name="ce26" office:value-type="string" calcext:value-type="string">
            <text:p><text:a xlink:href="https://en.wikipedia.org/wiki/Photograph_(Ed_Sheeran_song)" xlink:type="simple">"Photograph"</text:a></text:p>
          </table:table-cell>
          <table:table-cell table:formula="of:=LOG10([.E17])" office:value-type="float" office:value="2.99299509843134" calcext:value-type="float">
            <text:p>2.99299509843134</text:p>
          </table:table-cell>
          <table:table-cell table:style-name="ce35" table:formula="of:=LOG10([.A17])" office:value-type="float" office:value="1.20411998265592" calcext:value-type="float">
            <text:p>1.20411998265592</text:p>
          </table:table-cell>
          <table:table-cell table:number-columns-repeated="101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26" office:value-type="string" calcext:value-type="string">
            <text:p><text:a xlink:href="https://en.wikipedia.org/wiki/New_Rules_(song)" xlink:type="simple">"New Rules"</text:a></text:p>
          </table:table-cell>
          <table:table-cell table:style-name="ce5" office:value-type="string" calcext:value-type="string">
            <text:p><text:a xlink:href="https://en.wikipedia.org/wiki/Dua_Lipa" xlink:type="simple">Dua Lipa</text:a></text:p>
          </table:table-cell>
          <table:table-cell table:style-name="ce27" office:value-type="string" calcext:value-type="string">
            <text:p><text:a xlink:href="https://en.wikipedia.org/wiki/Dua_Lipa_(album)" xlink:type="simple">Dua Lipa</text:a></text:p>
          </table:table-cell>
          <table:table-cell table:style-name="ce8" office:value-type="float" office:value="976" calcext:value-type="float">
            <text:p>976</text:p>
          </table:table-cell>
          <table:table-cell table:style-name="ce34" office:value-type="date" office:date-value="2017-06-02" calcext:value-type="date">
            <text:p>2 June, 2017</text:p>
          </table:table-cell>
          <table:table-cell table:style-name="ce26" office:value-type="string" calcext:value-type="string">
            <text:p><text:a xlink:href="https://en.wikipedia.org/wiki/New_Rules_(song)" xlink:type="simple">"New Rules"</text:a></text:p>
          </table:table-cell>
          <table:table-cell table:formula="of:=LOG10([.E18])" office:value-type="float" office:value="2.98944981766669" calcext:value-type="float">
            <text:p>2.98944981766669</text:p>
          </table:table-cell>
          <table:table-cell table:style-name="ce35" table:formula="of:=LOG10([.A18])" office:value-type="float" office:value="1.23044892137827" calcext:value-type="float">
            <text:p>1.23044892137827</text:p>
          </table:table-cell>
          <table:table-cell table:number-columns-repeated="101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26" office:value-type="string" calcext:value-type="string">
            <text:p><text:a xlink:href="https://en.wikipedia.org/wiki/Cold_Water_(song)" xlink:type="simple">"Cold Water"</text:a></text:p>
          </table:table-cell>
          <table:table-cell table:style-name="ce6" office:value-type="string" calcext:value-type="string">
            <text:p>Major Lazer featuring Justin Bieber and MØ</text:p>
          </table:table-cell>
          <table:table-cell table:style-name="ce28" office:value-type="string" calcext:value-type="string">
            <text:p>Non-album single</text:p>
          </table:table-cell>
          <table:table-cell table:style-name="ce8" office:value-type="float" office:value="957" calcext:value-type="float">
            <text:p>957</text:p>
          </table:table-cell>
          <table:table-cell table:style-name="ce34" office:value-type="date" office:date-value="2016-07-22" calcext:value-type="date">
            <text:p>22 July, 2016</text:p>
          </table:table-cell>
          <table:table-cell table:style-name="ce26" office:value-type="string" calcext:value-type="string">
            <text:p><text:a xlink:href="https://en.wikipedia.org/wiki/Cold_Water_(song)" xlink:type="simple">"Cold Water"</text:a></text:p>
          </table:table-cell>
          <table:table-cell table:formula="of:=LOG10([.E19])" office:value-type="float" office:value="2.98091193777684" calcext:value-type="float">
            <text:p>2.98091193777684</text:p>
          </table:table-cell>
          <table:table-cell table:style-name="ce35" table:formula="of:=LOG10([.A19])" office:value-type="float" office:value="1.25527250510331" calcext:value-type="float">
            <text:p>1.25527250510331</text:p>
          </table:table-cell>
          <table:table-cell table:number-columns-repeated="101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26" office:value-type="string" calcext:value-type="string">
            <text:p><text:a xlink:href="https://en.wikipedia.org/wiki/What_Do_You_Mean%3F" xlink:type="simple">"What Do You Mean?"</text:a></text:p>
          </table:table-cell>
          <table:table-cell table:style-name="ce5" office:value-type="string" calcext:value-type="string">
            <text:p><text:a xlink:href="https://en.wikipedia.org/wiki/Justin_Bieber" xlink:type="simple">Justin Bieber</text:a></text:p>
          </table:table-cell>
          <table:table-cell table:style-name="ce27" office:value-type="string" calcext:value-type="string">
            <text:p><text:a xlink:href="https://en.wikipedia.org/wiki/Purpose_(Justin_Bieber_album)" xlink:type="simple">Purpose</text:a></text:p>
          </table:table-cell>
          <table:table-cell table:style-name="ce8" office:value-type="float" office:value="956" calcext:value-type="float">
            <text:p>956</text:p>
          </table:table-cell>
          <table:table-cell table:style-name="ce34" office:value-type="date" office:date-value="2015-08-28" calcext:value-type="date">
            <text:p>28 August, 2015</text:p>
          </table:table-cell>
          <table:table-cell table:style-name="ce26" office:value-type="string" calcext:value-type="string">
            <text:p><text:a xlink:href="https://en.wikipedia.org/wiki/What_Do_You_Mean%3F" xlink:type="simple">"What Do You Mean?"</text:a></text:p>
          </table:table-cell>
          <table:table-cell table:formula="of:=LOG10([.E20])" office:value-type="float" office:value="2.9804578922761" calcext:value-type="float">
            <text:p>2.9804578922761</text:p>
          </table:table-cell>
          <table:table-cell table:style-name="ce35" table:formula="of:=LOG10([.A20])" office:value-type="float" office:value="1.27875360095283" calcext:value-type="float">
            <text:p>1.27875360095283</text:p>
          </table:table-cell>
          <table:table-cell table:number-columns-repeated="101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26" office:value-type="string" calcext:value-type="string">
            <text:p><text:a xlink:href="https://en.wikipedia.org/wiki/Say_You_Won%27t_Let_Go" xlink:type="simple">"Say You Won't Let Go"</text:a></text:p>
          </table:table-cell>
          <table:table-cell table:style-name="ce5" office:value-type="string" calcext:value-type="string">
            <text:p><text:a xlink:href="https://en.wikipedia.org/wiki/James_Arthur" xlink:type="simple">James Arthur</text:a></text:p>
          </table:table-cell>
          <table:table-cell table:style-name="ce27" office:value-type="string" calcext:value-type="string">
            <text:p><text:a xlink:href="https://en.wikipedia.org/wiki/Back_from_the_Edge" xlink:type="simple">Back from the Edge</text:a></text:p>
          </table:table-cell>
          <table:table-cell table:style-name="ce8" office:value-type="float" office:value="953" calcext:value-type="float">
            <text:p>953</text:p>
          </table:table-cell>
          <table:table-cell table:style-name="ce34" office:value-type="date" office:date-value="2016-09-09" calcext:value-type="date">
            <text:p>9 September, 2016</text:p>
          </table:table-cell>
          <table:table-cell table:style-name="ce26" office:value-type="string" calcext:value-type="string">
            <text:p><text:a xlink:href="https://en.wikipedia.org/wiki/Say_You_Won%27t_Let_Go" xlink:type="simple">"Say You Won't Let Go"</text:a></text:p>
          </table:table-cell>
          <table:table-cell table:formula="of:=LOG10([.E21])" office:value-type="float" office:value="2.97909290063833" calcext:value-type="float">
            <text:p>2.97909290063833</text:p>
          </table:table-cell>
          <table:table-cell table:style-name="ce35" table:formula="of:=LOG10([.A21])" office:value-type="float" office:value="1.30102999566398" calcext:value-type="float">
            <text:p>1.30102999566398</text:p>
          </table:table-cell>
          <table:table-cell table:number-columns-repeated="101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26" office:value-type="string" calcext:value-type="string">
            <text:p><text:a xlink:href="https://en.wikipedia.org/wiki/Cheap_Thrills_(song)" xlink:type="simple">"Cheap Thrills"</text:a></text:p>
          </table:table-cell>
          <table:table-cell table:style-name="ce5" office:value-type="string" calcext:value-type="string">
            <text:p><text:a xlink:href="https://en.wikipedia.org/wiki/Sia_(musician)" xlink:type="simple">Sia</text:a></text:p>
          </table:table-cell>
          <table:table-cell table:style-name="ce27" office:value-type="string" calcext:value-type="string">
            <text:p><text:a xlink:href="https://en.wikipedia.org/wiki/This_Is_Acting" xlink:type="simple">This Is Acting</text:a></text:p>
          </table:table-cell>
          <table:table-cell table:style-name="ce8" office:value-type="float" office:value="945" calcext:value-type="float">
            <text:p>945</text:p>
          </table:table-cell>
          <table:table-cell table:style-name="ce34" office:value-type="date" office:date-value="2015-12-17" calcext:value-type="date">
            <text:p>17 December, 2015</text:p>
          </table:table-cell>
          <table:table-cell table:style-name="ce26" office:value-type="string" calcext:value-type="string">
            <text:p><text:a xlink:href="https://en.wikipedia.org/wiki/Cheap_Thrills_(song)" xlink:type="simple">"Cheap Thrills"</text:a></text:p>
          </table:table-cell>
          <table:table-cell table:formula="of:=LOG10([.E22])" office:value-type="float" office:value="2.97543180850926" calcext:value-type="float">
            <text:p>2.97543180850926</text:p>
          </table:table-cell>
          <table:table-cell table:style-name="ce35" table:formula="of:=LOG10([.A22])" office:value-type="float" office:value="1.32221929473392" calcext:value-type="float">
            <text:p>1.32221929473392</text:p>
          </table:table-cell>
          <table:table-cell table:number-columns-repeated="101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26" office:value-type="string" calcext:value-type="string">
            <text:p><text:a xlink:href="https://en.wikipedia.org/wiki/Something_Just_Like_This" xlink:type="simple">"Something Just Like This"</text:a></text:p>
          </table:table-cell>
          <table:table-cell table:style-name="ce6" office:value-type="string" calcext:value-type="string">
            <text:p>The Chainsmokers and Coldplay</text:p>
          </table:table-cell>
          <table:table-cell table:style-name="ce27" office:value-type="string" calcext:value-type="string">
            <text:p><text:a xlink:href="https://en.wikipedia.org/wiki/Memories...Do_Not_Open" xlink:type="simple">Memories...Do Not Open</text:a></text:p>
          </table:table-cell>
          <table:table-cell table:style-name="ce8" office:value-type="float" office:value="929" calcext:value-type="float">
            <text:p>929</text:p>
          </table:table-cell>
          <table:table-cell table:style-name="ce34" office:value-type="date" office:date-value="2017-02-22" calcext:value-type="date">
            <text:p>22 February, 2017</text:p>
          </table:table-cell>
          <table:table-cell table:style-name="ce26" office:value-type="string" calcext:value-type="string">
            <text:p><text:a xlink:href="https://en.wikipedia.org/wiki/Something_Just_Like_This" xlink:type="simple">"Something Just Like This"</text:a></text:p>
          </table:table-cell>
          <table:table-cell table:formula="of:=LOG10([.E23])" office:value-type="float" office:value="2.96801571399364" calcext:value-type="float">
            <text:p>2.96801571399364</text:p>
          </table:table-cell>
          <table:table-cell table:style-name="ce35" table:formula="of:=LOG10([.A23])" office:value-type="float" office:value="1.34242268082221" calcext:value-type="float">
            <text:p>1.34242268082221</text:p>
          </table:table-cell>
          <table:table-cell table:number-columns-repeated="101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26" office:value-type="string" calcext:value-type="string">
            <text:p><text:a xlink:href="https://en.wikipedia.org/wiki/Uptown_Funk" xlink:type="simple">"Uptown Funk"</text:a></text:p>
          </table:table-cell>
          <table:table-cell table:style-name="ce6" office:value-type="string" calcext:value-type="string">
            <text:p>Mark Ronson featuring Bruno Mars</text:p>
          </table:table-cell>
          <table:table-cell table:style-name="ce27" office:value-type="string" calcext:value-type="string">
            <text:p><text:a xlink:href="https://en.wikipedia.org/wiki/Uptown_Special" xlink:type="simple">Uptown Special</text:a></text:p>
          </table:table-cell>
          <table:table-cell table:style-name="ce8" office:value-type="float" office:value="927" calcext:value-type="float">
            <text:p>927</text:p>
          </table:table-cell>
          <table:table-cell table:style-name="ce34" office:value-type="date" office:date-value="2014-11-10" calcext:value-type="date">
            <text:p>10 November, 2014</text:p>
          </table:table-cell>
          <table:table-cell table:style-name="ce26" office:value-type="string" calcext:value-type="string">
            <text:p><text:a xlink:href="https://en.wikipedia.org/wiki/Uptown_Funk" xlink:type="simple">"Uptown Funk"</text:a></text:p>
          </table:table-cell>
          <table:table-cell table:formula="of:=LOG10([.E24])" office:value-type="float" office:value="2.9670797341445" calcext:value-type="float">
            <text:p>2.9670797341445</text:p>
          </table:table-cell>
          <table:table-cell table:style-name="ce35" table:formula="of:=LOG10([.A24])" office:value-type="float" office:value="1.36172783601759" calcext:value-type="float">
            <text:p>1.36172783601759</text:p>
          </table:table-cell>
          <table:table-cell table:number-columns-repeated="1015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26" office:value-type="string" calcext:value-type="string">
            <text:p><text:a xlink:href="https://en.wikipedia.org/wiki/Humble_(song)" xlink:type="simple">"HUMBLE."</text:a></text:p>
          </table:table-cell>
          <table:table-cell table:style-name="ce5" office:value-type="string" calcext:value-type="string">
            <text:p><text:a xlink:href="https://en.wikipedia.org/wiki/Kendrick_Lamar" xlink:type="simple">Kendrick Lamar</text:a></text:p>
          </table:table-cell>
          <table:table-cell table:style-name="ce27" office:value-type="string" calcext:value-type="string">
            <text:p><text:a xlink:href="https://en.wikipedia.org/wiki/Damn_(Kendrick_Lamar_album)" xlink:type="simple">DAMN.</text:a></text:p>
          </table:table-cell>
          <table:table-cell table:style-name="ce8" office:value-type="float" office:value="927" calcext:value-type="float">
            <text:p>927</text:p>
          </table:table-cell>
          <table:table-cell table:style-name="ce34" office:value-type="date" office:date-value="2017-03-30" calcext:value-type="date">
            <text:p>30 March, 2017</text:p>
          </table:table-cell>
          <table:table-cell table:style-name="ce26" office:value-type="string" calcext:value-type="string">
            <text:p><text:a xlink:href="https://en.wikipedia.org/wiki/Humble_(song)" xlink:type="simple">"HUMBLE."</text:a></text:p>
          </table:table-cell>
          <table:table-cell table:formula="of:=LOG10([.E25])" office:value-type="float" office:value="2.9670797341445" calcext:value-type="float">
            <text:p>2.9670797341445</text:p>
          </table:table-cell>
          <table:table-cell table:style-name="ce35" table:formula="of:=LOG10([.A25])" office:value-type="float" office:value="1.38021124171161" calcext:value-type="float">
            <text:p>1.38021124171161</text:p>
          </table:table-cell>
          <table:table-cell table:number-columns-repeated="1015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26" office:value-type="string" calcext:value-type="string">
            <text:p><text:a xlink:href="https://en.wikipedia.org/wiki/Stressed_Out" xlink:type="simple">"Stressed Out"</text:a></text:p>
          </table:table-cell>
          <table:table-cell table:style-name="ce5" office:value-type="string" calcext:value-type="string">
            <text:p><text:a xlink:href="https://en.wikipedia.org/wiki/Twenty_One_Pilots" xlink:type="simple">Twenty One Pilots</text:a></text:p>
          </table:table-cell>
          <table:table-cell table:style-name="ce27" office:value-type="string" calcext:value-type="string">
            <text:p><text:a xlink:href="https://en.wikipedia.org/wiki/Blurryface" xlink:type="simple">Blurryface</text:a></text:p>
          </table:table-cell>
          <table:table-cell table:style-name="ce8" office:value-type="float" office:value="926" calcext:value-type="float">
            <text:p>926</text:p>
          </table:table-cell>
          <table:table-cell table:style-name="ce34" office:value-type="date" office:date-value="2015-11-10" calcext:value-type="date">
            <text:p>10 November, 2015</text:p>
          </table:table-cell>
          <table:table-cell table:style-name="ce26" office:value-type="string" calcext:value-type="string">
            <text:p><text:a xlink:href="https://en.wikipedia.org/wiki/Stressed_Out" xlink:type="simple">"Stressed Out"</text:a></text:p>
          </table:table-cell>
          <table:table-cell table:formula="of:=LOG10([.E26])" office:value-type="float" office:value="2.96661098668193" calcext:value-type="float">
            <text:p>2.96661098668193</text:p>
          </table:table-cell>
          <table:table-cell table:style-name="ce35" table:formula="of:=LOG10([.A26])" office:value-type="float" office:value="1.39794000867204" calcext:value-type="float">
            <text:p>1.39794000867204</text:p>
          </table:table-cell>
          <table:table-cell table:number-columns-repeated="101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26" office:value-type="string" calcext:value-type="string">
            <text:p><text:a xlink:href="https://en.wikipedia.org/wiki/Perfect_(Ed_Sheeran_song)" xlink:type="simple">"Perfect"</text:a></text:p>
          </table:table-cell>
          <table:table-cell table:style-name="ce5" office:value-type="string" calcext:value-type="string">
            <text:p><text:a xlink:href="https://en.wikipedia.org/wiki/Ed_Sheeran" xlink:type="simple">Ed Sheeran</text:a></text:p>
          </table:table-cell>
          <table:table-cell table:style-name="ce27" office:value-type="string" calcext:value-type="string">
            <text:p><text:a xlink:href="https://en.wikipedia.org/wiki/%C3%B7_(album)" xlink:type="simple">÷</text:a></text:p>
          </table:table-cell>
          <table:table-cell table:style-name="ce8" office:value-type="float" office:value="920" calcext:value-type="float">
            <text:p>920</text:p>
          </table:table-cell>
          <table:table-cell table:style-name="ce34" office:value-type="date" office:date-value="2017-03-03" calcext:value-type="date">
            <text:p>3 March, 2017</text:p>
          </table:table-cell>
          <table:table-cell table:style-name="ce26" office:value-type="string" calcext:value-type="string">
            <text:p><text:a xlink:href="https://en.wikipedia.org/wiki/Perfect_(Ed_Sheeran_song)" xlink:type="simple">"Perfect"</text:a></text:p>
          </table:table-cell>
          <table:table-cell table:formula="of:=LOG10([.E27])" office:value-type="float" office:value="2.96378782734556" calcext:value-type="float">
            <text:p>2.96378782734556</text:p>
          </table:table-cell>
          <table:table-cell table:style-name="ce35" table:formula="of:=LOG10([.A27])" office:value-type="float" office:value="1.41497334797082" calcext:value-type="float">
            <text:p>1.41497334797082</text:p>
          </table:table-cell>
          <table:table-cell table:number-columns-repeated="1015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26" office:value-type="string" calcext:value-type="string">
            <text:p><text:a xlink:href="https://en.wikipedia.org/wiki/Despacito" xlink:type="simple">"Despacito"</text:a></text:p>
          </table:table-cell>
          <table:table-cell table:style-name="ce6" office:value-type="string" calcext:value-type="string">
            <text:p>Luis Fonsi featuring Daddy Yankee</text:p>
          </table:table-cell>
          <table:table-cell table:style-name="ce28" office:value-type="string" calcext:value-type="string">
            <text:p>Non-album single</text:p>
          </table:table-cell>
          <table:table-cell table:style-name="ce8" office:value-type="float" office:value="909" calcext:value-type="float">
            <text:p>909</text:p>
          </table:table-cell>
          <table:table-cell table:style-name="ce34" office:value-type="date" office:date-value="2017-01-13" calcext:value-type="date">
            <text:p>13 January, 2017</text:p>
          </table:table-cell>
          <table:table-cell table:style-name="ce26" office:value-type="string" calcext:value-type="string">
            <text:p><text:a xlink:href="https://en.wikipedia.org/wiki/Despacito" xlink:type="simple">"Despacito"</text:a></text:p>
          </table:table-cell>
          <table:table-cell table:formula="of:=LOG10([.E28])" office:value-type="float" office:value="2.95856388322197" calcext:value-type="float">
            <text:p>2.95856388322197</text:p>
          </table:table-cell>
          <table:table-cell table:style-name="ce35" table:formula="of:=LOG10([.A28])" office:value-type="float" office:value="1.43136376415899" calcext:value-type="float">
            <text:p>1.43136376415899</text:p>
          </table:table-cell>
          <table:table-cell table:number-columns-repeated="1015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26" office:value-type="string" calcext:value-type="string">
            <text:p><text:a xlink:href="https://en.wikipedia.org/wiki/Faded_(Alan_Walker_song)" xlink:type="simple">"Faded"</text:a></text:p>
          </table:table-cell>
          <table:table-cell table:style-name="ce5" office:value-type="string" calcext:value-type="string">
            <text:p><text:a xlink:href="https://en.wikipedia.org/wiki/Alan_Walker_(producer)" xlink:type="simple">Alan Walker</text:a></text:p>
          </table:table-cell>
          <table:table-cell table:style-name="ce28" office:value-type="string" calcext:value-type="string">
            <text:p>Non-album single</text:p>
          </table:table-cell>
          <table:table-cell table:style-name="ce8" office:value-type="float" office:value="899" calcext:value-type="float">
            <text:p>899</text:p>
          </table:table-cell>
          <table:table-cell table:style-name="ce34" office:value-type="date" office:date-value="2015-12-03" calcext:value-type="date">
            <text:p>3 December, 2015</text:p>
          </table:table-cell>
          <table:table-cell table:style-name="ce26" office:value-type="string" calcext:value-type="string">
            <text:p><text:a xlink:href="https://en.wikipedia.org/wiki/Faded_(Alan_Walker_song)" xlink:type="simple">"Faded"</text:a></text:p>
          </table:table-cell>
          <table:table-cell table:formula="of:=LOG10([.E29])" office:value-type="float" office:value="2.95375969173323" calcext:value-type="float">
            <text:p>2.95375969173323</text:p>
          </table:table-cell>
          <table:table-cell table:style-name="ce35" table:formula="of:=LOG10([.A29])" office:value-type="float" office:value="1.44715803134222" calcext:value-type="float">
            <text:p>1.44715803134222</text:p>
          </table:table-cell>
          <table:table-cell table:number-columns-repeated="1015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26" office:value-type="string" calcext:value-type="string">
            <text:p><text:a xlink:href="https://en.wikipedia.org/wiki/XO_TOUR_Llif3" xlink:type="simple">"XO TOUR Llif3"</text:a></text:p>
          </table:table-cell>
          <table:table-cell table:style-name="ce5" office:value-type="string" calcext:value-type="string">
            <text:p><text:a xlink:href="https://en.wikipedia.org/wiki/Lil_Uzi_Vert" xlink:type="simple">Lil Uzi Vert</text:a></text:p>
          </table:table-cell>
          <table:table-cell table:style-name="ce27" office:value-type="string" calcext:value-type="string">
            <text:p><text:a xlink:href="https://en.wikipedia.org/wiki/Luv_Is_Rage_2" xlink:type="simple">Luv Is Rage 2</text:a></text:p>
          </table:table-cell>
          <table:table-cell table:style-name="ce8" office:value-type="float" office:value="899" calcext:value-type="float">
            <text:p>899</text:p>
          </table:table-cell>
          <table:table-cell table:style-name="ce34" office:value-type="date" office:date-value="2017-04-28" calcext:value-type="date">
            <text:p>28 April, 2017</text:p>
          </table:table-cell>
          <table:table-cell table:style-name="ce26" office:value-type="string" calcext:value-type="string">
            <text:p><text:a xlink:href="https://en.wikipedia.org/wiki/XO_TOUR_Llif3" xlink:type="simple">"XO TOUR Llif3"</text:a></text:p>
          </table:table-cell>
          <table:table-cell table:formula="of:=LOG10([.E30])" office:value-type="float" office:value="2.95375969173323" calcext:value-type="float">
            <text:p>2.95375969173323</text:p>
          </table:table-cell>
          <table:table-cell table:style-name="ce35" table:formula="of:=LOG10([.A30])" office:value-type="float" office:value="1.46239799789896" calcext:value-type="float">
            <text:p>1.46239799789896</text:p>
          </table:table-cell>
          <table:table-cell table:number-columns-repeated="1015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26" office:value-type="string" calcext:value-type="string">
            <text:p><text:a xlink:href="https://en.wikipedia.org/wiki/Cheerleader_(song)" xlink:type="simple">"Cheerleader (Felix Jaehn Remix)"</text:a></text:p>
          </table:table-cell>
          <table:table-cell table:style-name="ce5" office:value-type="string" calcext:value-type="string">
            <text:p><text:a xlink:href="https://en.wikipedia.org/wiki/Omi_(singer)" xlink:type="simple">OMI</text:a></text:p>
          </table:table-cell>
          <table:table-cell table:style-name="ce27" office:value-type="string" calcext:value-type="string">
            <text:p><text:a xlink:href="https://en.wikipedia.org/wiki/Me_4_U" xlink:type="simple">Me 4 U</text:a></text:p>
          </table:table-cell>
          <table:table-cell table:style-name="ce8" office:value-type="float" office:value="895" calcext:value-type="float">
            <text:p>895</text:p>
          </table:table-cell>
          <table:table-cell table:style-name="ce34" office:value-type="date" office:date-value="2014-12-02" calcext:value-type="date">
            <text:p>2 December, 2014</text:p>
          </table:table-cell>
          <table:table-cell table:style-name="ce26" office:value-type="string" calcext:value-type="string">
            <text:p><text:a xlink:href="https://en.wikipedia.org/wiki/Cheerleader_(song)" xlink:type="simple">"Cheerleader (Felix Jaehn Remix)"</text:a></text:p>
          </table:table-cell>
          <table:table-cell table:formula="of:=LOG10([.E31])" office:value-type="float" office:value="2.95182303531591" calcext:value-type="float">
            <text:p>2.95182303531591</text:p>
          </table:table-cell>
          <table:table-cell table:style-name="ce35" table:formula="of:=LOG10([.A31])" office:value-type="float" office:value="1.47712125471966" calcext:value-type="float">
            <text:p>1.47712125471966</text:p>
          </table:table-cell>
          <table:table-cell table:number-columns-repeated="1015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26" office:value-type="string" calcext:value-type="string">
            <text:p><text:a xlink:href="https://en.wikipedia.org/wiki/7_Years_(Lukas_Graham_song)" xlink:type="simple">"7 Years"</text:a></text:p>
          </table:table-cell>
          <table:table-cell table:style-name="ce5" office:value-type="string" calcext:value-type="string">
            <text:p><text:a xlink:href="https://en.wikipedia.org/wiki/Lukas_Graham" xlink:type="simple">Lukas Graham</text:a></text:p>
          </table:table-cell>
          <table:table-cell table:style-name="ce27" office:value-type="string" calcext:value-type="string">
            <text:p><text:a xlink:href="https://en.wikipedia.org/wiki/Lukas_Graham_(Blue_Album)" xlink:type="simple">Lukas Graham</text:a></text:p>
          </table:table-cell>
          <table:table-cell table:style-name="ce8" office:value-type="float" office:value="895" calcext:value-type="float">
            <text:p>895</text:p>
          </table:table-cell>
          <table:table-cell table:style-name="ce34" office:value-type="date" office:date-value="2015-09-18" calcext:value-type="date">
            <text:p>18 September, 2015</text:p>
          </table:table-cell>
          <table:table-cell table:style-name="ce26" office:value-type="string" calcext:value-type="string">
            <text:p><text:a xlink:href="https://en.wikipedia.org/wiki/7_Years_(Lukas_Graham_song)" xlink:type="simple">"7 Years"</text:a></text:p>
          </table:table-cell>
          <table:table-cell table:formula="of:=LOG10([.E32])" office:value-type="float" office:value="2.95182303531591" calcext:value-type="float">
            <text:p>2.95182303531591</text:p>
          </table:table-cell>
          <table:table-cell table:style-name="ce35" table:formula="of:=LOG10([.A32])" office:value-type="float" office:value="1.49136169383427" calcext:value-type="float">
            <text:p>1.49136169383427</text:p>
          </table:table-cell>
          <table:table-cell table:number-columns-repeated="1015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26" office:value-type="string" calcext:value-type="string">
            <text:p><text:a xlink:href="https://en.wikipedia.org/wiki/Unforgettable_(French_Montana_song)" xlink:type="simple">"Unforgettable"</text:a></text:p>
          </table:table-cell>
          <table:table-cell table:style-name="ce6" office:value-type="string" calcext:value-type="string">
            <text:p>French Montana featuring Swae Lee</text:p>
          </table:table-cell>
          <table:table-cell table:style-name="ce27" office:value-type="string" calcext:value-type="string">
            <text:p><text:a xlink:href="https://en.wikipedia.org/wiki/Jungle_Rules" xlink:type="simple">Jungle Rules</text:a></text:p>
          </table:table-cell>
          <table:table-cell table:style-name="ce8" office:value-type="float" office:value="887" calcext:value-type="float">
            <text:p>887</text:p>
          </table:table-cell>
          <table:table-cell table:style-name="ce34" office:value-type="date" office:date-value="2017-04-07" calcext:value-type="date">
            <text:p>7 April, 2017</text:p>
          </table:table-cell>
          <table:table-cell table:style-name="ce26" office:value-type="string" calcext:value-type="string">
            <text:p><text:a xlink:href="https://en.wikipedia.org/wiki/Unforgettable_(French_Montana_song)" xlink:type="simple">"Unforgettable"</text:a></text:p>
          </table:table-cell>
          <table:table-cell table:formula="of:=LOG10([.E33])" office:value-type="float" office:value="2.94792361983173" calcext:value-type="float">
            <text:p>2.94792361983173</text:p>
          </table:table-cell>
          <table:table-cell table:style-name="ce35" table:formula="of:=LOG10([.A33])" office:value-type="float" office:value="1.50514997831991" calcext:value-type="float">
            <text:p>1.50514997831991</text:p>
          </table:table-cell>
          <table:table-cell table:number-columns-repeated="1015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26" office:value-type="string" calcext:value-type="string">
            <text:p><text:a xlink:href="https://en.wikipedia.org/wiki/Take_Me_to_Church" xlink:type="simple">"Take Me to Church"</text:a></text:p>
          </table:table-cell>
          <table:table-cell table:style-name="ce5" office:value-type="string" calcext:value-type="string">
            <text:p><text:a xlink:href="https://en.wikipedia.org/wiki/Hozier_(musician)" xlink:type="simple">Hozier</text:a></text:p>
          </table:table-cell>
          <table:table-cell table:style-name="ce27" office:value-type="string" calcext:value-type="string">
            <text:p><text:a xlink:href="https://en.wikipedia.org/wiki/Hozier_(album)" xlink:type="simple">Hozier</text:a></text:p>
          </table:table-cell>
          <table:table-cell table:style-name="ce8" office:value-type="float" office:value="882" calcext:value-type="float">
            <text:p>882</text:p>
          </table:table-cell>
          <table:table-cell table:style-name="ce34" office:value-type="date" office:date-value="2013-11-29" calcext:value-type="date">
            <text:p>29 November, 2013</text:p>
          </table:table-cell>
          <table:table-cell table:style-name="ce26" office:value-type="string" calcext:value-type="string">
            <text:p><text:a xlink:href="https://en.wikipedia.org/wiki/Take_Me_to_Church" xlink:type="simple">"Take Me to Church"</text:a></text:p>
          </table:table-cell>
          <table:table-cell table:formula="of:=LOG10([.E34])" office:value-type="float" office:value="2.94546858513182" calcext:value-type="float">
            <text:p>2.94546858513182</text:p>
          </table:table-cell>
          <table:table-cell table:style-name="ce35" table:formula="of:=LOG10([.A34])" office:value-type="float" office:value="1.51851393987789" calcext:value-type="float">
            <text:p>1.51851393987789</text:p>
          </table:table-cell>
          <table:table-cell table:number-columns-repeated="1015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26" office:value-type="string" calcext:value-type="string">
            <text:p><text:a xlink:href="https://en.wikipedia.org/wiki/Stitches_(song)" xlink:type="simple">"Stitches"</text:a></text:p>
          </table:table-cell>
          <table:table-cell table:style-name="ce5" office:value-type="string" calcext:value-type="string">
            <text:p><text:a xlink:href="https://en.wikipedia.org/wiki/Shawn_Mendes" xlink:type="simple">Shawn Mendes</text:a></text:p>
          </table:table-cell>
          <table:table-cell table:style-name="ce27" office:value-type="string" calcext:value-type="string">
            <text:p><text:a xlink:href="https://en.wikipedia.org/wiki/Handwritten_(Shawn_Mendes_album)" xlink:type="simple">Handwritten</text:a></text:p>
          </table:table-cell>
          <table:table-cell table:style-name="ce8" office:value-type="float" office:value="866" calcext:value-type="float">
            <text:p>866</text:p>
          </table:table-cell>
          <table:table-cell table:style-name="ce34" office:value-type="date" office:date-value="2015-05-05" calcext:value-type="date">
            <text:p>5 May, 2015</text:p>
          </table:table-cell>
          <table:table-cell table:style-name="ce26" office:value-type="string" calcext:value-type="string">
            <text:p><text:a xlink:href="https://en.wikipedia.org/wiki/Stitches_(song)" xlink:type="simple">"Stitches"</text:a></text:p>
          </table:table-cell>
          <table:table-cell table:formula="of:=LOG10([.E35])" office:value-type="float" office:value="2.93751789201735" calcext:value-type="float">
            <text:p>2.93751789201735</text:p>
          </table:table-cell>
          <table:table-cell table:style-name="ce35" table:formula="of:=LOG10([.A35])" office:value-type="float" office:value="1.53147891704226" calcext:value-type="float">
            <text:p>1.53147891704226</text:p>
          </table:table-cell>
          <table:table-cell table:number-columns-repeated="1015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26" office:value-type="string" calcext:value-type="string">
            <text:p><text:a xlink:href="https://en.wikipedia.org/wiki/Can%27t_Stop_the_Feeling!" xlink:type="simple">"Can't Stop the Feeling!"</text:a></text:p>
          </table:table-cell>
          <table:table-cell table:style-name="ce5" office:value-type="string" calcext:value-type="string">
            <text:p><text:a xlink:href="https://en.wikipedia.org/wiki/Justin_Timberlake" xlink:type="simple">Justin Timberlake</text:a></text:p>
          </table:table-cell>
          <table:table-cell table:style-name="ce27" office:value-type="string" calcext:value-type="string">
            <text:p><text:a xlink:href="https://en.wikipedia.org/wiki/Trolls_(soundtrack)" xlink:type="simple">Trolls: Original Motion Picture Soundtrack</text:a></text:p>
          </table:table-cell>
          <table:table-cell table:style-name="ce8" office:value-type="float" office:value="858" calcext:value-type="float">
            <text:p>858</text:p>
          </table:table-cell>
          <table:table-cell table:style-name="ce34" office:value-type="date" office:date-value="2016-05-06" calcext:value-type="date">
            <text:p>6 May, 2016</text:p>
          </table:table-cell>
          <table:table-cell table:style-name="ce26" office:value-type="string" calcext:value-type="string">
            <text:p><text:a xlink:href="https://en.wikipedia.org/wiki/Can%27t_Stop_the_Feeling!" xlink:type="simple">"Can't Stop the Feeling!"</text:a></text:p>
          </table:table-cell>
          <table:table-cell table:formula="of:=LOG10([.E36])" office:value-type="float" office:value="2.93348728784871" calcext:value-type="float">
            <text:p>2.93348728784871</text:p>
          </table:table-cell>
          <table:table-cell table:style-name="ce35" table:formula="of:=LOG10([.A36])" office:value-type="float" office:value="1.54406804435028" calcext:value-type="float">
            <text:p>1.54406804435028</text:p>
          </table:table-cell>
          <table:table-cell table:number-columns-repeated="1015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26" office:value-type="string" calcext:value-type="string">
            <text:p><text:a xlink:href="https://en.wikipedia.org/wiki/This_Is_What_You_Came_For" xlink:type="simple">"This Is What You Came For"</text:a></text:p>
          </table:table-cell>
          <table:table-cell table:style-name="ce6" office:value-type="string" calcext:value-type="string">
            <text:p>Calvin Harris featuring Rihanna</text:p>
          </table:table-cell>
          <table:table-cell table:style-name="ce28" office:value-type="string" calcext:value-type="string">
            <text:p>Non-album single</text:p>
          </table:table-cell>
          <table:table-cell table:style-name="ce8" office:value-type="float" office:value="857" calcext:value-type="float">
            <text:p>857</text:p>
          </table:table-cell>
          <table:table-cell table:style-name="ce34" office:value-type="date" office:date-value="2016-04-29" calcext:value-type="date">
            <text:p>29 April, 2016</text:p>
          </table:table-cell>
          <table:table-cell table:style-name="ce26" office:value-type="string" calcext:value-type="string">
            <text:p><text:a xlink:href="https://en.wikipedia.org/wiki/This_Is_What_You_Came_For" xlink:type="simple">"This Is What You Came For"</text:a></text:p>
          </table:table-cell>
          <table:table-cell table:formula="of:=LOG10([.E37])" office:value-type="float" office:value="2.9329808219232" calcext:value-type="float">
            <text:p>2.9329808219232</text:p>
          </table:table-cell>
          <table:table-cell table:style-name="ce35" table:formula="of:=LOG10([.A37])" office:value-type="float" office:value="1.55630250076729" calcext:value-type="float">
            <text:p>1.55630250076729</text:p>
          </table:table-cell>
          <table:table-cell table:number-columns-repeated="1015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26" office:value-type="string" calcext:value-type="string">
            <text:p><text:a xlink:href="https://en.wikipedia.org/wiki/Hello_(Adele_song)" xlink:type="simple">"Hello"</text:a></text:p>
          </table:table-cell>
          <table:table-cell table:style-name="ce5" office:value-type="string" calcext:value-type="string">
            <text:p><text:a xlink:href="https://en.wikipedia.org/wiki/Adele" xlink:type="simple">Adele</text:a></text:p>
          </table:table-cell>
          <table:table-cell table:style-name="ce29" office:value-type="float" office:value="25" calcext:value-type="float">
            <text:p>25</text:p>
          </table:table-cell>
          <table:table-cell table:style-name="ce8" office:value-type="float" office:value="857" calcext:value-type="float">
            <text:p>857</text:p>
          </table:table-cell>
          <table:table-cell table:style-name="ce34" office:value-type="date" office:date-value="2015-10-23" calcext:value-type="date">
            <text:p>23 October, 2015</text:p>
          </table:table-cell>
          <table:table-cell table:style-name="ce26" office:value-type="string" calcext:value-type="string">
            <text:p><text:a xlink:href="https://en.wikipedia.org/wiki/Hello_(Adele_song)" xlink:type="simple">"Hello"</text:a></text:p>
          </table:table-cell>
          <table:table-cell table:formula="of:=LOG10([.E38])" office:value-type="float" office:value="2.9329808219232" calcext:value-type="float">
            <text:p>2.9329808219232</text:p>
          </table:table-cell>
          <table:table-cell table:style-name="ce35" table:formula="of:=LOG10([.A38])" office:value-type="float" office:value="1.568201724067" calcext:value-type="float">
            <text:p>1.568201724067</text:p>
          </table:table-cell>
          <table:table-cell table:number-columns-repeated="1015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26" office:value-type="string" calcext:value-type="string">
            <text:p><text:a xlink:href="https://en.wikipedia.org/wiki/Can%27t_Feel_My_Face" xlink:type="simple">"Can't Feel My Face"</text:a></text:p>
          </table:table-cell>
          <table:table-cell table:style-name="ce5" office:value-type="string" calcext:value-type="string">
            <text:p><text:a xlink:href="https://en.wikipedia.org/wiki/The_Weeknd" xlink:type="simple">The Weeknd</text:a></text:p>
          </table:table-cell>
          <table:table-cell table:style-name="ce27" office:value-type="string" calcext:value-type="string">
            <text:p><text:a xlink:href="https://en.wikipedia.org/wiki/Beauty_Behind_the_Madness" xlink:type="simple">Beauty Behind the Madness</text:a></text:p>
          </table:table-cell>
          <table:table-cell table:style-name="ce8" office:value-type="float" office:value="856" calcext:value-type="float">
            <text:p>856</text:p>
          </table:table-cell>
          <table:table-cell table:style-name="ce34" office:value-type="date" office:date-value="2015-06-08" calcext:value-type="date">
            <text:p>8 June, 2015</text:p>
          </table:table-cell>
          <table:table-cell table:style-name="ce26" office:value-type="string" calcext:value-type="string">
            <text:p><text:a xlink:href="https://en.wikipedia.org/wiki/Can%27t_Feel_My_Face" xlink:type="simple">"Can't Feel My Face"</text:a></text:p>
          </table:table-cell>
          <table:table-cell table:formula="of:=LOG10([.E39])" office:value-type="float" office:value="2.93247376467715" calcext:value-type="float">
            <text:p>2.93247376467715</text:p>
          </table:table-cell>
          <table:table-cell table:style-name="ce35" table:formula="of:=LOG10([.A39])" office:value-type="float" office:value="1.57978359661681" calcext:value-type="float">
            <text:p>1.57978359661681</text:p>
          </table:table-cell>
          <table:table-cell table:number-columns-repeated="1015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26" office:value-type="string" calcext:value-type="string">
            <text:p><text:a xlink:href="https://en.wikipedia.org/wiki/Work_from_Home" xlink:type="simple">"Work from Home"</text:a></text:p>
          </table:table-cell>
          <table:table-cell table:style-name="ce6" office:value-type="string" calcext:value-type="string">
            <text:p>Fifth Harmony featuring Ty Dolla $ign</text:p>
          </table:table-cell>
          <table:table-cell table:style-name="ce30" office:value-type="date" office:date-value="2018-07-27" calcext:value-type="date">
            <text:p>7/27</text:p>
          </table:table-cell>
          <table:table-cell table:style-name="ce8" office:value-type="float" office:value="854" calcext:value-type="float">
            <text:p>854</text:p>
          </table:table-cell>
          <table:table-cell table:style-name="ce34" office:value-type="date" office:date-value="2016-02-26" calcext:value-type="date">
            <text:p>26 February, 2016</text:p>
          </table:table-cell>
          <table:table-cell table:style-name="ce26" office:value-type="string" calcext:value-type="string">
            <text:p><text:a xlink:href="https://en.wikipedia.org/wiki/Work_from_Home" xlink:type="simple">"Work from Home"</text:a></text:p>
          </table:table-cell>
          <table:table-cell table:formula="of:=LOG10([.E40])" office:value-type="float" office:value="2.931457870689" calcext:value-type="float">
            <text:p>2.931457870689</text:p>
          </table:table-cell>
          <table:table-cell table:style-name="ce35" table:formula="of:=LOG10([.A40])" office:value-type="float" office:value="1.5910646070265" calcext:value-type="float">
            <text:p>1.5910646070265</text:p>
          </table:table-cell>
          <table:table-cell table:number-columns-repeated="1015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26" office:value-type="string" calcext:value-type="string">
            <text:p><text:a xlink:href="https://en.wikipedia.org/wiki/Thunder_(Imagine_Dragons_song)" xlink:type="simple">"Thunder"</text:a></text:p>
          </table:table-cell>
          <table:table-cell table:style-name="ce5" office:value-type="string" calcext:value-type="string">
            <text:p><text:a xlink:href="https://en.wikipedia.org/wiki/Imagine_Dragons" xlink:type="simple">Imagine Dragons</text:a></text:p>
          </table:table-cell>
          <table:table-cell table:style-name="ce27" office:value-type="string" calcext:value-type="string">
            <text:p><text:a xlink:href="https://en.wikipedia.org/wiki/Evolve_(Imagine_Dragons_album)" xlink:type="simple">Evolve</text:a></text:p>
          </table:table-cell>
          <table:table-cell table:style-name="ce8" office:value-type="float" office:value="853" calcext:value-type="float">
            <text:p>853</text:p>
          </table:table-cell>
          <table:table-cell table:style-name="ce34" office:value-type="date" office:date-value="2017-04-21" calcext:value-type="date">
            <text:p>21 April, 2017</text:p>
          </table:table-cell>
          <table:table-cell table:style-name="ce26" office:value-type="string" calcext:value-type="string">
            <text:p><text:a xlink:href="https://en.wikipedia.org/wiki/Thunder_(Imagine_Dragons_song)" xlink:type="simple">"Thunder"</text:a></text:p>
          </table:table-cell>
          <table:table-cell table:formula="of:=LOG10([.E41])" office:value-type="float" office:value="2.93094903116752" calcext:value-type="float">
            <text:p>2.93094903116752</text:p>
          </table:table-cell>
          <table:table-cell table:style-name="ce35" table:formula="of:=LOG10([.A41])" office:value-type="float" office:value="1.60205999132796" calcext:value-type="float">
            <text:p>1.60205999132796</text:p>
          </table:table-cell>
          <table:table-cell table:number-columns-repeated="1015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26" office:value-type="string" calcext:value-type="string">
            <text:p><text:a xlink:href="https://en.wikipedia.org/wiki/Treat_You_Better" xlink:type="simple">"Treat You Better"</text:a></text:p>
          </table:table-cell>
          <table:table-cell table:style-name="ce5" office:value-type="string" calcext:value-type="string">
            <text:p><text:a xlink:href="https://en.wikipedia.org/wiki/Shawn_Mendes" xlink:type="simple">Shawn Mendes</text:a></text:p>
          </table:table-cell>
          <table:table-cell table:style-name="ce27" office:value-type="string" calcext:value-type="string">
            <text:p><text:a xlink:href="https://en.wikipedia.org/wiki/Illuminate_(Shawn_Mendes_album)" xlink:type="simple">Illuminate</text:a></text:p>
          </table:table-cell>
          <table:table-cell table:style-name="ce8" office:value-type="float" office:value="844" calcext:value-type="float">
            <text:p>844</text:p>
          </table:table-cell>
          <table:table-cell table:style-name="ce34" office:value-type="date" office:date-value="2016-06-03" calcext:value-type="date">
            <text:p>3 June, 2016</text:p>
          </table:table-cell>
          <table:table-cell table:style-name="ce26" office:value-type="string" calcext:value-type="string">
            <text:p><text:a xlink:href="https://en.wikipedia.org/wiki/Treat_You_Better" xlink:type="simple">"Treat You Better"</text:a></text:p>
          </table:table-cell>
          <table:table-cell table:formula="of:=LOG10([.E42])" office:value-type="float" office:value="2.92634244662566" calcext:value-type="float">
            <text:p>2.92634244662566</text:p>
          </table:table-cell>
          <table:table-cell table:style-name="ce35" table:formula="of:=LOG10([.A42])" office:value-type="float" office:value="1.61278385671974" calcext:value-type="float">
            <text:p>1.61278385671974</text:p>
          </table:table-cell>
          <table:table-cell table:number-columns-repeated="1015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26" office:value-type="string" calcext:value-type="string">
            <text:p><text:a xlink:href="https://en.wikipedia.org/wiki/Stay_with_Me_(Sam_Smith_song)" xlink:type="simple">"Stay with Me"</text:a></text:p>
          </table:table-cell>
          <table:table-cell table:style-name="ce5" office:value-type="string" calcext:value-type="string">
            <text:p><text:a xlink:href="https://en.wikipedia.org/wiki/Sam_Smith_(singer)" xlink:type="simple">Sam Smith</text:a></text:p>
          </table:table-cell>
          <table:table-cell table:style-name="ce27" office:value-type="string" calcext:value-type="string">
            <text:p><text:a xlink:href="https://en.wikipedia.org/wiki/In_the_Lonely_Hour" xlink:type="simple">In the Lonely Hour</text:a></text:p>
          </table:table-cell>
          <table:table-cell table:style-name="ce8" office:value-type="float" office:value="836" calcext:value-type="float">
            <text:p>836</text:p>
          </table:table-cell>
          <table:table-cell table:style-name="ce34" office:value-type="date" office:date-value="2014-04-14" calcext:value-type="date">
            <text:p>14 April, 2014</text:p>
          </table:table-cell>
          <table:table-cell table:style-name="ce26" office:value-type="string" calcext:value-type="string">
            <text:p><text:a xlink:href="https://en.wikipedia.org/wiki/Stay_with_Me_(Sam_Smith_song)" xlink:type="simple">"Stay with Me"</text:a></text:p>
          </table:table-cell>
          <table:table-cell table:formula="of:=LOG10([.E43])" office:value-type="float" office:value="2.92220627743902" calcext:value-type="float">
            <text:p>2.92220627743902</text:p>
          </table:table-cell>
          <table:table-cell table:style-name="ce35" table:formula="of:=LOG10([.A43])" office:value-type="float" office:value="1.6232492903979" calcext:value-type="float">
            <text:p>1.6232492903979</text:p>
          </table:table-cell>
          <table:table-cell table:number-columns-repeated="1015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26" office:value-type="string" calcext:value-type="string">
            <text:p><text:a xlink:href="https://en.wikipedia.org/wiki/Congratulations_(Post_Malone_song)" xlink:type="simple">"Congratulations"</text:a></text:p>
          </table:table-cell>
          <table:table-cell table:style-name="ce6" office:value-type="string" calcext:value-type="string">
            <text:p>Post Malone featuring Quavo</text:p>
          </table:table-cell>
          <table:table-cell table:style-name="ce27" office:value-type="string" calcext:value-type="string">
            <text:p><text:a xlink:href="https://en.wikipedia.org/wiki/Stoney_(album)" xlink:type="simple">Stoney</text:a></text:p>
          </table:table-cell>
          <table:table-cell table:style-name="ce8" office:value-type="float" office:value="836" calcext:value-type="float">
            <text:p>836</text:p>
          </table:table-cell>
          <table:table-cell table:style-name="ce34" office:value-type="date" office:date-value="2016-11-04" calcext:value-type="date">
            <text:p>4 November, 2016</text:p>
          </table:table-cell>
          <table:table-cell table:style-name="ce26" office:value-type="string" calcext:value-type="string">
            <text:p><text:a xlink:href="https://en.wikipedia.org/wiki/Congratulations_(Post_Malone_song)" xlink:type="simple">"Congratulations"</text:a></text:p>
          </table:table-cell>
          <table:table-cell table:formula="of:=LOG10([.E44])" office:value-type="float" office:value="2.92220627743902" calcext:value-type="float">
            <text:p>2.92220627743902</text:p>
          </table:table-cell>
          <table:table-cell table:style-name="ce35" table:formula="of:=LOG10([.A44])" office:value-type="float" office:value="1.63346845557959" calcext:value-type="float">
            <text:p>1.63346845557959</text:p>
          </table:table-cell>
          <table:table-cell table:number-columns-repeated="1015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26" office:value-type="string" calcext:value-type="string">
            <text:p><text:a xlink:href="https://en.wikipedia.org/wiki/All_of_Me_(John_Legend_song)" xlink:type="simple">"All of Me"</text:a></text:p>
          </table:table-cell>
          <table:table-cell table:style-name="ce5" office:value-type="string" calcext:value-type="string">
            <text:p><text:a xlink:href="https://en.wikipedia.org/wiki/John_Legend" xlink:type="simple">John Legend</text:a></text:p>
          </table:table-cell>
          <table:table-cell table:style-name="ce27" office:value-type="string" calcext:value-type="string">
            <text:p><text:a xlink:href="https://en.wikipedia.org/wiki/Love_in_the_Future" xlink:type="simple">Love in the Future</text:a></text:p>
          </table:table-cell>
          <table:table-cell table:style-name="ce8" office:value-type="float" office:value="827" calcext:value-type="float">
            <text:p>827</text:p>
          </table:table-cell>
          <table:table-cell table:style-name="ce34" office:value-type="date" office:date-value="2013-08-12" calcext:value-type="date">
            <text:p>12 August, 2013</text:p>
          </table:table-cell>
          <table:table-cell table:style-name="ce26" office:value-type="string" calcext:value-type="string">
            <text:p><text:a xlink:href="https://en.wikipedia.org/wiki/All_of_Me_(John_Legend_song)" xlink:type="simple">"All of Me"</text:a></text:p>
          </table:table-cell>
          <table:table-cell table:formula="of:=LOG10([.E45])" office:value-type="float" office:value="2.91750550955255" calcext:value-type="float">
            <text:p>2.91750550955255</text:p>
          </table:table-cell>
          <table:table-cell table:style-name="ce35" table:formula="of:=LOG10([.A45])" office:value-type="float" office:value="1.64345267648619" calcext:value-type="float">
            <text:p>1.64345267648619</text:p>
          </table:table-cell>
          <table:table-cell table:number-columns-repeated="1015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26" office:value-type="string" calcext:value-type="string">
            <text:p><text:a xlink:href="https://en.wikipedia.org/wiki/Work_(Rihanna_song)" xlink:type="simple">"Work”</text:a></text:p>
          </table:table-cell>
          <table:table-cell table:style-name="ce6" office:value-type="string" calcext:value-type="string">
            <text:p>Rihanna featuring Drake</text:p>
          </table:table-cell>
          <table:table-cell table:style-name="ce27" office:value-type="string" calcext:value-type="string">
            <text:p><text:a xlink:href="https://en.wikipedia.org/wiki/Anti_(album)" xlink:type="simple">ANTI</text:a></text:p>
          </table:table-cell>
          <table:table-cell table:style-name="ce8" office:value-type="float" office:value="826" calcext:value-type="float">
            <text:p>826</text:p>
          </table:table-cell>
          <table:table-cell table:style-name="ce34" office:value-type="date" office:date-value="2016-01-28" calcext:value-type="date">
            <text:p>28 January, 2016</text:p>
          </table:table-cell>
          <table:table-cell table:style-name="ce26" office:value-type="string" calcext:value-type="string">
            <text:p><text:a xlink:href="https://en.wikipedia.org/wiki/Work_(Rihanna_song)" xlink:type="simple">"Work”</text:a></text:p>
          </table:table-cell>
          <table:table-cell table:formula="of:=LOG10([.E46])" office:value-type="float" office:value="2.91698004732038" calcext:value-type="float">
            <text:p>2.91698004732038</text:p>
          </table:table-cell>
          <table:table-cell table:style-name="ce35" table:formula="of:=LOG10([.A46])" office:value-type="float" office:value="1.65321251377534" calcext:value-type="float">
            <text:p>1.65321251377534</text:p>
          </table:table-cell>
          <table:table-cell table:number-columns-repeated="1015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26" office:value-type="string" calcext:value-type="string">
            <text:p><text:a xlink:href="https://en.wikipedia.org/wiki/Let_Her_Go" xlink:type="simple">"Let Her Go"</text:a></text:p>
          </table:table-cell>
          <table:table-cell table:style-name="ce5" office:value-type="string" calcext:value-type="string">
            <text:p><text:a xlink:href="https://en.wikipedia.org/wiki/Passenger_(singer)" xlink:type="simple">Passenger</text:a></text:p>
          </table:table-cell>
          <table:table-cell table:style-name="ce27" office:value-type="string" calcext:value-type="string">
            <text:p><text:a xlink:href="https://en.wikipedia.org/wiki/All_the_Little_Lights" xlink:type="simple">All the Little Lights</text:a></text:p>
          </table:table-cell>
          <table:table-cell table:style-name="ce8" office:value-type="float" office:value="825" calcext:value-type="float">
            <text:p>825</text:p>
          </table:table-cell>
          <table:table-cell table:style-name="ce34" office:value-type="date" office:date-value="2012-07-24" calcext:value-type="date">
            <text:p>24 July, 2012</text:p>
          </table:table-cell>
          <table:table-cell table:style-name="ce26" office:value-type="string" calcext:value-type="string">
            <text:p><text:a xlink:href="https://en.wikipedia.org/wiki/Let_Her_Go" xlink:type="simple">"Let Her Go"</text:a></text:p>
          </table:table-cell>
          <table:table-cell table:formula="of:=LOG10([.E47])" office:value-type="float" office:value="2.91645394854992" calcext:value-type="float">
            <text:p>2.91645394854992</text:p>
          </table:table-cell>
          <table:table-cell table:style-name="ce35" table:formula="of:=LOG10([.A47])" office:value-type="float" office:value="1.66275783168157" calcext:value-type="float">
            <text:p>1.66275783168157</text:p>
          </table:table-cell>
          <table:table-cell table:number-columns-repeated="1015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26" office:value-type="string" calcext:value-type="string">
            <text:p><text:a xlink:href="https://en.wikipedia.org/wiki/See_You_Again" xlink:type="simple">"See You Again"</text:a></text:p>
          </table:table-cell>
          <table:table-cell table:style-name="ce6" office:value-type="string" calcext:value-type="string">
            <text:p>Wiz Khalifa featuring Charlie Puth</text:p>
          </table:table-cell>
          <table:table-cell table:style-name="ce27" office:value-type="string" calcext:value-type="string">
            <text:p><text:a xlink:href="https://en.wikipedia.org/wiki/Furious_7:_Original_Motion_Picture_Soundtrack" xlink:type="simple">Furious 7: Original Motion Picture Soundtrack</text:a></text:p>
          </table:table-cell>
          <table:table-cell table:style-name="ce8" office:value-type="float" office:value="812" calcext:value-type="float">
            <text:p>812</text:p>
          </table:table-cell>
          <table:table-cell table:style-name="ce34" office:value-type="date" office:date-value="2015-03-10" calcext:value-type="date">
            <text:p>10 March, 2015</text:p>
          </table:table-cell>
          <table:table-cell table:style-name="ce26" office:value-type="string" calcext:value-type="string">
            <text:p><text:a xlink:href="https://en.wikipedia.org/wiki/See_You_Again" xlink:type="simple">"See You Again"</text:a></text:p>
          </table:table-cell>
          <table:table-cell table:formula="of:=LOG10([.E48])" office:value-type="float" office:value="2.90955602924118" calcext:value-type="float">
            <text:p>2.90955602924118</text:p>
          </table:table-cell>
          <table:table-cell table:style-name="ce35" table:formula="of:=LOG10([.A48])" office:value-type="float" office:value="1.67209785793572" calcext:value-type="float">
            <text:p>1.67209785793572</text:p>
          </table:table-cell>
          <table:table-cell table:number-columns-repeated="1015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26" office:value-type="string" calcext:value-type="string">
            <text:p><text:a xlink:href="https://en.wikipedia.org/wiki/Believer_(Imagine_Dragons_song)" xlink:type="simple">"Believer"</text:a></text:p>
          </table:table-cell>
          <table:table-cell table:style-name="ce5" office:value-type="string" calcext:value-type="string">
            <text:p><text:a xlink:href="https://en.wikipedia.org/wiki/Imagine_Dragons" xlink:type="simple">Imagine Dragons</text:a></text:p>
          </table:table-cell>
          <table:table-cell table:style-name="ce27" office:value-type="string" calcext:value-type="string">
            <text:p><text:a xlink:href="https://en.wikipedia.org/wiki/Evolve_(Imagine_Dragons_album)" xlink:type="simple">Evolve</text:a></text:p>
          </table:table-cell>
          <table:table-cell table:style-name="ce8" office:value-type="float" office:value="812" calcext:value-type="float">
            <text:p>812</text:p>
          </table:table-cell>
          <table:table-cell table:style-name="ce34" office:value-type="date" office:date-value="2017-02-01" calcext:value-type="date">
            <text:p>1 February, 2017</text:p>
          </table:table-cell>
          <table:table-cell table:style-name="ce26" office:value-type="string" calcext:value-type="string">
            <text:p><text:a xlink:href="https://en.wikipedia.org/wiki/Believer_(Imagine_Dragons_song)" xlink:type="simple">"Believer"</text:a></text:p>
          </table:table-cell>
          <table:table-cell table:formula="of:=LOG10([.E49])" office:value-type="float" office:value="2.90955602924118" calcext:value-type="float">
            <text:p>2.90955602924118</text:p>
          </table:table-cell>
          <table:table-cell table:style-name="ce35" table:formula="of:=LOG10([.A49])" office:value-type="float" office:value="1.68124123737559" calcext:value-type="float">
            <text:p>1.68124123737559</text:p>
          </table:table-cell>
          <table:table-cell table:number-columns-repeated="1015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26" office:value-type="string" calcext:value-type="string">
            <text:p><text:a xlink:href="https://en.wikipedia.org/wiki/I%27m_the_One_(DJ_Khaled_song)" xlink:type="simple">"I'm the One"</text:a></text:p>
          </table:table-cell>
          <table:table-cell table:style-name="ce6" office:value-type="string" calcext:value-type="string">
            <text:p>DJ Khaled featuring Justin Bieber, Quavo,</text:p>
            <text:p>Chance the Rapper and Lil Wayne</text:p>
          </table:table-cell>
          <table:table-cell table:style-name="ce27" office:value-type="string" calcext:value-type="string">
            <text:p><text:a xlink:href="https://en.wikipedia.org/wiki/Grateful_(DJ_Khaled_album)" xlink:type="simple">Grateful</text:a></text:p>
          </table:table-cell>
          <table:table-cell table:style-name="ce8" office:value-type="float" office:value="803" calcext:value-type="float">
            <text:p>803</text:p>
          </table:table-cell>
          <table:table-cell table:style-name="ce34" office:value-type="date" office:date-value="2017-04-28" calcext:value-type="date">
            <text:p>28 April, 2017</text:p>
          </table:table-cell>
          <table:table-cell table:style-name="ce26" office:value-type="string" calcext:value-type="string">
            <text:p><text:a xlink:href="https://en.wikipedia.org/wiki/I%27m_the_One_(DJ_Khaled_song)" xlink:type="simple">"I'm the One"</text:a></text:p>
          </table:table-cell>
          <table:table-cell table:formula="of:=LOG10([.E50])" office:value-type="float" office:value="2.90471554527868" calcext:value-type="float">
            <text:p>2.90471554527868</text:p>
          </table:table-cell>
          <table:table-cell table:style-name="ce35" table:formula="of:=LOG10([.A50])" office:value-type="float" office:value="1.69019608002851" calcext:value-type="float">
            <text:p>1.69019608002851</text:p>
          </table:table-cell>
          <table:table-cell table:number-columns-repeated="1015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26" office:value-type="string" calcext:value-type="string">
            <text:p><text:a xlink:href="https://en.wikipedia.org/wiki/Rockabye_(song)" xlink:type="simple">"Rockabye"</text:a></text:p>
          </table:table-cell>
          <table:table-cell table:style-name="ce6" office:value-type="string" calcext:value-type="string">
            <text:p>Clean Bandit featuring Sean Paul and Anne-Marie</text:p>
          </table:table-cell>
          <table:table-cell table:style-name="ce31" office:value-type="string" calcext:value-type="string">
            <text:p>What Is Love? &amp; Speak Your Mind</text:p>
          </table:table-cell>
          <table:table-cell table:style-name="ce8" office:value-type="float" office:value="798" calcext:value-type="float">
            <text:p>798</text:p>
          </table:table-cell>
          <table:table-cell table:style-name="ce34" office:value-type="date" office:date-value="2016-10-21" calcext:value-type="date">
            <text:p>21 October, 2016</text:p>
          </table:table-cell>
          <table:table-cell table:style-name="ce26" office:value-type="string" calcext:value-type="string">
            <text:p><text:a xlink:href="https://en.wikipedia.org/wiki/Rockabye_(song)" xlink:type="simple">"Rockabye"</text:a></text:p>
          </table:table-cell>
          <table:table-cell table:formula="of:=LOG10([.E51])" office:value-type="float" office:value="2.90200289135073" calcext:value-type="float">
            <text:p>2.90200289135073</text:p>
          </table:table-cell>
          <table:table-cell table:style-name="ce35" table:formula="of:=LOG10([.A51])" office:value-type="float" office:value="1.69897000433602" calcext:value-type="float">
            <text:p>1.69897000433602</text:p>
          </table:table-cell>
          <table:table-cell table:number-columns-repeated="1015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table:style-name="ce26" office:value-type="string" calcext:value-type="string">
            <text:p><text:a xlink:href="https://en.wikipedia.org/wiki/Heathens_(song)" xlink:type="simple">"Heathens"</text:a></text:p>
          </table:table-cell>
          <table:table-cell table:style-name="ce5" office:value-type="string" calcext:value-type="string">
            <text:p><text:a xlink:href="https://en.wikipedia.org/wiki/Twenty_One_Pilots" xlink:type="simple">Twenty One Pilots</text:a></text:p>
          </table:table-cell>
          <table:table-cell table:style-name="ce27" office:value-type="string" calcext:value-type="string">
            <text:p><text:a xlink:href="https://en.wikipedia.org/wiki/Suicide_Squad_(soundtrack)" xlink:type="simple">Suicide Squad: The Album</text:a></text:p>
          </table:table-cell>
          <table:table-cell table:style-name="ce8" office:value-type="float" office:value="797" calcext:value-type="float">
            <text:p>797</text:p>
          </table:table-cell>
          <table:table-cell table:style-name="ce34" office:value-type="date" office:date-value="2016-06-16" calcext:value-type="date">
            <text:p>16 June, 2016</text:p>
          </table:table-cell>
          <table:table-cell table:style-name="ce26" office:value-type="string" calcext:value-type="string">
            <text:p><text:a xlink:href="https://en.wikipedia.org/wiki/Heathens_(song)" xlink:type="simple">"Heathens"</text:a></text:p>
          </table:table-cell>
          <table:table-cell table:formula="of:=LOG10([.E52])" office:value-type="float" office:value="2.90145832139611" calcext:value-type="float">
            <text:p>2.90145832139611</text:p>
          </table:table-cell>
          <table:table-cell table:style-name="ce35" table:formula="of:=LOG10([.A52])" office:value-type="float" office:value="1.70757017609794" calcext:value-type="float">
            <text:p>1.70757017609794</text:p>
          </table:table-cell>
          <table:table-cell table:number-columns-repeated="1015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26" office:value-type="string" calcext:value-type="string">
            <text:p><text:a xlink:href="https://en.wikipedia.org/wiki/That%27s_What_I_Like_(Bruno_Mars_song)" xlink:type="simple">"That's What I Like"</text:a></text:p>
          </table:table-cell>
          <table:table-cell table:style-name="ce5" office:value-type="string" calcext:value-type="string">
            <text:p><text:a xlink:href="https://en.wikipedia.org/wiki/Bruno_Mars" xlink:type="simple">Bruno Mars</text:a></text:p>
          </table:table-cell>
          <table:table-cell table:style-name="ce27" office:value-type="string" calcext:value-type="string">
            <text:p><text:a xlink:href="https://en.wikipedia.org/wiki/24K_Magic_(album)" xlink:type="simple">24K Magic</text:a></text:p>
          </table:table-cell>
          <table:table-cell table:style-name="ce8" office:value-type="float" office:value="795" calcext:value-type="float">
            <text:p>795</text:p>
          </table:table-cell>
          <table:table-cell table:style-name="ce34" office:value-type="date" office:date-value="2016-11-18" calcext:value-type="date">
            <text:p>18 November, 2016</text:p>
          </table:table-cell>
          <table:table-cell table:style-name="ce26" office:value-type="string" calcext:value-type="string">
            <text:p><text:a xlink:href="https://en.wikipedia.org/wiki/That%27s_What_I_Like_(Bruno_Mars_song)" xlink:type="simple">"That's What I Like"</text:a></text:p>
          </table:table-cell>
          <table:table-cell table:formula="of:=LOG10([.E53])" office:value-type="float" office:value="2.90036712865647" calcext:value-type="float">
            <text:p>2.90036712865647</text:p>
          </table:table-cell>
          <table:table-cell table:style-name="ce35" table:formula="of:=LOG10([.A53])" office:value-type="float" office:value="1.7160033436348" calcext:value-type="float">
            <text:p>1.7160033436348</text:p>
          </table:table-cell>
          <table:table-cell table:number-columns-repeated="1015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26" office:value-type="string" calcext:value-type="string">
            <text:p><text:a xlink:href="https://en.wikipedia.org/wiki/Radioactive_(Imagine_Dragons_song)" xlink:type="simple">"Radioactive"</text:a></text:p>
          </table:table-cell>
          <table:table-cell table:style-name="ce5" office:value-type="string" calcext:value-type="string">
            <text:p><text:a xlink:href="https://en.wikipedia.org/wiki/Imagine_Dragons" xlink:type="simple">Imagine Dragons</text:a></text:p>
          </table:table-cell>
          <table:table-cell table:style-name="ce27" office:value-type="string" calcext:value-type="string">
            <text:p><text:a xlink:href="https://en.wikipedia.org/wiki/Night_Visions" xlink:type="simple">Night Visions</text:a></text:p>
          </table:table-cell>
          <table:table-cell table:style-name="ce8" office:value-type="float" office:value="793" calcext:value-type="float">
            <text:p>793</text:p>
          </table:table-cell>
          <table:table-cell table:style-name="ce34" office:value-type="date" office:date-value="2012-09-04" calcext:value-type="date">
            <text:p>4 September, 2012</text:p>
          </table:table-cell>
          <table:table-cell table:style-name="ce26" office:value-type="string" calcext:value-type="string">
            <text:p><text:a xlink:href="https://en.wikipedia.org/wiki/Radioactive_(Imagine_Dragons_song)" xlink:type="simple">"Radioactive"</text:a></text:p>
          </table:table-cell>
          <table:table-cell table:formula="of:=LOG10([.E54])" office:value-type="float" office:value="2.8992731873176" calcext:value-type="float">
            <text:p>2.8992731873176</text:p>
          </table:table-cell>
          <table:table-cell table:style-name="ce35" table:formula="of:=LOG10([.A54])" office:value-type="float" office:value="1.72427586960079" calcext:value-type="float">
            <text:p>1.72427586960079</text:p>
          </table:table-cell>
          <table:table-cell table:number-columns-repeated="1015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26" office:value-type="string" calcext:value-type="string">
            <text:p><text:a xlink:href="https://en.wikipedia.org/wiki/Light_It_Up_(Major_Lazer_song)" xlink:type="simple">"Light It Up (Remix)"</text:a></text:p>
          </table:table-cell>
          <table:table-cell table:style-name="ce6" office:value-type="string" calcext:value-type="string">
            <text:p>Major Lazer featuring Nyla and Fuse ODG</text:p>
          </table:table-cell>
          <table:table-cell table:style-name="ce27" office:value-type="string" calcext:value-type="string">
            <text:p><text:a xlink:href="https://en.wikipedia.org/wiki/Peace_Is_the_Mission" xlink:type="simple">Peace Is the Mission: Extended</text:a></text:p>
          </table:table-cell>
          <table:table-cell table:style-name="ce8" office:value-type="float" office:value="793" calcext:value-type="float">
            <text:p>793</text:p>
          </table:table-cell>
          <table:table-cell table:style-name="ce34" office:value-type="date" office:date-value="2015-11-05" calcext:value-type="date">
            <text:p>5 November, 2015</text:p>
          </table:table-cell>
          <table:table-cell table:style-name="ce26" office:value-type="string" calcext:value-type="string">
            <text:p><text:a xlink:href="https://en.wikipedia.org/wiki/Light_It_Up_(Major_Lazer_song)" xlink:type="simple">"Light It Up (Remix)"</text:a></text:p>
          </table:table-cell>
          <table:table-cell table:formula="of:=LOG10([.E55])" office:value-type="float" office:value="2.8992731873176" calcext:value-type="float">
            <text:p>2.8992731873176</text:p>
          </table:table-cell>
          <table:table-cell table:style-name="ce35" table:formula="of:=LOG10([.A55])" office:value-type="float" office:value="1.73239375982297" calcext:value-type="float">
            <text:p>1.73239375982297</text:p>
          </table:table-cell>
          <table:table-cell table:number-columns-repeated="1015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26" office:value-type="string" calcext:value-type="string">
            <text:p><text:a xlink:href="https://en.wikipedia.org/wiki/It_Ain%27t_Me" xlink:type="simple">"It Ain't Me"</text:a></text:p>
          </table:table-cell>
          <table:table-cell table:style-name="ce6" office:value-type="string" calcext:value-type="string">
            <text:p>Kygo and Selena Gomez</text:p>
          </table:table-cell>
          <table:table-cell table:style-name="ce27" office:value-type="string" calcext:value-type="string">
            <text:p><text:a xlink:href="https://en.wikipedia.org/wiki/Stargazing_(EP)" xlink:type="simple">Stargazing</text:a></text:p>
          </table:table-cell>
          <table:table-cell table:style-name="ce8" office:value-type="float" office:value="775" calcext:value-type="float">
            <text:p>775</text:p>
          </table:table-cell>
          <table:table-cell table:style-name="ce34" office:value-type="date" office:date-value="2017-02-17" calcext:value-type="date">
            <text:p>17 February, 2017</text:p>
          </table:table-cell>
          <table:table-cell table:style-name="ce26" office:value-type="string" calcext:value-type="string">
            <text:p><text:a xlink:href="https://en.wikipedia.org/wiki/It_Ain%27t_Me" xlink:type="simple">"It Ain't Me"</text:a></text:p>
          </table:table-cell>
          <table:table-cell table:formula="of:=LOG10([.E56])" office:value-type="float" office:value="2.88930170250631" calcext:value-type="float">
            <text:p>2.88930170250631</text:p>
          </table:table-cell>
          <table:table-cell table:style-name="ce35" table:formula="of:=LOG10([.A56])" office:value-type="float" office:value="1.74036268949424" calcext:value-type="float">
            <text:p>1.74036268949424</text:p>
          </table:table-cell>
          <table:table-cell table:number-columns-repeated="1015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26" office:value-type="string" calcext:value-type="string">
            <text:p><text:a xlink:href="https://en.wikipedia.org/wiki/Chandelier_(song)" xlink:type="simple">"Chandelier"</text:a></text:p>
          </table:table-cell>
          <table:table-cell table:style-name="ce5" office:value-type="string" calcext:value-type="string">
            <text:p><text:a xlink:href="https://en.wikipedia.org/wiki/Sia_(musician)" xlink:type="simple">Sia</text:a></text:p>
          </table:table-cell>
          <table:table-cell table:style-name="ce27" office:value-type="string" calcext:value-type="string">
            <text:p><text:a xlink:href="https://en.wikipedia.org/wiki/1000_Forms_of_Fear" xlink:type="simple">1000 Forms of Fear</text:a></text:p>
          </table:table-cell>
          <table:table-cell table:style-name="ce8" office:value-type="float" office:value="770" calcext:value-type="float">
            <text:p>770</text:p>
          </table:table-cell>
          <table:table-cell table:style-name="ce34" office:value-type="date" office:date-value="2014-03-17" calcext:value-type="date">
            <text:p>17 March, 2014</text:p>
          </table:table-cell>
          <table:table-cell table:style-name="ce26" office:value-type="string" calcext:value-type="string">
            <text:p><text:a xlink:href="https://en.wikipedia.org/wiki/Chandelier_(song)" xlink:type="simple">"Chandelier"</text:a></text:p>
          </table:table-cell>
          <table:table-cell table:formula="of:=LOG10([.E57])" office:value-type="float" office:value="2.88649072517248" calcext:value-type="float">
            <text:p>2.88649072517248</text:p>
          </table:table-cell>
          <table:table-cell table:style-name="ce35" table:formula="of:=LOG10([.A57])" office:value-type="float" office:value="1.7481880270062" calcext:value-type="float">
            <text:p>1.7481880270062</text:p>
          </table:table-cell>
          <table:table-cell table:number-columns-repeated="1015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table:style-name="ce26" office:value-type="string" calcext:value-type="string">
            <text:p><text:a xlink:href="https://en.wikipedia.org/wiki/Attention_(Charlie_Puth_song)" xlink:type="simple">"Attention"</text:a></text:p>
          </table:table-cell>
          <table:table-cell table:style-name="ce5" office:value-type="string" calcext:value-type="string">
            <text:p><text:a xlink:href="https://en.wikipedia.org/wiki/Charlie_Puth" xlink:type="simple">Charlie Puth</text:a></text:p>
          </table:table-cell>
          <table:table-cell table:style-name="ce27" office:value-type="string" calcext:value-type="string">
            <text:p><text:a xlink:href="https://en.wikipedia.org/wiki/Voicenotes" xlink:type="simple">Voicenotes</text:a></text:p>
          </table:table-cell>
          <table:table-cell table:style-name="ce8" office:value-type="float" office:value="766" calcext:value-type="float">
            <text:p>766</text:p>
          </table:table-cell>
          <table:table-cell table:style-name="ce34" office:value-type="date" office:date-value="2017-04-27" calcext:value-type="date">
            <text:p>27 April, 2017</text:p>
          </table:table-cell>
          <table:table-cell table:style-name="ce26" office:value-type="string" calcext:value-type="string">
            <text:p><text:a xlink:href="https://en.wikipedia.org/wiki/Attention_(Charlie_Puth_song)" xlink:type="simple">"Attention"</text:a></text:p>
          </table:table-cell>
          <table:table-cell table:formula="of:=LOG10([.E58])" office:value-type="float" office:value="2.8842287696326" calcext:value-type="float">
            <text:p>2.8842287696326</text:p>
          </table:table-cell>
          <table:table-cell table:style-name="ce35" table:formula="of:=LOG10([.A58])" office:value-type="float" office:value="1.75587485567249" calcext:value-type="float">
            <text:p>1.75587485567249</text:p>
          </table:table-cell>
          <table:table-cell table:number-columns-repeated="1015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26" office:value-type="string" calcext:value-type="string">
            <text:p><text:a xlink:href="https://en.wikipedia.org/wiki/I_Don%27t_Wanna_Live_Forever" xlink:type="simple">"I Don't Wanna Live Forever"</text:a></text:p>
          </table:table-cell>
          <table:table-cell table:style-name="ce6" office:value-type="string" calcext:value-type="string">
            <text:p>ZAYN and Taylor Swift</text:p>
          </table:table-cell>
          <table:table-cell table:style-name="ce27" office:value-type="string" calcext:value-type="string">
            <text:p><text:a xlink:href="https://en.wikipedia.org/wiki/Fifty_Shades_Darker:_Original_Motion_Picture_Soundtrack" xlink:type="simple">Fifty Shades Darker: Original Motion Picture Soundtrack</text:a></text:p>
          </table:table-cell>
          <table:table-cell table:style-name="ce8" office:value-type="float" office:value="766" calcext:value-type="float">
            <text:p>766</text:p>
          </table:table-cell>
          <table:table-cell table:style-name="ce34" office:value-type="date" office:date-value="2017-03-03" calcext:value-type="date">
            <text:p>3 March, 2017</text:p>
          </table:table-cell>
          <table:table-cell table:style-name="ce26" office:value-type="string" calcext:value-type="string">
            <text:p><text:a xlink:href="https://en.wikipedia.org/wiki/I_Don%27t_Wanna_Live_Forever" xlink:type="simple">"I Don't Wanna Live Forever"</text:a></text:p>
          </table:table-cell>
          <table:table-cell table:formula="of:=LOG10([.E59])" office:value-type="float" office:value="2.8842287696326" calcext:value-type="float">
            <text:p>2.8842287696326</text:p>
          </table:table-cell>
          <table:table-cell table:style-name="ce35" table:formula="of:=LOG10([.A59])" office:value-type="float" office:value="1.76342799356294" calcext:value-type="float">
            <text:p>1.76342799356294</text:p>
          </table:table-cell>
          <table:table-cell table:number-columns-repeated="1015"/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table:style-name="ce26" office:value-type="string" calcext:value-type="string">
            <text:p><text:a xlink:href="https://en.wikipedia.org/wiki/Hotline_Bling" xlink:type="simple">"Hotline Bling"</text:a></text:p>
          </table:table-cell>
          <table:table-cell table:style-name="ce5" office:value-type="string" calcext:value-type="string">
            <text:p><text:a xlink:href="https://en.wikipedia.org/wiki/Drake_(musician)" xlink:type="simple">Drake</text:a></text:p>
          </table:table-cell>
          <table:table-cell table:style-name="ce27" office:value-type="string" calcext:value-type="string">
            <text:p><text:a xlink:href="https://en.wikipedia.org/wiki/Views_(album)" xlink:type="simple">Views</text:a></text:p>
          </table:table-cell>
          <table:table-cell table:style-name="ce8" office:value-type="float" office:value="762" calcext:value-type="float">
            <text:p>762</text:p>
          </table:table-cell>
          <table:table-cell table:style-name="ce34" office:value-type="date" office:date-value="2015-07-31" calcext:value-type="date">
            <text:p>31 July, 2015</text:p>
          </table:table-cell>
          <table:table-cell table:style-name="ce26" office:value-type="string" calcext:value-type="string">
            <text:p><text:a xlink:href="https://en.wikipedia.org/wiki/Hotline_Bling" xlink:type="simple">"Hotline Bling"</text:a></text:p>
          </table:table-cell>
          <table:table-cell table:formula="of:=LOG10([.E60])" office:value-type="float" office:value="2.8819549713396" calcext:value-type="float">
            <text:p>2.8819549713396</text:p>
          </table:table-cell>
          <table:table-cell table:style-name="ce35" table:formula="of:=LOG10([.A60])" office:value-type="float" office:value="1.77085201164214" calcext:value-type="float">
            <text:p>1.77085201164214</text:p>
          </table:table-cell>
          <table:table-cell table:number-columns-repeated="1015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26" office:value-type="string" calcext:value-type="string">
            <text:p><text:a xlink:href="https://en.wikipedia.org/wiki/Panda_(song)" xlink:type="simple">"Panda"</text:a></text:p>
          </table:table-cell>
          <table:table-cell table:style-name="ce5" office:value-type="string" calcext:value-type="string">
            <text:p><text:a xlink:href="https://en.wikipedia.org/wiki/Desiigner" xlink:type="simple">Desiigner</text:a></text:p>
          </table:table-cell>
          <table:table-cell table:style-name="ce27" office:value-type="string" calcext:value-type="string">
            <text:p><text:a xlink:href="https://en.wikipedia.org/wiki/New_English_(mixtape)" xlink:type="simple">New English</text:a></text:p>
          </table:table-cell>
          <table:table-cell table:style-name="ce8" office:value-type="float" office:value="760" calcext:value-type="float">
            <text:p>760</text:p>
          </table:table-cell>
          <table:table-cell table:style-name="ce34" office:value-type="date" office:date-value="2016-02-22" calcext:value-type="date">
            <text:p>22 February, 2016</text:p>
          </table:table-cell>
          <table:table-cell table:style-name="ce26" office:value-type="string" calcext:value-type="string">
            <text:p><text:a xlink:href="https://en.wikipedia.org/wiki/Panda_(song)" xlink:type="simple">"Panda"</text:a></text:p>
          </table:table-cell>
          <table:table-cell table:formula="of:=LOG10([.E61])" office:value-type="float" office:value="2.88081359228079" calcext:value-type="float">
            <text:p>2.88081359228079</text:p>
          </table:table-cell>
          <table:table-cell table:style-name="ce35" table:formula="of:=LOG10([.A61])" office:value-type="float" office:value="1.77815125038364" calcext:value-type="float">
            <text:p>1.77815125038364</text:p>
          </table:table-cell>
          <table:table-cell table:number-columns-repeated="1015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26" office:value-type="string" calcext:value-type="string">
            <text:p><text:a xlink:href="https://en.wikipedia.org/wiki/We_Don%27t_Talk_Anymore_(Charlie_Puth_song)" xlink:type="simple">"We Don't Talk Anymore"</text:a></text:p>
          </table:table-cell>
          <table:table-cell table:style-name="ce6" office:value-type="string" calcext:value-type="string">
            <text:p>Charlie Puth featuring Selena Gomez</text:p>
          </table:table-cell>
          <table:table-cell table:style-name="ce27" office:value-type="string" calcext:value-type="string">
            <text:p><text:a xlink:href="https://en.wikipedia.org/wiki/Nine_Track_Mind" xlink:type="simple">Nine Track Mind</text:a></text:p>
          </table:table-cell>
          <table:table-cell table:style-name="ce8" office:value-type="float" office:value="756" calcext:value-type="float">
            <text:p>756</text:p>
          </table:table-cell>
          <table:table-cell table:style-name="ce34" office:value-type="date" office:date-value="2016-12-09" calcext:value-type="date">
            <text:p>9 December, 2016</text:p>
          </table:table-cell>
          <table:table-cell table:style-name="ce26" office:value-type="string" calcext:value-type="string">
            <text:p><text:a xlink:href="https://en.wikipedia.org/wiki/We_Don%27t_Talk_Anymore_(Charlie_Puth_song)" xlink:type="simple">"We Don't Talk Anymore"</text:a></text:p>
          </table:table-cell>
          <table:table-cell table:formula="of:=LOG10([.E62])" office:value-type="float" office:value="2.87852179550121" calcext:value-type="float">
            <text:p>2.87852179550121</text:p>
          </table:table-cell>
          <table:table-cell table:style-name="ce35" table:formula="of:=LOG10([.A62])" office:value-type="float" office:value="1.78532983501077" calcext:value-type="float">
            <text:p>1.78532983501077</text:p>
          </table:table-cell>
          <table:table-cell table:number-columns-repeated="1015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26" office:value-type="string" calcext:value-type="string">
            <text:p><text:a xlink:href="https://en.wikipedia.org/wiki/Sugar_(Maroon_5_song)" xlink:type="simple">"Sugar"</text:a></text:p>
          </table:table-cell>
          <table:table-cell table:style-name="ce5" office:value-type="string" calcext:value-type="string">
            <text:p><text:a xlink:href="https://en.wikipedia.org/wiki/Maroon_5" xlink:type="simple">Maroon 5</text:a></text:p>
          </table:table-cell>
          <table:table-cell table:style-name="ce27" office:value-type="string" calcext:value-type="string">
            <text:p><text:a xlink:href="https://en.wikipedia.org/wiki/V_(Maroon_5_album)" xlink:type="simple">V</text:a></text:p>
          </table:table-cell>
          <table:table-cell table:style-name="ce8" office:value-type="float" office:value="749" calcext:value-type="float">
            <text:p>749</text:p>
          </table:table-cell>
          <table:table-cell table:style-name="ce34" office:value-type="date" office:date-value="2014-08-29" calcext:value-type="date">
            <text:p>29 August, 2014</text:p>
          </table:table-cell>
          <table:table-cell table:style-name="ce26" office:value-type="string" calcext:value-type="string">
            <text:p><text:a xlink:href="https://en.wikipedia.org/wiki/Sugar_(Maroon_5_song)" xlink:type="simple">"Sugar"</text:a></text:p>
          </table:table-cell>
          <table:table-cell table:formula="of:=LOG10([.E63])" office:value-type="float" office:value="2.87448181769947" calcext:value-type="float">
            <text:p>2.87448181769947</text:p>
          </table:table-cell>
          <table:table-cell table:style-name="ce35" table:formula="of:=LOG10([.A63])" office:value-type="float" office:value="1.79239168949825" calcext:value-type="float">
            <text:p>1.79239168949825</text:p>
          </table:table-cell>
          <table:table-cell table:number-columns-repeated="1015"/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table:style-name="ce26" office:value-type="string" calcext:value-type="string">
            <text:p><text:a xlink:href="https://en.wikipedia.org/wiki/Counting_Stars" xlink:type="simple">"Counting Stars"</text:a></text:p>
          </table:table-cell>
          <table:table-cell table:style-name="ce5" office:value-type="string" calcext:value-type="string">
            <text:p><text:a xlink:href="https://en.wikipedia.org/wiki/OneRepublic" xlink:type="simple">OneRepublic</text:a></text:p>
          </table:table-cell>
          <table:table-cell table:style-name="ce27" office:value-type="string" calcext:value-type="string">
            <text:p><text:a xlink:href="https://en.wikipedia.org/wiki/Native_(album)" xlink:type="simple">Native</text:a></text:p>
          </table:table-cell>
          <table:table-cell table:style-name="ce8" office:value-type="float" office:value="749" calcext:value-type="float">
            <text:p>749</text:p>
          </table:table-cell>
          <table:table-cell table:style-name="ce34" office:value-type="date" office:date-value="2013-06-14" calcext:value-type="date">
            <text:p>14 June, 2013</text:p>
          </table:table-cell>
          <table:table-cell table:style-name="ce26" office:value-type="string" calcext:value-type="string">
            <text:p><text:a xlink:href="https://en.wikipedia.org/wiki/Counting_Stars" xlink:type="simple">"Counting Stars"</text:a></text:p>
          </table:table-cell>
          <table:table-cell table:formula="of:=LOG10([.E64])" office:value-type="float" office:value="2.87448181769947" calcext:value-type="float">
            <text:p>2.87448181769947</text:p>
          </table:table-cell>
          <table:table-cell table:style-name="ce35" table:formula="of:=LOG10([.A64])" office:value-type="float" office:value="1.79934054945358" calcext:value-type="float">
            <text:p>1.79934054945358</text:p>
          </table:table-cell>
          <table:table-cell table:number-columns-repeated="1015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style-name="ce26" office:value-type="string" calcext:value-type="string">
            <text:p><text:a xlink:href="https://en.wikipedia.org/wiki/The_Hills_(song)" xlink:type="simple">"The Hills"</text:a></text:p>
          </table:table-cell>
          <table:table-cell table:style-name="ce5" office:value-type="string" calcext:value-type="string">
            <text:p><text:a xlink:href="https://en.wikipedia.org/wiki/The_Weeknd" xlink:type="simple">The Weeknd</text:a></text:p>
          </table:table-cell>
          <table:table-cell table:style-name="ce27" office:value-type="string" calcext:value-type="string">
            <text:p><text:a xlink:href="https://en.wikipedia.org/wiki/Beauty_Behind_the_Madness" xlink:type="simple">Beauty Behind the Madness</text:a></text:p>
          </table:table-cell>
          <table:table-cell table:style-name="ce8" office:value-type="float" office:value="748" calcext:value-type="float">
            <text:p>748</text:p>
          </table:table-cell>
          <table:table-cell table:style-name="ce34" office:value-type="date" office:date-value="2015-05-27" calcext:value-type="date">
            <text:p>27 May, 2015</text:p>
          </table:table-cell>
          <table:table-cell table:style-name="ce26" office:value-type="string" calcext:value-type="string">
            <text:p><text:a xlink:href="https://en.wikipedia.org/wiki/The_Hills_(song)" xlink:type="simple">"The Hills"</text:a></text:p>
          </table:table-cell>
          <table:table-cell table:formula="of:=LOG10([.E65])" office:value-type="float" office:value="2.87390159786446" calcext:value-type="float">
            <text:p>2.87390159786446</text:p>
          </table:table-cell>
          <table:table-cell table:style-name="ce35" table:formula="of:=LOG10([.A65])" office:value-type="float" office:value="1.80617997398389" calcext:value-type="float">
            <text:p>1.80617997398389</text:p>
          </table:table-cell>
          <table:table-cell table:number-columns-repeated="1015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style-name="ce26" office:value-type="string" calcext:value-type="string">
            <text:p><text:a xlink:href="https://en.wikipedia.org/wiki/Mi_Gente_(J_Balvin_and_Willy_William_song)" xlink:type="simple">"Mi Gente"</text:a></text:p>
          </table:table-cell>
          <table:table-cell table:style-name="ce6" office:value-type="string" calcext:value-type="string">
            <text:p>J Balvin and Willy William</text:p>
          </table:table-cell>
          <table:table-cell table:style-name="ce27" office:value-type="string" calcext:value-type="string">
            <text:p><text:a xlink:href="https://en.wikipedia.org/wiki/Vibras_(album)" xlink:type="simple">Vibras</text:a></text:p>
          </table:table-cell>
          <table:table-cell table:style-name="ce8" office:value-type="float" office:value="747" calcext:value-type="float">
            <text:p>747</text:p>
          </table:table-cell>
          <table:table-cell table:style-name="ce34" office:value-type="date" office:date-value="2017-06-30" calcext:value-type="date">
            <text:p>30 June, 2017</text:p>
          </table:table-cell>
          <table:table-cell table:style-name="ce26" office:value-type="string" calcext:value-type="string">
            <text:p><text:a xlink:href="https://en.wikipedia.org/wiki/Mi_Gente_(J_Balvin_and_Willy_William_song)" xlink:type="simple">"Mi Gente"</text:a></text:p>
          </table:table-cell>
          <table:table-cell table:formula="of:=LOG10([.E66])" office:value-type="float" office:value="2.8733206018154" calcext:value-type="float">
            <text:p>2.8733206018154</text:p>
          </table:table-cell>
          <table:table-cell table:style-name="ce35" table:formula="of:=LOG10([.A66])" office:value-type="float" office:value="1.81291335664286" calcext:value-type="float">
            <text:p>1.81291335664286</text:p>
          </table:table-cell>
          <table:table-cell table:number-columns-repeated="1015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table:style-name="ce26" office:value-type="string" calcext:value-type="string">
            <text:p><text:a xlink:href="https://en.wikipedia.org/wiki/Me,_Myself_%26_I_(G-Eazy_and_Bebe_Rexha_song)" xlink:type="simple">"Me, Myself &amp; I"</text:a></text:p>
          </table:table-cell>
          <table:table-cell table:style-name="ce6" office:value-type="string" calcext:value-type="string">
            <text:p>G-Eazy and Bebe Rexha</text:p>
          </table:table-cell>
          <table:table-cell table:style-name="ce27" office:value-type="string" calcext:value-type="string">
            <text:p><text:a xlink:href="https://en.wikipedia.org/wiki/When_It%27s_Dark_Out" xlink:type="simple">When It's Dark Out</text:a></text:p>
          </table:table-cell>
          <table:table-cell table:style-name="ce8" office:value-type="float" office:value="745" calcext:value-type="float">
            <text:p>745</text:p>
          </table:table-cell>
          <table:table-cell table:style-name="ce34" office:value-type="date" office:date-value="2015-10-14" calcext:value-type="date">
            <text:p>14 October, 2015</text:p>
          </table:table-cell>
          <table:table-cell table:style-name="ce26" office:value-type="string" calcext:value-type="string">
            <text:p><text:a xlink:href="https://en.wikipedia.org/wiki/Me,_Myself_%26_I_(G-Eazy_and_Bebe_Rexha_song)" xlink:type="simple">"Me, Myself &amp; I"</text:a></text:p>
          </table:table-cell>
          <table:table-cell table:formula="of:=LOG10([.E67])" office:value-type="float" office:value="2.87215627274829" calcext:value-type="float">
            <text:p>2.87215627274829</text:p>
          </table:table-cell>
          <table:table-cell table:style-name="ce35" table:formula="of:=LOG10([.A67])" office:value-type="float" office:value="1.81954393554187" calcext:value-type="float">
            <text:p>1.81954393554187</text:p>
          </table:table-cell>
          <table:table-cell table:number-columns-repeated="1015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26" office:value-type="string" calcext:value-type="string">
            <text:p><text:a xlink:href="https://en.wikipedia.org/wiki/Where_Are_%C3%9C_Now" xlink:type="simple">"Where Are Ü Now"</text:a></text:p>
          </table:table-cell>
          <table:table-cell table:style-name="ce6" office:value-type="string" calcext:value-type="string">
            <text:p>Jack Ü with Justin Bieber</text:p>
          </table:table-cell>
          <table:table-cell table:style-name="ce31" office:value-type="string" calcext:value-type="string">
            <text:p>Skrillex and Diplo Present Jack Ü &amp; Purpose</text:p>
          </table:table-cell>
          <table:table-cell table:style-name="ce8" office:value-type="float" office:value="742" calcext:value-type="float">
            <text:p>742</text:p>
          </table:table-cell>
          <table:table-cell table:style-name="ce34" office:value-type="date" office:date-value="2015-02-27" calcext:value-type="date">
            <text:p>27 February, 2015</text:p>
          </table:table-cell>
          <table:table-cell table:style-name="ce26" office:value-type="string" calcext:value-type="string">
            <text:p><text:a xlink:href="https://en.wikipedia.org/wiki/Where_Are_%C3%9C_Now" xlink:type="simple">"Where Are Ü Now"</text:a></text:p>
          </table:table-cell>
          <table:table-cell table:formula="of:=LOG10([.E68])" office:value-type="float" office:value="2.87040390527903" calcext:value-type="float">
            <text:p>2.87040390527903</text:p>
          </table:table-cell>
          <table:table-cell table:style-name="ce35" table:formula="of:=LOG10([.A68])" office:value-type="float" office:value="1.82607480270083" calcext:value-type="float">
            <text:p>1.82607480270083</text:p>
          </table:table-cell>
          <table:table-cell table:number-columns-repeated="1015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table:style-name="ce26" office:value-type="string" calcext:value-type="string">
            <text:p><text:a xlink:href="https://en.wikipedia.org/wiki/Wake_Me_Up_(Avicii_song)" xlink:type="simple">"Wake Me Up"</text:a></text:p>
          </table:table-cell>
          <table:table-cell table:style-name="ce5" office:value-type="string" calcext:value-type="string">
            <text:p><text:a xlink:href="https://en.wikipedia.org/wiki/Avicii" xlink:type="simple">Avicii</text:a></text:p>
          </table:table-cell>
          <table:table-cell table:style-name="ce32" table:formula="of:=TRUE()" office:value-type="float" office:value="1" calcext:value-type="float">
            <text:p>1</text:p>
          </table:table-cell>
          <table:table-cell table:style-name="ce8" office:value-type="float" office:value="742" calcext:value-type="float">
            <text:p>742</text:p>
          </table:table-cell>
          <table:table-cell table:style-name="ce34" office:value-type="date" office:date-value="2013-06-17" calcext:value-type="date">
            <text:p>17 June, 2013</text:p>
          </table:table-cell>
          <table:table-cell table:style-name="ce26" office:value-type="string" calcext:value-type="string">
            <text:p><text:a xlink:href="https://en.wikipedia.org/wiki/Wake_Me_Up_(Avicii_song)" xlink:type="simple">"Wake Me Up"</text:a></text:p>
          </table:table-cell>
          <table:table-cell table:formula="of:=LOG10([.E69])" office:value-type="float" office:value="2.87040390527903" calcext:value-type="float">
            <text:p>2.87040390527903</text:p>
          </table:table-cell>
          <table:table-cell table:style-name="ce35" table:formula="of:=LOG10([.A69])" office:value-type="float" office:value="1.83250891270624" calcext:value-type="float">
            <text:p>1.83250891270624</text:p>
          </table:table-cell>
          <table:table-cell table:number-columns-repeated="1015"/>
        </table:table-row>
        <table:table-row table:style-name="ro1">
          <table:table-cell table:style-name="ce8" office:value-type="float" office:value="69" calcext:value-type="float">
            <text:p>69</text:p>
          </table:table-cell>
          <table:table-cell table:style-name="ce26" office:value-type="string" calcext:value-type="string">
            <text:p><text:a xlink:href="https://en.wikipedia.org/wiki/Ride_(Twenty_One_Pilots_song)" xlink:type="simple">"Ride"</text:a></text:p>
          </table:table-cell>
          <table:table-cell table:style-name="ce5" office:value-type="string" calcext:value-type="string">
            <text:p><text:a xlink:href="https://en.wikipedia.org/wiki/Twenty_One_Pilots" xlink:type="simple">Twenty One Pilots</text:a></text:p>
          </table:table-cell>
          <table:table-cell table:style-name="ce27" office:value-type="string" calcext:value-type="string">
            <text:p><text:a xlink:href="https://en.wikipedia.org/wiki/Blurryface" xlink:type="simple">Blurryface</text:a></text:p>
          </table:table-cell>
          <table:table-cell table:style-name="ce8" office:value-type="float" office:value="737" calcext:value-type="float">
            <text:p>737</text:p>
          </table:table-cell>
          <table:table-cell table:style-name="ce34" office:value-type="date" office:date-value="2016-04-12" calcext:value-type="date">
            <text:p>12 April, 2016</text:p>
          </table:table-cell>
          <table:table-cell table:style-name="ce26" office:value-type="string" calcext:value-type="string">
            <text:p><text:a xlink:href="https://en.wikipedia.org/wiki/Ride_(Twenty_One_Pilots_song)" xlink:type="simple">"Ride"</text:a></text:p>
          </table:table-cell>
          <table:table-cell table:formula="of:=LOG10([.E70])" office:value-type="float" office:value="2.86746748785905" calcext:value-type="float">
            <text:p>2.86746748785905</text:p>
          </table:table-cell>
          <table:table-cell table:style-name="ce35" table:formula="of:=LOG10([.A70])" office:value-type="float" office:value="1.83884909073726" calcext:value-type="float">
            <text:p>1.83884909073726</text:p>
          </table:table-cell>
          <table:table-cell table:number-columns-repeated="1015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26" office:value-type="string" calcext:value-type="string">
            <text:p><text:a xlink:href="https://en.wikipedia.org/wiki/Can%27t_Hold_Us" xlink:type="simple">"Can't Hold Us"</text:a></text:p>
          </table:table-cell>
          <table:table-cell table:style-name="ce6" office:value-type="string" calcext:value-type="string">
            <text:p>Macklemore &amp; Ryan Lewis featuring Ray Dalton</text:p>
          </table:table-cell>
          <table:table-cell table:style-name="ce27" office:value-type="string" calcext:value-type="string">
            <text:p><text:a xlink:href="https://en.wikipedia.org/wiki/The_Heist_(album)" xlink:type="simple">The Heist</text:a></text:p>
          </table:table-cell>
          <table:table-cell table:style-name="ce8" office:value-type="float" office:value="733" calcext:value-type="float">
            <text:p>733</text:p>
          </table:table-cell>
          <table:table-cell table:style-name="ce34" office:value-type="date" office:date-value="2011-08-16" calcext:value-type="date">
            <text:p>16 August, 2011</text:p>
          </table:table-cell>
          <table:table-cell table:style-name="ce26" office:value-type="string" calcext:value-type="string">
            <text:p><text:a xlink:href="https://en.wikipedia.org/wiki/Can%27t_Hold_Us" xlink:type="simple">"Can't Hold Us"</text:a></text:p>
          </table:table-cell>
          <table:table-cell table:formula="of:=LOG10([.E71])" office:value-type="float" office:value="2.86510397464113" calcext:value-type="float">
            <text:p>2.86510397464113</text:p>
          </table:table-cell>
          <table:table-cell table:style-name="ce35" table:formula="of:=LOG10([.A71])" office:value-type="float" office:value="1.84509804001426" calcext:value-type="float">
            <text:p>1.84509804001426</text:p>
          </table:table-cell>
          <table:table-cell table:number-columns-repeated="1015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table:style-name="ce26" office:value-type="string" calcext:value-type="string">
            <text:p><text:a xlink:href="https://en.wikipedia.org/wiki/Cake_by_the_Ocean" xlink:type="simple">"Cake by the Ocean"</text:a></text:p>
          </table:table-cell>
          <table:table-cell table:style-name="ce5" office:value-type="string" calcext:value-type="string">
            <text:p><text:a xlink:href="https://en.wikipedia.org/wiki/DNCE" xlink:type="simple">DNCE</text:a></text:p>
          </table:table-cell>
          <table:table-cell table:style-name="ce27" office:value-type="string" calcext:value-type="string">
            <text:p><text:a xlink:href="https://en.wikipedia.org/wiki/DNCE_(album)" xlink:type="simple">DNCE</text:a></text:p>
          </table:table-cell>
          <table:table-cell table:style-name="ce8" office:value-type="float" office:value="731" calcext:value-type="float">
            <text:p>731</text:p>
          </table:table-cell>
          <table:table-cell table:style-name="ce34" office:value-type="date" office:date-value="2017-01-31" calcext:value-type="date">
            <text:p>31 January, 2017</text:p>
          </table:table-cell>
          <table:table-cell table:style-name="ce26" office:value-type="string" calcext:value-type="string">
            <text:p><text:a xlink:href="https://en.wikipedia.org/wiki/Cake_by_the_Ocean" xlink:type="simple">"Cake by the Ocean"</text:a></text:p>
          </table:table-cell>
          <table:table-cell table:formula="of:=LOG10([.E72])" office:value-type="float" office:value="2.86391737695786" calcext:value-type="float">
            <text:p>2.86391737695786</text:p>
          </table:table-cell>
          <table:table-cell table:style-name="ce35" table:formula="of:=LOG10([.A72])" office:value-type="float" office:value="1.85125834871908" calcext:value-type="float">
            <text:p>1.85125834871908</text:p>
          </table:table-cell>
          <table:table-cell table:number-columns-repeated="1015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style-name="ce26" office:value-type="string" calcext:value-type="string">
            <text:p><text:a xlink:href="https://en.wikipedia.org/wiki/In_the_Name_of_Love_(Martin_Garrix_and_Bebe_Rexha_song)" xlink:type="simple">"In the Name of Love"</text:a></text:p>
          </table:table-cell>
          <table:table-cell table:style-name="ce6" office:value-type="string" calcext:value-type="string">
            <text:p>Martin Garrix and Bebe Rexha</text:p>
          </table:table-cell>
          <table:table-cell table:style-name="ce28" office:value-type="string" calcext:value-type="string">
            <text:p>Non-album single</text:p>
          </table:table-cell>
          <table:table-cell table:style-name="ce8" office:value-type="float" office:value="729" calcext:value-type="float">
            <text:p>729</text:p>
          </table:table-cell>
          <table:table-cell table:style-name="ce34" office:value-type="date" office:date-value="2016-07-26" calcext:value-type="date">
            <text:p>26 July, 2016</text:p>
          </table:table-cell>
          <table:table-cell table:style-name="ce26" office:value-type="string" calcext:value-type="string">
            <text:p><text:a xlink:href="https://en.wikipedia.org/wiki/In_the_Name_of_Love_(Martin_Garrix_and_Bebe_Rexha_song)" xlink:type="simple">"In the Name of Love"</text:a></text:p>
          </table:table-cell>
          <table:table-cell table:formula="of:=LOG10([.E73])" office:value-type="float" office:value="2.86272752831797" calcext:value-type="float">
            <text:p>2.86272752831797</text:p>
          </table:table-cell>
          <table:table-cell table:style-name="ce35" table:formula="of:=LOG10([.A73])" office:value-type="float" office:value="1.85733249643127" calcext:value-type="float">
            <text:p>1.85733249643127</text:p>
          </table:table-cell>
          <table:table-cell table:number-columns-repeated="1015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table:style-name="ce26" office:value-type="string" calcext:value-type="string">
            <text:p><text:a xlink:href="https://en.wikipedia.org/wiki/Lush_Life_(Zara_Larsson_song)" xlink:type="simple">"Lush Life"</text:a></text:p>
          </table:table-cell>
          <table:table-cell table:style-name="ce5" office:value-type="string" calcext:value-type="string">
            <text:p><text:a xlink:href="https://en.wikipedia.org/wiki/Zara_Larsson" xlink:type="simple">Zara Larsson</text:a></text:p>
          </table:table-cell>
          <table:table-cell table:style-name="ce27" office:value-type="string" calcext:value-type="string">
            <text:p><text:a xlink:href="https://en.wikipedia.org/wiki/So_Good_(Zara_Larsson_album)" xlink:type="simple">So Good</text:a></text:p>
          </table:table-cell>
          <table:table-cell table:style-name="ce8" office:value-type="float" office:value="725" calcext:value-type="float">
            <text:p>725</text:p>
          </table:table-cell>
          <table:table-cell table:style-name="ce34" office:value-type="date" office:date-value="2015-06-05" calcext:value-type="date">
            <text:p>5 June, 2015</text:p>
          </table:table-cell>
          <table:table-cell table:style-name="ce26" office:value-type="string" calcext:value-type="string">
            <text:p><text:a xlink:href="https://en.wikipedia.org/wiki/Lush_Life_(Zara_Larsson_song)" xlink:type="simple">"Lush Life"</text:a></text:p>
          </table:table-cell>
          <table:table-cell table:formula="of:=LOG10([.E74])" office:value-type="float" office:value="2.86033800657099" calcext:value-type="float">
            <text:p>2.86033800657099</text:p>
          </table:table-cell>
          <table:table-cell table:style-name="ce35" table:formula="of:=LOG10([.A74])" office:value-type="float" office:value="1.86332286012046" calcext:value-type="float">
            <text:p>1.86332286012046</text:p>
          </table:table-cell>
          <table:table-cell table:number-columns-repeated="1015"/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table:style-name="ce26" office:value-type="string" calcext:value-type="string">
            <text:p><text:a xlink:href="https://en.wikipedia.org/wiki/Love_Me_like_You_Do" xlink:type="simple">"Love Me like You Do"</text:a></text:p>
          </table:table-cell>
          <table:table-cell table:style-name="ce5" office:value-type="string" calcext:value-type="string">
            <text:p><text:a xlink:href="https://en.wikipedia.org/wiki/Ellie_Goulding" xlink:type="simple">Ellie Goulding</text:a></text:p>
          </table:table-cell>
          <table:table-cell table:style-name="ce27" office:value-type="string" calcext:value-type="string">
            <text:p><text:a xlink:href="https://en.wikipedia.org/wiki/Delirium_(Ellie_Goulding_album)" xlink:type="simple">Delirium</text:a></text:p>
          </table:table-cell>
          <table:table-cell table:style-name="ce8" office:value-type="float" office:value="722" calcext:value-type="float">
            <text:p>722</text:p>
          </table:table-cell>
          <table:table-cell table:style-name="ce34" office:value-type="date" office:date-value="2015-01-07" calcext:value-type="date">
            <text:p>7 January, 2015</text:p>
          </table:table-cell>
          <table:table-cell table:style-name="ce26" office:value-type="string" calcext:value-type="string">
            <text:p><text:a xlink:href="https://en.wikipedia.org/wiki/Love_Me_like_You_Do" xlink:type="simple">"Love Me like You Do"</text:a></text:p>
          </table:table-cell>
          <table:table-cell table:formula="of:=LOG10([.E75])" office:value-type="float" office:value="2.85853719756964" calcext:value-type="float">
            <text:p>2.85853719756964</text:p>
          </table:table-cell>
          <table:table-cell table:style-name="ce35" table:formula="of:=LOG10([.A75])" office:value-type="float" office:value="1.86923171973098" calcext:value-type="float">
            <text:p>1.86923171973098</text:p>
          </table:table-cell>
          <table:table-cell table:number-columns-repeated="1015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26" office:value-type="string" calcext:value-type="string">
            <text:p><text:a xlink:href="https://en.wikipedia.org/wiki/Side_to_Side" xlink:type="simple">"Side to Side"</text:a></text:p>
          </table:table-cell>
          <table:table-cell table:style-name="ce6" office:value-type="string" calcext:value-type="string">
            <text:p>Ariana Grande featuring Nicki Minaj</text:p>
          </table:table-cell>
          <table:table-cell table:style-name="ce27" office:value-type="string" calcext:value-type="string">
            <text:p><text:a xlink:href="https://en.wikipedia.org/wiki/Dangerous_Woman_(album)" xlink:type="simple">Dangerous Woman</text:a></text:p>
          </table:table-cell>
          <table:table-cell table:style-name="ce8" office:value-type="float" office:value="720" calcext:value-type="float">
            <text:p>720</text:p>
          </table:table-cell>
          <table:table-cell table:style-name="ce34" office:value-type="date" office:date-value="2016-05-20" calcext:value-type="date">
            <text:p>20 May, 2016</text:p>
          </table:table-cell>
          <table:table-cell table:style-name="ce26" office:value-type="string" calcext:value-type="string">
            <text:p><text:a xlink:href="https://en.wikipedia.org/wiki/Side_to_Side" xlink:type="simple">"Side to Side"</text:a></text:p>
          </table:table-cell>
          <table:table-cell table:formula="of:=LOG10([.E76])" office:value-type="float" office:value="2.85733249643127" calcext:value-type="float">
            <text:p>2.85733249643127</text:p>
          </table:table-cell>
          <table:table-cell table:style-name="ce35" table:formula="of:=LOG10([.A76])" office:value-type="float" office:value="1.8750612633917" calcext:value-type="float">
            <text:p>1.8750612633917</text:p>
          </table:table-cell>
          <table:table-cell table:number-columns-repeated="1015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26" office:value-type="string" calcext:value-type="string">
            <text:p><text:a xlink:href="https://en.wikipedia.org/wiki/Me_Reh%C3%BAso" xlink:type="simple">"Me Rehúso"</text:a></text:p>
          </table:table-cell>
          <table:table-cell table:style-name="ce5" office:value-type="string" calcext:value-type="string">
            <text:p><text:a xlink:href="https://en.wikipedia.org/wiki/Danny_Ocean_(singer)" xlink:type="simple">Danny Ocean</text:a></text:p>
          </table:table-cell>
          <table:table-cell table:style-name="ce28" office:value-type="string" calcext:value-type="string">
            <text:p>Non-album single</text:p>
          </table:table-cell>
          <table:table-cell table:style-name="ce8" office:value-type="float" office:value="716" calcext:value-type="float">
            <text:p>716</text:p>
          </table:table-cell>
          <table:table-cell table:style-name="ce34" office:value-type="date" office:date-value="2016-09-16" calcext:value-type="date">
            <text:p>16 September, 2016</text:p>
          </table:table-cell>
          <table:table-cell table:style-name="ce26" office:value-type="string" calcext:value-type="string">
            <text:p><text:a xlink:href="https://en.wikipedia.org/wiki/Me_Reh%C3%BAso" xlink:type="simple">"Me Rehúso"</text:a></text:p>
          </table:table-cell>
          <table:table-cell table:formula="of:=LOG10([.E77])" office:value-type="float" office:value="2.85491302230786" calcext:value-type="float">
            <text:p>2.85491302230786</text:p>
          </table:table-cell>
          <table:table-cell table:style-name="ce35" table:formula="of:=LOG10([.A77])" office:value-type="float" office:value="1.88081359228079" calcext:value-type="float">
            <text:p>1.88081359228079</text:p>
          </table:table-cell>
          <table:table-cell table:number-columns-repeated="1015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style-name="ce26" office:value-type="string" calcext:value-type="string">
            <text:p><text:a xlink:href="https://en.wikipedia.org/wiki/I_Hate_U,_I_Love_U" xlink:type="simple">"i hate u, i love u"</text:a></text:p>
          </table:table-cell>
          <table:table-cell table:style-name="ce6" office:value-type="string" calcext:value-type="string">
            <text:p>gnash featuring Olivia O'Brien</text:p>
          </table:table-cell>
          <table:table-cell table:style-name="ce33" office:value-type="string" calcext:value-type="string">
            <text:p>us</text:p>
          </table:table-cell>
          <table:table-cell table:style-name="ce8" office:value-type="float" office:value="715" calcext:value-type="float">
            <text:p>715</text:p>
          </table:table-cell>
          <table:table-cell table:style-name="ce34" office:value-type="date" office:date-value="2016-02-17" calcext:value-type="date">
            <text:p>17 February, 2016</text:p>
          </table:table-cell>
          <table:table-cell table:style-name="ce26" office:value-type="string" calcext:value-type="string">
            <text:p><text:a xlink:href="https://en.wikipedia.org/wiki/I_Hate_U,_I_Love_U" xlink:type="simple">"i hate u, i love u"</text:a></text:p>
          </table:table-cell>
          <table:table-cell table:formula="of:=LOG10([.E78])" office:value-type="float" office:value="2.85430604180108" calcext:value-type="float">
            <text:p>2.85430604180108</text:p>
          </table:table-cell>
          <table:table-cell table:style-name="ce35" table:formula="of:=LOG10([.A78])" office:value-type="float" office:value="1.88649072517248" calcext:value-type="float">
            <text:p>1.88649072517248</text:p>
          </table:table-cell>
          <table:table-cell table:number-columns-repeated="1015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26" office:value-type="string" calcext:value-type="string">
            <text:p><text:a xlink:href="https://en.wikipedia.org/wiki/Demons_(Imagine_Dragons_song)" xlink:type="simple">"Demons"</text:a></text:p>
          </table:table-cell>
          <table:table-cell table:style-name="ce5" office:value-type="string" calcext:value-type="string">
            <text:p><text:a xlink:href="https://en.wikipedia.org/wiki/Imagine_Dragons" xlink:type="simple">Imagine Dragons</text:a></text:p>
          </table:table-cell>
          <table:table-cell table:style-name="ce27" office:value-type="string" calcext:value-type="string">
            <text:p><text:a xlink:href="https://en.wikipedia.org/wiki/Night_Visions" xlink:type="simple">Night Visions</text:a></text:p>
          </table:table-cell>
          <table:table-cell table:style-name="ce8" office:value-type="float" office:value="710" calcext:value-type="float">
            <text:p>710</text:p>
          </table:table-cell>
          <table:table-cell table:style-name="ce34" office:value-type="date" office:date-value="2012-09-04" calcext:value-type="date">
            <text:p>4 September, 2012</text:p>
          </table:table-cell>
          <table:table-cell table:style-name="ce26" office:value-type="string" calcext:value-type="string">
            <text:p><text:a xlink:href="https://en.wikipedia.org/wiki/Demons_(Imagine_Dragons_song)" xlink:type="simple">"Demons"</text:a></text:p>
          </table:table-cell>
          <table:table-cell table:formula="of:=LOG10([.E79])" office:value-type="float" office:value="2.85125834871908" calcext:value-type="float">
            <text:p>2.85125834871908</text:p>
          </table:table-cell>
          <table:table-cell table:style-name="ce35" table:formula="of:=LOG10([.A79])" office:value-type="float" office:value="1.89209460269048" calcext:value-type="float">
            <text:p>1.89209460269048</text:p>
          </table:table-cell>
          <table:table-cell table:number-columns-repeated="1015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26" office:value-type="string" calcext:value-type="string">
            <text:p><text:a xlink:href="https://en.wikipedia.org/wiki/I_Feel_It_Coming" xlink:type="simple">"I Feel It Coming"</text:a></text:p>
          </table:table-cell>
          <table:table-cell table:style-name="ce6" office:value-type="string" calcext:value-type="string">
            <text:p>The Weeknd featuring Daft Punk</text:p>
          </table:table-cell>
          <table:table-cell table:style-name="ce27" office:value-type="string" calcext:value-type="string">
            <text:p><text:a xlink:href="https://en.wikipedia.org/wiki/Starboy_(album)" xlink:type="simple">Starboy</text:a></text:p>
          </table:table-cell>
          <table:table-cell table:style-name="ce8" office:value-type="float" office:value="696" calcext:value-type="float">
            <text:p>696</text:p>
          </table:table-cell>
          <table:table-cell table:style-name="ce34" office:value-type="date" office:date-value="2016-11-25" calcext:value-type="date">
            <text:p>25 November, 2016</text:p>
          </table:table-cell>
          <table:table-cell table:style-name="ce26" office:value-type="string" calcext:value-type="string">
            <text:p><text:a xlink:href="https://en.wikipedia.org/wiki/I_Feel_It_Coming" xlink:type="simple">"I Feel It Coming"</text:a></text:p>
          </table:table-cell>
          <table:table-cell table:formula="of:=LOG10([.E80])" office:value-type="float" office:value="2.84260923961056" calcext:value-type="float">
            <text:p>2.84260923961056</text:p>
          </table:table-cell>
          <table:table-cell table:style-name="ce35" table:formula="of:=LOG10([.A80])" office:value-type="float" office:value="1.89762709129044" calcext:value-type="float">
            <text:p>1.89762709129044</text:p>
          </table:table-cell>
          <table:table-cell table:number-columns-repeated="1015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26" office:value-type="string" calcext:value-type="string">
            <text:p><text:a xlink:href="https://en.wikipedia.org/wiki/1-800-273-8255_(song)" xlink:type="simple">"1-800-273-8255"</text:a></text:p>
          </table:table-cell>
          <table:table-cell table:style-name="ce6" office:value-type="string" calcext:value-type="string">
            <text:p>Logic featuring Alessia Cara and Khalid</text:p>
          </table:table-cell>
          <table:table-cell table:style-name="ce27" office:value-type="string" calcext:value-type="string">
            <text:p><text:a xlink:href="https://en.wikipedia.org/wiki/Everybody_(Logic_album)" xlink:type="simple">Everybody</text:a></text:p>
          </table:table-cell>
          <table:table-cell table:style-name="ce8" office:value-type="float" office:value="692" calcext:value-type="float">
            <text:p>692</text:p>
          </table:table-cell>
          <table:table-cell table:style-name="ce34" office:value-type="date" office:date-value="2017-05-05" calcext:value-type="date">
            <text:p>5 May, 2017</text:p>
          </table:table-cell>
          <table:table-cell table:style-name="ce26" office:value-type="string" calcext:value-type="string">
            <text:p><text:a xlink:href="https://en.wikipedia.org/wiki/1-800-273-8255_(song)" xlink:type="simple">"1-800-273-8255"</text:a></text:p>
          </table:table-cell>
          <table:table-cell table:formula="of:=LOG10([.E81])" office:value-type="float" office:value="2.84010609445676" calcext:value-type="float">
            <text:p>2.84010609445676</text:p>
          </table:table-cell>
          <table:table-cell table:style-name="ce35" table:formula="of:=LOG10([.A81])" office:value-type="float" office:value="1.90308998699194" calcext:value-type="float">
            <text:p>1.90308998699194</text:p>
          </table:table-cell>
          <table:table-cell table:number-columns-repeated="1015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26" office:value-type="string" calcext:value-type="string">
            <text:p><text:a xlink:href="https://en.wikipedia.org/wiki/Too_Good" xlink:type="simple">"Too Good"</text:a></text:p>
          </table:table-cell>
          <table:table-cell table:style-name="ce6" office:value-type="string" calcext:value-type="string">
            <text:p>Drake featuring Rihanna</text:p>
          </table:table-cell>
          <table:table-cell table:style-name="ce27" office:value-type="string" calcext:value-type="string">
            <text:p><text:a xlink:href="https://en.wikipedia.org/wiki/Views_(album)" xlink:type="simple">Views</text:a></text:p>
          </table:table-cell>
          <table:table-cell table:style-name="ce8" office:value-type="float" office:value="689" calcext:value-type="float">
            <text:p>689</text:p>
          </table:table-cell>
          <table:table-cell table:style-name="ce34" office:value-type="date" office:date-value="2016-07-26" calcext:value-type="date">
            <text:p>26 July, 2016</text:p>
          </table:table-cell>
          <table:table-cell table:style-name="ce26" office:value-type="string" calcext:value-type="string">
            <text:p><text:a xlink:href="https://en.wikipedia.org/wiki/Too_Good" xlink:type="simple">"Too Good"</text:a></text:p>
          </table:table-cell>
          <table:table-cell table:formula="of:=LOG10([.E82])" office:value-type="float" office:value="2.83821922190763" calcext:value-type="float">
            <text:p>2.83821922190763</text:p>
          </table:table-cell>
          <table:table-cell table:style-name="ce35" table:formula="of:=LOG10([.A82])" office:value-type="float" office:value="1.90848501887865" calcext:value-type="float">
            <text:p>1.90848501887865</text:p>
          </table:table-cell>
          <table:table-cell table:number-columns-repeated="1015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26" office:value-type="string" calcext:value-type="string">
            <text:p><text:a xlink:href="https://en.wikipedia.org/wiki/Stay_(Zedd_and_Alessia_Cara_song)" xlink:type="simple">"Stay"</text:a></text:p>
          </table:table-cell>
          <table:table-cell table:style-name="ce6" office:value-type="string" calcext:value-type="string">
            <text:p>Zedd and Alessia Cara</text:p>
          </table:table-cell>
          <table:table-cell table:style-name="ce28" office:value-type="string" calcext:value-type="string">
            <text:p>Non-album single</text:p>
          </table:table-cell>
          <table:table-cell table:style-name="ce8" office:value-type="float" office:value="686" calcext:value-type="float">
            <text:p>686</text:p>
          </table:table-cell>
          <table:table-cell table:style-name="ce34" office:value-type="date" office:date-value="2017-02-23" calcext:value-type="date">
            <text:p>23 February, 2017</text:p>
          </table:table-cell>
          <table:table-cell table:style-name="ce26" office:value-type="string" calcext:value-type="string">
            <text:p><text:a xlink:href="https://en.wikipedia.org/wiki/Stay_(Zedd_and_Alessia_Cara_song)" xlink:type="simple">"Stay"</text:a></text:p>
          </table:table-cell>
          <table:table-cell table:formula="of:=LOG10([.E83])" office:value-type="float" office:value="2.83632411570675" calcext:value-type="float">
            <text:p>2.83632411570675</text:p>
          </table:table-cell>
          <table:table-cell table:style-name="ce35" table:formula="of:=LOG10([.A83])" office:value-type="float" office:value="1.91381385238372" calcext:value-type="float">
            <text:p>1.91381385238372</text:p>
          </table:table-cell>
          <table:table-cell table:number-columns-repeated="1015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table:style-name="ce26" office:value-type="string" calcext:value-type="string">
            <text:p><text:a xlink:href="https://en.wikipedia.org/wiki/Riptide_(Vance_Joy_song)" xlink:type="simple">"Riptide"</text:a></text:p>
          </table:table-cell>
          <table:table-cell table:style-name="ce5" office:value-type="string" calcext:value-type="string">
            <text:p><text:a xlink:href="https://en.wikipedia.org/wiki/Vance_Joy" xlink:type="simple">Vance Joy</text:a></text:p>
          </table:table-cell>
          <table:table-cell table:style-name="ce27" office:value-type="string" calcext:value-type="string">
            <text:p><text:a xlink:href="https://en.wikipedia.org/wiki/Dream_Your_Life_Away" xlink:type="simple">Dream Your Life Away</text:a></text:p>
          </table:table-cell>
          <table:table-cell table:style-name="ce8" office:value-type="float" office:value="682" calcext:value-type="float">
            <text:p>682</text:p>
          </table:table-cell>
          <table:table-cell table:style-name="ce34" office:value-type="date" office:date-value="2013-05-21" calcext:value-type="date">
            <text:p>21 May, 2013</text:p>
          </table:table-cell>
          <table:table-cell table:style-name="ce26" office:value-type="string" calcext:value-type="string">
            <text:p><text:a xlink:href="https://en.wikipedia.org/wiki/Riptide_(Vance_Joy_song)" xlink:type="simple">"Riptide"</text:a></text:p>
          </table:table-cell>
          <table:table-cell table:formula="of:=LOG10([.E84])" office:value-type="float" office:value="2.83378437465648" calcext:value-type="float">
            <text:p>2.83378437465648</text:p>
          </table:table-cell>
          <table:table-cell table:style-name="ce35" table:formula="of:=LOG10([.A84])" office:value-type="float" office:value="1.91907809237607" calcext:value-type="float">
            <text:p>1.91907809237607</text:p>
          </table:table-cell>
          <table:table-cell table:number-columns-repeated="1015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table:style-name="ce26" office:value-type="string" calcext:value-type="string">
            <text:p><text:a xlink:href="https://en.wikipedia.org/wiki/Too_Good_at_Goodbyes" xlink:type="simple">"Too Good at Goodbyes"</text:a></text:p>
          </table:table-cell>
          <table:table-cell table:style-name="ce5" office:value-type="string" calcext:value-type="string">
            <text:p><text:a xlink:href="https://en.wikipedia.org/wiki/Sam_Smith_(singer)" xlink:type="simple">Sam Smith</text:a></text:p>
          </table:table-cell>
          <table:table-cell table:style-name="ce27" office:value-type="string" calcext:value-type="string">
            <text:p><text:a xlink:href="https://en.wikipedia.org/wiki/The_Thrill_of_It_All_(Sam_Smith_album)" xlink:type="simple">The Thrill of It All</text:a></text:p>
          </table:table-cell>
          <table:table-cell table:style-name="ce8" office:value-type="float" office:value="682" calcext:value-type="float">
            <text:p>682</text:p>
          </table:table-cell>
          <table:table-cell table:style-name="ce34" office:value-type="date" office:date-value="2017-09-08" calcext:value-type="date">
            <text:p>8 September, 2017</text:p>
          </table:table-cell>
          <table:table-cell table:style-name="ce26" office:value-type="string" calcext:value-type="string">
            <text:p><text:a xlink:href="https://en.wikipedia.org/wiki/Too_Good_at_Goodbyes" xlink:type="simple">"Too Good at Goodbyes"</text:a></text:p>
          </table:table-cell>
          <table:table-cell table:formula="of:=LOG10([.E85])" office:value-type="float" office:value="2.83378437465648" calcext:value-type="float">
            <text:p>2.83378437465648</text:p>
          </table:table-cell>
          <table:table-cell table:style-name="ce35" table:formula="of:=LOG10([.A85])" office:value-type="float" office:value="1.92427928606188" calcext:value-type="float">
            <text:p>1.92427928606188</text:p>
          </table:table-cell>
          <table:table-cell table:number-columns-repeated="1015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table:style-name="ce26" office:value-type="string" calcext:value-type="string">
            <text:p><text:a xlink:href="https://en.wikipedia.org/wiki/Mask_Off" xlink:type="simple">"Mask Off"</text:a></text:p>
          </table:table-cell>
          <table:table-cell table:style-name="ce5" office:value-type="string" calcext:value-type="string">
            <text:p><text:a xlink:href="https://en.wikipedia.org/wiki/Future_(rapper)" xlink:type="simple">Future</text:a></text:p>
          </table:table-cell>
          <table:table-cell table:style-name="ce27" office:value-type="string" calcext:value-type="string">
            <text:p><text:a xlink:href="https://en.wikipedia.org/wiki/Future_(Future_album)" xlink:type="simple">Future</text:a></text:p>
          </table:table-cell>
          <table:table-cell table:style-name="ce8" office:value-type="float" office:value="674" calcext:value-type="float">
            <text:p>674</text:p>
          </table:table-cell>
          <table:table-cell table:style-name="ce34" office:value-type="date" office:date-value="2017-02-17" calcext:value-type="date">
            <text:p>17 February, 2017</text:p>
          </table:table-cell>
          <table:table-cell table:style-name="ce26" office:value-type="string" calcext:value-type="string">
            <text:p><text:a xlink:href="https://en.wikipedia.org/wiki/Mask_Off" xlink:type="simple">"Mask Off"</text:a></text:p>
          </table:table-cell>
          <table:table-cell table:formula="of:=LOG10([.E86])" office:value-type="float" office:value="2.82865989653532" calcext:value-type="float">
            <text:p>2.82865989653532</text:p>
          </table:table-cell>
          <table:table-cell table:style-name="ce35" table:formula="of:=LOG10([.A86])" office:value-type="float" office:value="1.92941892571429" calcext:value-type="float">
            <text:p>1.92941892571429</text:p>
          </table:table-cell>
          <table:table-cell table:number-columns-repeated="1015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table:style-name="ce26" office:value-type="string" calcext:value-type="string">
            <text:p><text:a xlink:href="https://en.wikipedia.org/wiki/There%27s_Nothing_Holdin%27_Me_Back" xlink:type="simple">"There's Nothing Holdin' Me Back"</text:a></text:p>
          </table:table-cell>
          <table:table-cell table:style-name="ce5" office:value-type="string" calcext:value-type="string">
            <text:p><text:a xlink:href="https://en.wikipedia.org/wiki/Shawn_Mendes" xlink:type="simple">Shawn Mendes</text:a></text:p>
          </table:table-cell>
          <table:table-cell table:style-name="ce27" office:value-type="string" calcext:value-type="string">
            <text:p><text:a xlink:href="https://en.wikipedia.org/wiki/Illuminate_(Shawn_Mendes_album)" xlink:type="simple">Illuminate</text:a></text:p>
          </table:table-cell>
          <table:table-cell table:style-name="ce8" office:value-type="float" office:value="673" calcext:value-type="float">
            <text:p>673</text:p>
          </table:table-cell>
          <table:table-cell table:style-name="ce34" office:value-type="date" office:date-value="2017-04-20" calcext:value-type="date">
            <text:p>20 April, 2017</text:p>
          </table:table-cell>
          <table:table-cell table:style-name="ce26" office:value-type="string" calcext:value-type="string">
            <text:p><text:a xlink:href="https://en.wikipedia.org/wiki/There%27s_Nothing_Holdin%27_Me_Back" xlink:type="simple">"There's Nothing Holdin' Me Back"</text:a></text:p>
          </table:table-cell>
          <table:table-cell table:formula="of:=LOG10([.E87])" office:value-type="float" office:value="2.82801506422398" calcext:value-type="float">
            <text:p>2.82801506422398</text:p>
          </table:table-cell>
          <table:table-cell table:style-name="ce35" table:formula="of:=LOG10([.A87])" office:value-type="float" office:value="1.93449845124357" calcext:value-type="float">
            <text:p>1.93449845124357</text:p>
          </table:table-cell>
          <table:table-cell table:number-columns-repeated="1015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26" office:value-type="string" calcext:value-type="string">
            <text:p><text:a xlink:href="https://en.wikipedia.org/wiki/Starving_(song)" xlink:type="simple">"Starving"</text:a></text:p>
          </table:table-cell>
          <table:table-cell table:style-name="ce6" office:value-type="string" calcext:value-type="string">
            <text:p>Hailee Steinfeld and Grey featuring Zedd</text:p>
          </table:table-cell>
          <table:table-cell table:style-name="ce28" office:value-type="string" calcext:value-type="string">
            <text:p>Non-album single</text:p>
          </table:table-cell>
          <table:table-cell table:style-name="ce8" office:value-type="float" office:value="672" calcext:value-type="float">
            <text:p>672</text:p>
          </table:table-cell>
          <table:table-cell table:style-name="ce34" office:value-type="date" office:date-value="2016-07-19" calcext:value-type="date">
            <text:p>19 July, 2016</text:p>
          </table:table-cell>
          <table:table-cell table:style-name="ce26" office:value-type="string" calcext:value-type="string">
            <text:p><text:a xlink:href="https://en.wikipedia.org/wiki/Starving_(song)" xlink:type="simple">"Starving"</text:a></text:p>
          </table:table-cell>
          <table:table-cell table:formula="of:=LOG10([.E88])" office:value-type="float" office:value="2.82736927305383" calcext:value-type="float">
            <text:p>2.82736927305383</text:p>
          </table:table-cell>
          <table:table-cell table:style-name="ce35" table:formula="of:=LOG10([.A88])" office:value-type="float" office:value="1.93951925261862" calcext:value-type="float">
            <text:p>1.93951925261862</text:p>
          </table:table-cell>
          <table:table-cell table:number-columns-repeated="1015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26" office:value-type="string" calcext:value-type="string">
            <text:p><text:a xlink:href="https://en.wikipedia.org/wiki/Sad!" xlink:type="simple">"SAD!"</text:a></text:p>
          </table:table-cell>
          <table:table-cell table:style-name="ce5" office:value-type="string" calcext:value-type="string">
            <text:p><text:a xlink:href="https://en.wikipedia.org/wiki/XXXTENTACION" xlink:type="simple">XXXTENTACION</text:a></text:p>
          </table:table-cell>
          <table:table-cell table:style-name="ce27" office:value-type="string" calcext:value-type="string">
            <text:p><text:a xlink:href="https://en.wikipedia.org/wiki/%3F_(XXXTentacion_album)" xlink:type="simple">?</text:a></text:p>
          </table:table-cell>
          <table:table-cell table:style-name="ce8" office:value-type="float" office:value="668" calcext:value-type="float">
            <text:p>668</text:p>
          </table:table-cell>
          <table:table-cell table:style-name="ce34" office:value-type="date" office:date-value="2018-03-02" calcext:value-type="date">
            <text:p>2 March, 2018</text:p>
          </table:table-cell>
          <table:table-cell table:style-name="ce26" office:value-type="string" calcext:value-type="string">
            <text:p><text:a xlink:href="https://en.wikipedia.org/wiki/Sad!" xlink:type="simple">"SAD!"</text:a></text:p>
          </table:table-cell>
          <table:table-cell table:formula="of:=LOG10([.E89])" office:value-type="float" office:value="2.82477646247555" calcext:value-type="float">
            <text:p>2.82477646247555</text:p>
          </table:table-cell>
          <table:table-cell table:style-name="ce35" table:formula="of:=LOG10([.A89])" office:value-type="float" office:value="1.94448267215017" calcext:value-type="float">
            <text:p>1.94448267215017</text:p>
          </table:table-cell>
          <table:table-cell table:number-columns-repeated="1015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table:style-name="ce26" office:value-type="string" calcext:value-type="string">
            <text:p><text:a xlink:href="https://en.wikipedia.org/wiki/Fast_Car#Jonas_Blue_version" xlink:type="simple">"Fast Car"</text:a></text:p>
          </table:table-cell>
          <table:table-cell table:style-name="ce6" office:value-type="string" calcext:value-type="string">
            <text:p>Jonas Blue featuring Dakota</text:p>
          </table:table-cell>
          <table:table-cell table:style-name="ce33" office:value-type="string" calcext:value-type="string">
            <text:p>Blue</text:p>
          </table:table-cell>
          <table:table-cell table:style-name="ce8" office:value-type="float" office:value="667" calcext:value-type="float">
            <text:p>667</text:p>
          </table:table-cell>
          <table:table-cell table:style-name="ce34" office:value-type="date" office:date-value="2015-12-04" calcext:value-type="date">
            <text:p>4 December, 2015</text:p>
          </table:table-cell>
          <table:table-cell table:style-name="ce26" office:value-type="string" calcext:value-type="string">
            <text:p><text:a xlink:href="https://en.wikipedia.org/wiki/Fast_Car#Jonas_Blue_version" xlink:type="simple">"Fast Car"</text:a></text:p>
          </table:table-cell>
          <table:table-cell table:formula="of:=LOG10([.E90])" office:value-type="float" office:value="2.82412583391655" calcext:value-type="float">
            <text:p>2.82412583391655</text:p>
          </table:table-cell>
          <table:table-cell table:style-name="ce35" table:formula="of:=LOG10([.A90])" office:value-type="float" office:value="1.94939000664491" calcext:value-type="float">
            <text:p>1.94939000664491</text:p>
          </table:table-cell>
          <table:table-cell table:number-columns-repeated="1015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26" office:value-type="string" calcext:value-type="string">
            <text:p><text:a xlink:href="https://en.wikipedia.org/wiki/Rather_Be" xlink:type="simple">"Rather Be"</text:a></text:p>
          </table:table-cell>
          <table:table-cell table:style-name="ce6" office:value-type="string" calcext:value-type="string">
            <text:p>Clean Bandit featuring Jess Glynne</text:p>
          </table:table-cell>
          <table:table-cell table:style-name="ce31" office:value-type="string" calcext:value-type="string">
            <text:p>New Eyes &amp; I Cry When I Laugh</text:p>
          </table:table-cell>
          <table:table-cell table:style-name="ce8" office:value-type="float" office:value="665" calcext:value-type="float">
            <text:p>665</text:p>
          </table:table-cell>
          <table:table-cell table:style-name="ce34" office:value-type="date" office:date-value="2014-01-17" calcext:value-type="date">
            <text:p>17 January, 2014</text:p>
          </table:table-cell>
          <table:table-cell table:style-name="ce26" office:value-type="string" calcext:value-type="string">
            <text:p><text:a xlink:href="https://en.wikipedia.org/wiki/Rather_Be" xlink:type="simple">"Rather Be"</text:a></text:p>
          </table:table-cell>
          <table:table-cell table:formula="of:=LOG10([.E91])" office:value-type="float" office:value="2.8228216453031" calcext:value-type="float">
            <text:p>2.8228216453031</text:p>
          </table:table-cell>
          <table:table-cell table:style-name="ce35" table:formula="of:=LOG10([.A91])" office:value-type="float" office:value="1.95424250943932" calcext:value-type="float">
            <text:p>1.95424250943932</text:p>
          </table:table-cell>
          <table:table-cell table:number-columns-repeated="1015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26" office:value-type="string" calcext:value-type="string">
            <text:p><text:a xlink:href="https://en.wikipedia.org/wiki/Pillowtalk_(song)" xlink:type="simple">"PILLOWTALK"</text:a></text:p>
          </table:table-cell>
          <table:table-cell table:style-name="ce5" office:value-type="string" calcext:value-type="string">
            <text:p><text:a xlink:href="https://en.wikipedia.org/wiki/Zayn_Malik" xlink:type="simple">ZAYN</text:a></text:p>
          </table:table-cell>
          <table:table-cell table:style-name="ce27" office:value-type="string" calcext:value-type="string">
            <text:p><text:a xlink:href="https://en.wikipedia.org/wiki/Mind_of_Mine" xlink:type="simple">Mind of Mine</text:a></text:p>
          </table:table-cell>
          <table:table-cell table:style-name="ce8" office:value-type="float" office:value="662" calcext:value-type="float">
            <text:p>662</text:p>
          </table:table-cell>
          <table:table-cell table:style-name="ce34" office:value-type="date" office:date-value="2016-01-29" calcext:value-type="date">
            <text:p>29 January, 2016</text:p>
          </table:table-cell>
          <table:table-cell table:style-name="ce26" office:value-type="string" calcext:value-type="string">
            <text:p><text:a xlink:href="https://en.wikipedia.org/wiki/Pillowtalk_(song)" xlink:type="simple">"PILLOWTALK"</text:a></text:p>
          </table:table-cell>
          <table:table-cell table:formula="of:=LOG10([.E92])" office:value-type="float" office:value="2.8208579894397" calcext:value-type="float">
            <text:p>2.8208579894397</text:p>
          </table:table-cell>
          <table:table-cell table:style-name="ce35" table:formula="of:=LOG10([.A92])" office:value-type="float" office:value="1.95904139232109" calcext:value-type="float">
            <text:p>1.95904139232109</text:p>
          </table:table-cell>
          <table:table-cell table:number-columns-repeated="1015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table:style-name="ce26" office:value-type="string" calcext:value-type="string">
            <text:p><text:a xlink:href="https://en.wikipedia.org/wiki/24K_Magic_(song)" xlink:type="simple">"24K Magic"</text:a></text:p>
          </table:table-cell>
          <table:table-cell table:style-name="ce5" office:value-type="string" calcext:value-type="string">
            <text:p><text:a xlink:href="https://en.wikipedia.org/wiki/Bruno_Mars" xlink:type="simple">Bruno Mars</text:a></text:p>
          </table:table-cell>
          <table:table-cell table:style-name="ce27" office:value-type="string" calcext:value-type="string">
            <text:p><text:a xlink:href="https://en.wikipedia.org/wiki/24K_Magic_(album)" xlink:type="simple">24K Magic</text:a></text:p>
          </table:table-cell>
          <table:table-cell table:style-name="ce8" office:value-type="float" office:value="658" calcext:value-type="float">
            <text:p>658</text:p>
          </table:table-cell>
          <table:table-cell table:style-name="ce34" office:value-type="date" office:date-value="2016-10-07" calcext:value-type="date">
            <text:p>7 October, 2016</text:p>
          </table:table-cell>
          <table:table-cell table:style-name="ce26" office:value-type="string" calcext:value-type="string">
            <text:p><text:a xlink:href="https://en.wikipedia.org/wiki/24K_Magic_(song)" xlink:type="simple">"24K Magic"</text:a></text:p>
          </table:table-cell>
          <table:table-cell table:formula="of:=LOG10([.E93])" office:value-type="float" office:value="2.81822589361396" calcext:value-type="float">
            <text:p>2.81822589361396</text:p>
          </table:table-cell>
          <table:table-cell table:style-name="ce35" table:formula="of:=LOG10([.A93])" office:value-type="float" office:value="1.96378782734556" calcext:value-type="float">
            <text:p>1.96378782734556</text:p>
          </table:table-cell>
          <table:table-cell table:number-columns-repeated="1015"/>
        </table:table-row>
        <table:table-row table:style-name="ro1">
          <table:table-cell table:style-name="ce8" office:value-type="float" office:value="93" calcext:value-type="float">
            <text:p>93</text:p>
          </table:table-cell>
          <table:table-cell table:style-name="ce26" office:value-type="string" calcext:value-type="string">
            <text:p><text:a xlink:href="https://en.wikipedia.org/wiki/Sugar_(Robin_Schulz_song)" xlink:type="simple">"Sugar"</text:a></text:p>
          </table:table-cell>
          <table:table-cell table:style-name="ce6" office:value-type="string" calcext:value-type="string">
            <text:p>Robin Schulz featuring Francesco Yates</text:p>
          </table:table-cell>
          <table:table-cell table:style-name="ce27" office:value-type="string" calcext:value-type="string">
            <text:p><text:a xlink:href="https://en.wikipedia.org/wiki/Sugar_(Robin_Schulz_album)" xlink:type="simple">Sugar</text:a></text:p>
          </table:table-cell>
          <table:table-cell table:style-name="ce8" office:value-type="float" office:value="656" calcext:value-type="float">
            <text:p>656</text:p>
          </table:table-cell>
          <table:table-cell table:style-name="ce34" office:value-type="date" office:date-value="2015-07-17" calcext:value-type="date">
            <text:p>17 July, 2015</text:p>
          </table:table-cell>
          <table:table-cell table:style-name="ce26" office:value-type="string" calcext:value-type="string">
            <text:p><text:a xlink:href="https://en.wikipedia.org/wiki/Sugar_(Robin_Schulz_song)" xlink:type="simple">"Sugar"</text:a></text:p>
          </table:table-cell>
          <table:table-cell table:formula="of:=LOG10([.E94])" office:value-type="float" office:value="2.81690383937566" calcext:value-type="float">
            <text:p>2.81690383937566</text:p>
          </table:table-cell>
          <table:table-cell table:style-name="ce35" table:formula="of:=LOG10([.A94])" office:value-type="float" office:value="1.96848294855394" calcext:value-type="float">
            <text:p>1.96848294855394</text:p>
          </table:table-cell>
          <table:table-cell table:number-columns-repeated="1015"/>
        </table:table-row>
        <table:table-row table:style-name="ro1">
          <table:table-cell table:style-name="ce8" office:value-type="float" office:value="94" calcext:value-type="float">
            <text:p>94</text:p>
          </table:table-cell>
          <table:table-cell table:style-name="ce26" office:value-type="string" calcext:value-type="string">
            <text:p><text:a xlink:href="https://en.wikipedia.org/wiki/Roses_(The_Chainsmokers_song)" xlink:type="simple">"Roses"</text:a></text:p>
          </table:table-cell>
          <table:table-cell table:style-name="ce6" office:value-type="string" calcext:value-type="string">
            <text:p>The Chainsmokers featuring Rozes</text:p>
          </table:table-cell>
          <table:table-cell table:style-name="ce27" office:value-type="string" calcext:value-type="string">
            <text:p><text:a xlink:href="https://en.wikipedia.org/wiki/Bouquet_(EP)" xlink:type="simple">Bouquet</text:a></text:p>
          </table:table-cell>
          <table:table-cell table:style-name="ce8" office:value-type="float" office:value="651" calcext:value-type="float">
            <text:p>651</text:p>
          </table:table-cell>
          <table:table-cell table:style-name="ce34" office:value-type="date" office:date-value="2015-06-16" calcext:value-type="date">
            <text:p>16 June, 2015</text:p>
          </table:table-cell>
          <table:table-cell table:style-name="ce26" office:value-type="string" calcext:value-type="string">
            <text:p><text:a xlink:href="https://en.wikipedia.org/wiki/Roses_(The_Chainsmokers_song)" xlink:type="simple">"Roses"</text:a></text:p>
          </table:table-cell>
          <table:table-cell table:formula="of:=LOG10([.E95])" office:value-type="float" office:value="2.81358098856819" calcext:value-type="float">
            <text:p>2.81358098856819</text:p>
          </table:table-cell>
          <table:table-cell table:style-name="ce35" table:formula="of:=LOG10([.A95])" office:value-type="float" office:value="1.9731278535997" calcext:value-type="float">
            <text:p>1.9731278535997</text:p>
          </table:table-cell>
          <table:table-cell table:number-columns-repeated="1015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26" office:value-type="string" calcext:value-type="string">
            <text:p><text:a xlink:href="https://en.wikipedia.org/wiki/Swalla" xlink:type="simple">"Swalla"</text:a></text:p>
          </table:table-cell>
          <table:table-cell table:style-name="ce6" office:value-type="string" calcext:value-type="string">
            <text:p>Jason Derulo featuring Nicki Minaj and Ty Dolla $ign</text:p>
          </table:table-cell>
          <table:table-cell table:style-name="ce28" office:value-type="string" calcext:value-type="string">
            <text:p>Non-album single</text:p>
          </table:table-cell>
          <table:table-cell table:style-name="ce8" office:value-type="float" office:value="651" calcext:value-type="float">
            <text:p>651</text:p>
          </table:table-cell>
          <table:table-cell table:style-name="ce34" office:value-type="date" office:date-value="2017-02-23" calcext:value-type="date">
            <text:p>23 February, 2017</text:p>
          </table:table-cell>
          <table:table-cell table:style-name="ce26" office:value-type="string" calcext:value-type="string">
            <text:p><text:a xlink:href="https://en.wikipedia.org/wiki/Swalla" xlink:type="simple">"Swalla"</text:a></text:p>
          </table:table-cell>
          <table:table-cell table:formula="of:=LOG10([.E96])" office:value-type="float" office:value="2.81358098856819" calcext:value-type="float">
            <text:p>2.81358098856819</text:p>
          </table:table-cell>
          <table:table-cell table:style-name="ce35" table:formula="of:=LOG10([.A96])" office:value-type="float" office:value="1.97772360528885" calcext:value-type="float">
            <text:p>1.97772360528885</text:p>
          </table:table-cell>
          <table:table-cell table:number-columns-repeated="1015"/>
        </table:table-row>
        <table:table-row table:style-name="ro1">
          <table:table-cell table:style-name="ce8" office:value-type="float" office:value="96" calcext:value-type="float">
            <text:p>96</text:p>
          </table:table-cell>
          <table:table-cell table:style-name="ce26" office:value-type="string" calcext:value-type="string">
            <text:p><text:a xlink:href="https://en.wikipedia.org/wiki/Paris_(The_Chainsmokers_song)" xlink:type="simple">"Paris"</text:a></text:p>
          </table:table-cell>
          <table:table-cell table:style-name="ce5" office:value-type="string" calcext:value-type="string">
            <text:p><text:a xlink:href="https://en.wikipedia.org/wiki/The_Chainsmokers" xlink:type="simple">The Chainsmokers</text:a></text:p>
          </table:table-cell>
          <table:table-cell table:style-name="ce27" office:value-type="string" calcext:value-type="string">
            <text:p><text:a xlink:href="https://en.wikipedia.org/wiki/Memories...Do_Not_Open" xlink:type="simple">Memories...Do Not Open</text:a></text:p>
          </table:table-cell>
          <table:table-cell table:style-name="ce8" office:value-type="float" office:value="650" calcext:value-type="float">
            <text:p>650</text:p>
          </table:table-cell>
          <table:table-cell table:style-name="ce34" office:value-type="date" office:date-value="2017-01-13" calcext:value-type="date">
            <text:p>13 January, 2017</text:p>
          </table:table-cell>
          <table:table-cell table:style-name="ce26" office:value-type="string" calcext:value-type="string">
            <text:p><text:a xlink:href="https://en.wikipedia.org/wiki/Paris_(The_Chainsmokers_song)" xlink:type="simple">"Paris"</text:a></text:p>
          </table:table-cell>
          <table:table-cell table:formula="of:=LOG10([.E97])" office:value-type="float" office:value="2.81291335664286" calcext:value-type="float">
            <text:p>2.81291335664286</text:p>
          </table:table-cell>
          <table:table-cell table:style-name="ce35" table:formula="of:=LOG10([.A97])" office:value-type="float" office:value="1.98227123303957" calcext:value-type="float">
            <text:p>1.98227123303957</text:p>
          </table:table-cell>
          <table:table-cell table:number-columns-repeated="1015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table:style-name="ce26" office:value-type="string" calcext:value-type="string">
            <text:p><text:a xlink:href="https://en.wikipedia.org/wiki/Silence_(Marshmello_song)" xlink:type="simple">"Silence"</text:a></text:p>
          </table:table-cell>
          <table:table-cell table:style-name="ce6" office:value-type="string" calcext:value-type="string">
            <text:p>Marshmello featuring Khalid</text:p>
          </table:table-cell>
          <table:table-cell table:style-name="ce28" office:value-type="string" calcext:value-type="string">
            <text:p>Non-album single</text:p>
          </table:table-cell>
          <table:table-cell table:style-name="ce8" office:value-type="float" office:value="648" calcext:value-type="float">
            <text:p>648</text:p>
          </table:table-cell>
          <table:table-cell table:style-name="ce34" office:value-type="date" office:date-value="2017-08-11" calcext:value-type="date">
            <text:p>11 August, 2017</text:p>
          </table:table-cell>
          <table:table-cell table:style-name="ce26" office:value-type="string" calcext:value-type="string">
            <text:p><text:a xlink:href="https://en.wikipedia.org/wiki/Silence_(Marshmello_song)" xlink:type="simple">"Silence"</text:a></text:p>
          </table:table-cell>
          <table:table-cell table:formula="of:=LOG10([.E98])" office:value-type="float" office:value="2.81157500587059" calcext:value-type="float">
            <text:p>2.81157500587059</text:p>
          </table:table-cell>
          <table:table-cell table:style-name="ce35" table:formula="of:=LOG10([.A98])" office:value-type="float" office:value="1.98677173426624" calcext:value-type="float">
            <text:p>1.98677173426624</text:p>
          </table:table-cell>
          <table:table-cell table:number-columns-repeated="1015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table:style-name="ce26" office:value-type="string" calcext:value-type="string">
            <text:p><text:a xlink:href="https://en.wikipedia.org/wiki/Castle_on_the_Hill" xlink:type="simple">"Castle on the Hill"</text:a></text:p>
          </table:table-cell>
          <table:table-cell table:style-name="ce5" office:value-type="string" calcext:value-type="string">
            <text:p><text:a xlink:href="https://en.wikipedia.org/wiki/Ed_Sheeran" xlink:type="simple">Ed Sheeran</text:a></text:p>
          </table:table-cell>
          <table:table-cell table:style-name="ce27" office:value-type="string" calcext:value-type="string">
            <text:p><text:a xlink:href="https://en.wikipedia.org/wiki/%C3%B7_(album)" xlink:type="simple">÷</text:a></text:p>
          </table:table-cell>
          <table:table-cell table:style-name="ce8" office:value-type="float" office:value="647" calcext:value-type="float">
            <text:p>647</text:p>
          </table:table-cell>
          <table:table-cell table:style-name="ce34" office:value-type="date" office:date-value="2017-01-06" calcext:value-type="date">
            <text:p>6 January, 2017</text:p>
          </table:table-cell>
          <table:table-cell table:style-name="ce26" office:value-type="string" calcext:value-type="string">
            <text:p><text:a xlink:href="https://en.wikipedia.org/wiki/Castle_on_the_Hill" xlink:type="simple">"Castle on the Hill"</text:a></text:p>
          </table:table-cell>
          <table:table-cell table:formula="of:=LOG10([.E99])" office:value-type="float" office:value="2.8109042806687" calcext:value-type="float">
            <text:p>2.8109042806687</text:p>
          </table:table-cell>
          <table:table-cell table:style-name="ce35" table:formula="of:=LOG10([.A99])" office:value-type="float" office:value="1.9912260756925" calcext:value-type="float">
            <text:p>1.9912260756925</text:p>
          </table:table-cell>
          <table:table-cell table:number-columns-repeated="1015"/>
        </table:table-row>
        <table:table-row table:style-name="ro1">
          <table:table-cell table:style-name="ce8" office:value-type="float" office:value="99" calcext:value-type="float">
            <text:p>99</text:p>
          </table:table-cell>
          <table:table-cell table:style-name="ce26" office:value-type="string" calcext:value-type="string">
            <text:p><text:a xlink:href="https://en.wikipedia.org/wiki/Psycho_(Post_Malone_song)" xlink:type="simple">"Psycho"</text:a></text:p>
          </table:table-cell>
          <table:table-cell table:style-name="ce6" office:value-type="string" calcext:value-type="string">
            <text:p>Post Malone featuring Ty Dolla Sign</text:p>
          </table:table-cell>
          <table:table-cell table:style-name="ce27" office:value-type="string" calcext:value-type="string">
            <text:p><text:a xlink:href="https://en.wikipedia.org/wiki/Beerbongs_%26_Bentleys" xlink:type="simple">beerbongs &amp; bentleys</text:a></text:p>
          </table:table-cell>
          <table:table-cell table:style-name="ce8" office:value-type="float" office:value="647" calcext:value-type="float">
            <text:p>647</text:p>
          </table:table-cell>
          <table:table-cell table:style-name="ce34" office:value-type="date" office:date-value="2018-02-23" calcext:value-type="date">
            <text:p>23 February, 2018</text:p>
          </table:table-cell>
          <table:table-cell table:style-name="ce26" office:value-type="string" calcext:value-type="string">
            <text:p><text:a xlink:href="https://en.wikipedia.org/wiki/Psycho_(Post_Malone_song)" xlink:type="simple">"Psycho"</text:a></text:p>
          </table:table-cell>
          <table:table-cell table:formula="of:=LOG10([.E100])" office:value-type="float" office:value="2.8109042806687" calcext:value-type="float">
            <text:p>2.8109042806687</text:p>
          </table:table-cell>
          <table:table-cell table:style-name="ce35" table:formula="of:=LOG10([.A100])" office:value-type="float" office:value="1.99563519459755" calcext:value-type="float">
            <text:p>1.99563519459755</text:p>
          </table:table-cell>
          <table:table-cell table:number-columns-repeated="1015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26" office:value-type="string" calcext:value-type="string">
            <text:p><text:a xlink:href="https://en.wikipedia.org/wiki/I_Fall_Apart" xlink:type="simple">"I Fall Apart"</text:a></text:p>
          </table:table-cell>
          <table:table-cell table:style-name="ce5" office:value-type="string" calcext:value-type="string">
            <text:p><text:a xlink:href="https://en.wikipedia.org/wiki/Post_Malone" xlink:type="simple">Post Malone</text:a></text:p>
          </table:table-cell>
          <table:table-cell table:style-name="ce27" office:value-type="string" calcext:value-type="string">
            <text:p><text:a xlink:href="https://en.wikipedia.org/wiki/Stoney_(album)" xlink:type="simple">Stoney</text:a></text:p>
          </table:table-cell>
          <table:table-cell table:style-name="ce8" office:value-type="float" office:value="642" calcext:value-type="float">
            <text:p>642</text:p>
          </table:table-cell>
          <table:table-cell table:style-name="ce34" office:value-type="date" office:date-value="2016-12-09" calcext:value-type="date">
            <text:p>9 December, 2016</text:p>
          </table:table-cell>
          <table:table-cell table:style-name="ce26" office:value-type="string" calcext:value-type="string">
            <text:p><text:a xlink:href="https://en.wikipedia.org/wiki/I_Fall_Apart" xlink:type="simple">"I Fall Apart"</text:a></text:p>
          </table:table-cell>
          <table:table-cell table:formula="of:=LOG10([.E101])" office:value-type="float" office:value="2.80753502806885" calcext:value-type="float">
            <text:p>2.80753502806885</text:p>
          </table:table-cell>
          <table:table-cell table:style-name="ce35" table:formula="of:=LOG10([.A101])"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35"/>
          <table:table-cell table:number-columns-repeated="1015"/>
        </table:table-row>
        <table:table-row table:style-name="ro1">
          <table:table-cell table:style-name="ce25" office:value-type="string" calcext:value-type="string">
            <text:p>source: </text:p>
          </table:table-cell>
          <table:table-cell table:style-name="ce24" office:value-type="string" calcext:value-type="string">
            <text:p><text:a xlink:href="https://en.wikipedia.org/wiki/List_of_most-streamed_songs_on_Spotify" xlink:type="simple">https://en.wikipedia.org/wiki/List_of_most-streamed_songs_on_Spotify</text:a></text:p>
          </table:table-cell>
          <table:table-cell table:number-columns-repeated="6"/>
          <table:table-cell table:style-name="ce35"/>
          <table:table-cell table:number-columns-repeated="1015"/>
        </table:table-row>
        <table:table-row table:style-name="ro1" table:number-rows-repeated="896">
          <table:table-cell table:number-columns-repeated="8"/>
          <table:table-cell table:style-name="ce35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eamed albums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ank</text:p>
            <draw:frame table:end-cell-address="'streamed albums'.K34" table:end-x="47.48pt" table:end-y="5.24pt" draw:z-index="0" draw:name="Chart 3" draw:style-name="gr1" draw:text-style-name="P1" svg:width="848.98pt" svg:height="524.98pt" svg:x="0pt" svg:y="0pt">
              <draw:object draw:notify-on-update-of-ranges="'streamed albums'.J1:'streamed albums'.J1 'streamed albums'.J2:'streamed albums'.J21 'streamed albums'.I2:'streamed albums'.I21 'streamed albums'.H1:'streamed albums'.H1 'streamed albums'.H2:'streamed albums'.H21 'streamed albums'.I2:'streamed albums'.I2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Album</text:p>
          </table:table-cell>
          <table:table-cell table:style-name="ce1" office:value-type="string" calcext:value-type="string">
            <text:p>Streams</text:p>
            <text:p>(billions)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Release date</text:p>
          </table:table-cell>
          <table:table-cell table:style-name="ce14" office:value-type="string" calcext:value-type="string">
            <text:p>Ref(s)</text:p>
          </table:table-cell>
          <table:table-cell table:style-name="ce1" office:value-type="string" calcext:value-type="string">
            <text:p>Artist</text:p>
          </table:table-cell>
          <table:table-cell table:style-name="ce18" office:value-type="string" calcext:value-type="string">
            <text:p>Log Streams</text:p>
          </table:table-cell>
          <table:table-cell table:style-name="ce18" office:value-type="string" calcext:value-type="string">
            <text:p>Log Rank</text:p>
          </table:table-cell>
          <table:table-cell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en.wikipedia.org/wiki/Ed_Sheeran" xlink:type="simple">Ed Sheeran</text:a></text:p>
          </table:table-cell>
          <table:table-cell table:style-name="ce36" office:value-type="string" calcext:value-type="string">
            <text:p><text:a xlink:href="https://en.wikipedia.org/wiki/%C3%B7_(album)" xlink:type="simple">÷</text:a></text:p>
          </table:table-cell>
          <table:table-cell table:style-name="ce8" office:value-type="float" office:value="6.6" calcext:value-type="float">
            <text:p>6.6</text:p>
          </table:table-cell>
          <table:table-cell table:style-name="ce26" office:value-type="string" calcext:value-type="string">
            <text:p><text:a xlink:href="https://en.wikipedia.org/wiki/United_Kingdom" xlink:type="simple">GBR</text:a></text:p>
          </table:table-cell>
          <table:table-cell table:style-name="ce34" office:value-type="date" office:date-value="2017-03-03" calcext:value-type="date">
            <text:p>3 March, 2017</text:p>
          </table:table-cell>
          <table:table-cell table:style-name="ce15" office:value-type="string" calcext:value-type="string">
            <text:p><text:a xlink:href="https://en.wikipedia.org/wiki/List_of_most-streamed_songs_on_Spotify#cite_note-:2-74" xlink:type="simple">[66]</text:a></text:p>
          </table:table-cell>
          <table:table-cell table:style-name="ce5" office:value-type="string" calcext:value-type="string">
            <text:p><text:a xlink:href="https://en.wikipedia.org/wiki/Ed_Sheeran" xlink:type="simple">Ed Sheeran</text:a></text:p>
          </table:table-cell>
          <table:table-cell table:style-name="ce35" table:formula="of:=LOG10([.D2])+9" office:value-type="float" office:value="9.81954393554187" calcext:value-type="float">
            <text:p>9.81954393554187</text:p>
          </table:table-cell>
          <table:table-cell table:style-name="ce35" table:formula="of:=LOG10([.A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en.wikipedia.org/wiki/Justin_Bieber" xlink:type="simple">Justin Bieber</text:a></text:p>
          </table:table-cell>
          <table:table-cell table:style-name="ce36" office:value-type="string" calcext:value-type="string">
            <text:p><text:a xlink:href="https://en.wikipedia.org/wiki/Purpose_(Justin_Bieber_album)" xlink:type="simple">Purpose</text:a></text:p>
          </table:table-cell>
          <table:table-cell table:style-name="ce8" office:value-type="float" office:value="5.83" calcext:value-type="float">
            <text:p>5.83</text:p>
          </table:table-cell>
          <table:table-cell table:style-name="ce26" office:value-type="string" calcext:value-type="string">
            <text:p><text:a xlink:href="https://en.wikipedia.org/wiki/Canada" xlink:type="simple">CAN</text:a></text:p>
          </table:table-cell>
          <table:table-cell table:style-name="ce34" office:value-type="date" office:date-value="2015-11-13" calcext:value-type="date">
            <text:p>13 November, 2015</text:p>
          </table:table-cell>
          <table:table-cell table:style-name="ce15" office:value-type="string" calcext:value-type="string">
            <text:p><text:a xlink:href="https://en.wikipedia.org/wiki/List_of_most-streamed_songs_on_Spotify#cite_note-:3-75" xlink:type="simple">[67]</text:a></text:p>
          </table:table-cell>
          <table:table-cell table:style-name="ce5" office:value-type="string" calcext:value-type="string">
            <text:p><text:a xlink:href="https://en.wikipedia.org/wiki/Justin_Bieber" xlink:type="simple">Justin Bieber</text:a></text:p>
          </table:table-cell>
          <table:table-cell table:style-name="ce35" table:formula="of:=LOG10([.D3])+9" office:value-type="float" office:value="9.76566855475901" calcext:value-type="float">
            <text:p>9.76566855475901</text:p>
          </table:table-cell>
          <table:table-cell table:style-name="ce35" table:formula="of:=LOG10([.A3])" office:value-type="float" office:value="0.301029995663981" calcext:value-type="float">
            <text:p>0.301029995663981</text:p>
          </table:table-cell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<text:a xlink:href="https://en.wikipedia.org/wiki/Ed_Sheeran" xlink:type="simple">Ed Sheeran</text:a></text:p>
          </table:table-cell>
          <table:table-cell table:style-name="ce36" office:value-type="string" calcext:value-type="string">
            <text:p><text:a xlink:href="https://en.wikipedia.org/wiki/X_(Ed_Sheeran_album)" xlink:type="simple">×</text:a></text:p>
          </table:table-cell>
          <table:table-cell table:style-name="ce8" office:value-type="float" office:value="5.65" calcext:value-type="float">
            <text:p>5.65</text:p>
          </table:table-cell>
          <table:table-cell table:style-name="ce26" office:value-type="string" calcext:value-type="string">
            <text:p><text:a xlink:href="https://en.wikipedia.org/wiki/United_Kingdom" xlink:type="simple">GBR</text:a></text:p>
          </table:table-cell>
          <table:table-cell table:style-name="ce34" office:value-type="date" office:date-value="2014-06-20" calcext:value-type="date">
            <text:p>20 June, 2014</text:p>
          </table:table-cell>
          <table:table-cell table:style-name="ce15" office:value-type="string" calcext:value-type="string">
            <text:p><text:a xlink:href="https://en.wikipedia.org/wiki/List_of_most-streamed_songs_on_Spotify#cite_note-:4-76" xlink:type="simple">[68]</text:a></text:p>
          </table:table-cell>
          <table:table-cell table:style-name="ce5" office:value-type="string" calcext:value-type="string">
            <text:p><text:a xlink:href="https://en.wikipedia.org/wiki/Ed_Sheeran" xlink:type="simple">Ed Sheeran</text:a></text:p>
          </table:table-cell>
          <table:table-cell table:style-name="ce35" table:formula="of:=LOG10([.D4])+9" office:value-type="float" office:value="9.75204844781944" calcext:value-type="float">
            <text:p>9.75204844781944</text:p>
          </table:table-cell>
          <table:table-cell table:style-name="ce35" table:formula="of:=LOG10([.A4])" office:value-type="float" office:value="0.477121254719662" calcext:value-type="float">
            <text:p>0.477121254719662</text:p>
          </table:table-cell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<text:a xlink:href="https://en.wikipedia.org/wiki/Drake_(musician)" xlink:type="simple">Drake</text:a></text:p>
          </table:table-cell>
          <table:table-cell table:style-name="ce36" office:value-type="string" calcext:value-type="string">
            <text:p><text:a xlink:href="https://en.wikipedia.org/wiki/Views_(album)" xlink:type="simple">Views</text:a></text:p>
          </table:table-cell>
          <table:table-cell table:style-name="ce8" office:value-type="float" office:value="5.25" calcext:value-type="float">
            <text:p>5.25</text:p>
          </table:table-cell>
          <table:table-cell table:style-name="ce26" office:value-type="string" calcext:value-type="string">
            <text:p><text:a xlink:href="https://en.wikipedia.org/wiki/Canada" xlink:type="simple">CAN</text:a></text:p>
          </table:table-cell>
          <table:table-cell table:style-name="ce34" office:value-type="date" office:date-value="2016-04-29" calcext:value-type="date">
            <text:p>29 April, 2016</text:p>
          </table:table-cell>
          <table:table-cell table:style-name="ce15" office:value-type="string" calcext:value-type="string">
            <text:p><text:a xlink:href="https://en.wikipedia.org/wiki/List_of_most-streamed_songs_on_Spotify#cite_note-:10-77" xlink:type="simple">[69]</text:a></text:p>
          </table:table-cell>
          <table:table-cell table:style-name="ce5" office:value-type="string" calcext:value-type="string">
            <text:p><text:a xlink:href="https://en.wikipedia.org/wiki/Drake_(musician)" xlink:type="simple">Drake</text:a></text:p>
          </table:table-cell>
          <table:table-cell table:style-name="ce35" table:formula="of:=LOG10([.D5])+9" office:value-type="float" office:value="9.72015930340596" calcext:value-type="float">
            <text:p>9.72015930340596</text:p>
          </table:table-cell>
          <table:table-cell table:style-name="ce35" table:formula="of:=LOG10([.A5])" office:value-type="float" office:value="0.602059991327962" calcext:value-type="float">
            <text:p>0.602059991327962</text:p>
          </table:table-cell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s://en.wikipedia.org/wiki/Post_Malone" xlink:type="simple">Post Malone</text:a></text:p>
          </table:table-cell>
          <table:table-cell table:style-name="ce36" office:value-type="string" calcext:value-type="string">
            <text:p><text:a xlink:href="https://en.wikipedia.org/wiki/Beerbongs_and_Bentleys" xlink:type="simple">beerbongs &amp; bentleys</text:a></text:p>
          </table:table-cell>
          <table:table-cell table:style-name="ce8" office:value-type="float" office:value="4.45" calcext:value-type="float">
            <text:p>4.45</text:p>
          </table:table-cell>
          <table:table-cell table:style-name="ce26" office:value-type="string" calcext:value-type="string">
            <text:p><text:a xlink:href="https://en.wikipedia.org/wiki/United_States" xlink:type="simple">USA</text:a></text:p>
          </table:table-cell>
          <table:table-cell table:style-name="ce34" office:value-type="date" office:date-value="2018-04-27" calcext:value-type="date">
            <text:p>27 April, 2018</text:p>
          </table:table-cell>
          <table:table-cell table:style-name="ce15" office:value-type="string" calcext:value-type="string">
            <text:p><text:a xlink:href="https://en.wikipedia.org/wiki/List_of_most-streamed_songs_on_Spotify#cite_note-78" xlink:type="simple">[70]</text:a></text:p>
          </table:table-cell>
          <table:table-cell table:style-name="ce5" office:value-type="string" calcext:value-type="string">
            <text:p><text:a xlink:href="https://en.wikipedia.org/wiki/Post_Malone" xlink:type="simple">Post Malone</text:a></text:p>
          </table:table-cell>
          <table:table-cell table:style-name="ce35" table:formula="of:=LOG10([.D6])+9" office:value-type="float" office:value="9.64836001098093" calcext:value-type="float">
            <text:p>9.64836001098093</text:p>
          </table:table-cell>
          <table:table-cell table:style-name="ce35" table:formula="of:=LOG10([.A6])" office:value-type="float" office:value="0.698970004336019" calcext:value-type="float">
            <text:p>0.698970004336019</text:p>
          </table:table-cell>
          <table:table-cell table:number-columns-repeated="101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n.wikipedia.org/wiki/Dua_Lipa" xlink:type="simple">Dua Lipa</text:a></text:p>
          </table:table-cell>
          <table:table-cell table:style-name="ce27" office:value-type="string" calcext:value-type="string">
            <text:p><text:a xlink:href="https://en.wikipedia.org/wiki/Dua_Lipa_(album)" xlink:type="simple">Dua Lipa</text:a></text:p>
          </table:table-cell>
          <table:table-cell table:style-name="ce8" office:value-type="float" office:value="4.22" calcext:value-type="float">
            <text:p>4.22</text:p>
          </table:table-cell>
          <table:table-cell table:style-name="ce26" office:value-type="string" calcext:value-type="string">
            <text:p><text:a xlink:href="https://en.wikipedia.org/wiki/United_Kingdom" xlink:type="simple">GBR</text:a></text:p>
          </table:table-cell>
          <table:table-cell table:style-name="ce34" office:value-type="date" office:date-value="2017-06-02" calcext:value-type="date">
            <text:p>2 June, 2017</text:p>
          </table:table-cell>
          <table:table-cell table:style-name="ce15" office:value-type="string" calcext:value-type="string">
            <text:p><text:a xlink:href="https://en.wikipedia.org/wiki/List_of_most-streamed_songs_on_Spotify#cite_note-79" xlink:type="simple">[71]</text:a></text:p>
          </table:table-cell>
          <table:table-cell table:style-name="ce5" office:value-type="string" calcext:value-type="string">
            <text:p><text:a xlink:href="https://en.wikipedia.org/wiki/Dua_Lipa" xlink:type="simple">Dua Lipa</text:a></text:p>
          </table:table-cell>
          <table:table-cell table:style-name="ce35" table:formula="of:=LOG10([.D7])+9" office:value-type="float" office:value="9.62531245096167" calcext:value-type="float">
            <text:p>9.62531245096167</text:p>
          </table:table-cell>
          <table:table-cell table:style-name="ce35" table:formula="of:=LOG10([.A7])" office:value-type="float" office:value="0.778151250383644" calcext:value-type="float">
            <text:p>0.778151250383644</text:p>
          </table:table-cell>
          <table:table-cell table:number-columns-repeated="1014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5" office:value-type="string" calcext:value-type="string">
            <text:p><text:a xlink:href="https://en.wikipedia.org/wiki/Drake_(musician)" xlink:type="simple">Drake</text:a></text:p>
          </table:table-cell>
          <table:table-cell table:style-name="ce36" office:value-type="string" calcext:value-type="string">
            <text:p><text:a xlink:href="https://en.wikipedia.org/wiki/Scorpion_(Drake_album)" xlink:type="simple">Scorpion</text:a></text:p>
          </table:table-cell>
          <table:table-cell table:style-name="ce8" office:value-type="float" office:value="3.87" calcext:value-type="float">
            <text:p>3.87</text:p>
          </table:table-cell>
          <table:table-cell table:style-name="ce26" office:value-type="string" calcext:value-type="string">
            <text:p><text:a xlink:href="https://en.wikipedia.org/wiki/Canada" xlink:type="simple">CAN</text:a></text:p>
          </table:table-cell>
          <table:table-cell table:style-name="ce34" office:value-type="date" office:date-value="2018-06-29" calcext:value-type="date">
            <text:p>29 June, 2018</text:p>
          </table:table-cell>
          <table:table-cell table:style-name="ce15" office:value-type="string" calcext:value-type="string">
            <text:p><text:a xlink:href="https://en.wikipedia.org/wiki/List_of_most-streamed_songs_on_Spotify#cite_note-80" xlink:type="simple">[72]</text:a></text:p>
          </table:table-cell>
          <table:table-cell table:style-name="ce5" office:value-type="string" calcext:value-type="string">
            <text:p><text:a xlink:href="https://en.wikipedia.org/wiki/Drake_(musician)" xlink:type="simple">Drake</text:a></text:p>
          </table:table-cell>
          <table:table-cell table:style-name="ce35" table:formula="of:=LOG10([.D8])+9" office:value-type="float" office:value="9.58771096501891" calcext:value-type="float">
            <text:p>9.58771096501891</text:p>
          </table:table-cell>
          <table:table-cell table:style-name="ce35" table:formula="of:=LOG10([.A8])" office:value-type="float" office:value="0.845098040014257" calcext:value-type="float">
            <text:p>0.845098040014257</text:p>
          </table:table-cell>
          <table:table-cell table:number-columns-repeated="1014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5" office:value-type="string" calcext:value-type="string">
            <text:p><text:a xlink:href="https://en.wikipedia.org/wiki/The_Weeknd" xlink:type="simple">The Weeknd</text:a></text:p>
          </table:table-cell>
          <table:table-cell table:style-name="ce36" office:value-type="string" calcext:value-type="string">
            <text:p><text:a xlink:href="https://en.wikipedia.org/wiki/Starboy_(album)" xlink:type="simple">Starboy</text:a></text:p>
          </table:table-cell>
          <table:table-cell table:style-name="ce8" office:value-type="float" office:value="3.8" calcext:value-type="float">
            <text:p>3.8</text:p>
          </table:table-cell>
          <table:table-cell table:style-name="ce26" office:value-type="string" calcext:value-type="string">
            <text:p><text:a xlink:href="https://en.wikipedia.org/wiki/Canada" xlink:type="simple">CAN</text:a></text:p>
          </table:table-cell>
          <table:table-cell table:style-name="ce34" office:value-type="date" office:date-value="2016-11-26" calcext:value-type="date">
            <text:p>26 November, 2016</text:p>
          </table:table-cell>
          <table:table-cell table:style-name="ce15" office:value-type="string" calcext:value-type="string">
            <text:p><text:a xlink:href="https://en.wikipedia.org/wiki/List_of_most-streamed_songs_on_Spotify#cite_note-81" xlink:type="simple">[73]</text:a></text:p>
          </table:table-cell>
          <table:table-cell table:style-name="ce5" office:value-type="string" calcext:value-type="string">
            <text:p><text:a xlink:href="https://en.wikipedia.org/wiki/The_Weeknd" xlink:type="simple">The Weeknd</text:a></text:p>
          </table:table-cell>
          <table:table-cell table:style-name="ce35" table:formula="of:=LOG10([.D9])+9" office:value-type="float" office:value="9.57978359661681" calcext:value-type="float">
            <text:p>9.57978359661681</text:p>
          </table:table-cell>
          <table:table-cell table:style-name="ce35" table:formula="of:=LOG10([.A9])" office:value-type="float" office:value="0.903089986991943" calcext:value-type="float">
            <text:p>0.903089986991943</text:p>
          </table:table-cell>
          <table:table-cell table:number-columns-repeated="1014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s://en.wikipedia.org/wiki/Post_Malone" xlink:type="simple">Post Malone</text:a></text:p>
          </table:table-cell>
          <table:table-cell table:style-name="ce27" office:value-type="string" calcext:value-type="string">
            <text:p><text:a xlink:href="https://en.wikipedia.org/wiki/Stoney_(album)" xlink:type="simple">Stoney</text:a></text:p>
          </table:table-cell>
          <table:table-cell table:style-name="ce8" office:value-type="float" office:value="3.8" calcext:value-type="float">
            <text:p>3.8</text:p>
          </table:table-cell>
          <table:table-cell table:style-name="ce26" office:value-type="string" calcext:value-type="string">
            <text:p><text:a xlink:href="https://en.wikipedia.org/wiki/United_States" xlink:type="simple">USA</text:a></text:p>
          </table:table-cell>
          <table:table-cell table:style-name="ce34" office:value-type="date" office:date-value="2016-12-09" calcext:value-type="date">
            <text:p>9 December, 2016</text:p>
          </table:table-cell>
          <table:table-cell table:style-name="ce15" office:value-type="string" calcext:value-type="string">
            <text:p><text:a xlink:href="https://en.wikipedia.org/wiki/List_of_most-streamed_songs_on_Spotify#cite_note-82" xlink:type="simple">[74]</text:a></text:p>
          </table:table-cell>
          <table:table-cell table:style-name="ce5" office:value-type="string" calcext:value-type="string">
            <text:p><text:a xlink:href="https://en.wikipedia.org/wiki/Post_Malone" xlink:type="simple">Post Malone</text:a></text:p>
          </table:table-cell>
          <table:table-cell table:style-name="ce35" table:formula="of:=LOG10([.D10])+9" office:value-type="float" office:value="9.57978359661681" calcext:value-type="float">
            <text:p>9.57978359661681</text:p>
          </table:table-cell>
          <table:table-cell table:style-name="ce35" table:formula="of:=LOG10([.A10])" office:value-type="float" office:value="0.954242509439325" calcext:value-type="float">
            <text:p>0.954242509439325</text:p>
          </table:table-cell>
          <table:table-cell table:number-columns-repeated="101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5" office:value-type="string" calcext:value-type="string">
            <text:p><text:a xlink:href="https://en.wikipedia.org/wiki/Sam_Smith_(singer)" xlink:type="simple">Sam Smith</text:a></text:p>
          </table:table-cell>
          <table:table-cell table:style-name="ce27" office:value-type="string" calcext:value-type="string">
            <text:p><text:a xlink:href="https://en.wikipedia.org/wiki/In_the_Lonely_Hour" xlink:type="simple">In the Lonely Hour</text:a></text:p>
          </table:table-cell>
          <table:table-cell table:style-name="ce8" office:value-type="float" office:value="3.79" calcext:value-type="float">
            <text:p>3.79</text:p>
          </table:table-cell>
          <table:table-cell table:style-name="ce26" office:value-type="string" calcext:value-type="string">
            <text:p><text:a xlink:href="https://en.wikipedia.org/wiki/United_Kingdom" xlink:type="simple">GBR</text:a></text:p>
          </table:table-cell>
          <table:table-cell table:style-name="ce34" office:value-type="date" office:date-value="2014-05-26" calcext:value-type="date">
            <text:p>26 May, 2014</text:p>
          </table:table-cell>
          <table:table-cell table:style-name="ce15" office:value-type="string" calcext:value-type="string">
            <text:p><text:a xlink:href="https://en.wikipedia.org/wiki/List_of_most-streamed_songs_on_Spotify#cite_note-83" xlink:type="simple">[75]</text:a></text:p>
          </table:table-cell>
          <table:table-cell table:style-name="ce5" office:value-type="string" calcext:value-type="string">
            <text:p><text:a xlink:href="https://en.wikipedia.org/wiki/Sam_Smith_(singer)" xlink:type="simple">Sam Smith</text:a></text:p>
          </table:table-cell>
          <table:table-cell table:style-name="ce35" table:formula="of:=LOG10([.D11])+9" office:value-type="float" office:value="9.57863920996807" calcext:value-type="float">
            <text:p>9.57863920996807</text:p>
          </table:table-cell>
          <table:table-cell table:style-name="ce35" table:formula="of:=LOG10([.A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5" office:value-type="string" calcext:value-type="string">
            <text:p><text:a xlink:href="https://en.wikipedia.org/wiki/The_Weeknd" xlink:type="simple">The Weeknd</text:a></text:p>
          </table:table-cell>
          <table:table-cell table:style-name="ce27" office:value-type="string" calcext:value-type="string">
            <text:p><text:a xlink:href="https://en.wikipedia.org/wiki/Beauty_Behind_The_Madness" xlink:type="simple">Beauty Behind The Madness</text:a></text:p>
          </table:table-cell>
          <table:table-cell table:style-name="ce8" office:value-type="float" office:value="3.69" calcext:value-type="float">
            <text:p>3.69</text:p>
          </table:table-cell>
          <table:table-cell table:style-name="ce26" office:value-type="string" calcext:value-type="string">
            <text:p><text:a xlink:href="https://en.wikipedia.org/wiki/Canada" xlink:type="simple">CAN</text:a></text:p>
          </table:table-cell>
          <table:table-cell table:style-name="ce34" office:value-type="date" office:date-value="2015-08-28" calcext:value-type="date">
            <text:p>28 August, 2015</text:p>
          </table:table-cell>
          <table:table-cell table:style-name="ce15" office:value-type="string" calcext:value-type="string">
            <text:p><text:a xlink:href="https://en.wikipedia.org/wiki/List_of_most-streamed_songs_on_Spotify#cite_note-84" xlink:type="simple">[76]</text:a></text:p>
          </table:table-cell>
          <table:table-cell table:style-name="ce5" office:value-type="string" calcext:value-type="string">
            <text:p><text:a xlink:href="https://en.wikipedia.org/wiki/The_Weeknd" xlink:type="simple">The Weeknd</text:a></text:p>
          </table:table-cell>
          <table:table-cell table:style-name="ce35" table:formula="of:=LOG10([.D12])+9" office:value-type="float" office:value="9.56702636615906" calcext:value-type="float">
            <text:p>9.56702636615906</text:p>
          </table:table-cell>
          <table:table-cell table:style-name="ce35" table:formula="of:=LOG10([.A12])" office:value-type="float" office:value="1.04139268515823" calcext:value-type="float">
            <text:p>1.04139268515823</text:p>
          </table:table-cell>
          <table:table-cell table:number-columns-repeated="1014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5" office:value-type="string" calcext:value-type="string">
            <text:p><text:a xlink:href="https://en.wikipedia.org/wiki/Eminem" xlink:type="simple">Eminem</text:a></text:p>
          </table:table-cell>
          <table:table-cell table:style-name="ce27" office:value-type="string" calcext:value-type="string">
            <text:p><text:a xlink:href="https://en.wikipedia.org/wiki/Curtain_Call:_The_Hits" xlink:type="simple">Curtain Call</text:a></text:p>
          </table:table-cell>
          <table:table-cell table:style-name="ce8" office:value-type="float" office:value="3.22" calcext:value-type="float">
            <text:p>3.22</text:p>
          </table:table-cell>
          <table:table-cell table:style-name="ce37" office:value-type="string" calcext:value-type="string" table:number-columns-spanned="1" table:number-rows-spanned="4">
            <text:p><text:a xlink:href="https://en.wikipedia.org/wiki/United_States" xlink:type="simple">USA</text:a></text:p>
          </table:table-cell>
          <table:table-cell table:style-name="ce34" office:value-type="date" office:date-value="2005-12-06" calcext:value-type="date">
            <text:p>6 December, 2005</text:p>
          </table:table-cell>
          <table:table-cell table:style-name="ce15" office:value-type="string" calcext:value-type="string">
            <text:p><text:a xlink:href="https://en.wikipedia.org/wiki/List_of_most-streamed_songs_on_Spotify#cite_note-85" xlink:type="simple">[77]</text:a></text:p>
          </table:table-cell>
          <table:table-cell table:style-name="ce5" office:value-type="string" calcext:value-type="string">
            <text:p><text:a xlink:href="https://en.wikipedia.org/wiki/Eminem" xlink:type="simple">Eminem</text:a></text:p>
          </table:table-cell>
          <table:table-cell table:style-name="ce35" table:formula="of:=LOG10([.D13])+9" office:value-type="float" office:value="9.50785587169583" calcext:value-type="float">
            <text:p>9.50785587169583</text:p>
          </table:table-cell>
          <table:table-cell table:style-name="ce35" table:formula="of:=LOG10([.A13])" office:value-type="float" office:value="1.07918124604762" calcext:value-type="float">
            <text:p>1.07918124604762</text:p>
          </table:table-cell>
          <table:table-cell table:number-columns-repeated="1014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5" office:value-type="string" calcext:value-type="string">
            <text:p><text:a xlink:href="https://en.wikipedia.org/wiki/Kendrick_Lamar" xlink:type="simple">Kendrick Lamar</text:a></text:p>
          </table:table-cell>
          <table:table-cell table:style-name="ce27" office:value-type="string" calcext:value-type="string">
            <text:p><text:a xlink:href="https://en.wikipedia.org/wiki/Damn_(Kendrick_Lamar_album)" xlink:type="simple">DAMN.</text:a></text:p>
          </table:table-cell>
          <table:table-cell table:style-name="ce8" office:value-type="float" office:value="3.1" calcext:value-type="float">
            <text:p>3.1</text:p>
          </table:table-cell>
          <table:covered-table-cell/>
          <table:table-cell table:style-name="ce34" office:value-type="date" office:date-value="2017-04-14" calcext:value-type="date">
            <text:p>14 April, 2017</text:p>
          </table:table-cell>
          <table:table-cell table:style-name="ce15" office:value-type="string" calcext:value-type="string">
            <text:p><text:a xlink:href="https://en.wikipedia.org/wiki/List_of_most-streamed_songs_on_Spotify#cite_note-86" xlink:type="simple">[78]</text:a></text:p>
          </table:table-cell>
          <table:table-cell table:style-name="ce5" office:value-type="string" calcext:value-type="string">
            <text:p><text:a xlink:href="https://en.wikipedia.org/wiki/Kendrick_Lamar" xlink:type="simple">Kendrick Lamar</text:a></text:p>
          </table:table-cell>
          <table:table-cell table:style-name="ce35" table:formula="of:=LOG10([.D14])+9" office:value-type="float" office:value="9.49136169383427" calcext:value-type="float">
            <text:p>9.49136169383427</text:p>
          </table:table-cell>
          <table:table-cell table:style-name="ce35" table:formula="of:=LOG10([.A14])" office:value-type="float" office:value="1.11394335230684" calcext:value-type="float">
            <text:p>1.11394335230684</text:p>
          </table:table-cell>
          <table:table-cell table:number-columns-repeated="1014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5" office:value-type="string" calcext:value-type="string">
            <text:p><text:a xlink:href="https://en.wikipedia.org/wiki/The_Chainsmokers" xlink:type="simple">The Chainsmokers</text:a></text:p>
          </table:table-cell>
          <table:table-cell table:style-name="ce36" office:value-type="string" calcext:value-type="string">
            <text:p><text:a xlink:href="https://en.wikipedia.org/wiki/Collage_(EP)" xlink:type="simple">Collage</text:a></text:p>
          </table:table-cell>
          <table:table-cell table:style-name="ce8" office:value-type="float" office:value="3.09" calcext:value-type="float">
            <text:p>3.09</text:p>
          </table:table-cell>
          <table:covered-table-cell/>
          <table:table-cell table:style-name="ce34" office:value-type="date" office:date-value="2016-11-04" calcext:value-type="date">
            <text:p>4 November, 2016</text:p>
          </table:table-cell>
          <table:table-cell table:style-name="ce15" office:value-type="string" calcext:value-type="string">
            <text:p><text:a xlink:href="https://en.wikipedia.org/wiki/List_of_most-streamed_songs_on_Spotify#cite_note-87" xlink:type="simple">[79]</text:a></text:p>
          </table:table-cell>
          <table:table-cell table:style-name="ce5" office:value-type="string" calcext:value-type="string">
            <text:p><text:a xlink:href="https://en.wikipedia.org/wiki/The_Chainsmokers" xlink:type="simple">The Chainsmokers</text:a></text:p>
          </table:table-cell>
          <table:table-cell table:style-name="ce35" table:formula="of:=LOG10([.D15])+9" office:value-type="float" office:value="9.48995847942484" calcext:value-type="float">
            <text:p>9.48995847942484</text:p>
          </table:table-cell>
          <table:table-cell table:style-name="ce35" table:formula="of:=LOG10([.A15])" office:value-type="float" office:value="1.14612803567824" calcext:value-type="float">
            <text:p>1.14612803567824</text:p>
          </table:table-cell>
          <table:table-cell table:number-columns-repeated="1014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5" office:value-type="string" calcext:value-type="string">
            <text:p><text:a xlink:href="https://en.wikipedia.org/wiki/Twenty_One_Pilots" xlink:type="simple">Twenty One Pilots</text:a></text:p>
          </table:table-cell>
          <table:table-cell table:style-name="ce27" office:value-type="string" calcext:value-type="string">
            <text:p><text:a xlink:href="https://en.wikipedia.org/wiki/Blurryface" xlink:type="simple">Blurryface</text:a></text:p>
          </table:table-cell>
          <table:table-cell table:style-name="ce8" office:value-type="float" office:value="3.06" calcext:value-type="float">
            <text:p>3.06</text:p>
          </table:table-cell>
          <table:covered-table-cell/>
          <table:table-cell table:style-name="ce34" office:value-type="date" office:date-value="2015-05-17" calcext:value-type="date">
            <text:p>17 May, 2015</text:p>
          </table:table-cell>
          <table:table-cell table:style-name="ce15" office:value-type="string" calcext:value-type="string">
            <text:p><text:a xlink:href="https://en.wikipedia.org/wiki/List_of_most-streamed_songs_on_Spotify#cite_note-88" xlink:type="simple">[80]</text:a></text:p>
          </table:table-cell>
          <table:table-cell table:style-name="ce5" office:value-type="string" calcext:value-type="string">
            <text:p><text:a xlink:href="https://en.wikipedia.org/wiki/Twenty_One_Pilots" xlink:type="simple">Twenty One Pilots</text:a></text:p>
          </table:table-cell>
          <table:table-cell table:style-name="ce35" table:formula="of:=LOG10([.D16])+9" office:value-type="float" office:value="9.48572142648158" calcext:value-type="float">
            <text:p>9.48572142648158</text:p>
          </table:table-cell>
          <table:table-cell table:style-name="ce35" table:formula="of:=LOG10([.A16])" office:value-type="float" office:value="1.17609125905568" calcext:value-type="float">
            <text:p>1.17609125905568</text:p>
          </table:table-cell>
          <table:table-cell table:number-columns-repeated="1014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5" office:value-type="string" calcext:value-type="string">
            <text:p><text:a xlink:href="https://en.wikipedia.org/wiki/Drake_(musician)" xlink:type="simple">Drake</text:a></text:p>
          </table:table-cell>
          <table:table-cell table:style-name="ce27" office:value-type="string" calcext:value-type="string">
            <text:p><text:a xlink:href="https://en.wikipedia.org/wiki/More_Life" xlink:type="simple">More Life</text:a></text:p>
          </table:table-cell>
          <table:table-cell table:style-name="ce8" office:value-type="float" office:value="2.99" calcext:value-type="float">
            <text:p>2.99</text:p>
          </table:table-cell>
          <table:table-cell table:style-name="ce26" office:value-type="string" calcext:value-type="string">
            <text:p><text:a xlink:href="https://en.wikipedia.org/wiki/Canada" xlink:type="simple">CAN</text:a></text:p>
          </table:table-cell>
          <table:table-cell table:style-name="ce34" office:value-type="date" office:date-value="2017-03-18" calcext:value-type="date">
            <text:p>18 March, 2017</text:p>
          </table:table-cell>
          <table:table-cell table:style-name="ce15" office:value-type="string" calcext:value-type="string">
            <text:p><text:a xlink:href="https://en.wikipedia.org/wiki/List_of_most-streamed_songs_on_Spotify#cite_note-89" xlink:type="simple">[81]</text:a></text:p>
          </table:table-cell>
          <table:table-cell table:style-name="ce5" office:value-type="string" calcext:value-type="string">
            <text:p><text:a xlink:href="https://en.wikipedia.org/wiki/Drake_(musician)" xlink:type="simple">Drake</text:a></text:p>
          </table:table-cell>
          <table:table-cell table:style-name="ce35" table:formula="of:=LOG10([.D17])+9" office:value-type="float" office:value="9.47567118832443" calcext:value-type="float">
            <text:p>9.47567118832443</text:p>
          </table:table-cell>
          <table:table-cell table:style-name="ce35" table:formula="of:=LOG10([.A17])" office:value-type="float" office:value="1.20411998265592" calcext:value-type="float">
            <text:p>1.20411998265592</text:p>
          </table:table-cell>
          <table:table-cell table:number-columns-repeated="1014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5" office:value-type="string" calcext:value-type="string">
            <text:p><text:a xlink:href="https://en.wikipedia.org/wiki/Ariana_Grande" xlink:type="simple">Ariana Grande</text:a></text:p>
          </table:table-cell>
          <table:table-cell table:style-name="ce27" office:value-type="string" calcext:value-type="string">
            <text:p><text:a xlink:href="https://en.wikipedia.org/wiki/My_Everything_(Ariana_Grande_album)" xlink:type="simple">My Everything</text:a></text:p>
          </table:table-cell>
          <table:table-cell table:style-name="ce8" office:value-type="float" office:value="2.91" calcext:value-type="float">
            <text:p>2.91</text:p>
          </table:table-cell>
          <table:table-cell table:style-name="ce26" office:value-type="string" calcext:value-type="string">
            <text:p><text:a xlink:href="https://en.wikipedia.org/wiki/United_States" xlink:type="simple">USA</text:a></text:p>
          </table:table-cell>
          <table:table-cell table:style-name="ce34" office:value-type="date" office:date-value="2014-08-25" calcext:value-type="date">
            <text:p>25 August, 2014</text:p>
          </table:table-cell>
          <table:table-cell table:style-name="ce15" office:value-type="string" calcext:value-type="string">
            <text:p><text:a xlink:href="https://en.wikipedia.org/wiki/List_of_most-streamed_songs_on_Spotify#cite_note-90" xlink:type="simple">[82]</text:a></text:p>
          </table:table-cell>
          <table:table-cell table:style-name="ce5" office:value-type="string" calcext:value-type="string">
            <text:p><text:a xlink:href="https://en.wikipedia.org/wiki/Ariana_Grande" xlink:type="simple">Ariana Grande</text:a></text:p>
          </table:table-cell>
          <table:table-cell table:style-name="ce35" table:formula="of:=LOG10([.D18])+9" office:value-type="float" office:value="9.46389298898591" calcext:value-type="float">
            <text:p>9.46389298898591</text:p>
          </table:table-cell>
          <table:table-cell table:style-name="ce35" table:formula="of:=LOG10([.A18])" office:value-type="float" office:value="1.23044892137827" calcext:value-type="float">
            <text:p>1.23044892137827</text:p>
          </table:table-cell>
          <table:table-cell table:number-columns-repeated="1014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5" office:value-type="string" calcext:value-type="string">
            <text:p><text:a xlink:href="https://en.wikipedia.org/wiki/Shawn_Mendes" xlink:type="simple">Shawn Mendes</text:a></text:p>
          </table:table-cell>
          <table:table-cell table:style-name="ce27" office:value-type="string" calcext:value-type="string">
            <text:p><text:a xlink:href="https://en.wikipedia.org/wiki/Illuminate_(Shawn_Mendes_album)" xlink:type="simple">Illuminate</text:a></text:p>
          </table:table-cell>
          <table:table-cell table:style-name="ce8" office:value-type="float" office:value="2.82" calcext:value-type="float">
            <text:p>2.82</text:p>
          </table:table-cell>
          <table:table-cell table:style-name="ce26" office:value-type="string" calcext:value-type="string">
            <text:p><text:a xlink:href="https://en.wikipedia.org/wiki/Canada" xlink:type="simple">CAN</text:a></text:p>
          </table:table-cell>
          <table:table-cell table:style-name="ce34" office:value-type="date" office:date-value="2016-09-23" calcext:value-type="date">
            <text:p>23 September, 2016</text:p>
          </table:table-cell>
          <table:table-cell table:style-name="ce15" office:value-type="string" calcext:value-type="string">
            <text:p><text:a xlink:href="https://en.wikipedia.org/wiki/List_of_most-streamed_songs_on_Spotify#cite_note-91" xlink:type="simple">[83]</text:a></text:p>
          </table:table-cell>
          <table:table-cell table:style-name="ce5" office:value-type="string" calcext:value-type="string">
            <text:p><text:a xlink:href="https://en.wikipedia.org/wiki/Shawn_Mendes" xlink:type="simple">Shawn Mendes</text:a></text:p>
          </table:table-cell>
          <table:table-cell table:style-name="ce35" table:formula="of:=LOG10([.D19])+9" office:value-type="float" office:value="9.45024910831936" calcext:value-type="float">
            <text:p>9.45024910831936</text:p>
          </table:table-cell>
          <table:table-cell table:style-name="ce35" table:formula="of:=LOG10([.A19])" office:value-type="float" office:value="1.25527250510331" calcext:value-type="float">
            <text:p>1.25527250510331</text:p>
          </table:table-cell>
          <table:table-cell table:number-columns-repeated="1014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5" office:value-type="string" calcext:value-type="string">
            <text:p><text:a xlink:href="https://en.wikipedia.org/wiki/Zara_Larsson" xlink:type="simple">Zara Larsson</text:a></text:p>
          </table:table-cell>
          <table:table-cell table:style-name="ce27" office:value-type="string" calcext:value-type="string">
            <text:p><text:a xlink:href="https://en.wikipedia.org/wiki/So_Good_(Zara_Larsson_album)" xlink:type="simple">So Good</text:a></text:p>
          </table:table-cell>
          <table:table-cell table:style-name="ce8" office:value-type="float" office:value="2.81" calcext:value-type="float">
            <text:p>2.81</text:p>
          </table:table-cell>
          <table:table-cell table:style-name="ce26" office:value-type="string" calcext:value-type="string">
            <text:p><text:a xlink:href="https://en.wikipedia.org/wiki/Sweden" xlink:type="simple">SWE</text:a></text:p>
          </table:table-cell>
          <table:table-cell table:style-name="ce34" office:value-type="date" office:date-value="2017-03-17" calcext:value-type="date">
            <text:p>17 March, 2017</text:p>
          </table:table-cell>
          <table:table-cell table:style-name="ce15" office:value-type="string" calcext:value-type="string">
            <text:p><text:a xlink:href="https://en.wikipedia.org/wiki/List_of_most-streamed_songs_on_Spotify#cite_note-92" xlink:type="simple">[84]</text:a></text:p>
          </table:table-cell>
          <table:table-cell table:style-name="ce5" office:value-type="string" calcext:value-type="string">
            <text:p><text:a xlink:href="https://en.wikipedia.org/wiki/Zara_Larsson" xlink:type="simple">Zara Larsson</text:a></text:p>
          </table:table-cell>
          <table:table-cell table:style-name="ce35" table:formula="of:=LOG10([.D20])+9" office:value-type="float" office:value="9.44870631990508" calcext:value-type="float">
            <text:p>9.44870631990508</text:p>
          </table:table-cell>
          <table:table-cell table:style-name="ce35" table:formula="of:=LOG10([.A20])" office:value-type="float" office:value="1.27875360095283" calcext:value-type="float">
            <text:p>1.27875360095283</text:p>
          </table:table-cell>
          <table:table-cell table:number-columns-repeated="1014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5" office:value-type="string" calcext:value-type="string">
            <text:p><text:a xlink:href="https://en.wikipedia.org/wiki/Rihanna" xlink:type="simple">Rihanna</text:a></text:p>
          </table:table-cell>
          <table:table-cell table:style-name="ce27" office:value-type="string" calcext:value-type="string">
            <text:p><text:a xlink:href="https://en.wikipedia.org/wiki/Anti_(album)" xlink:type="simple">ANTI</text:a></text:p>
          </table:table-cell>
          <table:table-cell table:style-name="ce8" office:value-type="float" office:value="2.79" calcext:value-type="float">
            <text:p>2.79</text:p>
          </table:table-cell>
          <table:table-cell table:style-name="ce26" office:value-type="string" calcext:value-type="string">
            <text:p><text:a xlink:href="https://en.wikipedia.org/wiki/Barbados" xlink:type="simple">BAR</text:a></text:p>
          </table:table-cell>
          <table:table-cell table:style-name="ce34" office:value-type="date" office:date-value="2016-01-27" calcext:value-type="date">
            <text:p>27 January, 2016</text:p>
          </table:table-cell>
          <table:table-cell table:style-name="ce15" office:value-type="string" calcext:value-type="string">
            <text:p><text:a xlink:href="https://en.wikipedia.org/wiki/List_of_most-streamed_songs_on_Spotify#cite_note-93" xlink:type="simple">[85]</text:a></text:p>
          </table:table-cell>
          <table:table-cell table:style-name="ce5" office:value-type="string" calcext:value-type="string">
            <text:p><text:a xlink:href="https://en.wikipedia.org/wiki/Rihanna" xlink:type="simple">Rihanna</text:a></text:p>
          </table:table-cell>
          <table:table-cell table:style-name="ce35" table:formula="of:=LOG10([.D21])+9" office:value-type="float" office:value="9.4456042032736" calcext:value-type="float">
            <text:p>9.4456042032736</text:p>
          </table:table-cell>
          <table:table-cell table:style-name="ce35" table:formula="of:=LOG10([.A21])" office:value-type="float" office:value="1.30102999566398" calcext:value-type="float">
            <text:p>1.30102999566398</text:p>
          </table:table-cell>
          <table:table-cell table:number-columns-repeated="1014"/>
        </table:table-row>
        <table:table-row table:style-name="ro1" table:number-rows-repeated="979">
          <table:table-cell table:number-columns-repeated="8"/>
          <table:table-cell table:style-name="ce35" table:number-columns-repeated="2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outube videos" table:style-name="ta5">
        <table:table-column table:style-name="co1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>
            <draw:frame table:end-cell-address="'youtube videos'.H25" table:end-x="11.23pt" table:end-y="0.71pt" draw:z-index="0" draw:name="Chart 4" draw:style-name="gr1" draw:text-style-name="P1" svg:width="612.71pt" svg:height="378.71pt" svg:x="0pt" svg:y="0pt">
              <draw:object draw:notify-on-update-of-ranges="'youtube videos'.I2:'youtube videos'.I2 'youtube videos'.I3:'youtube videos'.I102 'youtube videos'.H3:'youtube videos'.H102 'youtube videos'.G2:'youtube videos'.G2 'youtube videos'.G3:'youtube videos'.G102 'youtube videos'.H3:'youtube videos'.H10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Video name</text:p>
          </table:table-cell>
          <table:table-cell table:style-name="ce1" office:value-type="string" calcext:value-type="string">
            <text:p>Uploader / artist</text:p>
          </table:table-cell>
          <table:table-cell table:style-name="ce1" office:value-type="string" calcext:value-type="string">
            <text:p>Views (billions)</text:p>
          </table:table-cell>
          <table:table-cell table:style-name="ce1" office:value-type="string" calcext:value-type="string">
            <text:p>Upload date</text:p>
          </table:table-cell>
          <table:table-cell table:style-name="ce1" office:value-type="string" calcext:value-type="string">
            <text:p>Note</text:p>
          </table:table-cell>
          <table:table-cell table:style-name="ce18" office:value-type="string" calcext:value-type="string">
            <text:p>@</text:p>
          </table:table-cell>
          <table:table-cell table:style-name="ce18" office:value-type="string" calcext:value-type="string">
            <text:p>Log Views</text:p>
          </table:table-cell>
          <table:table-cell table:style-name="ce18" office:value-type="string" calcext:value-type="string">
            <text:p>Log Rank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"Despacito"[16]</text:p>
          </table:table-cell>
          <table:table-cell table:style-name="ce6" office:value-type="string" calcext:value-type="string">
            <text:p>Luis Fonsi featuring Daddy Yankee</text:p>
          </table:table-cell>
          <table:table-cell table:style-name="ce8" office:value-type="float" office:value="5.63" calcext:value-type="float">
            <text:p>5.63</text:p>
          </table:table-cell>
          <table:table-cell table:style-name="ce42" office:value-type="date" office:date-value="2017-01-12" calcext:value-type="date">
            <text:p>January 12, 2017</text:p>
          </table:table-cell>
          <table:table-cell table:style-name="ce15" office:value-type="string" calcext:value-type="string">
            <text:p><text:a xlink:href="https://en.wikipedia.org/wiki/List_of_most-viewed_YouTube_videos#cite_note-23" xlink:type="simple">[C]</text:a></text:p>
          </table:table-cell>
          <table:table-cell table:style-name="ce9" office:value-type="string" calcext:value-type="string">
            <text:p>"Despacito"[16]</text:p>
          </table:table-cell>
          <table:table-cell table:style-name="ce35" table:formula="of:=LOG10([.D3])+9" office:value-type="float" office:value="9.75050839485135" calcext:value-type="float">
            <text:p>9.75050839485135</text:p>
          </table:table-cell>
          <table:table-cell table:style-name="ce35" table:formula="of:=LOG10([.A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"Shape of You"[21]</text:p>
          </table:table-cell>
          <table:table-cell table:style-name="ce5" office:value-type="string" calcext:value-type="string">
            <text:p><text:a xlink:href="https://en.wikipedia.org/wiki/Ed_Sheeran" xlink:type="simple">Ed Sheeran</text:a></text:p>
          </table:table-cell>
          <table:table-cell table:style-name="ce8" office:value-type="float" office:value="3.86" calcext:value-type="float">
            <text:p>3.86</text:p>
          </table:table-cell>
          <table:table-cell table:style-name="ce42" office:value-type="date" office:date-value="2017-01-30" calcext:value-type="date">
            <text:p>January 30, 2017</text:p>
          </table:table-cell>
          <table:table-cell table:style-name="ce15" office:value-type="string" calcext:value-type="string">
            <text:p><text:a xlink:href="https://en.wikipedia.org/wiki/List_of_most-viewed_YouTube_videos#cite_note-25" xlink:type="simple">[D]</text:a></text:p>
          </table:table-cell>
          <table:table-cell table:style-name="ce9" office:value-type="string" calcext:value-type="string">
            <text:p>"Shape of You"[21]</text:p>
          </table:table-cell>
          <table:table-cell table:style-name="ce35" table:formula="of:=LOG10([.D4])+9" office:value-type="float" office:value="9.58658730467175" calcext:value-type="float">
            <text:p>9.58658730467175</text:p>
          </table:table-cell>
          <table:table-cell table:style-name="ce35" table:formula="of:=LOG10([.A4])" office:value-type="float" office:value="0.301029995663981" calcext:value-type="float">
            <text:p>0.301029995663981</text:p>
          </table:table-cell>
          <table:table-cell table:number-columns-repeated="101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"See You Again"[22]</text:p>
          </table:table-cell>
          <table:table-cell table:style-name="ce6" office:value-type="string" calcext:value-type="string">
            <text:p>Wiz Khalifa featuring Charlie Puth</text:p>
          </table:table-cell>
          <table:table-cell table:style-name="ce8" office:value-type="float" office:value="3.83" calcext:value-type="float">
            <text:p>3.83</text:p>
          </table:table-cell>
          <table:table-cell table:style-name="ce42" office:value-type="date" office:date-value="2015-04-06" calcext:value-type="date">
            <text:p>April 6, 2015</text:p>
          </table:table-cell>
          <table:table-cell table:style-name="ce15" office:value-type="string" calcext:value-type="string">
            <text:p><text:a xlink:href="https://en.wikipedia.org/wiki/List_of_most-viewed_YouTube_videos#cite_note-33" xlink:type="simple">[E]</text:a></text:p>
          </table:table-cell>
          <table:table-cell table:style-name="ce9" office:value-type="string" calcext:value-type="string">
            <text:p>"See You Again"[22]</text:p>
          </table:table-cell>
          <table:table-cell table:style-name="ce35" table:formula="of:=LOG10([.D5])+9" office:value-type="float" office:value="9.58319877396862" calcext:value-type="float">
            <text:p>9.58319877396862</text:p>
          </table:table-cell>
          <table:table-cell table:style-name="ce35" table:formula="of:=LOG10([.A5])" office:value-type="float" office:value="0.477121254719662" calcext:value-type="float">
            <text:p>0.477121254719662</text:p>
          </table:table-cell>
          <table:table-cell table:number-columns-repeated="1015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40" office:value-type="string" calcext:value-type="string">
            <text:p>"Masha and the Bear: Recipe for Disaster"[29]</text:p>
          </table:table-cell>
          <table:table-cell table:style-name="ce40" office:value-type="string" calcext:value-type="string">
            <text:p>Get Movies</text:p>
          </table:table-cell>
          <table:table-cell table:style-name="ce38" office:value-type="float" office:value="3.3" calcext:value-type="float">
            <text:p>3.3</text:p>
          </table:table-cell>
          <table:table-cell table:style-name="ce43" office:value-type="date" office:date-value="2012-01-31" calcext:value-type="date">
            <text:p>January 31, 2012</text:p>
          </table:table-cell>
          <table:table-cell table:style-name="ce44" office:value-type="string" calcext:value-type="string">
            <text:p><text:a xlink:href="https://en.wikipedia.org/wiki/List_of_most-viewed_YouTube_videos#cite_note-35" xlink:type="simple">[F]</text:a></text:p>
          </table:table-cell>
          <table:table-cell table:style-name="ce40" office:value-type="string" calcext:value-type="string">
            <text:p>"Masha and the Bear: Recipe for Disaster"[29]</text:p>
          </table:table-cell>
          <table:table-cell table:style-name="ce35" table:formula="of:=LOG10([.D6])+9" office:value-type="float" office:value="9.51851393987789" calcext:value-type="float">
            <text:p>9.51851393987789</text:p>
          </table:table-cell>
          <table:table-cell table:style-name="ce35" table:formula="of:=LOG10([.A6])" office:value-type="float" office:value="0.602059991327962" calcext:value-type="float">
            <text:p>0.602059991327962</text:p>
          </table:table-cell>
          <table:table-cell table:number-columns-repeated="101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"Uptown Funk"[30]</text:p>
          </table:table-cell>
          <table:table-cell table:style-name="ce6" office:value-type="string" calcext:value-type="string">
            <text:p>Mark Ronson featuring Bruno Mars</text:p>
          </table:table-cell>
          <table:table-cell table:style-name="ce8" office:value-type="float" office:value="3.3" calcext:value-type="float">
            <text:p>3.3</text:p>
          </table:table-cell>
          <table:table-cell table:style-name="ce42" office:value-type="date" office:date-value="2014-11-19" calcext:value-type="date">
            <text:p>November 19, 2014</text:p>
          </table:table-cell>
          <table:table-cell table:style-name="ce15" office:value-type="string" calcext:value-type="string">
            <text:p><text:a xlink:href="https://en.wikipedia.org/wiki/List_of_most-viewed_YouTube_videos#cite_note-37" xlink:type="simple">[G]</text:a></text:p>
          </table:table-cell>
          <table:table-cell table:style-name="ce9" office:value-type="string" calcext:value-type="string">
            <text:p>"Uptown Funk"[30]</text:p>
          </table:table-cell>
          <table:table-cell table:style-name="ce35" table:formula="of:=LOG10([.D7])+9" office:value-type="float" office:value="9.51851393987789" calcext:value-type="float">
            <text:p>9.51851393987789</text:p>
          </table:table-cell>
          <table:table-cell table:style-name="ce35" table:formula="of:=LOG10([.A7])" office:value-type="float" office:value="0.698970004336019" calcext:value-type="float">
            <text:p>0.698970004336019</text:p>
          </table:table-cell>
          <table:table-cell table:number-columns-repeated="101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"Gangnam Style"[31]</text:p>
          </table:table-cell>
          <table:table-cell table:style-name="ce5" office:value-type="string" calcext:value-type="string">
            <text:p><text:a xlink:href="https://en.wikipedia.org/wiki/Psy" xlink:type="simple">Psy</text:a></text:p>
          </table:table-cell>
          <table:table-cell table:style-name="ce8" office:value-type="float" office:value="3.23" calcext:value-type="float">
            <text:p>3.23</text:p>
          </table:table-cell>
          <table:table-cell table:style-name="ce42" office:value-type="date" office:date-value="2012-07-15" calcext:value-type="date">
            <text:p>July 15, 2012</text:p>
          </table:table-cell>
          <table:table-cell table:style-name="ce15" office:value-type="string" calcext:value-type="string">
            <text:p><text:a xlink:href="https://en.wikipedia.org/wiki/List_of_most-viewed_YouTube_videos#cite_note-43" xlink:type="simple">[H]</text:a></text:p>
          </table:table-cell>
          <table:table-cell table:style-name="ce9" office:value-type="string" calcext:value-type="string">
            <text:p>"Gangnam Style"[31]</text:p>
          </table:table-cell>
          <table:table-cell table:style-name="ce35" table:formula="of:=LOG10([.D8])+9" office:value-type="float" office:value="9.5092025223311" calcext:value-type="float">
            <text:p>9.5092025223311</text:p>
          </table:table-cell>
          <table:table-cell table:style-name="ce35" table:formula="of:=LOG10([.A8])" office:value-type="float" office:value="0.778151250383644" calcext:value-type="float">
            <text:p>0.778151250383644</text:p>
          </table:table-cell>
          <table:table-cell table:number-columns-repeated="101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"Sorry"[36]</text:p>
          </table:table-cell>
          <table:table-cell table:style-name="ce5" office:value-type="string" calcext:value-type="string">
            <text:p><text:a xlink:href="https://en.wikipedia.org/wiki/Justin_Bieber" xlink:type="simple">Justin Bieber</text:a></text:p>
          </table:table-cell>
          <table:table-cell table:style-name="ce8" office:value-type="float" office:value="3.02" calcext:value-type="float">
            <text:p>3.02</text:p>
          </table:table-cell>
          <table:table-cell table:style-name="ce42" office:value-type="date" office:date-value="2015-10-22" calcext:value-type="date">
            <text:p>October 22, 2015</text:p>
          </table:table-cell>
          <table:table-cell table:style-name="ce15" office:value-type="string" calcext:value-type="string">
            <text:p><text:a xlink:href="https://en.wikipedia.org/wiki/List_of_most-viewed_YouTube_videos#cite_note-45" xlink:type="simple">[I]</text:a></text:p>
          </table:table-cell>
          <table:table-cell table:style-name="ce9" office:value-type="string" calcext:value-type="string">
            <text:p>"Sorry"[36]</text:p>
          </table:table-cell>
          <table:table-cell table:style-name="ce35" table:formula="of:=LOG10([.D9])+9" office:value-type="float" office:value="9.48000694295715" calcext:value-type="float">
            <text:p>9.48000694295715</text:p>
          </table:table-cell>
          <table:table-cell table:style-name="ce35" table:formula="of:=LOG10([.A9])" office:value-type="float" office:value="0.845098040014257" calcext:value-type="float">
            <text:p>0.845098040014257</text:p>
          </table:table-cell>
          <table:table-cell table:number-columns-repeated="101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"Sugar"[37]</text:p>
          </table:table-cell>
          <table:table-cell table:style-name="ce5" office:value-type="string" calcext:value-type="string">
            <text:p><text:a xlink:href="https://en.wikipedia.org/wiki/Maroon_5" xlink:type="simple">Maroon 5</text:a></text:p>
          </table:table-cell>
          <table:table-cell table:style-name="ce8" office:value-type="float" office:value="2.78" calcext:value-type="float">
            <text:p>2.78</text:p>
          </table:table-cell>
          <table:table-cell table:style-name="ce42" office:value-type="date" office:date-value="2015-01-14" calcext:value-type="date">
            <text:p>January 14, 2015</text:p>
          </table:table-cell>
          <table:table-cell table:style-name="ce45"/>
          <table:table-cell table:style-name="ce9" office:value-type="string" calcext:value-type="string">
            <text:p>"Sugar"[37]</text:p>
          </table:table-cell>
          <table:table-cell table:style-name="ce35" table:formula="of:=LOG10([.D10])+9" office:value-type="float" office:value="9.44404479591808" calcext:value-type="float">
            <text:p>9.44404479591808</text:p>
          </table:table-cell>
          <table:table-cell table:style-name="ce35" table:formula="of:=LOG10([.A10])" office:value-type="float" office:value="0.903089986991943" calcext:value-type="float">
            <text:p>0.903089986991943</text:p>
          </table:table-cell>
          <table:table-cell table:number-columns-repeated="101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"Shake It Off"[38]</text:p>
          </table:table-cell>
          <table:table-cell table:style-name="ce5" office:value-type="string" calcext:value-type="string">
            <text:p><text:a xlink:href="https://en.wikipedia.org/wiki/Taylor_Swift" xlink:type="simple">Taylor Swift</text:a></text:p>
          </table:table-cell>
          <table:table-cell table:style-name="ce8" office:value-type="float" office:value="2.67" calcext:value-type="float">
            <text:p>2.67</text:p>
          </table:table-cell>
          <table:table-cell table:style-name="ce42" office:value-type="date" office:date-value="2014-08-18" calcext:value-type="date">
            <text:p>August 18, 2014</text:p>
          </table:table-cell>
          <table:table-cell table:style-name="ce45"/>
          <table:table-cell table:style-name="ce9" office:value-type="string" calcext:value-type="string">
            <text:p>"Shake It Off"[38]</text:p>
          </table:table-cell>
          <table:table-cell table:style-name="ce35" table:formula="of:=LOG10([.D11])+9" office:value-type="float" office:value="9.42651126136458" calcext:value-type="float">
            <text:p>9.42651126136458</text:p>
          </table:table-cell>
          <table:table-cell table:style-name="ce35" table:formula="of:=LOG10([.A11])" office:value-type="float" office:value="0.954242509439325" calcext:value-type="float">
            <text:p>0.954242509439325</text:p>
          </table:table-cell>
          <table:table-cell table:number-columns-repeated="101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"Roar"[39]</text:p>
          </table:table-cell>
          <table:table-cell table:style-name="ce5" office:value-type="string" calcext:value-type="string">
            <text:p><text:a xlink:href="https://en.wikipedia.org/wiki/Katy_Perry" xlink:type="simple">Katy Perry</text:a></text:p>
          </table:table-cell>
          <table:table-cell table:style-name="ce8" office:value-type="float" office:value="2.65" calcext:value-type="float">
            <text:p>2.65</text:p>
          </table:table-cell>
          <table:table-cell table:style-name="ce42" office:value-type="date" office:date-value="2013-09-05" calcext:value-type="date">
            <text:p>September 5, 2013</text:p>
          </table:table-cell>
          <table:table-cell table:style-name="ce45"/>
          <table:table-cell table:style-name="ce9" office:value-type="string" calcext:value-type="string">
            <text:p>"Roar"[39]</text:p>
          </table:table-cell>
          <table:table-cell table:style-name="ce35" table:formula="of:=LOG10([.D12])+9" office:value-type="float" office:value="9.42324587393681" calcext:value-type="float">
            <text:p>9.42324587393681</text:p>
          </table:table-cell>
          <table:table-cell table:style-name="ce35" table:formula="of:=LOG10([.A1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9" office:value-type="string" calcext:value-type="string">
            <text:p>"Bailando"[40]</text:p>
          </table:table-cell>
          <table:table-cell table:style-name="ce6" office:value-type="string" calcext:value-type="string">
            <text:p>Enrique Iglesias featuring Descemer Bueno and Gente De Zona</text:p>
          </table:table-cell>
          <table:table-cell table:style-name="ce8" office:value-type="float" office:value="2.61" calcext:value-type="float">
            <text:p>2.61</text:p>
          </table:table-cell>
          <table:table-cell table:style-name="ce42" office:value-type="date" office:date-value="2014-04-11" calcext:value-type="date">
            <text:p>April 11, 2014</text:p>
          </table:table-cell>
          <table:table-cell table:style-name="ce45"/>
          <table:table-cell table:style-name="ce9" office:value-type="string" calcext:value-type="string">
            <text:p>"Bailando"[40]</text:p>
          </table:table-cell>
          <table:table-cell table:style-name="ce35" table:formula="of:=LOG10([.D13])+9" office:value-type="float" office:value="9.41664050733828" calcext:value-type="float">
            <text:p>9.41664050733828</text:p>
          </table:table-cell>
          <table:table-cell table:style-name="ce35" table:formula="of:=LOG10([.A13])" office:value-type="float" office:value="1.04139268515823" calcext:value-type="float">
            <text:p>1.04139268515823</text:p>
          </table:table-cell>
          <table:table-cell table:number-columns-repeated="101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"Thinking Out Loud"[41]</text:p>
          </table:table-cell>
          <table:table-cell table:style-name="ce5" office:value-type="string" calcext:value-type="string">
            <text:p><text:a xlink:href="https://en.wikipedia.org/wiki/Ed_Sheeran" xlink:type="simple">Ed Sheeran</text:a></text:p>
          </table:table-cell>
          <table:table-cell table:style-name="ce8" office:value-type="float" office:value="2.52" calcext:value-type="float">
            <text:p>2.52</text:p>
          </table:table-cell>
          <table:table-cell table:style-name="ce42" office:value-type="date" office:date-value="2014-10-07" calcext:value-type="date">
            <text:p>October 7, 2014</text:p>
          </table:table-cell>
          <table:table-cell table:style-name="ce45"/>
          <table:table-cell table:style-name="ce9" office:value-type="string" calcext:value-type="string">
            <text:p>"Thinking Out Loud"[41]</text:p>
          </table:table-cell>
          <table:table-cell table:style-name="ce35" table:formula="of:=LOG10([.D14])+9" office:value-type="float" office:value="9.40140054078154" calcext:value-type="float">
            <text:p>9.40140054078154</text:p>
          </table:table-cell>
          <table:table-cell table:style-name="ce35" table:formula="of:=LOG10([.A14])" office:value-type="float" office:value="1.07918124604762" calcext:value-type="float">
            <text:p>1.07918124604762</text:p>
          </table:table-cell>
          <table:table-cell table:number-columns-repeated="101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"Counting Stars"[42]</text:p>
          </table:table-cell>
          <table:table-cell table:style-name="ce5" office:value-type="string" calcext:value-type="string">
            <text:p><text:a xlink:href="https://en.wikipedia.org/wiki/OneRepublic" xlink:type="simple">OneRepublic</text:a></text:p>
          </table:table-cell>
          <table:table-cell table:style-name="ce8" office:value-type="float" office:value="2.48" calcext:value-type="float">
            <text:p>2.48</text:p>
          </table:table-cell>
          <table:table-cell table:style-name="ce42" office:value-type="date" office:date-value="2013-05-31" calcext:value-type="date">
            <text:p>May 31, 2013</text:p>
          </table:table-cell>
          <table:table-cell table:style-name="ce45"/>
          <table:table-cell table:style-name="ce9" office:value-type="string" calcext:value-type="string">
            <text:p>"Counting Stars"[42]</text:p>
          </table:table-cell>
          <table:table-cell table:style-name="ce35" table:formula="of:=LOG10([.D15])+9" office:value-type="float" office:value="9.39445168082622" calcext:value-type="float">
            <text:p>9.39445168082622</text:p>
          </table:table-cell>
          <table:table-cell table:style-name="ce35" table:formula="of:=LOG10([.A15])" office:value-type="float" office:value="1.11394335230684" calcext:value-type="float">
            <text:p>1.11394335230684</text:p>
          </table:table-cell>
          <table:table-cell table:number-columns-repeated="101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9" office:value-type="string" calcext:value-type="string">
            <text:p>"Dark Horse"[43]</text:p>
          </table:table-cell>
          <table:table-cell table:style-name="ce6" office:value-type="string" calcext:value-type="string">
            <text:p>Katy Perry featuring Juicy J</text:p>
          </table:table-cell>
          <table:table-cell table:style-name="ce8" office:value-type="float" office:value="2.45" calcext:value-type="float">
            <text:p>2.45</text:p>
          </table:table-cell>
          <table:table-cell table:style-name="ce42" office:value-type="date" office:date-value="2014-02-20" calcext:value-type="date">
            <text:p>February 20, 2014</text:p>
          </table:table-cell>
          <table:table-cell table:style-name="ce45"/>
          <table:table-cell table:style-name="ce9" office:value-type="string" calcext:value-type="string">
            <text:p>"Dark Horse"[43]</text:p>
          </table:table-cell>
          <table:table-cell table:style-name="ce35" table:formula="of:=LOG10([.D16])+9" office:value-type="float" office:value="9.38916608436453" calcext:value-type="float">
            <text:p>9.38916608436453</text:p>
          </table:table-cell>
          <table:table-cell table:style-name="ce35" table:formula="of:=LOG10([.A16])" office:value-type="float" office:value="1.14612803567824" calcext:value-type="float">
            <text:p>1.14612803567824</text:p>
          </table:table-cell>
          <table:table-cell table:number-columns-repeated="101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9" office:value-type="string" calcext:value-type="string">
            <text:p>"Hello"[44]</text:p>
          </table:table-cell>
          <table:table-cell table:style-name="ce5" office:value-type="string" calcext:value-type="string">
            <text:p><text:a xlink:href="https://en.wikipedia.org/wiki/Adele" xlink:type="simple">Adele</text:a></text:p>
          </table:table-cell>
          <table:table-cell table:style-name="ce8" office:value-type="float" office:value="2.42" calcext:value-type="float">
            <text:p>2.42</text:p>
          </table:table-cell>
          <table:table-cell table:style-name="ce42" office:value-type="date" office:date-value="2015-10-22" calcext:value-type="date">
            <text:p>October 22, 2015</text:p>
          </table:table-cell>
          <table:table-cell table:style-name="ce15" office:value-type="string" calcext:value-type="string">
            <text:p><text:a xlink:href="https://en.wikipedia.org/wiki/List_of_most-viewed_YouTube_videos#cite_note-55" xlink:type="simple">[J]</text:a></text:p>
          </table:table-cell>
          <table:table-cell table:style-name="ce9" office:value-type="string" calcext:value-type="string">
            <text:p>"Hello"[44]</text:p>
          </table:table-cell>
          <table:table-cell table:style-name="ce35" table:formula="of:=LOG10([.D17])+9" office:value-type="float" office:value="9.38381536598043" calcext:value-type="float">
            <text:p>9.38381536598043</text:p>
          </table:table-cell>
          <table:table-cell table:style-name="ce35" table:formula="of:=LOG10([.A17])" office:value-type="float" office:value="1.17609125905568" calcext:value-type="float">
            <text:p>1.17609125905568</text:p>
          </table:table-cell>
          <table:table-cell table:number-columns-repeated="101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9" office:value-type="string" calcext:value-type="string">
            <text:p>"Lean On"[46]</text:p>
          </table:table-cell>
          <table:table-cell table:style-name="ce6" office:value-type="string" calcext:value-type="string">
            <text:p>Major Lazer and DJ Snake featuring MØ</text:p>
          </table:table-cell>
          <table:table-cell table:style-name="ce8" office:value-type="float" office:value="2.41" calcext:value-type="float">
            <text:p>2.41</text:p>
          </table:table-cell>
          <table:table-cell table:style-name="ce42" office:value-type="date" office:date-value="2015-03-22" calcext:value-type="date">
            <text:p>March 22, 2015</text:p>
          </table:table-cell>
          <table:table-cell table:style-name="ce45"/>
          <table:table-cell table:style-name="ce9" office:value-type="string" calcext:value-type="string">
            <text:p>"Lean On"[46]</text:p>
          </table:table-cell>
          <table:table-cell table:style-name="ce35" table:formula="of:=LOG10([.D18])+9" office:value-type="float" office:value="9.38201704257487" calcext:value-type="float">
            <text:p>9.38201704257487</text:p>
          </table:table-cell>
          <table:table-cell table:style-name="ce35" table:formula="of:=LOG10([.A18])" office:value-type="float" office:value="1.20411998265592" calcext:value-type="float">
            <text:p>1.20411998265592</text:p>
          </table:table-cell>
          <table:table-cell table:number-columns-repeated="101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9" office:value-type="string" calcext:value-type="string">
            <text:p>"Blank Space"[47]</text:p>
          </table:table-cell>
          <table:table-cell table:style-name="ce5" office:value-type="string" calcext:value-type="string">
            <text:p><text:a xlink:href="https://en.wikipedia.org/wiki/Taylor_Swift" xlink:type="simple">Taylor Swift</text:a></text:p>
          </table:table-cell>
          <table:table-cell table:style-name="ce8" office:value-type="float" office:value="2.35" calcext:value-type="float">
            <text:p>2.35</text:p>
          </table:table-cell>
          <table:table-cell table:style-name="ce42" office:value-type="date" office:date-value="2014-11-10" calcext:value-type="date">
            <text:p>November 10, 2014</text:p>
          </table:table-cell>
          <table:table-cell table:style-name="ce45"/>
          <table:table-cell table:style-name="ce9" office:value-type="string" calcext:value-type="string">
            <text:p>"Blank Space"[47]</text:p>
          </table:table-cell>
          <table:table-cell table:style-name="ce35" table:formula="of:=LOG10([.D19])+9" office:value-type="float" office:value="9.37106786227174" calcext:value-type="float">
            <text:p>9.37106786227174</text:p>
          </table:table-cell>
          <table:table-cell table:style-name="ce35" table:formula="of:=LOG10([.A19])" office:value-type="float" office:value="1.23044892137827" calcext:value-type="float">
            <text:p>1.23044892137827</text:p>
          </table:table-cell>
          <table:table-cell table:number-columns-repeated="101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9" office:value-type="string" calcext:value-type="string">
            <text:p>"Chantaje"[48]</text:p>
          </table:table-cell>
          <table:table-cell table:style-name="ce6" office:value-type="string" calcext:value-type="string">
            <text:p>Shakira featuring Maluma</text:p>
          </table:table-cell>
          <table:table-cell table:style-name="ce8" office:value-type="float" office:value="2.27" calcext:value-type="float">
            <text:p>2.27</text:p>
          </table:table-cell>
          <table:table-cell table:style-name="ce42" office:value-type="date" office:date-value="2016-11-18" calcext:value-type="date">
            <text:p>November 18, 2016</text:p>
          </table:table-cell>
          <table:table-cell table:style-name="ce45"/>
          <table:table-cell table:style-name="ce9" office:value-type="string" calcext:value-type="string">
            <text:p>"Chantaje"[48]</text:p>
          </table:table-cell>
          <table:table-cell table:style-name="ce35" table:formula="of:=LOG10([.D20])+9" office:value-type="float" office:value="9.35602585719312" calcext:value-type="float">
            <text:p>9.35602585719312</text:p>
          </table:table-cell>
          <table:table-cell table:style-name="ce35" table:formula="of:=LOG10([.A20])" office:value-type="float" office:value="1.25527250510331" calcext:value-type="float">
            <text:p>1.25527250510331</text:p>
          </table:table-cell>
          <table:table-cell table:number-columns-repeated="101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9" office:value-type="string" calcext:value-type="string">
            <text:p>"All About That Bass"[49]</text:p>
          </table:table-cell>
          <table:table-cell table:style-name="ce5" office:value-type="string" calcext:value-type="string">
            <text:p><text:a xlink:href="https://en.wikipedia.org/wiki/Meghan_Trainor" xlink:type="simple">Meghan Trainor</text:a></text:p>
          </table:table-cell>
          <table:table-cell table:style-name="ce8" office:value-type="float" office:value="2.23" calcext:value-type="float">
            <text:p>2.23</text:p>
          </table:table-cell>
          <table:table-cell table:style-name="ce42" office:value-type="date" office:date-value="2014-06-11" calcext:value-type="date">
            <text:p>June 11, 2014</text:p>
          </table:table-cell>
          <table:table-cell table:style-name="ce45"/>
          <table:table-cell table:style-name="ce9" office:value-type="string" calcext:value-type="string">
            <text:p>"All About That Bass"[49]</text:p>
          </table:table-cell>
          <table:table-cell table:style-name="ce35" table:formula="of:=LOG10([.D21])+9" office:value-type="float" office:value="9.34830486304816" calcext:value-type="float">
            <text:p>9.34830486304816</text:p>
          </table:table-cell>
          <table:table-cell table:style-name="ce35" table:formula="of:=LOG10([.A21])" office:value-type="float" office:value="1.27875360095283" calcext:value-type="float">
            <text:p>1.27875360095283</text:p>
          </table:table-cell>
          <table:table-cell table:number-columns-repeated="101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9" office:value-type="string" calcext:value-type="string">
            <text:p>"Closer (Lyric video)"[50]</text:p>
          </table:table-cell>
          <table:table-cell table:style-name="ce6" office:value-type="string" calcext:value-type="string">
            <text:p>The Chainsmokers featuring Halsey</text:p>
          </table:table-cell>
          <table:table-cell table:style-name="ce8" office:value-type="float" office:value="2.19" calcext:value-type="float">
            <text:p>2.19</text:p>
          </table:table-cell>
          <table:table-cell table:style-name="ce42" office:value-type="date" office:date-value="2016-07-29" calcext:value-type="date">
            <text:p>July 29, 2016</text:p>
          </table:table-cell>
          <table:table-cell table:style-name="ce15" office:value-type="string" calcext:value-type="string">
            <text:p><text:a xlink:href="https://en.wikipedia.org/wiki/List_of_most-viewed_YouTube_videos#cite_note-61" xlink:type="simple">[K]</text:a></text:p>
          </table:table-cell>
          <table:table-cell table:style-name="ce9" office:value-type="string" calcext:value-type="string">
            <text:p>"Closer (Lyric video)"[50]</text:p>
          </table:table-cell>
          <table:table-cell table:style-name="ce35" table:formula="of:=LOG10([.D22])+9" office:value-type="float" office:value="9.34044411484012" calcext:value-type="float">
            <text:p>9.34044411484012</text:p>
          </table:table-cell>
          <table:table-cell table:style-name="ce35" table:formula="of:=LOG10([.A22])" office:value-type="float" office:value="1.30102999566398" calcext:value-type="float">
            <text:p>1.30102999566398</text:p>
          </table:table-cell>
          <table:table-cell table:number-columns-repeated="1015"/>
        </table:table-row>
        <table:table-row table:style-name="ro1">
          <table:table-cell table:style-name="ce38" office:value-type="float" office:value="21" calcext:value-type="float">
            <text:p>21</text:p>
          </table:table-cell>
          <table:table-cell table:style-name="ce40" office:value-type="string" calcext:value-type="string">
            <text:p>"Wheels on the Bus"[51]</text:p>
          </table:table-cell>
          <table:table-cell table:style-name="ce41" office:value-type="string" calcext:value-type="string">
            <text:p><text:a xlink:href="https://en.wikipedia.org/wiki/Little_Baby_Bum" xlink:type="simple">LittleBabyBum</text:a></text:p>
          </table:table-cell>
          <table:table-cell table:style-name="ce38" office:value-type="float" office:value="2.16" calcext:value-type="float">
            <text:p>2.16</text:p>
          </table:table-cell>
          <table:table-cell table:style-name="ce43" office:value-type="date" office:date-value="2014-08-09" calcext:value-type="date">
            <text:p>August 9, 2014</text:p>
          </table:table-cell>
          <table:table-cell table:style-name="ce46"/>
          <table:table-cell table:style-name="ce40" office:value-type="string" calcext:value-type="string">
            <text:p>"Wheels on the Bus"[51]</text:p>
          </table:table-cell>
          <table:table-cell table:style-name="ce35" table:formula="of:=LOG10([.D23])+9" office:value-type="float" office:value="9.33445375115093" calcext:value-type="float">
            <text:p>9.33445375115093</text:p>
          </table:table-cell>
          <table:table-cell table:style-name="ce35" table:formula="of:=LOG10([.A23])" office:value-type="float" office:value="1.32221929473392" calcext:value-type="float">
            <text:p>1.32221929473392</text:p>
          </table:table-cell>
          <table:table-cell table:number-columns-repeated="101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9" office:value-type="string" calcext:value-type="string">
            <text:p>"Let Her Go"[52]</text:p>
          </table:table-cell>
          <table:table-cell table:style-name="ce5" office:value-type="string" calcext:value-type="string">
            <text:p><text:a xlink:href="https://en.wikipedia.org/wiki/Passenger_(singer)" xlink:type="simple">Passenger</text:a></text:p>
          </table:table-cell>
          <table:table-cell table:style-name="ce8" office:value-type="float" office:value="2.12" calcext:value-type="float">
            <text:p>2.12</text:p>
          </table:table-cell>
          <table:table-cell table:style-name="ce42" office:value-type="date" office:date-value="2012-07-25" calcext:value-type="date">
            <text:p>July 25, 2012</text:p>
          </table:table-cell>
          <table:table-cell table:style-name="ce45"/>
          <table:table-cell table:style-name="ce9" office:value-type="string" calcext:value-type="string">
            <text:p>"Let Her Go"[52]</text:p>
          </table:table-cell>
          <table:table-cell table:style-name="ce35" table:formula="of:=LOG10([.D24])+9" office:value-type="float" office:value="9.32633586092875" calcext:value-type="float">
            <text:p>9.32633586092875</text:p>
          </table:table-cell>
          <table:table-cell table:style-name="ce35" table:formula="of:=LOG10([.A24])" office:value-type="float" office:value="1.34242268082221" calcext:value-type="float">
            <text:p>1.34242268082221</text:p>
          </table:table-cell>
          <table:table-cell table:number-columns-repeated="101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9" office:value-type="string" calcext:value-type="string">
            <text:p>"This Is What You Came For"[53]</text:p>
          </table:table-cell>
          <table:table-cell table:style-name="ce6" office:value-type="string" calcext:value-type="string">
            <text:p>Calvin Harris featuring Rihanna</text:p>
          </table:table-cell>
          <table:table-cell table:style-name="ce8" office:value-type="float" office:value="2.12" calcext:value-type="float">
            <text:p>2.12</text:p>
          </table:table-cell>
          <table:table-cell table:style-name="ce42" office:value-type="date" office:date-value="2016-06-16" calcext:value-type="date">
            <text:p>June 16, 2016</text:p>
          </table:table-cell>
          <table:table-cell table:style-name="ce45"/>
          <table:table-cell table:style-name="ce9" office:value-type="string" calcext:value-type="string">
            <text:p>"This Is What You Came For"[53]</text:p>
          </table:table-cell>
          <table:table-cell table:style-name="ce35" table:formula="of:=LOG10([.D25])+9" office:value-type="float" office:value="9.32633586092875" calcext:value-type="float">
            <text:p>9.32633586092875</text:p>
          </table:table-cell>
          <table:table-cell table:style-name="ce35" table:formula="of:=LOG10([.A25])" office:value-type="float" office:value="1.36172783601759" calcext:value-type="float">
            <text:p>1.36172783601759</text:p>
          </table:table-cell>
          <table:table-cell table:number-columns-repeated="1015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9" office:value-type="string" calcext:value-type="string">
            <text:p>"Mi Gente"[54]</text:p>
          </table:table-cell>
          <table:table-cell table:style-name="ce6" office:value-type="string" calcext:value-type="string">
            <text:p>J Balvin and Willy William</text:p>
          </table:table-cell>
          <table:table-cell table:style-name="ce8" office:value-type="float" office:value="2.08" calcext:value-type="float">
            <text:p>2.08</text:p>
          </table:table-cell>
          <table:table-cell table:style-name="ce42" office:value-type="date" office:date-value="2017-06-29" calcext:value-type="date">
            <text:p>June 29, 2017</text:p>
          </table:table-cell>
          <table:table-cell table:style-name="ce45"/>
          <table:table-cell table:style-name="ce9" office:value-type="string" calcext:value-type="string">
            <text:p>"Mi Gente"[54]</text:p>
          </table:table-cell>
          <table:table-cell table:style-name="ce35" table:formula="of:=LOG10([.D26])+9" office:value-type="float" office:value="9.31806333496276" calcext:value-type="float">
            <text:p>9.31806333496276</text:p>
          </table:table-cell>
          <table:table-cell table:style-name="ce35" table:formula="of:=LOG10([.A26])" office:value-type="float" office:value="1.38021124171161" calcext:value-type="float">
            <text:p>1.38021124171161</text:p>
          </table:table-cell>
          <table:table-cell table:number-columns-repeated="1015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9" office:value-type="string" calcext:value-type="string">
            <text:p>"Waka Waka (This Time for Africa)"[55]</text:p>
          </table:table-cell>
          <table:table-cell table:style-name="ce6" office:value-type="string" calcext:value-type="string">
            <text:p>Shakira featuring Freshlyground</text:p>
          </table:table-cell>
          <table:table-cell table:style-name="ce8" office:value-type="float" office:value="2.07" calcext:value-type="float">
            <text:p>2.07</text:p>
          </table:table-cell>
          <table:table-cell table:style-name="ce42" office:value-type="date" office:date-value="2010-06-04" calcext:value-type="date">
            <text:p>June 4, 2010</text:p>
          </table:table-cell>
          <table:table-cell table:style-name="ce45"/>
          <table:table-cell table:style-name="ce9" office:value-type="string" calcext:value-type="string">
            <text:p>"Waka Waka (This Time for Africa)"[55]</text:p>
          </table:table-cell>
          <table:table-cell table:style-name="ce35" table:formula="of:=LOG10([.D27])+9" office:value-type="float" office:value="9.31597034545692" calcext:value-type="float">
            <text:p>9.31597034545692</text:p>
          </table:table-cell>
          <table:table-cell table:style-name="ce35" table:formula="of:=LOG10([.A27])" office:value-type="float" office:value="1.39794000867204" calcext:value-type="float">
            <text:p>1.39794000867204</text:p>
          </table:table-cell>
          <table:table-cell table:number-columns-repeated="101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9" office:value-type="string" calcext:value-type="string">
            <text:p>"Faded"[56]</text:p>
          </table:table-cell>
          <table:table-cell table:style-name="ce5" office:value-type="string" calcext:value-type="string">
            <text:p><text:a xlink:href="https://en.wikipedia.org/wiki/Alan_Walker_(music_producer)" xlink:type="simple">Alan Walker</text:a></text:p>
          </table:table-cell>
          <table:table-cell table:style-name="ce8" office:value-type="float" office:value="2.03" calcext:value-type="float">
            <text:p>2.03</text:p>
          </table:table-cell>
          <table:table-cell table:style-name="ce42" office:value-type="date" office:date-value="2015-12-03" calcext:value-type="date">
            <text:p>December 3, 2015</text:p>
          </table:table-cell>
          <table:table-cell table:style-name="ce45"/>
          <table:table-cell table:style-name="ce9" office:value-type="string" calcext:value-type="string">
            <text:p>"Faded"[56]</text:p>
          </table:table-cell>
          <table:table-cell table:style-name="ce35" table:formula="of:=LOG10([.D28])+9" office:value-type="float" office:value="9.30749603791321" calcext:value-type="float">
            <text:p>9.30749603791321</text:p>
          </table:table-cell>
          <table:table-cell table:style-name="ce35" table:formula="of:=LOG10([.A28])" office:value-type="float" office:value="1.41497334797082" calcext:value-type="float">
            <text:p>1.41497334797082</text:p>
          </table:table-cell>
          <table:table-cell table:number-columns-repeated="1015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9" office:value-type="string" calcext:value-type="string">
            <text:p>"Baby"[57]</text:p>
          </table:table-cell>
          <table:table-cell table:style-name="ce6" office:value-type="string" calcext:value-type="string">
            <text:p>Justin Bieber featuring Ludacris</text:p>
          </table:table-cell>
          <table:table-cell table:style-name="ce8" office:value-type="float" office:value="2" calcext:value-type="float">
            <text:p>2</text:p>
          </table:table-cell>
          <table:table-cell table:style-name="ce42" office:value-type="date" office:date-value="2010-02-19" calcext:value-type="date">
            <text:p>February 19, 2010</text:p>
          </table:table-cell>
          <table:table-cell table:style-name="ce15" office:value-type="string" calcext:value-type="string">
            <text:p><text:a xlink:href="https://en.wikipedia.org/wiki/List_of_most-viewed_YouTube_videos#cite_note-71" xlink:type="simple">[L]</text:a></text:p>
          </table:table-cell>
          <table:table-cell table:style-name="ce9" office:value-type="string" calcext:value-type="string">
            <text:p>"Baby"[57]</text:p>
          </table:table-cell>
          <table:table-cell table:style-name="ce35" table:formula="of:=LOG10([.D29])+9" office:value-type="float" office:value="9.30102999566398" calcext:value-type="float">
            <text:p>9.30102999566398</text:p>
          </table:table-cell>
          <table:table-cell table:style-name="ce35" table:formula="of:=LOG10([.A29])" office:value-type="float" office:value="1.43136376415899" calcext:value-type="float">
            <text:p>1.43136376415899</text:p>
          </table:table-cell>
          <table:table-cell table:number-columns-repeated="1015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9" office:value-type="string" calcext:value-type="string">
            <text:p>"We Don't Talk Anymore"[60]</text:p>
          </table:table-cell>
          <table:table-cell table:style-name="ce6" office:value-type="string" calcext:value-type="string">
            <text:p>Charlie Puth featuring Selena Gomez</text:p>
          </table:table-cell>
          <table:table-cell table:style-name="ce8" office:value-type="float" office:value="1.96" calcext:value-type="float">
            <text:p>1.96</text:p>
          </table:table-cell>
          <table:table-cell table:style-name="ce42" office:value-type="date" office:date-value="2016-08-02" calcext:value-type="date">
            <text:p>August 2, 2016</text:p>
          </table:table-cell>
          <table:table-cell table:style-name="ce45"/>
          <table:table-cell table:style-name="ce9" office:value-type="string" calcext:value-type="string">
            <text:p>"We Don't Talk Anymore"[60]</text:p>
          </table:table-cell>
          <table:table-cell table:style-name="ce35" table:formula="of:=LOG10([.D30])+9" office:value-type="float" office:value="9.29225607135648" calcext:value-type="float">
            <text:p>9.29225607135648</text:p>
          </table:table-cell>
          <table:table-cell table:style-name="ce35" table:formula="of:=LOG10([.A30])" office:value-type="float" office:value="1.44715803134222" calcext:value-type="float">
            <text:p>1.44715803134222</text:p>
          </table:table-cell>
          <table:table-cell table:number-columns-repeated="1015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9" office:value-type="string" calcext:value-type="string">
            <text:p>"Rockabye"[61]</text:p>
          </table:table-cell>
          <table:table-cell table:style-name="ce6" office:value-type="string" calcext:value-type="string">
            <text:p>Clean Bandit featuring Sean Paul &amp; Anne-Marie</text:p>
          </table:table-cell>
          <table:table-cell table:style-name="ce8" office:value-type="float" office:value="1.95" calcext:value-type="float">
            <text:p>1.95</text:p>
          </table:table-cell>
          <table:table-cell table:style-name="ce42" office:value-type="date" office:date-value="2016-10-21" calcext:value-type="date">
            <text:p>October 21, 2016</text:p>
          </table:table-cell>
          <table:table-cell table:style-name="ce45"/>
          <table:table-cell table:style-name="ce9" office:value-type="string" calcext:value-type="string">
            <text:p>"Rockabye"[61]</text:p>
          </table:table-cell>
          <table:table-cell table:style-name="ce35" table:formula="of:=LOG10([.D31])+9" office:value-type="float" office:value="9.29003461136252" calcext:value-type="float">
            <text:p>9.29003461136252</text:p>
          </table:table-cell>
          <table:table-cell table:style-name="ce35" table:formula="of:=LOG10([.A31])" office:value-type="float" office:value="1.46239799789896" calcext:value-type="float">
            <text:p>1.46239799789896</text:p>
          </table:table-cell>
          <table:table-cell table:number-columns-repeated="1015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9" office:value-type="string" calcext:value-type="string">
            <text:p>"What Do You Mean?"[62]</text:p>
          </table:table-cell>
          <table:table-cell table:style-name="ce5" office:value-type="string" calcext:value-type="string">
            <text:p><text:a xlink:href="https://en.wikipedia.org/wiki/Justin_Bieber" xlink:type="simple">Justin Bieber</text:a></text:p>
          </table:table-cell>
          <table:table-cell table:style-name="ce8" office:value-type="float" office:value="1.95" calcext:value-type="float">
            <text:p>1.95</text:p>
          </table:table-cell>
          <table:table-cell table:style-name="ce42" office:value-type="date" office:date-value="2015-08-30" calcext:value-type="date">
            <text:p>August 30, 2015</text:p>
          </table:table-cell>
          <table:table-cell table:style-name="ce45"/>
          <table:table-cell table:style-name="ce9" office:value-type="string" calcext:value-type="string">
            <text:p>"What Do You Mean?"[62]</text:p>
          </table:table-cell>
          <table:table-cell table:style-name="ce35" table:formula="of:=LOG10([.D32])+9" office:value-type="float" office:value="9.29003461136252" calcext:value-type="float">
            <text:p>9.29003461136252</text:p>
          </table:table-cell>
          <table:table-cell table:style-name="ce35" table:formula="of:=LOG10([.A32])" office:value-type="float" office:value="1.47712125471966" calcext:value-type="float">
            <text:p>1.47712125471966</text:p>
          </table:table-cell>
          <table:table-cell table:number-columns-repeated="1015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9" office:value-type="string" calcext:value-type="string">
            <text:p>"Work from Home"[63]</text:p>
          </table:table-cell>
          <table:table-cell table:style-name="ce6" office:value-type="string" calcext:value-type="string">
            <text:p>Fifth Harmony featuring Ty Dolla $ign</text:p>
          </table:table-cell>
          <table:table-cell table:style-name="ce8" office:value-type="float" office:value="1.94" calcext:value-type="float">
            <text:p>1.94</text:p>
          </table:table-cell>
          <table:table-cell table:style-name="ce42" office:value-type="date" office:date-value="2016-02-26" calcext:value-type="date">
            <text:p>February 26, 2016</text:p>
          </table:table-cell>
          <table:table-cell table:style-name="ce45"/>
          <table:table-cell table:style-name="ce9" office:value-type="string" calcext:value-type="string">
            <text:p>"Work from Home"[63]</text:p>
          </table:table-cell>
          <table:table-cell table:style-name="ce35" table:formula="of:=LOG10([.D33])+9" office:value-type="float" office:value="9.28780172993023" calcext:value-type="float">
            <text:p>9.28780172993023</text:p>
          </table:table-cell>
          <table:table-cell table:style-name="ce35" table:formula="of:=LOG10([.A33])" office:value-type="float" office:value="1.49136169383427" calcext:value-type="float">
            <text:p>1.49136169383427</text:p>
          </table:table-cell>
          <table:table-cell table:number-columns-repeated="1015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9" office:value-type="string" calcext:value-type="string">
            <text:p>"Chandelier"[64]</text:p>
          </table:table-cell>
          <table:table-cell table:style-name="ce5" office:value-type="string" calcext:value-type="string">
            <text:p><text:a xlink:href="https://en.wikipedia.org/wiki/Sia_(musician)" xlink:type="simple">Sia</text:a></text:p>
          </table:table-cell>
          <table:table-cell table:style-name="ce8" office:value-type="float" office:value="1.92" calcext:value-type="float">
            <text:p>1.92</text:p>
          </table:table-cell>
          <table:table-cell table:style-name="ce42" office:value-type="date" office:date-value="2014-05-06" calcext:value-type="date">
            <text:p>May 6, 2014</text:p>
          </table:table-cell>
          <table:table-cell table:style-name="ce45"/>
          <table:table-cell table:style-name="ce9" office:value-type="string" calcext:value-type="string">
            <text:p>"Chandelier"[64]</text:p>
          </table:table-cell>
          <table:table-cell table:style-name="ce35" table:formula="of:=LOG10([.D34])+9" office:value-type="float" office:value="9.28330122870355" calcext:value-type="float">
            <text:p>9.28330122870355</text:p>
          </table:table-cell>
          <table:table-cell table:style-name="ce35" table:formula="of:=LOG10([.A34])" office:value-type="float" office:value="1.50514997831991" calcext:value-type="float">
            <text:p>1.50514997831991</text:p>
          </table:table-cell>
          <table:table-cell table:number-columns-repeated="1015"/>
        </table:table-row>
        <table:table-row table:style-name="ro1">
          <table:table-cell table:style-name="ce38" office:value-type="float" office:value="33" calcext:value-type="float">
            <text:p>33</text:p>
          </table:table-cell>
          <table:table-cell table:style-name="ce40" office:value-type="string" calcext:value-type="string">
            <text:p>"Baby Shark Dance"[65]</text:p>
          </table:table-cell>
          <table:table-cell table:style-name="ce40" office:value-type="string" calcext:value-type="string">
            <text:p>Pinkfong! Kids' Songs &amp; Stories</text:p>
          </table:table-cell>
          <table:table-cell table:style-name="ce38" office:value-type="float" office:value="1.86" calcext:value-type="float">
            <text:p>1.86</text:p>
          </table:table-cell>
          <table:table-cell table:style-name="ce43" office:value-type="date" office:date-value="2016-06-17" calcext:value-type="date">
            <text:p>June 17, 2016</text:p>
          </table:table-cell>
          <table:table-cell table:style-name="ce46"/>
          <table:table-cell table:style-name="ce40" office:value-type="string" calcext:value-type="string">
            <text:p>"Baby Shark Dance"[65]</text:p>
          </table:table-cell>
          <table:table-cell table:style-name="ce35" table:formula="of:=LOG10([.D35])+9" office:value-type="float" office:value="9.26951294421792" calcext:value-type="float">
            <text:p>9.26951294421792</text:p>
          </table:table-cell>
          <table:table-cell table:style-name="ce35" table:formula="of:=LOG10([.A35])" office:value-type="float" office:value="1.51851393987789" calcext:value-type="float">
            <text:p>1.51851393987789</text:p>
          </table:table-cell>
          <table:table-cell table:number-columns-repeated="1015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9" office:value-type="string" calcext:value-type="string">
            <text:p>"Love Me Like You Do"[66]</text:p>
          </table:table-cell>
          <table:table-cell table:style-name="ce5" office:value-type="string" calcext:value-type="string">
            <text:p><text:a xlink:href="https://en.wikipedia.org/wiki/Ellie_Goulding" xlink:type="simple">Ellie Goulding</text:a></text:p>
          </table:table-cell>
          <table:table-cell table:style-name="ce8" office:value-type="float" office:value="1.82" calcext:value-type="float">
            <text:p>1.82</text:p>
          </table:table-cell>
          <table:table-cell table:style-name="ce42" office:value-type="date" office:date-value="2015-01-22" calcext:value-type="date">
            <text:p>January 22, 2015</text:p>
          </table:table-cell>
          <table:table-cell table:style-name="ce45"/>
          <table:table-cell table:style-name="ce9" office:value-type="string" calcext:value-type="string">
            <text:p>"Love Me Like You Do"[66]</text:p>
          </table:table-cell>
          <table:table-cell table:style-name="ce35" table:formula="of:=LOG10([.D36])+9" office:value-type="float" office:value="9.26007138798508" calcext:value-type="float">
            <text:p>9.26007138798508</text:p>
          </table:table-cell>
          <table:table-cell table:style-name="ce35" table:formula="of:=LOG10([.A36])" office:value-type="float" office:value="1.53147891704226" calcext:value-type="float">
            <text:p>1.53147891704226</text:p>
          </table:table-cell>
          <table:table-cell table:number-columns-repeated="1015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9" office:value-type="string" calcext:value-type="string">
            <text:p>"Wake Me Up"[67]</text:p>
          </table:table-cell>
          <table:table-cell table:style-name="ce5" office:value-type="string" calcext:value-type="string">
            <text:p><text:a xlink:href="https://en.wikipedia.org/wiki/Avicii" xlink:type="simple">Avicii</text:a></text:p>
          </table:table-cell>
          <table:table-cell table:style-name="ce8" office:value-type="float" office:value="1.7" calcext:value-type="float">
            <text:p>1.7</text:p>
          </table:table-cell>
          <table:table-cell table:style-name="ce42" office:value-type="date" office:date-value="2013-07-29" calcext:value-type="date">
            <text:p>July 29, 2013</text:p>
          </table:table-cell>
          <table:table-cell table:style-name="ce45"/>
          <table:table-cell table:style-name="ce9" office:value-type="string" calcext:value-type="string">
            <text:p>"Wake Me Up"[67]</text:p>
          </table:table-cell>
          <table:table-cell table:style-name="ce35" table:formula="of:=LOG10([.D37])+9" office:value-type="float" office:value="9.23044892137827" calcext:value-type="float">
            <text:p>9.23044892137827</text:p>
          </table:table-cell>
          <table:table-cell table:style-name="ce35" table:formula="of:=LOG10([.A37])" office:value-type="float" office:value="1.54406804435028" calcext:value-type="float">
            <text:p>1.54406804435028</text:p>
          </table:table-cell>
          <table:table-cell table:number-columns-repeated="1015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9" office:value-type="string" calcext:value-type="string">
            <text:p>"Échame la Culpa"[68]</text:p>
          </table:table-cell>
          <table:table-cell table:style-name="ce6" office:value-type="string" calcext:value-type="string">
            <text:p>Luis Fonsi and Demi Lovato</text:p>
          </table:table-cell>
          <table:table-cell table:style-name="ce8" office:value-type="float" office:value="1.64" calcext:value-type="float">
            <text:p>1.64</text:p>
          </table:table-cell>
          <table:table-cell table:style-name="ce42" office:value-type="date" office:date-value="2017-11-16" calcext:value-type="date">
            <text:p>November 16, 2017</text:p>
          </table:table-cell>
          <table:table-cell table:style-name="ce45"/>
          <table:table-cell table:style-name="ce9" office:value-type="string" calcext:value-type="string">
            <text:p>"Échame la Culpa"[68]</text:p>
          </table:table-cell>
          <table:table-cell table:style-name="ce35" table:formula="of:=LOG10([.D38])+9" office:value-type="float" office:value="9.2148438480477" calcext:value-type="float">
            <text:p>9.2148438480477</text:p>
          </table:table-cell>
          <table:table-cell table:style-name="ce35" table:formula="of:=LOG10([.A38])" office:value-type="float" office:value="1.55630250076729" calcext:value-type="float">
            <text:p>1.55630250076729</text:p>
          </table:table-cell>
          <table:table-cell table:number-columns-repeated="1015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9" office:value-type="string" calcext:value-type="string">
            <text:p>"Worth It"[69]</text:p>
          </table:table-cell>
          <table:table-cell table:style-name="ce6" office:value-type="string" calcext:value-type="string">
            <text:p>Fifth Harmony featuring Kid Ink</text:p>
          </table:table-cell>
          <table:table-cell table:style-name="ce8" office:value-type="float" office:value="1.63" calcext:value-type="float">
            <text:p>1.63</text:p>
          </table:table-cell>
          <table:table-cell table:style-name="ce42" office:value-type="date" office:date-value="2015-03-28" calcext:value-type="date">
            <text:p>March 28, 2015</text:p>
          </table:table-cell>
          <table:table-cell table:style-name="ce45"/>
          <table:table-cell table:style-name="ce9" office:value-type="string" calcext:value-type="string">
            <text:p>"Worth It"[69]</text:p>
          </table:table-cell>
          <table:table-cell table:style-name="ce35" table:formula="of:=LOG10([.D39])+9" office:value-type="float" office:value="9.21218760440396" calcext:value-type="float">
            <text:p>9.21218760440396</text:p>
          </table:table-cell>
          <table:table-cell table:style-name="ce35" table:formula="of:=LOG10([.A39])" office:value-type="float" office:value="1.568201724067" calcext:value-type="float">
            <text:p>1.568201724067</text:p>
          </table:table-cell>
          <table:table-cell table:number-columns-repeated="1015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9" office:value-type="string" calcext:value-type="string">
            <text:p>"Love the Way You Lie"[70]</text:p>
          </table:table-cell>
          <table:table-cell table:style-name="ce6" office:value-type="string" calcext:value-type="string">
            <text:p>Eminem featuring Rihanna</text:p>
          </table:table-cell>
          <table:table-cell table:style-name="ce8" office:value-type="float" office:value="1.63" calcext:value-type="float">
            <text:p>1.63</text:p>
          </table:table-cell>
          <table:table-cell table:style-name="ce42" office:value-type="date" office:date-value="2010-08-05" calcext:value-type="date">
            <text:p>August 5, 2010</text:p>
          </table:table-cell>
          <table:table-cell table:style-name="ce45"/>
          <table:table-cell table:style-name="ce9" office:value-type="string" calcext:value-type="string">
            <text:p>"Love the Way You Lie"[70]</text:p>
          </table:table-cell>
          <table:table-cell table:style-name="ce35" table:formula="of:=LOG10([.D40])+9" office:value-type="float" office:value="9.21218760440396" calcext:value-type="float">
            <text:p>9.21218760440396</text:p>
          </table:table-cell>
          <table:table-cell table:style-name="ce35" table:formula="of:=LOG10([.A40])" office:value-type="float" office:value="1.57978359661681" calcext:value-type="float">
            <text:p>1.57978359661681</text:p>
          </table:table-cell>
          <table:table-cell table:number-columns-repeated="1015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9" office:value-type="string" calcext:value-type="string">
            <text:p>"Treat You Better"[71]</text:p>
          </table:table-cell>
          <table:table-cell table:style-name="ce5" office:value-type="string" calcext:value-type="string">
            <text:p><text:a xlink:href="https://en.wikipedia.org/wiki/Shawn_Mendes" xlink:type="simple">Shawn Mendes</text:a></text:p>
          </table:table-cell>
          <table:table-cell table:style-name="ce8" office:value-type="float" office:value="1.61" calcext:value-type="float">
            <text:p>1.61</text:p>
          </table:table-cell>
          <table:table-cell table:style-name="ce42" office:value-type="date" office:date-value="2016-07-12" calcext:value-type="date">
            <text:p>July 12, 2016</text:p>
          </table:table-cell>
          <table:table-cell table:style-name="ce45"/>
          <table:table-cell table:style-name="ce9" office:value-type="string" calcext:value-type="string">
            <text:p>"Treat You Better"[71]</text:p>
          </table:table-cell>
          <table:table-cell table:style-name="ce35" table:formula="of:=LOG10([.D41])+9" office:value-type="float" office:value="9.20682587603185" calcext:value-type="float">
            <text:p>9.20682587603185</text:p>
          </table:table-cell>
          <table:table-cell table:style-name="ce35" table:formula="of:=LOG10([.A41])" office:value-type="float" office:value="1.5910646070265" calcext:value-type="float">
            <text:p>1.5910646070265</text:p>
          </table:table-cell>
          <table:table-cell table:number-columns-repeated="1015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9" office:value-type="string" calcext:value-type="string">
            <text:p>"Criminal"[72]</text:p>
          </table:table-cell>
          <table:table-cell table:style-name="ce6" office:value-type="string" calcext:value-type="string">
            <text:p>Natti Natasha and Ozuna</text:p>
          </table:table-cell>
          <table:table-cell table:style-name="ce8" office:value-type="float" office:value="1.6" calcext:value-type="float">
            <text:p>1.6</text:p>
          </table:table-cell>
          <table:table-cell table:style-name="ce42" office:value-type="date" office:date-value="2017-08-18" calcext:value-type="date">
            <text:p>August 18, 2017</text:p>
          </table:table-cell>
          <table:table-cell table:style-name="ce45"/>
          <table:table-cell table:style-name="ce9" office:value-type="string" calcext:value-type="string">
            <text:p>"Criminal"[72]</text:p>
          </table:table-cell>
          <table:table-cell table:style-name="ce35" table:formula="of:=LOG10([.D42])+9" office:value-type="float" office:value="9.20411998265593" calcext:value-type="float">
            <text:p>9.20411998265593</text:p>
          </table:table-cell>
          <table:table-cell table:style-name="ce35" table:formula="of:=LOG10([.A42])" office:value-type="float" office:value="1.60205999132796" calcext:value-type="float">
            <text:p>1.60205999132796</text:p>
          </table:table-cell>
          <table:table-cell table:number-columns-repeated="1015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9" office:value-type="string" calcext:value-type="string">
            <text:p>"Let It Go"[73]</text:p>
          </table:table-cell>
          <table:table-cell table:style-name="ce5" office:value-type="string" calcext:value-type="string">
            <text:p><text:a xlink:href="https://en.wikipedia.org/wiki/Idina_Menzel" xlink:type="simple">Idina Menzel</text:a></text:p>
          </table:table-cell>
          <table:table-cell table:style-name="ce8" office:value-type="float" office:value="1.6" calcext:value-type="float">
            <text:p>1.6</text:p>
          </table:table-cell>
          <table:table-cell table:style-name="ce42" office:value-type="date" office:date-value="2014-01-30" calcext:value-type="date">
            <text:p>January 30, 2014</text:p>
          </table:table-cell>
          <table:table-cell table:style-name="ce15" office:value-type="string" calcext:value-type="string">
            <text:p><text:a xlink:href="https://en.wikipedia.org/wiki/List_of_most-viewed_YouTube_videos#cite_note-87" xlink:type="simple">[M]</text:a></text:p>
          </table:table-cell>
          <table:table-cell table:style-name="ce9" office:value-type="string" calcext:value-type="string">
            <text:p>"Let It Go"[73]</text:p>
          </table:table-cell>
          <table:table-cell table:style-name="ce35" table:formula="of:=LOG10([.D43])+9" office:value-type="float" office:value="9.20411998265593" calcext:value-type="float">
            <text:p>9.20411998265593</text:p>
          </table:table-cell>
          <table:table-cell table:style-name="ce35" table:formula="of:=LOG10([.A43])" office:value-type="float" office:value="1.61278385671974" calcext:value-type="float">
            <text:p>1.61278385671974</text:p>
          </table:table-cell>
          <table:table-cell table:number-columns-repeated="1015"/>
        </table:table-row>
        <table:table-row table:style-name="ro1">
          <table:table-cell table:style-name="ce38" office:value-type="float" office:value="42" calcext:value-type="float">
            <text:p>42</text:p>
          </table:table-cell>
          <table:table-cell table:style-name="ce40" office:value-type="string" calcext:value-type="string">
            <text:p>"Huge Eggs Surprise Toys Challenge"[75]</text:p>
          </table:table-cell>
          <table:table-cell table:style-name="ce41" office:value-type="string" calcext:value-type="string">
            <text:p><text:a xlink:href="https://en.wikipedia.org/wiki/Ryan_ToysReview" xlink:type="simple">Ryan ToysReview</text:a></text:p>
          </table:table-cell>
          <table:table-cell table:style-name="ce38" office:value-type="float" office:value="1.58" calcext:value-type="float">
            <text:p>1.58</text:p>
          </table:table-cell>
          <table:table-cell table:style-name="ce43" office:value-type="date" office:date-value="2016-04-13" calcext:value-type="date">
            <text:p>April 13, 2016</text:p>
          </table:table-cell>
          <table:table-cell table:style-name="ce46"/>
          <table:table-cell table:style-name="ce40" office:value-type="string" calcext:value-type="string">
            <text:p>"Huge Eggs Surprise Toys Challenge"[75]</text:p>
          </table:table-cell>
          <table:table-cell table:style-name="ce35" table:formula="of:=LOG10([.D44])+9" office:value-type="float" office:value="9.19865708695442" calcext:value-type="float">
            <text:p>9.19865708695442</text:p>
          </table:table-cell>
          <table:table-cell table:style-name="ce35" table:formula="of:=LOG10([.A44])" office:value-type="float" office:value="1.6232492903979" calcext:value-type="float">
            <text:p>1.6232492903979</text:p>
          </table:table-cell>
          <table:table-cell table:number-columns-repeated="1015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9" office:value-type="string" calcext:value-type="string">
            <text:p>"Watch Me (Whip/Nae Nae)"[76]</text:p>
          </table:table-cell>
          <table:table-cell table:style-name="ce5" office:value-type="string" calcext:value-type="string">
            <text:p><text:a xlink:href="https://en.wikipedia.org/wiki/Silent%C3%B3" xlink:type="simple">Silentó</text:a></text:p>
          </table:table-cell>
          <table:table-cell table:style-name="ce8" office:value-type="float" office:value="1.58" calcext:value-type="float">
            <text:p>1.58</text:p>
          </table:table-cell>
          <table:table-cell table:style-name="ce42" office:value-type="date" office:date-value="2015-06-25" calcext:value-type="date">
            <text:p>June 25, 2015</text:p>
          </table:table-cell>
          <table:table-cell table:style-name="ce45"/>
          <table:table-cell table:style-name="ce9" office:value-type="string" calcext:value-type="string">
            <text:p>"Watch Me (Whip/Nae Nae)"[76]</text:p>
          </table:table-cell>
          <table:table-cell table:style-name="ce35" table:formula="of:=LOG10([.D45])+9" office:value-type="float" office:value="9.19865708695442" calcext:value-type="float">
            <text:p>9.19865708695442</text:p>
          </table:table-cell>
          <table:table-cell table:style-name="ce35" table:formula="of:=LOG10([.A45])" office:value-type="float" office:value="1.63346845557959" calcext:value-type="float">
            <text:p>1.63346845557959</text:p>
          </table:table-cell>
          <table:table-cell table:number-columns-repeated="1015"/>
        </table:table-row>
        <table:table-row table:style-name="ro1">
          <table:table-cell table:style-name="ce38" office:value-type="float" office:value="44" calcext:value-type="float">
            <text:p>44</text:p>
          </table:table-cell>
          <table:table-cell table:style-name="ce40" office:value-type="string" calcext:value-type="string">
            <text:p>"Johny Johny Yes Papa" (compilation)[77]</text:p>
          </table:table-cell>
          <table:table-cell table:style-name="ce41" office:value-type="string" calcext:value-type="string">
            <text:p><text:a xlink:href="https://en.wikipedia.org/wiki/ChuChu_TV" xlink:type="simple">ChuChu TV</text:a></text:p>
          </table:table-cell>
          <table:table-cell table:style-name="ce38" office:value-type="float" office:value="1.56" calcext:value-type="float">
            <text:p>1.56</text:p>
          </table:table-cell>
          <table:table-cell table:style-name="ce43" office:value-type="date" office:date-value="2014-11-14" calcext:value-type="date">
            <text:p>November 14, 2014</text:p>
          </table:table-cell>
          <table:table-cell table:style-name="ce44" office:value-type="string" calcext:value-type="string">
            <text:p><text:a xlink:href="https://en.wikipedia.org/wiki/List_of_most-viewed_YouTube_videos#cite_note-92" xlink:type="simple">[N]</text:a></text:p>
          </table:table-cell>
          <table:table-cell table:style-name="ce40" office:value-type="string" calcext:value-type="string">
            <text:p>"Johny Johny Yes Papa" (compilation)[77]</text:p>
          </table:table-cell>
          <table:table-cell table:style-name="ce35" table:formula="of:=LOG10([.D46])+9" office:value-type="float" office:value="9.19312459835446" calcext:value-type="float">
            <text:p>9.19312459835446</text:p>
          </table:table-cell>
          <table:table-cell table:style-name="ce35" table:formula="of:=LOG10([.A46])" office:value-type="float" office:value="1.64345267648619" calcext:value-type="float">
            <text:p>1.64345267648619</text:p>
          </table:table-cell>
          <table:table-cell table:number-columns-repeated="1015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9" office:value-type="string" calcext:value-type="string">
            <text:p>"Rude"[79]</text:p>
          </table:table-cell>
          <table:table-cell table:style-name="ce5" office:value-type="string" calcext:value-type="string">
            <text:p><text:a xlink:href="https://en.wikipedia.org/wiki/Magic!" xlink:type="simple">Magic!</text:a></text:p>
          </table:table-cell>
          <table:table-cell table:style-name="ce8" office:value-type="float" office:value="1.55" calcext:value-type="float">
            <text:p>1.55</text:p>
          </table:table-cell>
          <table:table-cell table:style-name="ce42" office:value-type="date" office:date-value="2013-12-05" calcext:value-type="date">
            <text:p>December 5, 2013</text:p>
          </table:table-cell>
          <table:table-cell table:style-name="ce45"/>
          <table:table-cell table:style-name="ce9" office:value-type="string" calcext:value-type="string">
            <text:p>"Rude"[79]</text:p>
          </table:table-cell>
          <table:table-cell table:style-name="ce35" table:formula="of:=LOG10([.D47])+9" office:value-type="float" office:value="9.19033169817029" calcext:value-type="float">
            <text:p>9.19033169817029</text:p>
          </table:table-cell>
          <table:table-cell table:style-name="ce35" table:formula="of:=LOG10([.A47])" office:value-type="float" office:value="1.65321251377534" calcext:value-type="float">
            <text:p>1.65321251377534</text:p>
          </table:table-cell>
          <table:table-cell table:number-columns-repeated="1015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9" office:value-type="string" calcext:value-type="string">
            <text:p>"Party Rock Anthem"[80]</text:p>
          </table:table-cell>
          <table:table-cell table:style-name="ce6" office:value-type="string" calcext:value-type="string">
            <text:p>LMFAO featuring Lauren Bennett and GoonRock</text:p>
          </table:table-cell>
          <table:table-cell table:style-name="ce8" office:value-type="float" office:value="1.55" calcext:value-type="float">
            <text:p>1.55</text:p>
          </table:table-cell>
          <table:table-cell table:style-name="ce42" office:value-type="date" office:date-value="2011-03-08" calcext:value-type="date">
            <text:p>March 8, 2011</text:p>
          </table:table-cell>
          <table:table-cell table:style-name="ce45"/>
          <table:table-cell table:style-name="ce9" office:value-type="string" calcext:value-type="string">
            <text:p>"Party Rock Anthem"[80]</text:p>
          </table:table-cell>
          <table:table-cell table:style-name="ce35" table:formula="of:=LOG10([.D48])+9" office:value-type="float" office:value="9.19033169817029" calcext:value-type="float">
            <text:p>9.19033169817029</text:p>
          </table:table-cell>
          <table:table-cell table:style-name="ce35" table:formula="of:=LOG10([.A48])" office:value-type="float" office:value="1.66275783168157" calcext:value-type="float">
            <text:p>1.66275783168157</text:p>
          </table:table-cell>
          <table:table-cell table:number-columns-repeated="1015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9" office:value-type="string" calcext:value-type="string">
            <text:p>"Stressed Out"[81]</text:p>
          </table:table-cell>
          <table:table-cell table:style-name="ce5" office:value-type="string" calcext:value-type="string">
            <text:p><text:a xlink:href="https://en.wikipedia.org/wiki/Twenty_One_Pilots" xlink:type="simple">Twenty One Pilots</text:a></text:p>
          </table:table-cell>
          <table:table-cell table:style-name="ce8" office:value-type="float" office:value="1.53" calcext:value-type="float">
            <text:p>1.53</text:p>
          </table:table-cell>
          <table:table-cell table:style-name="ce42" office:value-type="date" office:date-value="2015-04-27" calcext:value-type="date">
            <text:p>April 27, 2015</text:p>
          </table:table-cell>
          <table:table-cell table:style-name="ce45"/>
          <table:table-cell table:style-name="ce9" office:value-type="string" calcext:value-type="string">
            <text:p>"Stressed Out"[81]</text:p>
          </table:table-cell>
          <table:table-cell table:style-name="ce35" table:formula="of:=LOG10([.D49])+9" office:value-type="float" office:value="9.1846914308176" calcext:value-type="float">
            <text:p>9.1846914308176</text:p>
          </table:table-cell>
          <table:table-cell table:style-name="ce35" table:formula="of:=LOG10([.A49])" office:value-type="float" office:value="1.67209785793572" calcext:value-type="float">
            <text:p>1.67209785793572</text:p>
          </table:table-cell>
          <table:table-cell table:number-columns-repeated="1015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9" office:value-type="string" calcext:value-type="string">
            <text:p>"Ay Vamos"[82]</text:p>
          </table:table-cell>
          <table:table-cell table:style-name="ce5" office:value-type="string" calcext:value-type="string">
            <text:p><text:a xlink:href="https://en.wikipedia.org/wiki/J_Balvin" xlink:type="simple">J Balvin</text:a></text:p>
          </table:table-cell>
          <table:table-cell table:style-name="ce8" office:value-type="float" office:value="1.52" calcext:value-type="float">
            <text:p>1.52</text:p>
          </table:table-cell>
          <table:table-cell table:style-name="ce42" office:value-type="date" office:date-value="2014-08-29" calcext:value-type="date">
            <text:p>August 29, 2014</text:p>
          </table:table-cell>
          <table:table-cell table:style-name="ce45"/>
          <table:table-cell table:style-name="ce9" office:value-type="string" calcext:value-type="string">
            <text:p>"Ay Vamos"[82]</text:p>
          </table:table-cell>
          <table:table-cell table:style-name="ce35" table:formula="of:=LOG10([.D50])+9" office:value-type="float" office:value="9.18184358794477" calcext:value-type="float">
            <text:p>9.18184358794477</text:p>
          </table:table-cell>
          <table:table-cell table:style-name="ce35" table:formula="of:=LOG10([.A50])" office:value-type="float" office:value="1.68124123737559" calcext:value-type="float">
            <text:p>1.68124123737559</text:p>
          </table:table-cell>
          <table:table-cell table:number-columns-repeated="1015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"The Gummy Bear Song"[83]</text:p>
          </table:table-cell>
          <table:table-cell table:style-name="ce5" office:value-type="string" calcext:value-type="string">
            <text:p><text:a xlink:href="https://en.wikipedia.org/wiki/Gummib%C3%A4r" xlink:type="simple">icanrockyourworld</text:a></text:p>
          </table:table-cell>
          <table:table-cell table:style-name="ce8" office:value-type="float" office:value="1.52" calcext:value-type="float">
            <text:p>1.52</text:p>
          </table:table-cell>
          <table:table-cell table:style-name="ce42" office:value-type="date" office:date-value="2007-10-09" calcext:value-type="date">
            <text:p>October 9, 2007</text:p>
          </table:table-cell>
          <table:table-cell table:style-name="ce15" office:value-type="string" calcext:value-type="string">
            <text:p><text:a xlink:href="https://en.wikipedia.org/wiki/List_of_most-viewed_YouTube_videos#cite_note-98" xlink:type="simple">[O]</text:a></text:p>
          </table:table-cell>
          <table:table-cell table:style-name="ce9" office:value-type="string" calcext:value-type="string">
            <text:p>"The Gummy Bear Song"[83]</text:p>
          </table:table-cell>
          <table:table-cell table:style-name="ce35" table:formula="of:=LOG10([.D51])+9" office:value-type="float" office:value="9.18184358794477" calcext:value-type="float">
            <text:p>9.18184358794477</text:p>
          </table:table-cell>
          <table:table-cell table:style-name="ce35" table:formula="of:=LOG10([.A51])" office:value-type="float" office:value="1.69019608002851" calcext:value-type="float">
            <text:p>1.69019608002851</text:p>
          </table:table-cell>
          <table:table-cell table:number-columns-repeated="1015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9" office:value-type="string" calcext:value-type="string">
            <text:p>"Perfect"[84]</text:p>
          </table:table-cell>
          <table:table-cell table:style-name="ce5" office:value-type="string" calcext:value-type="string">
            <text:p><text:a xlink:href="https://en.wikipedia.org/wiki/Ed_Sheeran" xlink:type="simple">Ed Sheeran</text:a></text:p>
          </table:table-cell>
          <table:table-cell table:style-name="ce8" office:value-type="float" office:value="1.5" calcext:value-type="float">
            <text:p>1.5</text:p>
          </table:table-cell>
          <table:table-cell table:style-name="ce42" office:value-type="date" office:date-value="2017-11-09" calcext:value-type="date">
            <text:p>November 9, 2017</text:p>
          </table:table-cell>
          <table:table-cell table:style-name="ce45"/>
          <table:table-cell table:style-name="ce9" office:value-type="string" calcext:value-type="string">
            <text:p>"Perfect"[84]</text:p>
          </table:table-cell>
          <table:table-cell table:style-name="ce35" table:formula="of:=LOG10([.D52])+9" office:value-type="float" office:value="9.17609125905568" calcext:value-type="float">
            <text:p>9.17609125905568</text:p>
          </table:table-cell>
          <table:table-cell table:style-name="ce35" table:formula="of:=LOG10([.A52])" office:value-type="float" office:value="1.69897000433602" calcext:value-type="float">
            <text:p>1.69897000433602</text:p>
          </table:table-cell>
          <table:table-cell table:number-columns-repeated="1015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table:style-name="ce9" office:value-type="string" calcext:value-type="string">
            <text:p>"New Rules"[85]</text:p>
          </table:table-cell>
          <table:table-cell table:style-name="ce5" office:value-type="string" calcext:value-type="string">
            <text:p><text:a xlink:href="https://en.wikipedia.org/wiki/Dua_Lipa" xlink:type="simple">Dua Lipa</text:a></text:p>
          </table:table-cell>
          <table:table-cell table:style-name="ce8" office:value-type="float" office:value="1.5" calcext:value-type="float">
            <text:p>1.5</text:p>
          </table:table-cell>
          <table:table-cell table:style-name="ce42" office:value-type="date" office:date-value="2017-07-07" calcext:value-type="date">
            <text:p>July 7, 2017</text:p>
          </table:table-cell>
          <table:table-cell table:style-name="ce45"/>
          <table:table-cell table:style-name="ce9" office:value-type="string" calcext:value-type="string">
            <text:p>"New Rules"[85]</text:p>
          </table:table-cell>
          <table:table-cell table:style-name="ce35" table:formula="of:=LOG10([.D53])+9" office:value-type="float" office:value="9.17609125905568" calcext:value-type="float">
            <text:p>9.17609125905568</text:p>
          </table:table-cell>
          <table:table-cell table:style-name="ce35" table:formula="of:=LOG10([.A53])" office:value-type="float" office:value="1.70757017609794" calcext:value-type="float">
            <text:p>1.70757017609794</text:p>
          </table:table-cell>
          <table:table-cell table:number-columns-repeated="1015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9" office:value-type="string" calcext:value-type="string">
            <text:p>"The Lazy Song"[86]</text:p>
          </table:table-cell>
          <table:table-cell table:style-name="ce5" office:value-type="string" calcext:value-type="string">
            <text:p><text:a xlink:href="https://en.wikipedia.org/wiki/Bruno_Mars" xlink:type="simple">Bruno Mars</text:a></text:p>
          </table:table-cell>
          <table:table-cell table:style-name="ce8" office:value-type="float" office:value="1.49" calcext:value-type="float">
            <text:p>1.49</text:p>
          </table:table-cell>
          <table:table-cell table:style-name="ce42" office:value-type="date" office:date-value="2011-04-15" calcext:value-type="date">
            <text:p>April 15, 2011</text:p>
          </table:table-cell>
          <table:table-cell table:style-name="ce45"/>
          <table:table-cell table:style-name="ce9" office:value-type="string" calcext:value-type="string">
            <text:p>"The Lazy Song"[86]</text:p>
          </table:table-cell>
          <table:table-cell table:style-name="ce35" table:formula="of:=LOG10([.D54])+9" office:value-type="float" office:value="9.17318626841227" calcext:value-type="float">
            <text:p>9.17318626841227</text:p>
          </table:table-cell>
          <table:table-cell table:style-name="ce35" table:formula="of:=LOG10([.A54])" office:value-type="float" office:value="1.7160033436348" calcext:value-type="float">
            <text:p>1.7160033436348</text:p>
          </table:table-cell>
          <table:table-cell table:number-columns-repeated="1015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9" office:value-type="string" calcext:value-type="string">
            <text:p>"Vente Pa' Ca"[87]</text:p>
          </table:table-cell>
          <table:table-cell table:style-name="ce6" office:value-type="string" calcext:value-type="string">
            <text:p>Ricky Martin featuring Maluma</text:p>
          </table:table-cell>
          <table:table-cell table:style-name="ce8" office:value-type="float" office:value="1.45" calcext:value-type="float">
            <text:p>1.45</text:p>
          </table:table-cell>
          <table:table-cell table:style-name="ce42" office:value-type="date" office:date-value="2016-09-22" calcext:value-type="date">
            <text:p>September 22, 2016</text:p>
          </table:table-cell>
          <table:table-cell table:style-name="ce45"/>
          <table:table-cell table:style-name="ce9" office:value-type="string" calcext:value-type="string">
            <text:p>"Vente Pa' Ca"[87]</text:p>
          </table:table-cell>
          <table:table-cell table:style-name="ce35" table:formula="of:=LOG10([.D55])+9" office:value-type="float" office:value="9.16136800223497" calcext:value-type="float">
            <text:p>9.16136800223497</text:p>
          </table:table-cell>
          <table:table-cell table:style-name="ce35" table:formula="of:=LOG10([.A55])" office:value-type="float" office:value="1.72427586960079" calcext:value-type="float">
            <text:p>1.72427586960079</text:p>
          </table:table-cell>
          <table:table-cell table:number-columns-repeated="1015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9" office:value-type="string" calcext:value-type="string">
            <text:p>"Hotline Bling"[88]</text:p>
          </table:table-cell>
          <table:table-cell table:style-name="ce5" office:value-type="string" calcext:value-type="string">
            <text:p><text:a xlink:href="https://en.wikipedia.org/wiki/Drake_(singer)" xlink:type="simple">Drake</text:a></text:p>
          </table:table-cell>
          <table:table-cell table:style-name="ce8" office:value-type="float" office:value="1.44" calcext:value-type="float">
            <text:p>1.44</text:p>
          </table:table-cell>
          <table:table-cell table:style-name="ce42" office:value-type="date" office:date-value="2015-10-26" calcext:value-type="date">
            <text:p>October 26, 2015</text:p>
          </table:table-cell>
          <table:table-cell table:style-name="ce45"/>
          <table:table-cell table:style-name="ce9" office:value-type="string" calcext:value-type="string">
            <text:p>"Hotline Bling"[88]</text:p>
          </table:table-cell>
          <table:table-cell table:style-name="ce35" table:formula="of:=LOG10([.D56])+9" office:value-type="float" office:value="9.15836249209525" calcext:value-type="float">
            <text:p>9.15836249209525</text:p>
          </table:table-cell>
          <table:table-cell table:style-name="ce35" table:formula="of:=LOG10([.A56])" office:value-type="float" office:value="1.73239375982297" calcext:value-type="float">
            <text:p>1.73239375982297</text:p>
          </table:table-cell>
          <table:table-cell table:number-columns-repeated="1015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9" office:value-type="string" calcext:value-type="string">
            <text:p>"Axel F"[89]</text:p>
          </table:table-cell>
          <table:table-cell table:style-name="ce5" office:value-type="string" calcext:value-type="string">
            <text:p><text:a xlink:href="https://en.wikipedia.org/wiki/Crazy_Frog" xlink:type="simple">Crazy Frog</text:a></text:p>
          </table:table-cell>
          <table:table-cell table:style-name="ce8" office:value-type="float" office:value="1.44" calcext:value-type="float">
            <text:p>1.44</text:p>
          </table:table-cell>
          <table:table-cell table:style-name="ce42" office:value-type="date" office:date-value="2009-06-16" calcext:value-type="date">
            <text:p>June 16, 2009</text:p>
          </table:table-cell>
          <table:table-cell table:style-name="ce45"/>
          <table:table-cell table:style-name="ce9" office:value-type="string" calcext:value-type="string">
            <text:p>"Axel F"[89]</text:p>
          </table:table-cell>
          <table:table-cell table:style-name="ce35" table:formula="of:=LOG10([.D57])+9" office:value-type="float" office:value="9.15836249209525" calcext:value-type="float">
            <text:p>9.15836249209525</text:p>
          </table:table-cell>
          <table:table-cell table:style-name="ce35" table:formula="of:=LOG10([.A57])" office:value-type="float" office:value="1.74036268949424" calcext:value-type="float">
            <text:p>1.74036268949424</text:p>
          </table:table-cell>
          <table:table-cell table:number-columns-repeated="1015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9" office:value-type="string" calcext:value-type="string">
            <text:p>"Felices los 4"[90]</text:p>
          </table:table-cell>
          <table:table-cell table:style-name="ce5" office:value-type="string" calcext:value-type="string">
            <text:p><text:a xlink:href="https://en.wikipedia.org/wiki/Maluma_(singer)" xlink:type="simple">Maluma</text:a></text:p>
          </table:table-cell>
          <table:table-cell table:style-name="ce8" office:value-type="float" office:value="1.42" calcext:value-type="float">
            <text:p>1.42</text:p>
          </table:table-cell>
          <table:table-cell table:style-name="ce42" office:value-type="date" office:date-value="2017-04-21" calcext:value-type="date">
            <text:p>April 21, 2017</text:p>
          </table:table-cell>
          <table:table-cell table:style-name="ce45"/>
          <table:table-cell table:style-name="ce9" office:value-type="string" calcext:value-type="string">
            <text:p>"Felices los 4"[90]</text:p>
          </table:table-cell>
          <table:table-cell table:style-name="ce35" table:formula="of:=LOG10([.D58])+9" office:value-type="float" office:value="9.15228834438306" calcext:value-type="float">
            <text:p>9.15228834438306</text:p>
          </table:table-cell>
          <table:table-cell table:style-name="ce35" table:formula="of:=LOG10([.A58])" office:value-type="float" office:value="1.7481880270062" calcext:value-type="float">
            <text:p>1.7481880270062</text:p>
          </table:table-cell>
          <table:table-cell table:number-columns-repeated="1015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table:style-name="ce9" office:value-type="string" calcext:value-type="string">
            <text:p>"Love Yourself"[91]</text:p>
          </table:table-cell>
          <table:table-cell table:style-name="ce5" office:value-type="string" calcext:value-type="string">
            <text:p><text:a xlink:href="https://en.wikipedia.org/wiki/Justin_Bieber" xlink:type="simple">Justin Bieber</text:a></text:p>
          </table:table-cell>
          <table:table-cell table:style-name="ce8" office:value-type="float" office:value="1.42" calcext:value-type="float">
            <text:p>1.42</text:p>
          </table:table-cell>
          <table:table-cell table:style-name="ce42" office:value-type="date" office:date-value="2015-11-14" calcext:value-type="date">
            <text:p>November 14, 2015</text:p>
          </table:table-cell>
          <table:table-cell table:style-name="ce45"/>
          <table:table-cell table:style-name="ce9" office:value-type="string" calcext:value-type="string">
            <text:p>"Love Yourself"[91]</text:p>
          </table:table-cell>
          <table:table-cell table:style-name="ce35" table:formula="of:=LOG10([.D59])+9" office:value-type="float" office:value="9.15228834438306" calcext:value-type="float">
            <text:p>9.15228834438306</text:p>
          </table:table-cell>
          <table:table-cell table:style-name="ce35" table:formula="of:=LOG10([.A59])" office:value-type="float" office:value="1.75587485567249" calcext:value-type="float">
            <text:p>1.75587485567249</text:p>
          </table:table-cell>
          <table:table-cell table:number-columns-repeated="1015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9" office:value-type="string" calcext:value-type="string">
            <text:p>"Rolling in the Deep"[92]</text:p>
          </table:table-cell>
          <table:table-cell table:style-name="ce5" office:value-type="string" calcext:value-type="string">
            <text:p><text:a xlink:href="https://en.wikipedia.org/wiki/Adele" xlink:type="simple">Adele</text:a></text:p>
          </table:table-cell>
          <table:table-cell table:style-name="ce8" office:value-type="float" office:value="1.42" calcext:value-type="float">
            <text:p>1.42</text:p>
          </table:table-cell>
          <table:table-cell table:style-name="ce42" office:value-type="date" office:date-value="2010-11-30" calcext:value-type="date">
            <text:p>November 30, 2010</text:p>
          </table:table-cell>
          <table:table-cell table:style-name="ce45"/>
          <table:table-cell table:style-name="ce9" office:value-type="string" calcext:value-type="string">
            <text:p>"Rolling in the Deep"[92]</text:p>
          </table:table-cell>
          <table:table-cell table:style-name="ce35" table:formula="of:=LOG10([.D60])+9" office:value-type="float" office:value="9.15228834438306" calcext:value-type="float">
            <text:p>9.15228834438306</text:p>
          </table:table-cell>
          <table:table-cell table:style-name="ce35" table:formula="of:=LOG10([.A60])" office:value-type="float" office:value="1.76342799356294" calcext:value-type="float">
            <text:p>1.76342799356294</text:p>
          </table:table-cell>
          <table:table-cell table:number-columns-repeated="1015"/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table:style-name="ce9" office:value-type="string" calcext:value-type="string">
            <text:p>"Side to Side"[93]</text:p>
          </table:table-cell>
          <table:table-cell table:style-name="ce6" office:value-type="string" calcext:value-type="string">
            <text:p>Ariana Grande featuring Nicki Minaj</text:p>
          </table:table-cell>
          <table:table-cell table:style-name="ce8" office:value-type="float" office:value="1.41" calcext:value-type="float">
            <text:p>1.41</text:p>
          </table:table-cell>
          <table:table-cell table:style-name="ce42" office:value-type="date" office:date-value="2016-08-29" calcext:value-type="date">
            <text:p>August 29, 2016</text:p>
          </table:table-cell>
          <table:table-cell table:style-name="ce45"/>
          <table:table-cell table:style-name="ce9" office:value-type="string" calcext:value-type="string">
            <text:p>"Side to Side"[93]</text:p>
          </table:table-cell>
          <table:table-cell table:style-name="ce35" table:formula="of:=LOG10([.D61])+9" office:value-type="float" office:value="9.14921911265538" calcext:value-type="float">
            <text:p>9.14921911265538</text:p>
          </table:table-cell>
          <table:table-cell table:style-name="ce35" table:formula="of:=LOG10([.A61])" office:value-type="float" office:value="1.77085201164214" calcext:value-type="float">
            <text:p>1.77085201164214</text:p>
          </table:table-cell>
          <table:table-cell table:number-columns-repeated="1015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9" office:value-type="string" calcext:value-type="string">
            <text:p>"Starboy"[94]</text:p>
          </table:table-cell>
          <table:table-cell table:style-name="ce6" office:value-type="string" calcext:value-type="string">
            <text:p>The Weeknd featuring Daft Punk</text:p>
          </table:table-cell>
          <table:table-cell table:style-name="ce8" office:value-type="float" office:value="1.41" calcext:value-type="float">
            <text:p>1.41</text:p>
          </table:table-cell>
          <table:table-cell table:style-name="ce42" office:value-type="date" office:date-value="2016-09-28" calcext:value-type="date">
            <text:p>September 28, 2016</text:p>
          </table:table-cell>
          <table:table-cell table:style-name="ce45"/>
          <table:table-cell table:style-name="ce9" office:value-type="string" calcext:value-type="string">
            <text:p>"Starboy"[94]</text:p>
          </table:table-cell>
          <table:table-cell table:style-name="ce35" table:formula="of:=LOG10([.D62])+9" office:value-type="float" office:value="9.14921911265538" calcext:value-type="float">
            <text:p>9.14921911265538</text:p>
          </table:table-cell>
          <table:table-cell table:style-name="ce35" table:formula="of:=LOG10([.A62])" office:value-type="float" office:value="1.77815125038364" calcext:value-type="float">
            <text:p>1.77815125038364</text:p>
          </table:table-cell>
          <table:table-cell table:number-columns-repeated="1015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9" office:value-type="string" calcext:value-type="string">
            <text:p>"Reggaetón Lento (Bailemos)"[95]</text:p>
          </table:table-cell>
          <table:table-cell table:style-name="ce5" office:value-type="string" calcext:value-type="string">
            <text:p><text:a xlink:href="https://en.wikipedia.org/wiki/CNCO" xlink:type="simple">CNCO</text:a></text:p>
          </table:table-cell>
          <table:table-cell table:style-name="ce8" office:value-type="float" office:value="1.4" calcext:value-type="float">
            <text:p>1.4</text:p>
          </table:table-cell>
          <table:table-cell table:style-name="ce42" office:value-type="date" office:date-value="2016-10-07" calcext:value-type="date">
            <text:p>October 7, 2016</text:p>
          </table:table-cell>
          <table:table-cell table:style-name="ce45"/>
          <table:table-cell table:style-name="ce9" office:value-type="string" calcext:value-type="string">
            <text:p>"Reggaetón Lento (Bailemos)"[95]</text:p>
          </table:table-cell>
          <table:table-cell table:style-name="ce35" table:formula="of:=LOG10([.D63])+9" office:value-type="float" office:value="9.14612803567824" calcext:value-type="float">
            <text:p>9.14612803567824</text:p>
          </table:table-cell>
          <table:table-cell table:style-name="ce35" table:formula="of:=LOG10([.A63])" office:value-type="float" office:value="1.78532983501077" calcext:value-type="float">
            <text:p>1.78532983501077</text:p>
          </table:table-cell>
          <table:table-cell table:number-columns-repeated="1015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9" office:value-type="string" calcext:value-type="string">
            <text:p>"Propuesta Indecente"[96]</text:p>
          </table:table-cell>
          <table:table-cell table:style-name="ce5" office:value-type="string" calcext:value-type="string">
            <text:p><text:a xlink:href="https://en.wikipedia.org/wiki/Romeo_Santos" xlink:type="simple">Romeo Santos</text:a></text:p>
          </table:table-cell>
          <table:table-cell table:style-name="ce8" office:value-type="float" office:value="1.4" calcext:value-type="float">
            <text:p>1.4</text:p>
          </table:table-cell>
          <table:table-cell table:style-name="ce42" office:value-type="date" office:date-value="2013-09-09" calcext:value-type="date">
            <text:p>September 9, 2013</text:p>
          </table:table-cell>
          <table:table-cell table:style-name="ce45"/>
          <table:table-cell table:style-name="ce9" office:value-type="string" calcext:value-type="string">
            <text:p>"Propuesta Indecente"[96]</text:p>
          </table:table-cell>
          <table:table-cell table:style-name="ce35" table:formula="of:=LOG10([.D64])+9" office:value-type="float" office:value="9.14612803567824" calcext:value-type="float">
            <text:p>9.14612803567824</text:p>
          </table:table-cell>
          <table:table-cell table:style-name="ce35" table:formula="of:=LOG10([.A64])" office:value-type="float" office:value="1.79239168949825" calcext:value-type="float">
            <text:p>1.79239168949825</text:p>
          </table:table-cell>
          <table:table-cell table:number-columns-repeated="1015"/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table:style-name="ce9" office:value-type="string" calcext:value-type="string">
            <text:p>"All of Me"[97]</text:p>
          </table:table-cell>
          <table:table-cell table:style-name="ce5" office:value-type="string" calcext:value-type="string">
            <text:p><text:a xlink:href="https://en.wikipedia.org/wiki/John_Legend" xlink:type="simple">John Legend</text:a></text:p>
          </table:table-cell>
          <table:table-cell table:style-name="ce8" office:value-type="float" office:value="1.37" calcext:value-type="float">
            <text:p>1.37</text:p>
          </table:table-cell>
          <table:table-cell table:style-name="ce42" office:value-type="date" office:date-value="2013-10-02" calcext:value-type="date">
            <text:p>October 2, 2013</text:p>
          </table:table-cell>
          <table:table-cell table:style-name="ce45"/>
          <table:table-cell table:style-name="ce9" office:value-type="string" calcext:value-type="string">
            <text:p>"All of Me"[97]</text:p>
          </table:table-cell>
          <table:table-cell table:style-name="ce35" table:formula="of:=LOG10([.D65])+9" office:value-type="float" office:value="9.13672056715641" calcext:value-type="float">
            <text:p>9.13672056715641</text:p>
          </table:table-cell>
          <table:table-cell table:style-name="ce35" table:formula="of:=LOG10([.A65])" office:value-type="float" office:value="1.79934054945358" calcext:value-type="float">
            <text:p>1.79934054945358</text:p>
          </table:table-cell>
          <table:table-cell table:number-columns-repeated="1015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style-name="ce9" office:value-type="string" calcext:value-type="string">
            <text:p>"Havana (Audio)"[98]</text:p>
          </table:table-cell>
          <table:table-cell table:style-name="ce6" office:value-type="string" calcext:value-type="string">
            <text:p>Camila Cabello featuring Young Thug</text:p>
          </table:table-cell>
          <table:table-cell table:style-name="ce8" office:value-type="float" office:value="1.37" calcext:value-type="float">
            <text:p>1.37</text:p>
          </table:table-cell>
          <table:table-cell table:style-name="ce42" office:value-type="date" office:date-value="2017-08-03" calcext:value-type="date">
            <text:p>August 3, 2017</text:p>
          </table:table-cell>
          <table:table-cell table:style-name="ce45"/>
          <table:table-cell table:style-name="ce9" office:value-type="string" calcext:value-type="string">
            <text:p>"Havana (Audio)"[98]</text:p>
          </table:table-cell>
          <table:table-cell table:style-name="ce35" table:formula="of:=LOG10([.D66])+9" office:value-type="float" office:value="9.13672056715641" calcext:value-type="float">
            <text:p>9.13672056715641</text:p>
          </table:table-cell>
          <table:table-cell table:style-name="ce35" table:formula="of:=LOG10([.A66])" office:value-type="float" office:value="1.80617997398389" calcext:value-type="float">
            <text:p>1.80617997398389</text:p>
          </table:table-cell>
          <table:table-cell table:number-columns-repeated="1015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style-name="ce9" office:value-type="string" calcext:value-type="string">
            <text:p>"Mayores"[99]</text:p>
          </table:table-cell>
          <table:table-cell table:style-name="ce6" office:value-type="string" calcext:value-type="string">
            <text:p>Becky G and Bad Bunny</text:p>
          </table:table-cell>
          <table:table-cell table:style-name="ce8" office:value-type="float" office:value="1.36" calcext:value-type="float">
            <text:p>1.36</text:p>
          </table:table-cell>
          <table:table-cell table:style-name="ce42" office:value-type="date" office:date-value="2017-07-13" calcext:value-type="date">
            <text:p>July 13, 2017</text:p>
          </table:table-cell>
          <table:table-cell table:style-name="ce45"/>
          <table:table-cell table:style-name="ce9" office:value-type="string" calcext:value-type="string">
            <text:p>"Mayores"[99]</text:p>
          </table:table-cell>
          <table:table-cell table:style-name="ce35" table:formula="of:=LOG10([.D67])+9" office:value-type="float" office:value="9.13353890837022" calcext:value-type="float">
            <text:p>9.13353890837022</text:p>
          </table:table-cell>
          <table:table-cell table:style-name="ce35" table:formula="of:=LOG10([.A67])" office:value-type="float" office:value="1.81291335664286" calcext:value-type="float">
            <text:p>1.81291335664286</text:p>
          </table:table-cell>
          <table:table-cell table:number-columns-repeated="1015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table:style-name="ce9" office:value-type="string" calcext:value-type="string">
            <text:p>"Something Just like This (Lyric video)"[100]</text:p>
          </table:table-cell>
          <table:table-cell table:style-name="ce6" office:value-type="string" calcext:value-type="string">
            <text:p>The Chainsmokers and Coldplay</text:p>
          </table:table-cell>
          <table:table-cell table:style-name="ce8" office:value-type="float" office:value="1.36" calcext:value-type="float">
            <text:p>1.36</text:p>
          </table:table-cell>
          <table:table-cell table:style-name="ce42" office:value-type="date" office:date-value="2017-02-22" calcext:value-type="date">
            <text:p>February 22, 2017</text:p>
          </table:table-cell>
          <table:table-cell table:style-name="ce45"/>
          <table:table-cell table:style-name="ce9" office:value-type="string" calcext:value-type="string">
            <text:p>"Something Just like This (Lyric video)"[100]</text:p>
          </table:table-cell>
          <table:table-cell table:style-name="ce35" table:formula="of:=LOG10([.D68])+9" office:value-type="float" office:value="9.13353890837022" calcext:value-type="float">
            <text:p>9.13353890837022</text:p>
          </table:table-cell>
          <table:table-cell table:style-name="ce35" table:formula="of:=LOG10([.A68])" office:value-type="float" office:value="1.81954393554187" calcext:value-type="float">
            <text:p>1.81954393554187</text:p>
          </table:table-cell>
          <table:table-cell table:number-columns-repeated="1015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9" office:value-type="string" calcext:value-type="string">
            <text:p>"That's What I Like"[101]</text:p>
          </table:table-cell>
          <table:table-cell table:style-name="ce5" office:value-type="string" calcext:value-type="string">
            <text:p><text:a xlink:href="https://en.wikipedia.org/wiki/Bruno_Mars" xlink:type="simple">Bruno Mars</text:a></text:p>
          </table:table-cell>
          <table:table-cell table:style-name="ce8" office:value-type="float" office:value="1.35" calcext:value-type="float">
            <text:p>1.35</text:p>
          </table:table-cell>
          <table:table-cell table:style-name="ce42" office:value-type="date" office:date-value="2017-03-02" calcext:value-type="date">
            <text:p>March 2, 2017</text:p>
          </table:table-cell>
          <table:table-cell table:style-name="ce45"/>
          <table:table-cell table:style-name="ce9" office:value-type="string" calcext:value-type="string">
            <text:p>"That's What I Like"[101]</text:p>
          </table:table-cell>
          <table:table-cell table:style-name="ce35" table:formula="of:=LOG10([.D69])+9" office:value-type="float" office:value="9.13033376849501" calcext:value-type="float">
            <text:p>9.13033376849501</text:p>
          </table:table-cell>
          <table:table-cell table:style-name="ce35" table:formula="of:=LOG10([.A69])" office:value-type="float" office:value="1.82607480270083" calcext:value-type="float">
            <text:p>1.82607480270083</text:p>
          </table:table-cell>
          <table:table-cell table:number-columns-repeated="1015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table:style-name="ce9" office:value-type="string" calcext:value-type="string">
            <text:p>"Hasta el Amanecer"[102]</text:p>
          </table:table-cell>
          <table:table-cell table:style-name="ce5" office:value-type="string" calcext:value-type="string">
            <text:p><text:a xlink:href="https://en.wikipedia.org/wiki/Nicky_Jam" xlink:type="simple">Nicky Jam</text:a></text:p>
          </table:table-cell>
          <table:table-cell table:style-name="ce8" office:value-type="float" office:value="1.35" calcext:value-type="float">
            <text:p>1.35</text:p>
          </table:table-cell>
          <table:table-cell table:style-name="ce42" office:value-type="date" office:date-value="2016-01-14" calcext:value-type="date">
            <text:p>January 14, 2016</text:p>
          </table:table-cell>
          <table:table-cell table:style-name="ce45"/>
          <table:table-cell table:style-name="ce9" office:value-type="string" calcext:value-type="string">
            <text:p>"Hasta el Amanecer"[102]</text:p>
          </table:table-cell>
          <table:table-cell table:style-name="ce35" table:formula="of:=LOG10([.D70])+9" office:value-type="float" office:value="9.13033376849501" calcext:value-type="float">
            <text:p>9.13033376849501</text:p>
          </table:table-cell>
          <table:table-cell table:style-name="ce35" table:formula="of:=LOG10([.A70])" office:value-type="float" office:value="1.83250891270624" calcext:value-type="float">
            <text:p>1.83250891270624</text:p>
          </table:table-cell>
          <table:table-cell table:number-columns-repeated="1015"/>
        </table:table-row>
        <table:table-row table:style-name="ro1">
          <table:table-cell table:style-name="ce8" office:value-type="float" office:value="69" calcext:value-type="float">
            <text:p>69</text:p>
          </table:table-cell>
          <table:table-cell table:style-name="ce9" office:value-type="string" calcext:value-type="string">
            <text:p>"X"[103]</text:p>
          </table:table-cell>
          <table:table-cell table:style-name="ce6" office:value-type="string" calcext:value-type="string">
            <text:p>Nicky Jam and J Balvin</text:p>
          </table:table-cell>
          <table:table-cell table:style-name="ce8" office:value-type="float" office:value="1.32" calcext:value-type="float">
            <text:p>1.32</text:p>
          </table:table-cell>
          <table:table-cell table:style-name="ce42" office:value-type="date" office:date-value="2018-03-01" calcext:value-type="date">
            <text:p>March 1, 2018</text:p>
          </table:table-cell>
          <table:table-cell table:style-name="ce45"/>
          <table:table-cell table:style-name="ce9" office:value-type="string" calcext:value-type="string">
            <text:p>"X"[103]</text:p>
          </table:table-cell>
          <table:table-cell table:style-name="ce35" table:formula="of:=LOG10([.D71])+9" office:value-type="float" office:value="9.12057393120585" calcext:value-type="float">
            <text:p>9.12057393120585</text:p>
          </table:table-cell>
          <table:table-cell table:style-name="ce35" table:formula="of:=LOG10([.A71])" office:value-type="float" office:value="1.83884909073726" calcext:value-type="float">
            <text:p>1.83884909073726</text:p>
          </table:table-cell>
          <table:table-cell table:number-columns-repeated="1015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9" office:value-type="string" calcext:value-type="string">
            <text:p>"Te Boté (Remix)"[104]</text:p>
          </table:table-cell>
          <table:table-cell table:style-name="ce9" office:value-type="string" calcext:value-type="string">
            <text:p>Nio Garcia, Darell and Casper Magico featuring Bad Bunny, Nicky Jam and Ozuna</text:p>
          </table:table-cell>
          <table:table-cell table:style-name="ce8" office:value-type="float" office:value="1.32" calcext:value-type="float">
            <text:p>1.32</text:p>
          </table:table-cell>
          <table:table-cell table:style-name="ce42" office:value-type="date" office:date-value="2018-04-11" calcext:value-type="date">
            <text:p>April 11, 2018</text:p>
          </table:table-cell>
          <table:table-cell table:style-name="ce45"/>
          <table:table-cell table:style-name="ce9" office:value-type="string" calcext:value-type="string">
            <text:p>"Te Boté (Remix)"[104]</text:p>
          </table:table-cell>
          <table:table-cell table:style-name="ce35" table:formula="of:=LOG10([.D72])+9" office:value-type="float" office:value="9.12057393120585" calcext:value-type="float">
            <text:p>9.12057393120585</text:p>
          </table:table-cell>
          <table:table-cell table:style-name="ce35" table:formula="of:=LOG10([.A72])" office:value-type="float" office:value="1.84509804001426" calcext:value-type="float">
            <text:p>1.84509804001426</text:p>
          </table:table-cell>
          <table:table-cell table:number-columns-repeated="1015"/>
        </table:table-row>
        <table:table-row table:style-name="ro1">
          <table:table-cell table:style-name="ce38" office:value-type="float" office:value="71" calcext:value-type="float">
            <text:p>71</text:p>
          </table:table-cell>
          <table:table-cell table:style-name="ce40" office:value-type="string" calcext:value-type="string">
            <text:p>"Johny Johny Yes Papa"[105]</text:p>
          </table:table-cell>
          <table:table-cell table:style-name="ce40" office:value-type="string" calcext:value-type="string">
            <text:p>LooLoo Kids</text:p>
          </table:table-cell>
          <table:table-cell table:style-name="ce38" office:value-type="float" office:value="1.32" calcext:value-type="float">
            <text:p>1.32</text:p>
          </table:table-cell>
          <table:table-cell table:style-name="ce43" office:value-type="date" office:date-value="2016-10-08" calcext:value-type="date">
            <text:p>October 8, 2016</text:p>
          </table:table-cell>
          <table:table-cell table:style-name="ce46"/>
          <table:table-cell table:style-name="ce40" office:value-type="string" calcext:value-type="string">
            <text:p>"Johny Johny Yes Papa"[105]</text:p>
          </table:table-cell>
          <table:table-cell table:style-name="ce35" table:formula="of:=LOG10([.D73])+9" office:value-type="float" office:value="9.12057393120585" calcext:value-type="float">
            <text:p>9.12057393120585</text:p>
          </table:table-cell>
          <table:table-cell table:style-name="ce35" table:formula="of:=LOG10([.A73])" office:value-type="float" office:value="1.85125834871908" calcext:value-type="float">
            <text:p>1.85125834871908</text:p>
          </table:table-cell>
          <table:table-cell table:number-columns-repeated="1015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style-name="ce9" office:value-type="string" calcext:value-type="string">
            <text:p>"Andas en Mi Cabeza"[106]</text:p>
          </table:table-cell>
          <table:table-cell table:style-name="ce6" office:value-type="string" calcext:value-type="string">
            <text:p>Chino &amp; Nacho featuring Daddy Yankee</text:p>
          </table:table-cell>
          <table:table-cell table:style-name="ce8" office:value-type="float" office:value="1.3" calcext:value-type="float">
            <text:p>1.3</text:p>
          </table:table-cell>
          <table:table-cell table:style-name="ce42" office:value-type="date" office:date-value="2016-04-20" calcext:value-type="date">
            <text:p>April 20, 2016</text:p>
          </table:table-cell>
          <table:table-cell table:style-name="ce45"/>
          <table:table-cell table:style-name="ce9" office:value-type="string" calcext:value-type="string">
            <text:p>"Andas en Mi Cabeza"[106]</text:p>
          </table:table-cell>
          <table:table-cell table:style-name="ce35" table:formula="of:=LOG10([.D74])+9" office:value-type="float" office:value="9.11394335230684" calcext:value-type="float">
            <text:p>9.11394335230684</text:p>
          </table:table-cell>
          <table:table-cell table:style-name="ce35" table:formula="of:=LOG10([.A74])" office:value-type="float" office:value="1.85733249643127" calcext:value-type="float">
            <text:p>1.85733249643127</text:p>
          </table:table-cell>
          <table:table-cell table:number-columns-repeated="1015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table:style-name="ce9" office:value-type="string" calcext:value-type="string">
            <text:p>"Burn"[107]</text:p>
          </table:table-cell>
          <table:table-cell table:style-name="ce5" office:value-type="string" calcext:value-type="string">
            <text:p><text:a xlink:href="https://en.wikipedia.org/wiki/Ellie_Goulding" xlink:type="simple">Ellie Goulding</text:a></text:p>
          </table:table-cell>
          <table:table-cell table:style-name="ce8" office:value-type="float" office:value="1.28" calcext:value-type="float">
            <text:p>1.28</text:p>
          </table:table-cell>
          <table:table-cell table:style-name="ce42" office:value-type="date" office:date-value="2013-07-07" calcext:value-type="date">
            <text:p>July 7, 2013</text:p>
          </table:table-cell>
          <table:table-cell table:style-name="ce45"/>
          <table:table-cell table:style-name="ce9" office:value-type="string" calcext:value-type="string">
            <text:p>"Burn"[107]</text:p>
          </table:table-cell>
          <table:table-cell table:style-name="ce35" table:formula="of:=LOG10([.D75])+9" office:value-type="float" office:value="9.10720996964787" calcext:value-type="float">
            <text:p>9.10720996964787</text:p>
          </table:table-cell>
          <table:table-cell table:style-name="ce35" table:formula="of:=LOG10([.A75])" office:value-type="float" office:value="1.86332286012046" calcext:value-type="float">
            <text:p>1.86332286012046</text:p>
          </table:table-cell>
          <table:table-cell table:number-columns-repeated="1015"/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table:style-name="ce9" office:value-type="string" calcext:value-type="string">
            <text:p>"On the Floor"[108]</text:p>
          </table:table-cell>
          <table:table-cell table:style-name="ce6" office:value-type="string" calcext:value-type="string">
            <text:p>Jennifer Lopez featuring Pitbull</text:p>
          </table:table-cell>
          <table:table-cell table:style-name="ce8" office:value-type="float" office:value="1.28" calcext:value-type="float">
            <text:p>1.28</text:p>
          </table:table-cell>
          <table:table-cell table:style-name="ce42" office:value-type="date" office:date-value="2011-03-03" calcext:value-type="date">
            <text:p>March 3, 2011</text:p>
          </table:table-cell>
          <table:table-cell table:style-name="ce45"/>
          <table:table-cell table:style-name="ce9" office:value-type="string" calcext:value-type="string">
            <text:p>"On the Floor"[108]</text:p>
          </table:table-cell>
          <table:table-cell table:style-name="ce35" table:formula="of:=LOG10([.D76])+9" office:value-type="float" office:value="9.10720996964787" calcext:value-type="float">
            <text:p>9.10720996964787</text:p>
          </table:table-cell>
          <table:table-cell table:style-name="ce35" table:formula="of:=LOG10([.A76])" office:value-type="float" office:value="1.86923171973098" calcext:value-type="float">
            <text:p>1.86923171973098</text:p>
          </table:table-cell>
          <table:table-cell table:number-columns-repeated="1015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9" office:value-type="string" calcext:value-type="string">
            <text:p>"The Hills"[109]</text:p>
          </table:table-cell>
          <table:table-cell table:style-name="ce5" office:value-type="string" calcext:value-type="string">
            <text:p><text:a xlink:href="https://en.wikipedia.org/wiki/The_Weeknd" xlink:type="simple">The Weeknd</text:a></text:p>
          </table:table-cell>
          <table:table-cell table:style-name="ce8" office:value-type="float" office:value="1.27" calcext:value-type="float">
            <text:p>1.27</text:p>
          </table:table-cell>
          <table:table-cell table:style-name="ce42" office:value-type="date" office:date-value="2015-05-27" calcext:value-type="date">
            <text:p>May 27, 2015</text:p>
          </table:table-cell>
          <table:table-cell table:style-name="ce45"/>
          <table:table-cell table:style-name="ce9" office:value-type="string" calcext:value-type="string">
            <text:p>"The Hills"[109]</text:p>
          </table:table-cell>
          <table:table-cell table:style-name="ce35" table:formula="of:=LOG10([.D77])+9" office:value-type="float" office:value="9.10380372095596" calcext:value-type="float">
            <text:p>9.10380372095596</text:p>
          </table:table-cell>
          <table:table-cell table:style-name="ce35" table:formula="of:=LOG10([.A77])" office:value-type="float" office:value="1.8750612633917" calcext:value-type="float">
            <text:p>1.8750612633917</text:p>
          </table:table-cell>
          <table:table-cell table:number-columns-repeated="1015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9" office:value-type="string" calcext:value-type="string">
            <text:p>"Shaky Shaky"[110]</text:p>
          </table:table-cell>
          <table:table-cell table:style-name="ce5" office:value-type="string" calcext:value-type="string">
            <text:p><text:a xlink:href="https://en.wikipedia.org/wiki/Daddy_Yankee" xlink:type="simple">Daddy Yankee</text:a></text:p>
          </table:table-cell>
          <table:table-cell table:style-name="ce8" office:value-type="float" office:value="1.26" calcext:value-type="float">
            <text:p>1.26</text:p>
          </table:table-cell>
          <table:table-cell table:style-name="ce42" office:value-type="date" office:date-value="2016-07-14" calcext:value-type="date">
            <text:p>July 14, 2016</text:p>
          </table:table-cell>
          <table:table-cell table:style-name="ce45"/>
          <table:table-cell table:style-name="ce9" office:value-type="string" calcext:value-type="string">
            <text:p>"Shaky Shaky"[110]</text:p>
          </table:table-cell>
          <table:table-cell table:style-name="ce35" table:formula="of:=LOG10([.D78])+9" office:value-type="float" office:value="9.10037054511756" calcext:value-type="float">
            <text:p>9.10037054511756</text:p>
          </table:table-cell>
          <table:table-cell table:style-name="ce35" table:formula="of:=LOG10([.A78])" office:value-type="float" office:value="1.88081359228079" calcext:value-type="float">
            <text:p>1.88081359228079</text:p>
          </table:table-cell>
          <table:table-cell table:number-columns-repeated="1015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style-name="ce9" office:value-type="string" calcext:value-type="string">
            <text:p>"How Deep Is Your Love"[111]</text:p>
          </table:table-cell>
          <table:table-cell table:style-name="ce6" office:value-type="string" calcext:value-type="string">
            <text:p>Calvin Harris featuring Disciples</text:p>
          </table:table-cell>
          <table:table-cell table:style-name="ce8" office:value-type="float" office:value="1.24" calcext:value-type="float">
            <text:p>1.24</text:p>
          </table:table-cell>
          <table:table-cell table:style-name="ce42" office:value-type="date" office:date-value="2015-08-06" calcext:value-type="date">
            <text:p>August 6, 2015</text:p>
          </table:table-cell>
          <table:table-cell table:style-name="ce45"/>
          <table:table-cell table:style-name="ce9" office:value-type="string" calcext:value-type="string">
            <text:p>"How Deep Is Your Love"[111]</text:p>
          </table:table-cell>
          <table:table-cell table:style-name="ce35" table:formula="of:=LOG10([.D79])+9" office:value-type="float" office:value="9.09342168516224" calcext:value-type="float">
            <text:p>9.09342168516224</text:p>
          </table:table-cell>
          <table:table-cell table:style-name="ce35" table:formula="of:=LOG10([.A79])" office:value-type="float" office:value="1.88649072517248" calcext:value-type="float">
            <text:p>1.88649072517248</text:p>
          </table:table-cell>
          <table:table-cell table:number-columns-repeated="1015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9" office:value-type="string" calcext:value-type="string">
            <text:p>"Bad Blood"[112]</text:p>
          </table:table-cell>
          <table:table-cell table:style-name="ce6" office:value-type="string" calcext:value-type="string">
            <text:p>Taylor Swift featuring Kendrick Lamar</text:p>
          </table:table-cell>
          <table:table-cell table:style-name="ce8" office:value-type="float" office:value="1.24" calcext:value-type="float">
            <text:p>1.24</text:p>
          </table:table-cell>
          <table:table-cell table:style-name="ce42" office:value-type="date" office:date-value="2015-05-17" calcext:value-type="date">
            <text:p>May 17, 2015</text:p>
          </table:table-cell>
          <table:table-cell table:style-name="ce45"/>
          <table:table-cell table:style-name="ce9" office:value-type="string" calcext:value-type="string">
            <text:p>"Bad Blood"[112]</text:p>
          </table:table-cell>
          <table:table-cell table:style-name="ce35" table:formula="of:=LOG10([.D80])+9" office:value-type="float" office:value="9.09342168516224" calcext:value-type="float">
            <text:p>9.09342168516224</text:p>
          </table:table-cell>
          <table:table-cell table:style-name="ce35" table:formula="of:=LOG10([.A80])" office:value-type="float" office:value="1.89209460269048" calcext:value-type="float">
            <text:p>1.89209460269048</text:p>
          </table:table-cell>
          <table:table-cell table:number-columns-repeated="1015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9" office:value-type="string" calcext:value-type="string">
            <text:p>"Summer"[113]</text:p>
          </table:table-cell>
          <table:table-cell table:style-name="ce5" office:value-type="string" calcext:value-type="string">
            <text:p><text:a xlink:href="https://en.wikipedia.org/wiki/Calvin_Harris" xlink:type="simple">Calvin Harris</text:a></text:p>
          </table:table-cell>
          <table:table-cell table:style-name="ce8" office:value-type="float" office:value="1.24" calcext:value-type="float">
            <text:p>1.24</text:p>
          </table:table-cell>
          <table:table-cell table:style-name="ce42" office:value-type="date" office:date-value="2014-04-06" calcext:value-type="date">
            <text:p>April 6, 2014</text:p>
          </table:table-cell>
          <table:table-cell table:style-name="ce45"/>
          <table:table-cell table:style-name="ce9" office:value-type="string" calcext:value-type="string">
            <text:p>"Summer"[113]</text:p>
          </table:table-cell>
          <table:table-cell table:style-name="ce35" table:formula="of:=LOG10([.D81])+9" office:value-type="float" office:value="9.09342168516224" calcext:value-type="float">
            <text:p>9.09342168516224</text:p>
          </table:table-cell>
          <table:table-cell table:style-name="ce35" table:formula="of:=LOG10([.A81])" office:value-type="float" office:value="1.89762709129044" calcext:value-type="float">
            <text:p>1.89762709129044</text:p>
          </table:table-cell>
          <table:table-cell table:number-columns-repeated="1015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9" office:value-type="string" calcext:value-type="string">
            <text:p>"Diamonds"[114]</text:p>
          </table:table-cell>
          <table:table-cell table:style-name="ce5" office:value-type="string" calcext:value-type="string">
            <text:p><text:a xlink:href="https://en.wikipedia.org/wiki/Rihanna" xlink:type="simple">Rihanna</text:a></text:p>
          </table:table-cell>
          <table:table-cell table:style-name="ce8" office:value-type="float" office:value="1.24" calcext:value-type="float">
            <text:p>1.24</text:p>
          </table:table-cell>
          <table:table-cell table:style-name="ce42" office:value-type="date" office:date-value="2012-11-08" calcext:value-type="date">
            <text:p>November 8, 2012</text:p>
          </table:table-cell>
          <table:table-cell table:style-name="ce45"/>
          <table:table-cell table:style-name="ce9" office:value-type="string" calcext:value-type="string">
            <text:p>"Diamonds"[114]</text:p>
          </table:table-cell>
          <table:table-cell table:style-name="ce35" table:formula="of:=LOG10([.D82])+9" office:value-type="float" office:value="9.09342168516224" calcext:value-type="float">
            <text:p>9.09342168516224</text:p>
          </table:table-cell>
          <table:table-cell table:style-name="ce35" table:formula="of:=LOG10([.A82])" office:value-type="float" office:value="1.90308998699194" calcext:value-type="float">
            <text:p>1.90308998699194</text:p>
          </table:table-cell>
          <table:table-cell table:number-columns-repeated="1015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9" office:value-type="string" calcext:value-type="string">
            <text:p>"Corazón"[115]</text:p>
          </table:table-cell>
          <table:table-cell table:style-name="ce6" office:value-type="string" calcext:value-type="string">
            <text:p>Maluma featuring Nego do Borel</text:p>
          </table:table-cell>
          <table:table-cell table:style-name="ce8" office:value-type="float" office:value="1.24" calcext:value-type="float">
            <text:p>1.24</text:p>
          </table:table-cell>
          <table:table-cell table:style-name="ce42" office:value-type="date" office:date-value="2017-12-08" calcext:value-type="date">
            <text:p>December 8, 2017</text:p>
          </table:table-cell>
          <table:table-cell table:style-name="ce45"/>
          <table:table-cell table:style-name="ce9" office:value-type="string" calcext:value-type="string">
            <text:p>"Corazón"[115]</text:p>
          </table:table-cell>
          <table:table-cell table:style-name="ce35" table:formula="of:=LOG10([.D83])+9" office:value-type="float" office:value="9.09342168516224" calcext:value-type="float">
            <text:p>9.09342168516224</text:p>
          </table:table-cell>
          <table:table-cell table:style-name="ce35" table:formula="of:=LOG10([.A83])" office:value-type="float" office:value="1.90848501887865" calcext:value-type="float">
            <text:p>1.90848501887865</text:p>
          </table:table-cell>
          <table:table-cell table:number-columns-repeated="1015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9" office:value-type="string" calcext:value-type="string">
            <text:p>"Hey Mama"[116]</text:p>
          </table:table-cell>
          <table:table-cell table:style-name="ce6" office:value-type="string" calcext:value-type="string">
            <text:p>David Guetta featuring Nicki Minaj, Bebe Rexha and Afrojack</text:p>
          </table:table-cell>
          <table:table-cell table:style-name="ce8" office:value-type="float" office:value="1.24" calcext:value-type="float">
            <text:p>1.24</text:p>
          </table:table-cell>
          <table:table-cell table:style-name="ce42" office:value-type="date" office:date-value="2015-05-19" calcext:value-type="date">
            <text:p>May 19, 2015</text:p>
          </table:table-cell>
          <table:table-cell table:style-name="ce45"/>
          <table:table-cell table:style-name="ce9" office:value-type="string" calcext:value-type="string">
            <text:p>"Hey Mama"[116]</text:p>
          </table:table-cell>
          <table:table-cell table:style-name="ce35" table:formula="of:=LOG10([.D84])+9" office:value-type="float" office:value="9.09342168516224" calcext:value-type="float">
            <text:p>9.09342168516224</text:p>
          </table:table-cell>
          <table:table-cell table:style-name="ce35" table:formula="of:=LOG10([.A84])" office:value-type="float" office:value="1.91381385238372" calcext:value-type="float">
            <text:p>1.91381385238372</text:p>
          </table:table-cell>
          <table:table-cell table:number-columns-repeated="1015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table:style-name="ce9" office:value-type="string" calcext:value-type="string">
            <text:p>"Thrift Shop"[117]</text:p>
          </table:table-cell>
          <table:table-cell table:style-name="ce6" office:value-type="string" calcext:value-type="string">
            <text:p>Macklemore &amp; Ryan Lewis featuring Wanz</text:p>
          </table:table-cell>
          <table:table-cell table:style-name="ce8" office:value-type="float" office:value="1.24" calcext:value-type="float">
            <text:p>1.24</text:p>
          </table:table-cell>
          <table:table-cell table:style-name="ce42" office:value-type="date" office:date-value="2012-08-29" calcext:value-type="date">
            <text:p>August 29, 2012</text:p>
          </table:table-cell>
          <table:table-cell table:style-name="ce45"/>
          <table:table-cell table:style-name="ce9" office:value-type="string" calcext:value-type="string">
            <text:p>"Thrift Shop"[117]</text:p>
          </table:table-cell>
          <table:table-cell table:style-name="ce35" table:formula="of:=LOG10([.D85])+9" office:value-type="float" office:value="9.09342168516224" calcext:value-type="float">
            <text:p>9.09342168516224</text:p>
          </table:table-cell>
          <table:table-cell table:style-name="ce35" table:formula="of:=LOG10([.A85])" office:value-type="float" office:value="1.91907809237607" calcext:value-type="float">
            <text:p>1.91907809237607</text:p>
          </table:table-cell>
          <table:table-cell table:number-columns-repeated="1015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table:style-name="ce9" office:value-type="string" calcext:value-type="string">
            <text:p>"Bang Bang"[118]</text:p>
          </table:table-cell>
          <table:table-cell table:style-name="ce6" office:value-type="string" calcext:value-type="string">
            <text:p>Jessie J, Ariana Grande and Nicki Minaj</text:p>
          </table:table-cell>
          <table:table-cell table:style-name="ce8" office:value-type="float" office:value="1.23" calcext:value-type="float">
            <text:p>1.23</text:p>
          </table:table-cell>
          <table:table-cell table:style-name="ce42" office:value-type="date" office:date-value="2014-08-25" calcext:value-type="date">
            <text:p>August 25, 2014</text:p>
          </table:table-cell>
          <table:table-cell table:style-name="ce45"/>
          <table:table-cell table:style-name="ce9" office:value-type="string" calcext:value-type="string">
            <text:p>"Bang Bang"[118]</text:p>
          </table:table-cell>
          <table:table-cell table:style-name="ce35" table:formula="of:=LOG10([.D86])+9" office:value-type="float" office:value="9.0899051114394" calcext:value-type="float">
            <text:p>9.0899051114394</text:p>
          </table:table-cell>
          <table:table-cell table:style-name="ce35" table:formula="of:=LOG10([.A86])" office:value-type="float" office:value="1.92427928606188" calcext:value-type="float">
            <text:p>1.92427928606188</text:p>
          </table:table-cell>
          <table:table-cell table:number-columns-repeated="1015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table:style-name="ce9" office:value-type="string" calcext:value-type="string">
            <text:p>"Just the Way You Are"[119]</text:p>
          </table:table-cell>
          <table:table-cell table:style-name="ce5" office:value-type="string" calcext:value-type="string">
            <text:p><text:a xlink:href="https://en.wikipedia.org/wiki/Bruno_Mars" xlink:type="simple">Bruno Mars</text:a></text:p>
          </table:table-cell>
          <table:table-cell table:style-name="ce8" office:value-type="float" office:value="1.22" calcext:value-type="float">
            <text:p>1.22</text:p>
          </table:table-cell>
          <table:table-cell table:style-name="ce42" office:value-type="date" office:date-value="2010-09-08" calcext:value-type="date">
            <text:p>September 8, 2010</text:p>
          </table:table-cell>
          <table:table-cell table:style-name="ce45"/>
          <table:table-cell table:style-name="ce9" office:value-type="string" calcext:value-type="string">
            <text:p>"Just the Way You Are"[119]</text:p>
          </table:table-cell>
          <table:table-cell table:style-name="ce35" table:formula="of:=LOG10([.D87])+9" office:value-type="float" office:value="9.08635983067475" calcext:value-type="float">
            <text:p>9.08635983067475</text:p>
          </table:table-cell>
          <table:table-cell table:style-name="ce35" table:formula="of:=LOG10([.A87])" office:value-type="float" office:value="1.92941892571429" calcext:value-type="float">
            <text:p>1.92941892571429</text:p>
          </table:table-cell>
          <table:table-cell table:number-columns-repeated="1015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table:style-name="ce9" office:value-type="string" calcext:value-type="string">
            <text:p>"Animals"[120]</text:p>
          </table:table-cell>
          <table:table-cell table:style-name="ce5" office:value-type="string" calcext:value-type="string">
            <text:p><text:a xlink:href="https://en.wikipedia.org/wiki/Martin_Garrix" xlink:type="simple">Martin Garrix</text:a></text:p>
          </table:table-cell>
          <table:table-cell table:style-name="ce8" office:value-type="float" office:value="1.21" calcext:value-type="float">
            <text:p>1.21</text:p>
          </table:table-cell>
          <table:table-cell table:style-name="ce42" office:value-type="date" office:date-value="2013-06-17" calcext:value-type="date">
            <text:p>June 17, 2013</text:p>
          </table:table-cell>
          <table:table-cell table:style-name="ce45"/>
          <table:table-cell table:style-name="ce9" office:value-type="string" calcext:value-type="string">
            <text:p>"Animals"[120]</text:p>
          </table:table-cell>
          <table:table-cell table:style-name="ce35" table:formula="of:=LOG10([.D88])+9" office:value-type="float" office:value="9.08278537031645" calcext:value-type="float">
            <text:p>9.08278537031645</text:p>
          </table:table-cell>
          <table:table-cell table:style-name="ce35" table:formula="of:=LOG10([.A88])" office:value-type="float" office:value="1.93449845124357" calcext:value-type="float">
            <text:p>1.93449845124357</text:p>
          </table:table-cell>
          <table:table-cell table:number-columns-repeated="1015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9" office:value-type="string" calcext:value-type="string">
            <text:p>"Me Rehúso (Audio)"[121]</text:p>
          </table:table-cell>
          <table:table-cell table:style-name="ce5" office:value-type="string" calcext:value-type="string">
            <text:p><text:a xlink:href="https://en.wikipedia.org/wiki/Danny_Ocean_(singer)" xlink:type="simple">Danny Ocean</text:a></text:p>
          </table:table-cell>
          <table:table-cell table:style-name="ce8" office:value-type="float" office:value="1.21" calcext:value-type="float">
            <text:p>1.21</text:p>
          </table:table-cell>
          <table:table-cell table:style-name="ce42" office:value-type="date" office:date-value="2016-09-18" calcext:value-type="date">
            <text:p>September 18, 2016</text:p>
          </table:table-cell>
          <table:table-cell table:style-name="ce45"/>
          <table:table-cell table:style-name="ce9" office:value-type="string" calcext:value-type="string">
            <text:p>"Me Rehúso (Audio)"[121]</text:p>
          </table:table-cell>
          <table:table-cell table:style-name="ce35" table:formula="of:=LOG10([.D89])+9" office:value-type="float" office:value="9.08278537031645" calcext:value-type="float">
            <text:p>9.08278537031645</text:p>
          </table:table-cell>
          <table:table-cell table:style-name="ce35" table:formula="of:=LOG10([.A89])" office:value-type="float" office:value="1.93951925261862" calcext:value-type="float">
            <text:p>1.93951925261862</text:p>
          </table:table-cell>
          <table:table-cell table:number-columns-repeated="1015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9" office:value-type="string" calcext:value-type="string">
            <text:p>"Picky"[122]</text:p>
          </table:table-cell>
          <table:table-cell table:style-name="ce5" office:value-type="string" calcext:value-type="string">
            <text:p><text:a xlink:href="https://en.wikipedia.org/wiki/Joey_Montana" xlink:type="simple">Joey Montana</text:a></text:p>
          </table:table-cell>
          <table:table-cell table:style-name="ce8" office:value-type="float" office:value="1.21" calcext:value-type="float">
            <text:p>1.21</text:p>
          </table:table-cell>
          <table:table-cell table:style-name="ce42" office:value-type="date" office:date-value="2015-06-29" calcext:value-type="date">
            <text:p>June 29, 2015</text:p>
          </table:table-cell>
          <table:table-cell table:style-name="ce45"/>
          <table:table-cell table:style-name="ce9" office:value-type="string" calcext:value-type="string">
            <text:p>"Picky"[122]</text:p>
          </table:table-cell>
          <table:table-cell table:style-name="ce35" table:formula="of:=LOG10([.D90])+9" office:value-type="float" office:value="9.08278537031645" calcext:value-type="float">
            <text:p>9.08278537031645</text:p>
          </table:table-cell>
          <table:table-cell table:style-name="ce35" table:formula="of:=LOG10([.A90])" office:value-type="float" office:value="1.94448267215017" calcext:value-type="float">
            <text:p>1.94448267215017</text:p>
          </table:table-cell>
          <table:table-cell table:number-columns-repeated="1015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table:style-name="ce9" office:value-type="string" calcext:value-type="string">
            <text:p>"La Bicicleta"[123]</text:p>
          </table:table-cell>
          <table:table-cell table:style-name="ce6" office:value-type="string" calcext:value-type="string">
            <text:p>Carlos Vives and Shakira</text:p>
          </table:table-cell>
          <table:table-cell table:style-name="ce8" office:value-type="float" office:value="1.21" calcext:value-type="float">
            <text:p>1.21</text:p>
          </table:table-cell>
          <table:table-cell table:style-name="ce42" office:value-type="date" office:date-value="2016-07-08" calcext:value-type="date">
            <text:p>July 8, 2016</text:p>
          </table:table-cell>
          <table:table-cell table:style-name="ce45"/>
          <table:table-cell table:style-name="ce9" office:value-type="string" calcext:value-type="string">
            <text:p>"La Bicicleta"[123]</text:p>
          </table:table-cell>
          <table:table-cell table:style-name="ce35" table:formula="of:=LOG10([.D91])+9" office:value-type="float" office:value="9.08278537031645" calcext:value-type="float">
            <text:p>9.08278537031645</text:p>
          </table:table-cell>
          <table:table-cell table:style-name="ce35" table:formula="of:=LOG10([.A91])" office:value-type="float" office:value="1.94939000664491" calcext:value-type="float">
            <text:p>1.94939000664491</text:p>
          </table:table-cell>
          <table:table-cell table:number-columns-repeated="1015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9" office:value-type="string" calcext:value-type="string">
            <text:p>"Swalla"[124]</text:p>
          </table:table-cell>
          <table:table-cell table:style-name="ce6" office:value-type="string" calcext:value-type="string">
            <text:p>Jason Derulo featuring Nicki Minaj and Ty Dolla Sign</text:p>
          </table:table-cell>
          <table:table-cell table:style-name="ce8" office:value-type="float" office:value="1.21" calcext:value-type="float">
            <text:p>1.21</text:p>
          </table:table-cell>
          <table:table-cell table:style-name="ce42" office:value-type="date" office:date-value="2017-03-17" calcext:value-type="date">
            <text:p>March 17, 2017</text:p>
          </table:table-cell>
          <table:table-cell table:style-name="ce45"/>
          <table:table-cell table:style-name="ce9" office:value-type="string" calcext:value-type="string">
            <text:p>"Swalla"[124]</text:p>
          </table:table-cell>
          <table:table-cell table:style-name="ce35" table:formula="of:=LOG10([.D92])+9" office:value-type="float" office:value="9.08278537031645" calcext:value-type="float">
            <text:p>9.08278537031645</text:p>
          </table:table-cell>
          <table:table-cell table:style-name="ce35" table:formula="of:=LOG10([.A92])" office:value-type="float" office:value="1.95424250943932" calcext:value-type="float">
            <text:p>1.95424250943932</text:p>
          </table:table-cell>
          <table:table-cell table:number-columns-repeated="1015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9" office:value-type="string" calcext:value-type="string">
            <text:p>"El Pollito Pio"[125]</text:p>
          </table:table-cell>
          <table:table-cell table:style-name="ce5" office:value-type="string" calcext:value-type="string">
            <text:p><text:a xlink:href="https://en.wikipedia.org/wiki/Radio_Globo_(Italy)" xlink:type="simple">Pulcino Pio</text:a></text:p>
          </table:table-cell>
          <table:table-cell table:style-name="ce8" office:value-type="float" office:value="1.21" calcext:value-type="float">
            <text:p>1.21</text:p>
          </table:table-cell>
          <table:table-cell table:style-name="ce42" office:value-type="date" office:date-value="2012-11-29" calcext:value-type="date">
            <text:p>November 29, 2012</text:p>
          </table:table-cell>
          <table:table-cell table:style-name="ce45"/>
          <table:table-cell table:style-name="ce9" office:value-type="string" calcext:value-type="string">
            <text:p>"El Pollito Pio"[125]</text:p>
          </table:table-cell>
          <table:table-cell table:style-name="ce35" table:formula="of:=LOG10([.D93])+9" office:value-type="float" office:value="9.08278537031645" calcext:value-type="float">
            <text:p>9.08278537031645</text:p>
          </table:table-cell>
          <table:table-cell table:style-name="ce35" table:formula="of:=LOG10([.A93])" office:value-type="float" office:value="1.95904139232109" calcext:value-type="float">
            <text:p>1.95904139232109</text:p>
          </table:table-cell>
          <table:table-cell table:number-columns-repeated="1015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table:style-name="ce9" office:value-type="string" calcext:value-type="string">
            <text:p>"Cheap Thrills (Lyric video)"[126]</text:p>
          </table:table-cell>
          <table:table-cell table:style-name="ce6" office:value-type="string" calcext:value-type="string">
            <text:p>Sia featuring Sean Paul</text:p>
          </table:table-cell>
          <table:table-cell table:style-name="ce8" office:value-type="float" office:value="1.2" calcext:value-type="float">
            <text:p>1.2</text:p>
          </table:table-cell>
          <table:table-cell table:style-name="ce42" office:value-type="date" office:date-value="2016-02-11" calcext:value-type="date">
            <text:p>February 11, 2016</text:p>
          </table:table-cell>
          <table:table-cell table:style-name="ce45"/>
          <table:table-cell table:style-name="ce9" office:value-type="string" calcext:value-type="string">
            <text:p>"Cheap Thrills (Lyric video)"[126]</text:p>
          </table:table-cell>
          <table:table-cell table:style-name="ce35" table:formula="of:=LOG10([.D94])+9" office:value-type="float" office:value="9.07918124604763" calcext:value-type="float">
            <text:p>9.07918124604763</text:p>
          </table:table-cell>
          <table:table-cell table:style-name="ce35" table:formula="of:=LOG10([.A94])" office:value-type="float" office:value="1.96378782734556" calcext:value-type="float">
            <text:p>1.96378782734556</text:p>
          </table:table-cell>
          <table:table-cell table:number-columns-repeated="1015"/>
        </table:table-row>
        <table:table-row table:style-name="ro1">
          <table:table-cell table:style-name="ce8" office:value-type="float" office:value="93" calcext:value-type="float">
            <text:p>93</text:p>
          </table:table-cell>
          <table:table-cell table:style-name="ce9" office:value-type="string" calcext:value-type="string">
            <text:p>"Gentleman"[127]</text:p>
          </table:table-cell>
          <table:table-cell table:style-name="ce5" office:value-type="string" calcext:value-type="string">
            <text:p><text:a xlink:href="https://en.wikipedia.org/wiki/Psy" xlink:type="simple">Psy</text:a></text:p>
          </table:table-cell>
          <table:table-cell table:style-name="ce8" office:value-type="float" office:value="1.2" calcext:value-type="float">
            <text:p>1.2</text:p>
          </table:table-cell>
          <table:table-cell table:style-name="ce42" office:value-type="date" office:date-value="2013-04-13" calcext:value-type="date">
            <text:p>April 13, 2013</text:p>
          </table:table-cell>
          <table:table-cell table:style-name="ce45"/>
          <table:table-cell table:style-name="ce9" office:value-type="string" calcext:value-type="string">
            <text:p>"Gentleman"[127]</text:p>
          </table:table-cell>
          <table:table-cell table:style-name="ce35" table:formula="of:=LOG10([.D95])+9" office:value-type="float" office:value="9.07918124604763" calcext:value-type="float">
            <text:p>9.07918124604763</text:p>
          </table:table-cell>
          <table:table-cell table:style-name="ce35" table:formula="of:=LOG10([.A95])" office:value-type="float" office:value="1.96848294855394" calcext:value-type="float">
            <text:p>1.96848294855394</text:p>
          </table:table-cell>
          <table:table-cell table:number-columns-repeated="1015"/>
        </table:table-row>
        <table:table-row table:style-name="ro1">
          <table:table-cell table:style-name="ce8" office:value-type="float" office:value="94" calcext:value-type="float">
            <text:p>94</text:p>
          </table:table-cell>
          <table:table-cell table:style-name="ce9" office:value-type="string" calcext:value-type="string">
            <text:p>"Someone like You"[128]</text:p>
          </table:table-cell>
          <table:table-cell table:style-name="ce5" office:value-type="string" calcext:value-type="string">
            <text:p><text:a xlink:href="https://en.wikipedia.org/wiki/Adele" xlink:type="simple">Adele</text:a></text:p>
          </table:table-cell>
          <table:table-cell table:style-name="ce8" office:value-type="float" office:value="1.2" calcext:value-type="float">
            <text:p>1.2</text:p>
          </table:table-cell>
          <table:table-cell table:style-name="ce42" office:value-type="date" office:date-value="2011-09-29" calcext:value-type="date">
            <text:p>September 29, 2011</text:p>
          </table:table-cell>
          <table:table-cell table:style-name="ce45"/>
          <table:table-cell table:style-name="ce9" office:value-type="string" calcext:value-type="string">
            <text:p>"Someone like You"[128]</text:p>
          </table:table-cell>
          <table:table-cell table:style-name="ce35" table:formula="of:=LOG10([.D96])+9" office:value-type="float" office:value="9.07918124604763" calcext:value-type="float">
            <text:p>9.07918124604763</text:p>
          </table:table-cell>
          <table:table-cell table:style-name="ce35" table:formula="of:=LOG10([.A96])" office:value-type="float" office:value="1.9731278535997" calcext:value-type="float">
            <text:p>1.9731278535997</text:p>
          </table:table-cell>
          <table:table-cell table:number-columns-repeated="1015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9" office:value-type="string" calcext:value-type="string">
            <text:p>"El Perdón"[129]</text:p>
          </table:table-cell>
          <table:table-cell table:style-name="ce6" office:value-type="string" calcext:value-type="string">
            <text:p>Nicky Jam and Enrique Iglesias</text:p>
          </table:table-cell>
          <table:table-cell table:style-name="ce8" office:value-type="float" office:value="1.18" calcext:value-type="float">
            <text:p>1.18</text:p>
          </table:table-cell>
          <table:table-cell table:style-name="ce42" office:value-type="date" office:date-value="2015-03-23" calcext:value-type="date">
            <text:p>March 23, 2015</text:p>
          </table:table-cell>
          <table:table-cell table:style-name="ce45"/>
          <table:table-cell table:style-name="ce9" office:value-type="string" calcext:value-type="string">
            <text:p>"El Perdón"[129]</text:p>
          </table:table-cell>
          <table:table-cell table:style-name="ce35" table:formula="of:=LOG10([.D97])+9" office:value-type="float" office:value="9.07188200730613" calcext:value-type="float">
            <text:p>9.07188200730613</text:p>
          </table:table-cell>
          <table:table-cell table:style-name="ce35" table:formula="of:=LOG10([.A97])" office:value-type="float" office:value="1.97772360528885" calcext:value-type="float">
            <text:p>1.97772360528885</text:p>
          </table:table-cell>
          <table:table-cell table:number-columns-repeated="1015"/>
        </table:table-row>
        <table:table-row table:style-name="ro1">
          <table:table-cell table:style-name="ce38" office:value-type="float" office:value="96" calcext:value-type="float">
            <text:p>96</text:p>
          </table:table-cell>
          <table:table-cell table:style-name="ce40" office:value-type="string" calcext:value-type="string">
            <text:p>"Masha and the Bear: Bon appétit!"[130]</text:p>
          </table:table-cell>
          <table:table-cell table:style-name="ce40" office:value-type="string" calcext:value-type="string">
            <text:p>Get Movies</text:p>
          </table:table-cell>
          <table:table-cell table:style-name="ce38" office:value-type="float" office:value="1.17" calcext:value-type="float">
            <text:p>1.17</text:p>
          </table:table-cell>
          <table:table-cell table:style-name="ce43" office:value-type="date" office:date-value="2012-09-21" calcext:value-type="date">
            <text:p>September 21, 2012</text:p>
          </table:table-cell>
          <table:table-cell table:style-name="ce46"/>
          <table:table-cell table:style-name="ce40" office:value-type="string" calcext:value-type="string">
            <text:p>"Masha and the Bear: Bon appétit!"[130]</text:p>
          </table:table-cell>
          <table:table-cell table:style-name="ce35" table:formula="of:=LOG10([.D98])+9" office:value-type="float" office:value="9.06818586174616" calcext:value-type="float">
            <text:p>9.06818586174616</text:p>
          </table:table-cell>
          <table:table-cell table:style-name="ce35" table:formula="of:=LOG10([.A98])" office:value-type="float" office:value="1.98227123303957" calcext:value-type="float">
            <text:p>1.98227123303957</text:p>
          </table:table-cell>
          <table:table-cell table:number-columns-repeated="1015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table:style-name="ce9" office:value-type="string" calcext:value-type="string">
            <text:p>"Déjala Que Vuelva"[131]</text:p>
          </table:table-cell>
          <table:table-cell table:style-name="ce6" office:value-type="string" calcext:value-type="string">
            <text:p>Piso 21 featuring Manuel Turizo</text:p>
          </table:table-cell>
          <table:table-cell table:style-name="ce8" office:value-type="float" office:value="1.17" calcext:value-type="float">
            <text:p>1.17</text:p>
          </table:table-cell>
          <table:table-cell table:style-name="ce42" office:value-type="date" office:date-value="2017-10-19" calcext:value-type="date">
            <text:p>October 19, 2017</text:p>
          </table:table-cell>
          <table:table-cell table:style-name="ce45"/>
          <table:table-cell table:style-name="ce9" office:value-type="string" calcext:value-type="string">
            <text:p>"Déjala Que Vuelva"[131]</text:p>
          </table:table-cell>
          <table:table-cell table:style-name="ce35" table:formula="of:=LOG10([.D99])+9" office:value-type="float" office:value="9.06818586174616" calcext:value-type="float">
            <text:p>9.06818586174616</text:p>
          </table:table-cell>
          <table:table-cell table:style-name="ce35" table:formula="of:=LOG10([.A99])" office:value-type="float" office:value="1.98677173426624" calcext:value-type="float">
            <text:p>1.98677173426624</text:p>
          </table:table-cell>
          <table:table-cell table:number-columns-repeated="1015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table:style-name="ce9" office:value-type="string" calcext:value-type="string">
            <text:p>"Don't Let Me Down"[132]</text:p>
          </table:table-cell>
          <table:table-cell table:style-name="ce6" office:value-type="string" calcext:value-type="string">
            <text:p>The Chainsmokers featuring Daya</text:p>
          </table:table-cell>
          <table:table-cell table:style-name="ce8" office:value-type="float" office:value="1.17" calcext:value-type="float">
            <text:p>1.17</text:p>
          </table:table-cell>
          <table:table-cell table:style-name="ce42" office:value-type="date" office:date-value="2016-04-29" calcext:value-type="date">
            <text:p>April 29, 2016</text:p>
          </table:table-cell>
          <table:table-cell table:style-name="ce45"/>
          <table:table-cell table:style-name="ce9" office:value-type="string" calcext:value-type="string">
            <text:p>"Don't Let Me Down"[132]</text:p>
          </table:table-cell>
          <table:table-cell table:style-name="ce35" table:formula="of:=LOG10([.D100])+9" office:value-type="float" office:value="9.06818586174616" calcext:value-type="float">
            <text:p>9.06818586174616</text:p>
          </table:table-cell>
          <table:table-cell table:style-name="ce35" table:formula="of:=LOG10([.A100])" office:value-type="float" office:value="1.9912260756925" calcext:value-type="float">
            <text:p>1.9912260756925</text:p>
          </table:table-cell>
          <table:table-cell table:number-columns-repeated="1015"/>
        </table:table-row>
        <table:table-row table:style-name="ro1">
          <table:table-cell table:style-name="ce8" office:value-type="float" office:value="99" calcext:value-type="float">
            <text:p>99</text:p>
          </table:table-cell>
          <table:table-cell table:style-name="ce9" office:value-type="string" calcext:value-type="string">
            <text:p>"Not Afraid"[133]</text:p>
          </table:table-cell>
          <table:table-cell table:style-name="ce5" office:value-type="string" calcext:value-type="string">
            <text:p><text:a xlink:href="https://en.wikipedia.org/wiki/Eminem" xlink:type="simple">Eminem</text:a></text:p>
          </table:table-cell>
          <table:table-cell table:style-name="ce8" office:value-type="float" office:value="1.17" calcext:value-type="float">
            <text:p>1.17</text:p>
          </table:table-cell>
          <table:table-cell table:style-name="ce42" office:value-type="date" office:date-value="2010-06-04" calcext:value-type="date">
            <text:p>June 4, 2010</text:p>
          </table:table-cell>
          <table:table-cell table:style-name="ce45"/>
          <table:table-cell table:style-name="ce9" office:value-type="string" calcext:value-type="string">
            <text:p>"Not Afraid"[133]</text:p>
          </table:table-cell>
          <table:table-cell table:style-name="ce35" table:formula="of:=LOG10([.D101])+9" office:value-type="float" office:value="9.06818586174616" calcext:value-type="float">
            <text:p>9.06818586174616</text:p>
          </table:table-cell>
          <table:table-cell table:style-name="ce35" table:formula="of:=LOG10([.A101])" office:value-type="float" office:value="1.99563519459755" calcext:value-type="float">
            <text:p>1.99563519459755</text:p>
          </table:table-cell>
          <table:table-cell table:number-columns-repeated="1015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"El Amante"[134]</text:p>
          </table:table-cell>
          <table:table-cell table:style-name="ce5" office:value-type="string" calcext:value-type="string">
            <text:p><text:a xlink:href="https://en.wikipedia.org/wiki/Nicky_Jam" xlink:type="simple">Nicky Jam</text:a></text:p>
          </table:table-cell>
          <table:table-cell table:style-name="ce8" office:value-type="float" office:value="1.14" calcext:value-type="float">
            <text:p>1.14</text:p>
          </table:table-cell>
          <table:table-cell table:style-name="ce42" office:value-type="date" office:date-value="2017-01-15" calcext:value-type="date">
            <text:p>January 15, 2017</text:p>
          </table:table-cell>
          <table:table-cell/>
          <table:table-cell table:style-name="ce9" office:value-type="string" calcext:value-type="string">
            <text:p>"El Amante"[134]</text:p>
          </table:table-cell>
          <table:table-cell table:style-name="ce35" table:formula="of:=LOG10([.D102])+9" office:value-type="float" office:value="9.05690485133647" calcext:value-type="float">
            <text:p>9.05690485133647</text:p>
          </table:table-cell>
          <table:table-cell table:style-name="ce35" table:formula="of:=LOG10([.A10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39"/>
          <table:table-cell table:number-columns-repeated="6"/>
          <table:table-cell table:style-name="ce35" table:number-columns-repeated="2"/>
          <table:table-cell table:number-columns-repeated="1015"/>
        </table:table-row>
        <table:table-row table:style-name="ro1" table:number-rows-repeated="25">
          <table:table-cell table:number-columns-repeated="7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24" office:value-type="string" calcext:value-type="string">
            <text:p><text:a xlink:href="https://en.wikipedia.org/wiki/List_of_most-viewed_YouTube_videos" xlink:type="simple">https://en.wikipedia.org/wiki/List_of_most-viewed_YouTube_videos</text:a></text:p>
          </table:table-cell>
          <table:table-cell table:number-columns-repeated="5"/>
          <table:table-cell table:style-name="ce35" table:number-columns-repeated="2"/>
          <table:table-cell table:number-columns-repeated="1015"/>
        </table:table-row>
        <table:table-row table:style-name="ro1" table:number-rows-repeated="871">
          <table:table-cell table:number-columns-repeated="7"/>
          <table:table-cell table:style-name="ce35" table:number-columns-repeated="2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likes" table:style-name="ta6">
        <table:table-column table:style-name="co1" table:default-cell-style-name="Default"/>
        <table:table-column table:style-name="co6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Video name</text:p>
          </table:table-cell>
          <table:table-cell table:style-name="ce1" office:value-type="string" calcext:value-type="string">
            <text:p>Uploader / artist</text:p>
          </table:table-cell>
          <table:table-cell table:style-name="ce1" office:value-type="string" calcext:value-type="string">
            <text:p>Dislikes (millions)</text:p>
          </table:table-cell>
          <table:table-cell table:style-name="ce1" office:value-type="string" calcext:value-type="string">
            <text:p>Dislike percentage</text:p>
          </table:table-cell>
          <table:table-cell table:style-name="ce1" office:value-type="string" calcext:value-type="string">
            <text:p>Upload date</text:p>
          </table:table-cell>
          <table:table-cell table:style-name="ce1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"Baby"[18]</text:p>
          </table:table-cell>
          <table:table-cell table:style-name="ce6" office:value-type="string" calcext:value-type="string">
            <text:p>Justin Bieber featuring Ludacris</text:p>
          </table:table-cell>
          <table:table-cell table:style-name="ce8" office:value-type="float" office:value="9.56" calcext:value-type="float">
            <text:p>9.56</text:p>
          </table:table-cell>
          <table:table-cell table:style-name="ce49" office:value-type="percentage" office:value="0.4876" calcext:value-type="percentage">
            <text:p>48.76%</text:p>
          </table:table-cell>
          <table:table-cell table:style-name="ce42" office:value-type="date" office:date-value="2010-02-19" calcext:value-type="date">
            <text:p>February 19, 2010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"It's Everyday Bro"[19]</text:p>
          </table:table-cell>
          <table:table-cell table:style-name="ce5" office:value-type="string" calcext:value-type="string">
            <text:p><text:a xlink:href="https://en.wikipedia.org/wiki/Jake_Paul" xlink:type="simple">Jake Paul featuring Team 10</text:a></text:p>
          </table:table-cell>
          <table:table-cell table:style-name="ce8" office:value-type="float" office:value="3.95" calcext:value-type="float">
            <text:p>3.95</text:p>
          </table:table-cell>
          <table:table-cell table:style-name="ce50" office:value-type="percentage" office:value="0.6014" calcext:value-type="percentage">
            <text:p>60.14%</text:p>
          </table:table-cell>
          <table:table-cell table:style-name="ce42" office:value-type="date" office:date-value="2017-05-30" calcext:value-type="date">
            <text:p>May 30, 2017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40" office:value-type="string" calcext:value-type="string">
            <text:p>"Call of Duty: Infinite Warfare Reveal Trailer"[20]</text:p>
          </table:table-cell>
          <table:table-cell table:style-name="ce41" office:value-type="string" calcext:value-type="string">
            <text:p><text:a xlink:href="https://en.wikipedia.org/wiki/Call_of_Duty" xlink:type="simple">Call of Duty</text:a></text:p>
          </table:table-cell>
          <table:table-cell table:style-name="ce38" office:value-type="float" office:value="3.76" calcext:value-type="float">
            <text:p>3.76</text:p>
          </table:table-cell>
          <table:table-cell table:style-name="ce51" office:value-type="percentage" office:value="0.8638" calcext:value-type="percentage">
            <text:p>86.38%</text:p>
          </table:table-cell>
          <table:table-cell table:style-name="ce43" office:value-type="date" office:date-value="2016-05-02" calcext:value-type="date">
            <text:p>May 2, 2016</text:p>
          </table:table-cell>
          <table:table-cell table:style-name="ce46"/>
          <table:table-cell table:number-columns-repeated="1017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47" office:value-type="string" calcext:value-type="string">
            <text:p><text:a xlink:href="https://en.wikipedia.org/wiki/List_of_most-disliked_YouTube_videos#cite_note-22" xlink:type="simple">"Can this video get 1 million dislikes?"[21]</text:a></text:p>
          </table:table-cell>
          <table:table-cell table:style-name="ce41" office:value-type="string" calcext:value-type="string">
            <text:p><text:a xlink:href="https://en.wikipedia.org/wiki/PewDiePie" xlink:type="simple">PewDiePie</text:a></text:p>
          </table:table-cell>
          <table:table-cell table:style-name="ce38" office:value-type="float" office:value="3.6" calcext:value-type="float">
            <text:p>3.6</text:p>
          </table:table-cell>
          <table:table-cell table:style-name="ce51" office:value-type="percentage" office:value="0.9404" calcext:value-type="percentage">
            <text:p>94.04%</text:p>
          </table:table-cell>
          <table:table-cell table:style-name="ce43" office:value-type="date" office:date-value="2016-12-24" calcext:value-type="date">
            <text:p>December 24, 2016</text:p>
          </table:table-cell>
          <table:table-cell table:style-name="ce44" office:value-type="string" calcext:value-type="string">
            <text:p><text:a xlink:href="https://en.wikipedia.org/wiki/List_of_most-disliked_YouTube_videos#cite_note-23" xlink:type="simple">[B]</text:a></text:p>
          </table:table-cell>
          <table:table-cell table:number-columns-repeated="1017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"Despacito"[22]</text:p>
          </table:table-cell>
          <table:table-cell table:style-name="ce6" office:value-type="string" calcext:value-type="string">
            <text:p>Luis Fonsi featuring Daddy Yankee</text:p>
          </table:table-cell>
          <table:table-cell table:style-name="ce8" office:value-type="float" office:value="3.59" calcext:value-type="float">
            <text:p>3.59</text:p>
          </table:table-cell>
          <table:table-cell table:style-name="ce49" office:value-type="percentage" office:value="0.1056" calcext:value-type="percentage">
            <text:p>10.56%</text:p>
          </table:table-cell>
          <table:table-cell table:style-name="ce42" office:value-type="date" office:date-value="2017-01-12" calcext:value-type="date">
            <text:p>January 12, 2017</text:p>
          </table:table-cell>
          <table:table-cell table:style-name="ce15" office:value-type="string" calcext:value-type="string">
            <text:p><text:a xlink:href="https://en.wikipedia.org/wiki/List_of_most-disliked_YouTube_videos#cite_note-25" xlink:type="simple">[C]</text:a></text:p>
          </table:table-cell>
          <table:table-cell table:number-columns-repeated="1017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"Friday"[23]</text:p>
          </table:table-cell>
          <table:table-cell table:style-name="ce5" office:value-type="string" calcext:value-type="string">
            <text:p><text:a xlink:href="https://en.wikipedia.org/wiki/Rebecca_Black" xlink:type="simple">Rebecca Black</text:a></text:p>
          </table:table-cell>
          <table:table-cell table:style-name="ce8" office:value-type="float" office:value="3.33" calcext:value-type="float">
            <text:p>3.33</text:p>
          </table:table-cell>
          <table:table-cell table:style-name="ce50" office:value-type="percentage" office:value="0.7893" calcext:value-type="percentage">
            <text:p>78.93%</text:p>
          </table:table-cell>
          <table:table-cell table:style-name="ce42" office:value-type="date" office:date-value="2011-09-16" calcext:value-type="date">
            <text:p>September 16, 2011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"How It Is (Wap Bap …)"[24]</text:p>
          </table:table-cell>
          <table:table-cell table:style-name="ce5" office:value-type="string" calcext:value-type="string">
            <text:p><text:a xlink:href="https://en.wikipedia.org/wiki/Bianca_Heinicke" xlink:type="simple">BibisBeautyPalace</text:a></text:p>
          </table:table-cell>
          <table:table-cell table:style-name="ce8" office:value-type="float" office:value="2.88" calcext:value-type="float">
            <text:p>2.88</text:p>
          </table:table-cell>
          <table:table-cell table:style-name="ce50" office:value-type="percentage" office:value="0.8591" calcext:value-type="percentage">
            <text:p>85.91%</text:p>
          </table:table-cell>
          <table:table-cell table:style-name="ce42" office:value-type="date" office:date-value="2017-05-05" calcext:value-type="date">
            <text:p>May 5, 2017</text:p>
          </table:table-cell>
          <table:table-cell table:style-name="ce15" office:value-type="string" calcext:value-type="string">
            <text:p><text:a xlink:href="https://en.wikipedia.org/wiki/List_of_most-disliked_YouTube_videos#cite_note-31" xlink:type="simple">[D]</text:a></text:p>
          </table:table-cell>
          <table:table-cell table:number-columns-repeated="1017"/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table:style-name="ce47" office:value-type="string" calcext:value-type="string">
            <text:p><text:a xlink:href="https://en.wikipedia.org/wiki/List_of_most-disliked_YouTube_videos#cite_note-32" xlink:type="simple">"Cortando o Botão do YouTube"[28]</text:a></text:p>
          </table:table-cell>
          <table:table-cell table:style-name="ce40" office:value-type="string" calcext:value-type="string">
            <text:p>Aruan Felix</text:p>
          </table:table-cell>
          <table:table-cell table:style-name="ce38" office:value-type="float" office:value="2.51" calcext:value-type="float">
            <text:p>2.51</text:p>
          </table:table-cell>
          <table:table-cell table:style-name="ce51" office:value-type="percentage" office:value="0.7512" calcext:value-type="percentage">
            <text:p>75.12%</text:p>
          </table:table-cell>
          <table:table-cell table:style-name="ce43" office:value-type="date" office:date-value="2015-12-22" calcext:value-type="date">
            <text:p>December 22, 2015</text:p>
          </table:table-cell>
          <table:table-cell table:style-name="ce44" office:value-type="string" calcext:value-type="string">
            <text:p><text:a xlink:href="https://en.wikipedia.org/wiki/List_of_most-disliked_YouTube_videos#cite_note-33" xlink:type="simple">[E]</text:a></text:p>
          </table:table-cell>
          <table:table-cell table:number-columns-repeated="1017"/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table:style-name="ce40" office:value-type="string" calcext:value-type="string">
            <text:p>"Masha and the Bear: Recipe for Disaster"[29]</text:p>
          </table:table-cell>
          <table:table-cell table:style-name="ce40" office:value-type="string" calcext:value-type="string">
            <text:p>Get Movies</text:p>
          </table:table-cell>
          <table:table-cell table:style-name="ce38" office:value-type="float" office:value="2.22" calcext:value-type="float">
            <text:p>2.22</text:p>
          </table:table-cell>
          <table:table-cell table:style-name="ce52" office:value-type="percentage" office:value="0.355" calcext:value-type="percentage">
            <text:p>35.50%</text:p>
          </table:table-cell>
          <table:table-cell table:style-name="ce43" office:value-type="date" office:date-value="2012-01-31" calcext:value-type="date">
            <text:p>January 31, 2012</text:p>
          </table:table-cell>
          <table:table-cell table:style-name="ce44" office:value-type="string" calcext:value-type="string">
            <text:p><text:a xlink:href="https://en.wikipedia.org/wiki/List_of_most-disliked_YouTube_videos#cite_note-35" xlink:type="simple">[F]</text:a></text:p>
          </table:table-cell>
          <table:table-cell table:number-columns-repeated="1017"/>
        </table:table-row>
        <table:table-row table:style-name="ro1">
          <table:table-cell table:style-name="ce38" office:value-type="float" office:value="10" calcext:value-type="float">
            <text:p>10</text:p>
          </table:table-cell>
          <table:table-cell table:style-name="ce47" office:value-type="string" calcext:value-type="string">
            <text:p><text:a xlink:href="https://en.wikipedia.org/wiki/List_of_most-disliked_YouTube_videos#cite_note-36" xlink:type="simple">"So Sorry."[30]</text:a></text:p>
          </table:table-cell>
          <table:table-cell table:style-name="ce41" office:value-type="string" calcext:value-type="string">
            <text:p><text:a xlink:href="https://en.wikipedia.org/wiki/Logan_Paul" xlink:type="simple">Logan Paul</text:a></text:p>
          </table:table-cell>
          <table:table-cell table:style-name="ce38" office:value-type="float" office:value="2.22" calcext:value-type="float">
            <text:p>2.22</text:p>
          </table:table-cell>
          <table:table-cell table:style-name="ce51" office:value-type="percentage" office:value="0.5681" calcext:value-type="percentage">
            <text:p>56.81%</text:p>
          </table:table-cell>
          <table:table-cell table:style-name="ce43" office:value-type="date" office:date-value="2018-01-02" calcext:value-type="date">
            <text:p>January 2, 2018</text:p>
          </table:table-cell>
          <table:table-cell table:style-name="ce44" office:value-type="string" calcext:value-type="string">
            <text:p><text:a xlink:href="https://en.wikipedia.org/wiki/List_of_most-disliked_YouTube_videos#cite_note-37" xlink:type="simple">[G]</text:a></text:p>
          </table:table-cell>
          <table:table-cell table:number-columns-repeated="1017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9" office:value-type="string" calcext:value-type="string">
            <text:p>"Gangnam Style"[31]</text:p>
          </table:table-cell>
          <table:table-cell table:style-name="ce5" office:value-type="string" calcext:value-type="string">
            <text:p><text:a xlink:href="https://en.wikipedia.org/wiki/Psy" xlink:type="simple">Psy</text:a></text:p>
          </table:table-cell>
          <table:table-cell table:style-name="ce8" office:value-type="float" office:value="2.11" calcext:value-type="float">
            <text:p>2.11</text:p>
          </table:table-cell>
          <table:table-cell table:style-name="ce49" office:value-type="percentage" office:value="0.1235" calcext:value-type="percentage">
            <text:p>12.35%</text:p>
          </table:table-cell>
          <table:table-cell table:style-name="ce42" office:value-type="date" office:date-value="2012-07-15" calcext:value-type="date">
            <text:p>July 15, 2012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"Sweatshirt"[32]</text:p>
          </table:table-cell>
          <table:table-cell table:style-name="ce5" office:value-type="string" calcext:value-type="string">
            <text:p><text:a xlink:href="https://en.wikipedia.org/wiki/Jacob_Sartorius" xlink:type="simple">Jacob Sartorius</text:a></text:p>
          </table:table-cell>
          <table:table-cell table:style-name="ce8" office:value-type="float" office:value="2.06" calcext:value-type="float">
            <text:p>2.06</text:p>
          </table:table-cell>
          <table:table-cell table:style-name="ce50" office:value-type="percentage" office:value="0.7425" calcext:value-type="percentage">
            <text:p>74.25%</text:p>
          </table:table-cell>
          <table:table-cell table:style-name="ce42" office:value-type="date" office:date-value="2016-06-07" calcext:value-type="date">
            <text:p>June 7, 2016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38" office:value-type="float" office:value="13" calcext:value-type="float">
            <text:p>13</text:p>
          </table:table-cell>
          <table:table-cell table:style-name="ce40" office:value-type="string" calcext:value-type="string">
            <text:p>"YouTube Rewind: The Shape of 2017"[33]</text:p>
          </table:table-cell>
          <table:table-cell table:style-name="ce41" office:value-type="string" calcext:value-type="string">
            <text:p><text:a xlink:href="https://en.wikipedia.org/wiki/YouTube_Spotlight" xlink:type="simple">YouTube Spotlight</text:a></text:p>
          </table:table-cell>
          <table:table-cell table:style-name="ce38" office:value-type="float" office:value="1.93" calcext:value-type="float">
            <text:p>1.93</text:p>
          </table:table-cell>
          <table:table-cell table:style-name="ce52" office:value-type="percentage" office:value="0.3434" calcext:value-type="percentage">
            <text:p>34.34%</text:p>
          </table:table-cell>
          <table:table-cell table:style-name="ce43" office:value-type="date" office:date-value="2017-12-06" calcext:value-type="date">
            <text:p>December 6, 2017</text:p>
          </table:table-cell>
          <table:table-cell table:style-name="ce46"/>
          <table:table-cell table:number-columns-repeated="1017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9" office:value-type="string" calcext:value-type="string">
            <text:p>"Pokemon Go Song"[34]</text:p>
          </table:table-cell>
          <table:table-cell table:style-name="ce48" office:value-type="string" calcext:value-type="string">
            <text:p>Mishovy šílenosti (cs)</text:p>
          </table:table-cell>
          <table:table-cell table:style-name="ce8" office:value-type="float" office:value="1.69" calcext:value-type="float">
            <text:p>1.69</text:p>
          </table:table-cell>
          <table:table-cell table:style-name="ce50" office:value-type="percentage" office:value="0.6681" calcext:value-type="percentage">
            <text:p>66.81%</text:p>
          </table:table-cell>
          <table:table-cell table:style-name="ce42" office:value-type="date" office:date-value="2016-07-16" calcext:value-type="date">
            <text:p>July 16, 2016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38" office:value-type="float" office:value="15" calcext:value-type="float">
            <text:p>15</text:p>
          </table:table-cell>
          <table:table-cell table:style-name="ce40" office:value-type="string" calcext:value-type="string">
            <text:p>"Johny Johny Yes Papa"[35]</text:p>
          </table:table-cell>
          <table:table-cell table:style-name="ce40" office:value-type="string" calcext:value-type="string">
            <text:p>LooLoo Kids</text:p>
          </table:table-cell>
          <table:table-cell table:style-name="ce38" office:value-type="float" office:value="1.68" calcext:value-type="float">
            <text:p>1.68</text:p>
          </table:table-cell>
          <table:table-cell table:style-name="ce52" office:value-type="percentage" office:value="0.3734" calcext:value-type="percentage">
            <text:p>37.34%</text:p>
          </table:table-cell>
          <table:table-cell table:style-name="ce43" office:value-type="date" office:date-value="2016-10-08" calcext:value-type="date">
            <text:p>October 8, 2016</text:p>
          </table:table-cell>
          <table:table-cell table:style-name="ce46"/>
          <table:table-cell table:number-columns-repeated="1017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9" office:value-type="string" calcext:value-type="string">
            <text:p>"Anaconda"[36]</text:p>
          </table:table-cell>
          <table:table-cell table:style-name="ce5" office:value-type="string" calcext:value-type="string">
            <text:p><text:a xlink:href="https://en.wikipedia.org/wiki/Nicki_Minaj" xlink:type="simple">Nicki Minaj</text:a></text:p>
          </table:table-cell>
          <table:table-cell table:style-name="ce8" office:value-type="float" office:value="1.52" calcext:value-type="float">
            <text:p>1.52</text:p>
          </table:table-cell>
          <table:table-cell table:style-name="ce49" office:value-type="percentage" office:value="0.278" calcext:value-type="percentage">
            <text:p>27.80%</text:p>
          </table:table-cell>
          <table:table-cell table:style-name="ce42" office:value-type="date" office:date-value="2014-08-19" calcext:value-type="date">
            <text:p>August 19, 2014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38" office:value-type="float" office:value="17" calcext:value-type="float">
            <text:p>17</text:p>
          </table:table-cell>
          <table:table-cell table:style-name="ce40" office:value-type="string" calcext:value-type="string">
            <text:p>"Baby Shark Dance"[37]</text:p>
          </table:table-cell>
          <table:table-cell table:style-name="ce40" office:value-type="string" calcext:value-type="string">
            <text:p>Pinkfong! Kids' Songs &amp; Stories</text:p>
          </table:table-cell>
          <table:table-cell table:style-name="ce38" office:value-type="float" office:value="1.49" calcext:value-type="float">
            <text:p>1.49</text:p>
          </table:table-cell>
          <table:table-cell table:style-name="ce52" office:value-type="percentage" office:value="0.2753" calcext:value-type="percentage">
            <text:p>27.53%</text:p>
          </table:table-cell>
          <table:table-cell table:style-name="ce43" office:value-type="date" office:date-value="2016-06-17" calcext:value-type="date">
            <text:p>June 17, 2016</text:p>
          </table:table-cell>
          <table:table-cell table:style-name="ce46"/>
          <table:table-cell table:number-columns-repeated="1017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9" office:value-type="string" calcext:value-type="string">
            <text:p>"Wrecking Ball"[38]</text:p>
          </table:table-cell>
          <table:table-cell table:style-name="ce5" office:value-type="string" calcext:value-type="string">
            <text:p><text:a xlink:href="https://en.wikipedia.org/wiki/Miley_Cyrus" xlink:type="simple">Miley Cyrus</text:a></text:p>
          </table:table-cell>
          <table:table-cell table:style-name="ce8" office:value-type="float" office:value="1.49" calcext:value-type="float">
            <text:p>1.49</text:p>
          </table:table-cell>
          <table:table-cell table:style-name="ce49" office:value-type="percentage" office:value="0.2459" calcext:value-type="percentage">
            <text:p>24.59%</text:p>
          </table:table-cell>
          <table:table-cell table:style-name="ce42" office:value-type="date" office:date-value="2013-09-09" calcext:value-type="date">
            <text:p>September 9, 2013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38" office:value-type="float" office:value="19" calcext:value-type="float">
            <text:p>19</text:p>
          </table:table-cell>
          <table:table-cell table:style-name="ce47" office:value-type="string" calcext:value-type="string">
            <text:p><text:a xlink:href="https://en.wikipedia.org/wiki/List_of_most-disliked_YouTube_videos#cite_note-howmany-13" xlink:type="simple">"How Many Dislikes Can This Video Get?"[13]</text:a></text:p>
          </table:table-cell>
          <table:table-cell table:style-name="ce41" office:value-type="string" calcext:value-type="string">
            <text:p><text:a xlink:href="https://en.wikipedia.org/wiki/RiceGum" xlink:type="simple">RiceGum</text:a></text:p>
          </table:table-cell>
          <table:table-cell table:style-name="ce38" office:value-type="float" office:value="1.42" calcext:value-type="float">
            <text:p>1.42</text:p>
          </table:table-cell>
          <table:table-cell table:style-name="ce51" office:value-type="percentage" office:value="0.9443" calcext:value-type="percentage">
            <text:p>94.43%</text:p>
          </table:table-cell>
          <table:table-cell table:style-name="ce43" office:value-type="date" office:date-value="2017-08-06" calcext:value-type="date">
            <text:p>August 6, 2017</text:p>
          </table:table-cell>
          <table:table-cell table:style-name="ce46"/>
          <table:table-cell table:number-columns-repeated="1017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9" office:value-type="string" calcext:value-type="string">
            <text:p>"Sorry"[39]</text:p>
          </table:table-cell>
          <table:table-cell table:style-name="ce5" office:value-type="string" calcext:value-type="string">
            <text:p><text:a xlink:href="https://en.wikipedia.org/wiki/Justin_Bieber" xlink:type="simple">Justin Bieber</text:a></text:p>
          </table:table-cell>
          <table:table-cell table:style-name="ce8" office:value-type="float" office:value="1.39" calcext:value-type="float">
            <text:p>1.39</text:p>
          </table:table-cell>
          <table:table-cell table:style-name="ce49" office:value-type="percentage" office:value="0.1141" calcext:value-type="percentage">
            <text:p>11.41%</text:p>
          </table:table-cell>
          <table:table-cell table:style-name="ce42" office:value-type="date" office:date-value="2015-10-22" calcext:value-type="date">
            <text:p>October 22, 2015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9" office:value-type="string" calcext:value-type="string">
            <text:p>"We Can't Stop"[40]</text:p>
          </table:table-cell>
          <table:table-cell table:style-name="ce5" office:value-type="string" calcext:value-type="string">
            <text:p><text:a xlink:href="https://en.wikipedia.org/wiki/Miley_Cyrus" xlink:type="simple">Miley Cyrus</text:a></text:p>
          </table:table-cell>
          <table:table-cell table:style-name="ce8" office:value-type="float" office:value="1.35" calcext:value-type="float">
            <text:p>1.35</text:p>
          </table:table-cell>
          <table:table-cell table:style-name="ce49" office:value-type="percentage" office:value="0.2839" calcext:value-type="percentage">
            <text:p>28.39%</text:p>
          </table:table-cell>
          <table:table-cell table:style-name="ce42" office:value-type="date" office:date-value="2013-06-19" calcext:value-type="date">
            <text:p>June 19, 2013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38" office:value-type="float" office:value="22" calcext:value-type="float">
            <text:p>22</text:p>
          </table:table-cell>
          <table:table-cell table:style-name="ce47" office:value-type="string" calcext:value-type="string">
            <text:p><text:a xlink:href="https://en.wikipedia.org/wiki/List_of_most-disliked_YouTube_videos#cite_note-48" xlink:type="simple">"Daniela Mercury convoca mulheres contra Bolsonaro"[41]</text:a></text:p>
          </table:table-cell>
          <table:table-cell table:style-name="ce40" office:value-type="string" calcext:value-type="string">
            <text:p>Dilma Resistente</text:p>
          </table:table-cell>
          <table:table-cell table:style-name="ce38" office:value-type="float" office:value="1.26" calcext:value-type="float">
            <text:p>1.26</text:p>
          </table:table-cell>
          <table:table-cell table:style-name="ce51" office:value-type="percentage" office:value="0.9813" calcext:value-type="percentage">
            <text:p>98.13%</text:p>
          </table:table-cell>
          <table:table-cell table:style-name="ce43" office:value-type="date" office:date-value="2018-09-23" calcext:value-type="date">
            <text:p>September 23, 2018</text:p>
          </table:table-cell>
          <table:table-cell table:style-name="ce44" office:value-type="string" calcext:value-type="string">
            <text:p><text:a xlink:href="https://en.wikipedia.org/wiki/List_of_most-disliked_YouTube_videos#cite_note-49" xlink:type="simple">[H]</text:a></text:p>
          </table:table-cell>
          <table:table-cell table:number-columns-repeated="1017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9" office:value-type="string" calcext:value-type="string">
            <text:p>"Gucci Gang"[42]</text:p>
          </table:table-cell>
          <table:table-cell table:style-name="ce5" office:value-type="string" calcext:value-type="string">
            <text:p><text:a xlink:href="https://en.wikipedia.org/wiki/Lil_Pump" xlink:type="simple">Lil Pump</text:a></text:p>
          </table:table-cell>
          <table:table-cell table:style-name="ce8" office:value-type="float" office:value="1.25" calcext:value-type="float">
            <text:p>1.25</text:p>
          </table:table-cell>
          <table:table-cell table:style-name="ce49" office:value-type="percentage" office:value="0.1391" calcext:value-type="percentage">
            <text:p>13.91%</text:p>
          </table:table-cell>
          <table:table-cell table:style-name="ce42" office:value-type="date" office:date-value="2017-10-23" calcext:value-type="date">
            <text:p>October 23, 2017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9" office:value-type="string" calcext:value-type="string">
            <text:p>"Look What You Made Me Do"[43]</text:p>
          </table:table-cell>
          <table:table-cell table:style-name="ce5" office:value-type="string" calcext:value-type="string">
            <text:p><text:a xlink:href="https://en.wikipedia.org/wiki/Taylor_Swift" xlink:type="simple">Taylor Swift</text:a></text:p>
          </table:table-cell>
          <table:table-cell table:style-name="ce8" office:value-type="float" office:value="1.22" calcext:value-type="float">
            <text:p>1.22</text:p>
          </table:table-cell>
          <table:table-cell table:style-name="ce49" office:value-type="percentage" office:value="0.133" calcext:value-type="percentage">
            <text:p>13.30%</text:p>
          </table:table-cell>
          <table:table-cell table:style-name="ce42" office:value-type="date" office:date-value="2017-08-27" calcext:value-type="date">
            <text:p>August 27, 2017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40" office:value-type="string" calcext:value-type="string">
            <text:p>"Wheels On The Bus"[44]</text:p>
          </table:table-cell>
          <table:table-cell table:style-name="ce41" office:value-type="string" calcext:value-type="string">
            <text:p><text:a xlink:href="https://en.wikipedia.org/wiki/Little_Baby_Bum" xlink:type="simple">LittleBabyBum</text:a></text:p>
          </table:table-cell>
          <table:table-cell table:style-name="ce38" office:value-type="float" office:value="1.21" calcext:value-type="float">
            <text:p>1.21</text:p>
          </table:table-cell>
          <table:table-cell table:style-name="ce52" office:value-type="percentage" office:value="0.4263" calcext:value-type="percentage">
            <text:p>42.63%</text:p>
          </table:table-cell>
          <table:table-cell table:style-name="ce43" office:value-type="date" office:date-value="2014-08-09" calcext:value-type="date">
            <text:p>August 9, 2014</text:p>
          </table:table-cell>
          <table:table-cell table:style-name="ce46"/>
          <table:table-cell table:number-columns-repeated="1017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26" office:value-type="string" calcext:value-type="string">
            <text:p><text:a xlink:href="https://en.wikipedia.org/wiki/List_of_most-disliked_YouTube_videos#cite_note-53" xlink:type="simple">"Frick Da Police"[45]</text:a></text:p>
          </table:table-cell>
          <table:table-cell table:style-name="ce5" office:value-type="string" calcext:value-type="string">
            <text:p><text:a xlink:href="https://en.wikipedia.org/wiki/RiceGum" xlink:type="simple">RiceGum</text:a></text:p>
          </table:table-cell>
          <table:table-cell table:style-name="ce8" office:value-type="float" office:value="1.19" calcext:value-type="float">
            <text:p>1.19</text:p>
          </table:table-cell>
          <table:table-cell table:style-name="ce50" office:value-type="percentage" office:value="0.5221" calcext:value-type="percentage">
            <text:p>52.21%</text:p>
          </table:table-cell>
          <table:table-cell table:style-name="ce42" office:value-type="date" office:date-value="2017-10-10" calcext:value-type="date">
            <text:p>October 10, 2017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9" office:value-type="string" calcext:value-type="string">
            <text:p>"Dame Tu Cosita"[46]</text:p>
          </table:table-cell>
          <table:table-cell table:style-name="ce6" office:value-type="string" calcext:value-type="string">
            <text:p>El Chombo featuring Cutty Ranks</text:p>
          </table:table-cell>
          <table:table-cell table:style-name="ce8" office:value-type="float" office:value="1.11" calcext:value-type="float">
            <text:p>1.11</text:p>
          </table:table-cell>
          <table:table-cell table:style-name="ce49" office:value-type="percentage" office:value="0.2145" calcext:value-type="percentage">
            <text:p>21.45%</text:p>
          </table:table-cell>
          <table:table-cell table:style-name="ce42" office:value-type="date" office:date-value="2018-04-05" calcext:value-type="date">
            <text:p>April 5, 2018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26" office:value-type="string" calcext:value-type="string">
            <text:p><text:a xlink:href="https://en.wikipedia.org/wiki/List_of_most-disliked_YouTube_videos#cite_note-55" xlink:type="simple">"Me Solta"[47]</text:a></text:p>
          </table:table-cell>
          <table:table-cell table:style-name="ce5" office:value-type="string" calcext:value-type="string">
            <text:p><text:a xlink:href="https://en.wikipedia.org/wiki/Nego_do_Borel" xlink:type="simple">Nego do Borel</text:a></text:p>
          </table:table-cell>
          <table:table-cell table:style-name="ce8" office:value-type="float" office:value="1.11" calcext:value-type="float">
            <text:p>1.11</text:p>
          </table:table-cell>
          <table:table-cell table:style-name="ce49" office:value-type="percentage" office:value="0.3902" calcext:value-type="percentage">
            <text:p>39.02%</text:p>
          </table:table-cell>
          <table:table-cell table:style-name="ce42" office:value-type="date" office:date-value="2018-07-09" calcext:value-type="date">
            <text:p>July 9, 2018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38" office:value-type="float" office:value="29" calcext:value-type="float">
            <text:p>29</text:p>
          </table:table-cell>
          <table:table-cell table:style-name="ce40" office:value-type="string" calcext:value-type="string">
            <text:p>"Ghostbusters – Official Trailer"[48]</text:p>
          </table:table-cell>
          <table:table-cell table:style-name="ce41" office:value-type="string" calcext:value-type="string">
            <text:p><text:a xlink:href="https://en.wikipedia.org/wiki/Sony_Pictures_Entertainment" xlink:type="simple">Sony Pictures Entertainment</text:a></text:p>
          </table:table-cell>
          <table:table-cell table:style-name="ce38" office:value-type="float" office:value="1.1" calcext:value-type="float">
            <text:p>1.1</text:p>
          </table:table-cell>
          <table:table-cell table:style-name="ce51" office:value-type="percentage" office:value="0.7836" calcext:value-type="percentage">
            <text:p>78.36%</text:p>
          </table:table-cell>
          <table:table-cell table:style-name="ce43" office:value-type="date" office:date-value="2016-03-03" calcext:value-type="date">
            <text:p>March 3, 2016</text:p>
          </table:table-cell>
          <table:table-cell table:style-name="ce46"/>
          <table:table-cell table:number-columns-repeated="1017"/>
        </table:table-row>
        <table:table-row table:style-name="ro1">
          <table:table-cell table:style-name="ce38" office:value-type="float" office:value="30" calcext:value-type="float">
            <text:p>30</text:p>
          </table:table-cell>
          <table:table-cell table:style-name="ce47" office:value-type="string" calcext:value-type="string">
            <text:p><text:a xlink:href="https://en.wikipedia.org/wiki/List_of_most-disliked_YouTube_videos#cite_note-57" xlink:type="simple">"Huge Eggs Surprise Toys Challenge"[49]</text:a></text:p>
          </table:table-cell>
          <table:table-cell table:style-name="ce41" office:value-type="string" calcext:value-type="string">
            <text:p><text:a xlink:href="https://en.wikipedia.org/wiki/Ryan_ToysReview" xlink:type="simple">Ryan ToysReview</text:a></text:p>
          </table:table-cell>
          <table:table-cell table:style-name="ce38" office:value-type="float" office:value="1.1" calcext:value-type="float">
            <text:p>1.1</text:p>
          </table:table-cell>
          <table:table-cell table:style-name="ce52" office:value-type="percentage" office:value="0.3578" calcext:value-type="percentage">
            <text:p>35.78%</text:p>
          </table:table-cell>
          <table:table-cell table:style-name="ce43" office:value-type="date" office:date-value="2016-04-13" calcext:value-type="date">
            <text:p>April 13, 2016</text:p>
          </table:table-cell>
          <table:table-cell table:style-name="ce46"/>
          <table:table-cell table:number-columns-repeated="1017"/>
        </table:table-row>
        <table:table-row table:style-name="ro1">
          <table:table-cell table:style-name="ce38" office:value-type="float" office:value="31" calcext:value-type="float">
            <text:p>31</text:p>
          </table:table-cell>
          <table:table-cell table:style-name="ce40" office:value-type="string" calcext:value-type="string">
            <text:p>"Johny Johny Yes Papa"[50]</text:p>
          </table:table-cell>
          <table:table-cell table:style-name="ce40" office:value-type="string" calcext:value-type="string">
            <text:p>CVS 3D Rhymes</text:p>
          </table:table-cell>
          <table:table-cell table:style-name="ce38" office:value-type="float" office:value="1.09" calcext:value-type="float">
            <text:p>1.09</text:p>
          </table:table-cell>
          <table:table-cell table:style-name="ce52" office:value-type="percentage" office:value="0.3693" calcext:value-type="percentage">
            <text:p>36.93%</text:p>
          </table:table-cell>
          <table:table-cell table:style-name="ce43" office:value-type="date" office:date-value="2017-01-25" calcext:value-type="date">
            <text:p>January 25, 2017</text:p>
          </table:table-cell>
          <table:table-cell table:style-name="ce46"/>
          <table:table-cell table:number-columns-repeated="1017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9" office:value-type="string" calcext:value-type="string">
            <text:p>"Swish Swish"[51]</text:p>
          </table:table-cell>
          <table:table-cell table:style-name="ce6" office:value-type="string" calcext:value-type="string">
            <text:p>Katy Perry featuring Nicki Minaj</text:p>
          </table:table-cell>
          <table:table-cell table:style-name="ce8" office:value-type="float" office:value="1.07" calcext:value-type="float">
            <text:p>1.07</text:p>
          </table:table-cell>
          <table:table-cell table:style-name="ce49" office:value-type="percentage" office:value="0.208" calcext:value-type="percentage">
            <text:p>20.80%</text:p>
          </table:table-cell>
          <table:table-cell table:style-name="ce42" office:value-type="date" office:date-value="2017-08-24" calcext:value-type="date">
            <text:p>August 24, 2017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9" office:value-type="string" calcext:value-type="string">
            <text:p>"Shape of You"[52]</text:p>
          </table:table-cell>
          <table:table-cell table:style-name="ce5" office:value-type="string" calcext:value-type="string">
            <text:p><text:a xlink:href="https://en.wikipedia.org/wiki/Ed_Sheeran" xlink:type="simple">Ed Sheeran</text:a></text:p>
          </table:table-cell>
          <table:table-cell table:style-name="ce8" office:value-type="float" office:value="1.02" calcext:value-type="float">
            <text:p>1.02</text:p>
          </table:table-cell>
          <table:table-cell table:style-name="ce53" office:value-type="percentage" office:value="0.0539" calcext:value-type="percentage">
            <text:p>5.39%</text:p>
          </table:table-cell>
          <table:table-cell table:style-name="ce42" office:value-type="date" office:date-value="2017-01-30" calcext:value-type="date">
            <text:p>January 30, 2017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38" office:value-type="float" office:value="34" calcext:value-type="float">
            <text:p>34</text:p>
          </table:table-cell>
          <table:table-cell table:style-name="ce47" office:value-type="string" calcext:value-type="string">
            <text:p><text:a xlink:href="https://en.wikipedia.org/wiki/List_of_most-disliked_YouTube_videos#cite_note-61" xlink:type="simple">"Surprise Eggs Nursery Rhymes"[53]</text:a></text:p>
          </table:table-cell>
          <table:table-cell table:style-name="ce41" office:value-type="string" calcext:value-type="string">
            <text:p><text:a xlink:href="https://en.wikipedia.org/wiki/ChuChu_TV" xlink:type="simple">ChuChu TV</text:a></text:p>
          </table:table-cell>
          <table:table-cell table:style-name="ce38" office:value-type="float" office:value="1.01" calcext:value-type="float">
            <text:p>1.01</text:p>
          </table:table-cell>
          <table:table-cell table:style-name="ce52" office:value-type="percentage" office:value="0.3985" calcext:value-type="percentage">
            <text:p>39.85%</text:p>
          </table:table-cell>
          <table:table-cell table:style-name="ce43" office:value-type="date" office:date-value="2015-09-21" calcext:value-type="date">
            <text:p>September 21, 2015</text:p>
          </table:table-cell>
          <table:table-cell table:style-name="ce46"/>
          <table:table-cell table:number-columns-repeated="1017"/>
        </table:table-row>
        <table:table-row table:style-name="ro1">
          <table:table-cell table:style-name="ce38" office:value-type="float" office:value="35" calcext:value-type="float">
            <text:p>35</text:p>
          </table:table-cell>
          <table:table-cell table:style-name="ce47" office:value-type="string" calcext:value-type="string">
            <text:p><text:a xlink:href="https://en.wikipedia.org/wiki/List_of_most-disliked_YouTube_videos#cite_note-62" xlink:type="simple">"Getting Started with YouTube Heroes"[54]</text:a></text:p>
          </table:table-cell>
          <table:table-cell table:style-name="ce41" office:value-type="string" calcext:value-type="string">
            <text:p><text:a xlink:href="https://en.wikipedia.org/wiki/YouTube" xlink:type="simple">YouTube Help</text:a></text:p>
          </table:table-cell>
          <table:table-cell table:style-name="ce38" office:value-type="float" office:value="1.01" calcext:value-type="float">
            <text:p>1.01</text:p>
          </table:table-cell>
          <table:table-cell table:style-name="ce51" office:value-type="percentage" office:value="0.9692" calcext:value-type="percentage">
            <text:p>96.92%</text:p>
          </table:table-cell>
          <table:table-cell table:style-name="ce43" office:value-type="date" office:date-value="2016-09-20" calcext:value-type="date">
            <text:p>September 20, 2016</text:p>
          </table:table-cell>
          <table:table-cell table:style-name="ce44" office:value-type="string" calcext:value-type="string">
            <text:p><text:a xlink:href="https://en.wikipedia.org/wiki/List_of_most-disliked_YouTube_videos#cite_note-63" xlink:type="simple">[I]</text:a></text:p>
          </table:table-cell>
          <table:table-cell table:number-columns-repeated="1017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9" office:value-type="string" calcext:value-type="string">
            <text:p>"Boyfriend"[55]</text:p>
          </table:table-cell>
          <table:table-cell table:style-name="ce5" office:value-type="string" calcext:value-type="string">
            <text:p><text:a xlink:href="https://en.wikipedia.org/wiki/Justin_Bieber" xlink:type="simple">Justin Bieber</text:a></text:p>
          </table:table-cell>
          <table:table-cell table:style-name="ce8" office:value-type="float" office:value="0.98" calcext:value-type="float">
            <text:p>0.98</text:p>
          </table:table-cell>
          <table:table-cell table:style-name="ce49" office:value-type="percentage" office:value="0.1955" calcext:value-type="percentage">
            <text:p>19.55%</text:p>
          </table:table-cell>
          <table:table-cell table:style-name="ce42" office:value-type="date" office:date-value="2012-05-03" calcext:value-type="date">
            <text:p>May 3, 2012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9" office:value-type="string" calcext:value-type="string">
            <text:p>"Dark Horse"[56]</text:p>
          </table:table-cell>
          <table:table-cell table:style-name="ce6" office:value-type="string" calcext:value-type="string">
            <text:p>Katy Perry featuring Juicy J</text:p>
          </table:table-cell>
          <table:table-cell table:style-name="ce8" office:value-type="float" office:value="0.97" calcext:value-type="float">
            <text:p>0.97</text:p>
          </table:table-cell>
          <table:table-cell table:style-name="ce49" office:value-type="percentage" office:value="0.1096" calcext:value-type="percentage">
            <text:p>10.96%</text:p>
          </table:table-cell>
          <table:table-cell table:style-name="ce42" office:value-type="date" office:date-value="2014-02-20" calcext:value-type="date">
            <text:p>February 20, 2014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9" office:value-type="string" calcext:value-type="string">
            <text:p>"What Do You Mean?"[57]</text:p>
          </table:table-cell>
          <table:table-cell table:style-name="ce5" office:value-type="string" calcext:value-type="string">
            <text:p><text:a xlink:href="https://en.wikipedia.org/wiki/Justin_Bieber" xlink:type="simple">Justin Bieber</text:a></text:p>
          </table:table-cell>
          <table:table-cell table:style-name="ce8" office:value-type="float" office:value="0.97" calcext:value-type="float">
            <text:p>0.97</text:p>
          </table:table-cell>
          <table:table-cell table:style-name="ce49" office:value-type="percentage" office:value="0.1176" calcext:value-type="percentage">
            <text:p>11.76%</text:p>
          </table:table-cell>
          <table:table-cell table:style-name="ce42" office:value-type="date" office:date-value="2015-08-30" calcext:value-type="date">
            <text:p>August 30, 2015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9" office:value-type="string" calcext:value-type="string">
            <text:p>"Axel F"[58]</text:p>
          </table:table-cell>
          <table:table-cell table:style-name="ce5" office:value-type="string" calcext:value-type="string">
            <text:p><text:a xlink:href="https://en.wikipedia.org/wiki/Crazy_Frog" xlink:type="simple">Crazy Frog</text:a></text:p>
          </table:table-cell>
          <table:table-cell table:style-name="ce8" office:value-type="float" office:value="0.94" calcext:value-type="float">
            <text:p>0.94</text:p>
          </table:table-cell>
          <table:table-cell table:style-name="ce49" office:value-type="percentage" office:value="0.1573" calcext:value-type="percentage">
            <text:p>15.73%</text:p>
          </table:table-cell>
          <table:table-cell table:style-name="ce42" office:value-type="date" office:date-value="2009-06-16" calcext:value-type="date">
            <text:p>June 16, 2009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9" office:value-type="string" calcext:value-type="string">
            <text:p>"Stupid Hoe"[59]</text:p>
          </table:table-cell>
          <table:table-cell table:style-name="ce5" office:value-type="string" calcext:value-type="string">
            <text:p><text:a xlink:href="https://en.wikipedia.org/wiki/Nicki_Minaj" xlink:type="simple">Nicki Minaj</text:a></text:p>
          </table:table-cell>
          <table:table-cell table:style-name="ce8" office:value-type="float" office:value="0.95" calcext:value-type="float">
            <text:p>0.95</text:p>
          </table:table-cell>
          <table:table-cell table:style-name="ce50" office:value-type="percentage" office:value="0.5699" calcext:value-type="percentage">
            <text:p>56.99%</text:p>
          </table:table-cell>
          <table:table-cell table:style-name="ce42" office:value-type="date" office:date-value="2012-01-20" calcext:value-type="date">
            <text:p>January 20, 2012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26" office:value-type="string" calcext:value-type="string">
            <text:p><text:a xlink:href="https://en.wikipedia.org/wiki/List_of_most-disliked_YouTube_videos#cite_note-69" xlink:type="simple">"Everyday Saturday (Remix)"[60]</text:a></text:p>
          </table:table-cell>
          <table:table-cell table:style-name="ce9" office:value-type="string" calcext:value-type="string">
            <text:p>ApoRed</text:p>
          </table:table-cell>
          <table:table-cell table:style-name="ce8" office:value-type="float" office:value="0.94" calcext:value-type="float">
            <text:p>0.94</text:p>
          </table:table-cell>
          <table:table-cell table:style-name="ce50" office:value-type="percentage" office:value="0.7285" calcext:value-type="percentage">
            <text:p>72.85%</text:p>
          </table:table-cell>
          <table:table-cell table:style-name="ce42" office:value-type="date" office:date-value="2016-04-23" calcext:value-type="date">
            <text:p>April 23, 2016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38" office:value-type="float" office:value="42" calcext:value-type="float">
            <text:p>42</text:p>
          </table:table-cell>
          <table:table-cell table:style-name="ce47" office:value-type="string" calcext:value-type="string">
            <text:p><text:a xlink:href="https://en.wikipedia.org/wiki/List_of_most-disliked_YouTube_videos#cite_note-70" xlink:type="simple">"Can this video get same likes and dislikes?"[61]</text:a></text:p>
          </table:table-cell>
          <table:table-cell table:style-name="ce41" office:value-type="string" calcext:value-type="string">
            <text:p><text:a xlink:href="https://en.wikipedia.org/wiki/PewDiePie" xlink:type="simple">PewDiePie</text:a></text:p>
          </table:table-cell>
          <table:table-cell table:style-name="ce38" office:value-type="float" office:value="0.93" calcext:value-type="float">
            <text:p>0.93</text:p>
          </table:table-cell>
          <table:table-cell table:style-name="ce51" office:value-type="percentage" office:value="0.4997" calcext:value-type="percentage">
            <text:p>49.97%</text:p>
          </table:table-cell>
          <table:table-cell table:style-name="ce43" office:value-type="date" office:date-value="2017-03-24" calcext:value-type="date">
            <text:p>March 24, 2017</text:p>
          </table:table-cell>
          <table:table-cell table:style-name="ce46"/>
          <table:table-cell table:number-columns-repeated="1017"/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47" office:value-type="string" calcext:value-type="string">
            <text:p><text:a xlink:href="https://en.wikipedia.org/wiki/List_of_most-disliked_YouTube_videos#cite_note-71" xlink:type="simple">"My Response to Content Cop (Diss Track)"[62]</text:a></text:p>
          </table:table-cell>
          <table:table-cell table:style-name="ce41" office:value-type="string" calcext:value-type="string">
            <text:p><text:a xlink:href="https://en.wikipedia.org/wiki/RiceGum" xlink:type="simple">RiceGum</text:a></text:p>
          </table:table-cell>
          <table:table-cell table:style-name="ce38" office:value-type="float" office:value="0.93" calcext:value-type="float">
            <text:p>0.93</text:p>
          </table:table-cell>
          <table:table-cell table:style-name="ce51" office:value-type="percentage" office:value="0.6507" calcext:value-type="percentage">
            <text:p>65.07%</text:p>
          </table:table-cell>
          <table:table-cell table:style-name="ce43" office:value-type="date" office:date-value="2017-10-07" calcext:value-type="date">
            <text:p>October 7, 2017</text:p>
          </table:table-cell>
          <table:table-cell table:style-name="ce46"/>
          <table:table-cell table:number-columns-repeated="1017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9" office:value-type="string" calcext:value-type="string">
            <text:p>"The Gummy Bear Song"[63]</text:p>
          </table:table-cell>
          <table:table-cell table:style-name="ce5" office:value-type="string" calcext:value-type="string">
            <text:p><text:a xlink:href="https://en.wikipedia.org/wiki/Gummib%C3%A4r" xlink:type="simple">Gummibär</text:a></text:p>
          </table:table-cell>
          <table:table-cell table:style-name="ce8" office:value-type="float" office:value="0.92" calcext:value-type="float">
            <text:p>0.92</text:p>
          </table:table-cell>
          <table:table-cell table:style-name="ce49" office:value-type="percentage" office:value="0.2458" calcext:value-type="percentage">
            <text:p>24.58%</text:p>
          </table:table-cell>
          <table:table-cell table:style-name="ce42" office:value-type="date" office:date-value="2007-10-09" calcext:value-type="date">
            <text:p>October 9, 2007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38" office:value-type="float" office:value="45" calcext:value-type="float">
            <text:p>45</text:p>
          </table:table-cell>
          <table:table-cell table:style-name="ce40" office:value-type="string" calcext:value-type="string">
            <text:p>"Johny Johny Yes Papa"[64]</text:p>
          </table:table-cell>
          <table:table-cell table:style-name="ce41" office:value-type="string" calcext:value-type="string">
            <text:p><text:a xlink:href="https://en.wikipedia.org/wiki/ChuChu_TV" xlink:type="simple">ChuChu TV</text:a></text:p>
          </table:table-cell>
          <table:table-cell table:style-name="ce38" office:value-type="float" office:value="0.91" calcext:value-type="float">
            <text:p>0.91</text:p>
          </table:table-cell>
          <table:table-cell table:style-name="ce52" office:value-type="percentage" office:value="0.3875" calcext:value-type="percentage">
            <text:p>38.75%</text:p>
          </table:table-cell>
          <table:table-cell table:style-name="ce43" office:value-type="date" office:date-value="2014-11-14" calcext:value-type="date">
            <text:p>November 14, 2014</text:p>
          </table:table-cell>
          <table:table-cell table:style-name="ce46"/>
          <table:table-cell table:number-columns-repeated="1017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26" office:value-type="string" calcext:value-type="string">
            <text:p><text:a xlink:href="https://en.wikipedia.org/wiki/List_of_most-disliked_YouTube_videos#cite_note-74" xlink:type="simple">"ДИСС НА ЛИЗЗКУ #РукаЛицо"[65]</text:a></text:p>
          </table:table-cell>
          <table:table-cell table:style-name="ce9" office:value-type="string" calcext:value-type="string">
            <text:p>Edward Ateva</text:p>
          </table:table-cell>
          <table:table-cell table:style-name="ce8" office:value-type="float" office:value="0.91" calcext:value-type="float">
            <text:p>0.91</text:p>
          </table:table-cell>
          <table:table-cell table:style-name="ce50" office:value-type="percentage" office:value="0.8868" calcext:value-type="percentage">
            <text:p>88.68%</text:p>
          </table:table-cell>
          <table:table-cell table:style-name="ce42" office:value-type="date" office:date-value="2017-06-24" calcext:value-type="date">
            <text:p>June 24, 2017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9" office:value-type="string" calcext:value-type="string">
            <text:p>"Shake It Off"[66]</text:p>
          </table:table-cell>
          <table:table-cell table:style-name="ce5" office:value-type="string" calcext:value-type="string">
            <text:p><text:a xlink:href="https://en.wikipedia.org/wiki/Taylor_Swift" xlink:type="simple">Taylor Swift</text:a></text:p>
          </table:table-cell>
          <table:table-cell table:style-name="ce8" office:value-type="float" office:value="0.89" calcext:value-type="float">
            <text:p>0.89</text:p>
          </table:table-cell>
          <table:table-cell table:style-name="ce49" office:value-type="percentage" office:value="0.1015" calcext:value-type="percentage">
            <text:p>10.15%</text:p>
          </table:table-cell>
          <table:table-cell table:style-name="ce42" office:value-type="date" office:date-value="2014-08-18" calcext:value-type="date">
            <text:p>August 18, 2014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9" office:value-type="string" calcext:value-type="string">
            <text:p>"Watch Me (Whip/Nae Nae)"[67]</text:p>
          </table:table-cell>
          <table:table-cell table:style-name="ce5" office:value-type="string" calcext:value-type="string">
            <text:p><text:a xlink:href="https://en.wikipedia.org/wiki/Silent%C3%B3" xlink:type="simple">Silentó</text:a></text:p>
          </table:table-cell>
          <table:table-cell table:style-name="ce8" office:value-type="float" office:value="0.89" calcext:value-type="float">
            <text:p>0.89</text:p>
          </table:table-cell>
          <table:table-cell table:style-name="ce49" office:value-type="percentage" office:value="0.1058" calcext:value-type="percentage">
            <text:p>10.58%</text:p>
          </table:table-cell>
          <table:table-cell table:style-name="ce42" office:value-type="date" office:date-value="2015-06-25" calcext:value-type="date">
            <text:p>June 25, 2015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"Rap Devil"[68]</text:p>
          </table:table-cell>
          <table:table-cell table:style-name="ce5" office:value-type="string" calcext:value-type="string">
            <text:p><text:a xlink:href="https://en.wikipedia.org/wiki/Machine_Gun_Kelly_(rapper)" xlink:type="simple">Machine Gun Kelly</text:a></text:p>
          </table:table-cell>
          <table:table-cell table:style-name="ce8" office:value-type="float" office:value="0.87" calcext:value-type="float">
            <text:p>0.87</text:p>
          </table:table-cell>
          <table:table-cell table:style-name="ce49" office:value-type="percentage" office:value="0.3263" calcext:value-type="percentage">
            <text:p>32.63%</text:p>
          </table:table-cell>
          <table:table-cell table:style-name="ce42" office:value-type="date" office:date-value="2018-09-03" calcext:value-type="date">
            <text:p>September 3, 2018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38" office:value-type="float" office:value="50" calcext:value-type="float">
            <text:p>50</text:p>
          </table:table-cell>
          <table:table-cell table:style-name="ce40" office:value-type="string" calcext:value-type="string">
            <text:p>"Strong"[69]</text:p>
          </table:table-cell>
          <table:table-cell table:style-name="ce41" office:value-type="string" calcext:value-type="string">
            <text:p><text:a xlink:href="https://en.wikipedia.org/wiki/Rick_Perry" xlink:type="simple">Rick Perry</text:a></text:p>
          </table:table-cell>
          <table:table-cell table:style-name="ce38" office:value-type="float" office:value="0.87" calcext:value-type="float">
            <text:p>0.87</text:p>
          </table:table-cell>
          <table:table-cell table:style-name="ce51" office:value-type="percentage" office:value="0.9623" calcext:value-type="percentage">
            <text:p>96.23%</text:p>
          </table:table-cell>
          <table:table-cell table:style-name="ce43" office:value-type="date" office:date-value="2011-12-06" calcext:value-type="date">
            <text:p>December 6, 2011</text:p>
          </table:table-cell>
          <table:table-cell table:style-name="ce44" office:value-type="string" calcext:value-type="string">
            <text:p><text:a xlink:href="https://en.wikipedia.org/wiki/List_of_most-disliked_YouTube_videos#cite_note-80" xlink:type="simple">[J]</text:a></text:p>
          </table:table-cell>
          <table:table-cell table:number-columns-repeated="1017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80s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Actual gross</text:p>
          </table:table-cell>
          <table:table-cell table:style-name="ce1" office:value-type="string" calcext:value-type="string">
            <text:p>Inflation</text:p>
            <text:p>(adjusted 2018 gross)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Tour name</text:p>
          </table:table-cell>
          <table:table-cell table:style-name="ce1" office:value-type="string" calcext:value-type="string">
            <text:p>Year(s)</text:p>
          </table:table-cell>
          <table:table-cell table:style-name="ce1" office:value-type="string" calcext:value-type="string">
            <text:p>Shows</text:p>
          </table:table-cell>
          <table:table-cell table:style-name="ce1" office:value-type="string" calcext:value-type="string">
            <text:p>Attendance</text:p>
          </table:table-cell>
          <table:table-cell table:style-name="ce1" office:value-type="string" calcext:value-type="string">
            <text:p>Average</text:p>
            <text:p>gross (millions)</text:p>
          </table:table-cell>
          <table:table-cell table:style-name="ce1" office:value-type="string" calcext:value-type="string">
            <text:p>Average</text:p>
            <text:p>attendance</text:p>
          </table:table-cell>
          <table:table-cell table:style-name="ce14" office:value-type="string" calcext:value-type="string">
            <text:p>Ref.</text:p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135000000" calcext:value-type="float">
            <text:p>$135,000,000</text:p>
          </table:table-cell>
          <table:table-cell table:style-name="ce2" office:value-type="float" office:value="266520805" calcext:value-type="float">
            <text:p>$266,520,805</text:p>
          </table:table-cell>
          <table:table-cell table:style-name="ce4" office:value-type="string" calcext:value-type="string">
            <text:p><text:a xlink:href="https://en.wikipedia.org/wiki/Pink_Floyd" xlink:type="simple">Pink Floyd</text:a></text:p>
          </table:table-cell>
          <table:table-cell table:style-name="ce4" office:value-type="string" calcext:value-type="string">
            <text:p><text:a xlink:href="https://en.wikipedia.org/wiki/A_Momentary_Lapse_of_Reason_Tour" xlink:type="simple">A Momentary Lapse of Reason Tour</text:a></text:p>
          </table:table-cell>
          <table:table-cell table:style-name="ce54" office:value-type="string" calcext:value-type="string">
            <text:p>1987–89</text:p>
          </table:table-cell>
          <table:table-cell table:style-name="ce7" office:value-type="float" office:value="197" calcext:value-type="float">
            <text:p>197</text:p>
          </table:table-cell>
          <table:table-cell table:style-name="ce10" office:value-type="float" office:value="5500000" calcext:value-type="float">
            <text:p>5,500,000</text:p>
          </table:table-cell>
          <table:table-cell table:style-name="ce7" office:value-type="float" office:value="0.68" calcext:value-type="float">
            <text:p>0.68</text:p>
          </table:table-cell>
          <table:table-cell table:style-name="ce10" office:value-type="float" office:value="21250" calcext:value-type="float">
            <text:p>21,250</text:p>
          </table:table-cell>
          <table:table-cell table:style-name="ce17" office:value-type="string" calcext:value-type="string">
            <text:p>[25][26]</text:p>
          </table:table-cell>
          <table:table-cell table:number-columns-repeated="10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125738964" calcext:value-type="float">
            <text:p>$125,738,964</text:p>
          </table:table-cell>
          <table:table-cell table:style-name="ce2" office:value-type="float" office:value="260181300" calcext:value-type="float">
            <text:p>$260,181,300</text:p>
          </table:table-cell>
          <table:table-cell table:style-name="ce4" office:value-type="string" calcext:value-type="string">
            <text:p><text:a xlink:href="https://en.wikipedia.org/wiki/Michael_Jackson" xlink:type="simple">Michael Jackson</text:a></text:p>
          </table:table-cell>
          <table:table-cell table:style-name="ce4" office:value-type="string" calcext:value-type="string">
            <text:p><text:a xlink:href="https://en.wikipedia.org/wiki/Bad_(tour)" xlink:type="simple">Bad</text:a></text:p>
          </table:table-cell>
          <table:table-cell table:style-name="ce54" office:value-type="string" calcext:value-type="string">
            <text:p>1987–89</text:p>
          </table:table-cell>
          <table:table-cell table:style-name="ce7" office:value-type="float" office:value="123" calcext:value-type="float">
            <text:p>123</text:p>
          </table:table-cell>
          <table:table-cell table:style-name="ce10" office:value-type="float" office:value="4498300" calcext:value-type="float">
            <text:p>4,498,300</text:p>
          </table:table-cell>
          <table:table-cell table:style-name="ce7" office:value-type="float" office:value="1.02" calcext:value-type="float">
            <text:p>1.02</text:p>
          </table:table-cell>
          <table:table-cell table:style-name="ce10" office:value-type="float" office:value="36571" calcext:value-type="float">
            <text:p>36,571</text:p>
          </table:table-cell>
          <table:table-cell table:style-name="ce17" office:value-type="string" calcext:value-type="string">
            <text:p>[27][28]</text:p>
          </table:table-cell>
          <table:table-cell table:number-columns-repeated="10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98000000" calcext:value-type="float">
            <text:p>$98,000,000</text:p>
          </table:table-cell>
          <table:table-cell table:style-name="ce3" office:value-type="float" office:value="193474362" calcext:value-type="float">
            <text:p>$193,474,362</text:p>
          </table:table-cell>
          <table:table-cell table:style-name="ce5" office:value-type="string" calcext:value-type="string">
            <text:p><text:a xlink:href="https://en.wikipedia.org/wiki/The_Rolling_Stones" xlink:type="simple">The Rolling Stones</text:a></text:p>
          </table:table-cell>
          <table:table-cell table:style-name="ce5" office:value-type="string" calcext:value-type="string">
            <text:p><text:a xlink:href="https://en.wikipedia.org/wiki/Steel_Wheels_Tour" xlink:type="simple">Steel Wheels Tour</text:a></text:p>
          </table:table-cell>
          <table:table-cell table:style-name="ce54" office:value-type="string" calcext:value-type="string">
            <text:p>1989–90</text:p>
          </table:table-cell>
          <table:table-cell table:style-name="ce7" office:value-type="float" office:value="115" calcext:value-type="float">
            <text:p>115</text:p>
          </table:table-cell>
          <table:table-cell table:style-name="ce10" office:value-type="float" office:value="3253563" calcext:value-type="float">
            <text:p>3,253,563</text:p>
          </table:table-cell>
          <table:table-cell table:style-name="ce7" office:value-type="float" office:value="0.85" calcext:value-type="float">
            <text:p>0.85</text:p>
          </table:table-cell>
          <table:table-cell table:style-name="ce10" office:value-type="float" office:value="28291" calcext:value-type="float">
            <text:p>28,291</text:p>
          </table:table-cell>
          <table:table-cell table:style-name="ce17" office:value-type="string" calcext:value-type="string">
            <text:p>[29][30]</text:p>
          </table:table-cell>
          <table:table-cell table:number-columns-repeated="10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86000000" calcext:value-type="float">
            <text:p>$86,000,000</text:p>
          </table:table-cell>
          <table:table-cell table:style-name="ce2" office:value-type="float" office:value="185250146" calcext:value-type="float">
            <text:p>$185,250,146</text:p>
          </table:table-cell>
          <table:table-cell table:style-name="ce4" office:value-type="string" calcext:value-type="string">
            <text:p><text:a xlink:href="https://en.wikipedia.org/wiki/David_Bowie" xlink:type="simple">David Bowie</text:a></text:p>
          </table:table-cell>
          <table:table-cell table:style-name="ce4" office:value-type="string" calcext:value-type="string">
            <text:p><text:a xlink:href="https://en.wikipedia.org/wiki/Glass_Spider_Tour" xlink:type="simple">Glass Spider Tour</text:a></text:p>
          </table:table-cell>
          <table:table-cell table:style-name="ce54" office:value-type="float" office:value="1987" calcext:value-type="float">
            <text:p>1987</text:p>
          </table:table-cell>
          <table:table-cell table:style-name="ce7" office:value-type="float" office:value="86" calcext:value-type="float">
            <text:p>86</text:p>
          </table:table-cell>
          <table:table-cell table:style-name="ce10" office:value-type="float" office:value="3000000" calcext:value-type="float">
            <text:p>3,000,000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34884" calcext:value-type="float">
            <text:p>34,884</text:p>
          </table:table-cell>
          <table:table-cell table:style-name="ce17" office:value-type="string" calcext:value-type="string">
            <text:p>[31][32]</text:p>
          </table:table-cell>
          <table:table-cell table:number-columns-repeated="101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85000000" calcext:value-type="float">
            <text:p>$85,000,000</text:p>
          </table:table-cell>
          <table:table-cell table:style-name="ce2" office:value-type="float" office:value="193406559" calcext:value-type="float">
            <text:p>$193,406,559</text:p>
          </table:table-cell>
          <table:table-cell table:style-name="ce4" office:value-type="string" calcext:value-type="string">
            <text:p><text:a xlink:href="https://en.wikipedia.org/wiki/Bruce_Springsteen_and_the_E_Street_Band" xlink:type="simple">Bruce Springsteen and the E Street Band</text:a></text:p>
          </table:table-cell>
          <table:table-cell table:style-name="ce4" office:value-type="string" calcext:value-type="string">
            <text:p><text:a xlink:href="https://en.wikipedia.org/wiki/Born_in_the_U.S.A._Tour" xlink:type="simple">Born in the U.S.A. Tour</text:a></text:p>
          </table:table-cell>
          <table:table-cell table:style-name="ce54" office:value-type="string" calcext:value-type="string">
            <text:p>1984–85</text:p>
          </table:table-cell>
          <table:table-cell table:style-name="ce7" office:value-type="float" office:value="156" calcext:value-type="float">
            <text:p>156</text:p>
          </table:table-cell>
          <table:table-cell table:style-name="ce8"/>
          <table:table-cell table:style-name="ce7" office:value-type="float" office:value="0.55" calcext:value-type="float">
            <text:p>0.55</text:p>
          </table:table-cell>
          <table:table-cell table:style-name="ce8"/>
          <table:table-cell table:style-name="ce55" office:value-type="string" calcext:value-type="string">
            <text:p><text:a xlink:href="https://en.wikipedia.org/wiki/List_of_highest-grossing_concert_tours#cite_note-rs022786-33" xlink:type="simple">[33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75000000" calcext:value-type="float">
            <text:p>$75,000,000</text:p>
          </table:table-cell>
          <table:table-cell table:style-name="ce3" office:value-type="float" office:value="176665599" calcext:value-type="float">
            <text:p>$176,665,599</text:p>
          </table:table-cell>
          <table:table-cell table:style-name="ce4" office:value-type="string" calcext:value-type="string">
            <text:p><text:a xlink:href="https://en.wikipedia.org/wiki/The_Jacksons" xlink:type="simple">The Jacksons</text:a></text:p>
          </table:table-cell>
          <table:table-cell table:style-name="ce4" office:value-type="string" calcext:value-type="string">
            <text:p><text:a xlink:href="https://en.wikipedia.org/wiki/Victory_Tour_(The_Jacksons_tour)" xlink:type="simple">Victory Tour</text:a></text:p>
          </table:table-cell>
          <table:table-cell table:style-name="ce54" office:value-type="float" office:value="1984" calcext:value-type="float">
            <text:p>1984</text:p>
          </table:table-cell>
          <table:table-cell table:style-name="ce7" office:value-type="float" office:value="55" calcext:value-type="float">
            <text:p>55</text:p>
          </table:table-cell>
          <table:table-cell table:style-name="ce10" office:value-type="float" office:value="2750000" calcext:value-type="float">
            <text:p>2,750,000</text:p>
          </table:table-cell>
          <table:table-cell table:style-name="ce7" office:value-type="float" office:value="1.36" calcext:value-type="float">
            <text:p>1.36</text:p>
          </table:table-cell>
          <table:table-cell table:style-name="ce10" office:value-type="float" office:value="50000" calcext:value-type="float">
            <text:p>50,000</text:p>
          </table:table-cell>
          <table:table-cell table:style-name="ce55" office:value-type="string" calcext:value-type="string">
            <text:p><text:a xlink:href="https://en.wikipedia.org/wiki/List_of_highest-grossing_concert_tours#cite_note-jacksons-34" xlink:type="simple">[34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56278095" calcext:value-type="float">
            <text:p>$56,278,095</text:p>
          </table:table-cell>
          <table:table-cell table:style-name="ce3" office:value-type="float" office:value="121227039" calcext:value-type="float">
            <text:p>$121,227,039</text:p>
          </table:table-cell>
          <table:table-cell table:style-name="ce5" office:value-type="string" calcext:value-type="string">
            <text:p><text:a xlink:href="https://en.wikipedia.org/wiki/U2" xlink:type="simple">U2</text:a></text:p>
          </table:table-cell>
          <table:table-cell table:style-name="ce5" office:value-type="string" calcext:value-type="string">
            <text:p><text:a xlink:href="https://en.wikipedia.org/wiki/The_Joshua_Tree_Tour" xlink:type="simple">The Joshua Tree Tour</text:a></text:p>
          </table:table-cell>
          <table:table-cell table:style-name="ce54" office:value-type="float" office:value="1987" calcext:value-type="float">
            <text:p>1987</text:p>
          </table:table-cell>
          <table:table-cell table:style-name="ce7" office:value-type="float" office:value="109" calcext:value-type="float">
            <text:p>109</text:p>
          </table:table-cell>
          <table:table-cell table:style-name="ce10" office:value-type="float" office:value="3176952" calcext:value-type="float">
            <text:p>3,176,952</text:p>
          </table:table-cell>
          <table:table-cell table:style-name="ce7" office:value-type="float" office:value="0.5" calcext:value-type="float">
            <text:p>0.5</text:p>
          </table:table-cell>
          <table:table-cell table:style-name="ce10" office:value-type="float" office:value="29146" calcext:value-type="float">
            <text:p>29,146</text:p>
          </table:table-cell>
          <table:table-cell table:style-name="ce55" office:value-type="string" calcext:value-type="string">
            <text:p><text:a xlink:href="https://en.wikipedia.org/wiki/List_of_highest-grossing_concert_tours#cite_note-u2tour.de-35" xlink:type="simple">[35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float" office:value="52000000" calcext:value-type="float">
            <text:p>$52,000,000</text:p>
          </table:table-cell>
          <table:table-cell table:style-name="ce3" office:value-type="float" office:value="139973646" calcext:value-type="float">
            <text:p>$139,973,646</text:p>
          </table:table-cell>
          <table:table-cell table:style-name="ce4" office:value-type="string" calcext:value-type="string">
            <text:p><text:a xlink:href="https://en.wikipedia.org/wiki/The_Rolling_Stones" xlink:type="simple">The Rolling Stones</text:a></text:p>
          </table:table-cell>
          <table:table-cell table:style-name="ce4" office:value-type="string" calcext:value-type="string">
            <text:p><text:a xlink:href="https://en.wikipedia.org/wiki/The_Rolling_Stones_American_Tour_1981" xlink:type="simple">The Rolling Stones American Tour 1981</text:a></text:p>
          </table:table-cell>
          <table:table-cell table:style-name="ce54" office:value-type="float" office:value="1981" calcext:value-type="float">
            <text:p>1981</text:p>
          </table:table-cell>
          <table:table-cell table:style-name="ce7" office:value-type="float" office:value="50" calcext:value-type="float">
            <text:p>50</text:p>
          </table:table-cell>
          <table:table-cell table:style-name="ce10" office:value-type="float" office:value="3000000" calcext:value-type="float">
            <text:p>3,000,000</text:p>
          </table:table-cell>
          <table:table-cell table:style-name="ce7" office:value-type="float" office:value="1.04" calcext:value-type="float">
            <text:p>1.04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55" office:value-type="string" calcext:value-type="string">
            <text:p><text:a xlink:href="https://en.wikipedia.org/wiki/List_of_highest-grossing_concert_tours#cite_note-jacksons-34" xlink:type="simple">[34]</text:a></text:p>
          </table:table-cell>
          <table:table-cell table:number-columns-repeated="101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0s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Actual gross</text:p>
          </table:table-cell>
          <table:table-cell table:style-name="ce1" office:value-type="string" calcext:value-type="string">
            <text:p>Inflation</text:p>
            <text:p>(adjusted 2018 gross)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Tour name</text:p>
          </table:table-cell>
          <table:table-cell table:style-name="ce1" office:value-type="string" calcext:value-type="string">
            <text:p>Year(s)</text:p>
          </table:table-cell>
          <table:table-cell table:style-name="ce1" office:value-type="string" calcext:value-type="string">
            <text:p>Shows</text:p>
          </table:table-cell>
          <table:table-cell table:style-name="ce1" office:value-type="string" calcext:value-type="string">
            <text:p>Attendance</text:p>
          </table:table-cell>
          <table:table-cell table:style-name="ce1" office:value-type="string" calcext:value-type="string">
            <text:p>Average</text:p>
            <text:p>gross (millions)</text:p>
          </table:table-cell>
          <table:table-cell table:style-name="ce1" office:value-type="string" calcext:value-type="string">
            <text:p>Average</text:p>
            <text:p>attendance</text:p>
          </table:table-cell>
          <table:table-cell table:style-name="ce14" office:value-type="string" calcext:value-type="string">
            <text:p>Ref.</text:p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320000000" calcext:value-type="float">
            <text:p>$320,000,000</text:p>
          </table:table-cell>
          <table:table-cell table:style-name="ce2" office:value-type="float" office:value="513928805" calcext:value-type="float">
            <text:p>$513,928,805</text:p>
          </table:table-cell>
          <table:table-cell table:style-name="ce4" office:value-type="string" calcext:value-type="string">
            <text:p><text:a xlink:href="https://en.wikipedia.org/wiki/The_Rolling_Stones" xlink:type="simple">The Rolling Stones</text:a></text:p>
          </table:table-cell>
          <table:table-cell table:style-name="ce4" office:value-type="string" calcext:value-type="string">
            <text:p><text:a xlink:href="https://en.wikipedia.org/wiki/Voodoo_Lounge_Tour" xlink:type="simple">Voodoo Lounge Tour</text:a></text:p>
          </table:table-cell>
          <table:table-cell table:style-name="ce54" office:value-type="string" calcext:value-type="string">
            <text:p>1994–95</text:p>
          </table:table-cell>
          <table:table-cell table:style-name="ce7" office:value-type="float" office:value="129" calcext:value-type="float">
            <text:p>129</text:p>
          </table:table-cell>
          <table:table-cell table:style-name="ce10" office:value-type="float" office:value="6336776" calcext:value-type="float">
            <text:p>6,336,776</text:p>
          </table:table-cell>
          <table:table-cell table:style-name="ce7" office:value-type="float" office:value="2.6" calcext:value-type="float">
            <text:p>2.6</text:p>
          </table:table-cell>
          <table:table-cell table:style-name="ce10" office:value-type="float" office:value="51103" calcext:value-type="float">
            <text:p>51,103</text:p>
          </table:table-cell>
          <table:table-cell table:style-name="ce55" office:value-type="string" calcext:value-type="string">
            <text:p><text:a xlink:href="https://en.wikipedia.org/wiki/List_of_highest-grossing_concert_tours#cite_note-RSVLT-18" xlink:type="simple">[18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274000000" calcext:value-type="float">
            <text:p>$274,000,000</text:p>
          </table:table-cell>
          <table:table-cell table:style-name="ce3" office:value-type="float" office:value="411391588" calcext:value-type="float">
            <text:p>$411,391,588</text:p>
          </table:table-cell>
          <table:table-cell table:style-name="ce5" office:value-type="string" calcext:value-type="string">
            <text:p><text:a xlink:href="https://en.wikipedia.org/wiki/The_Rolling_Stones" xlink:type="simple">The Rolling Stones</text:a></text:p>
          </table:table-cell>
          <table:table-cell table:style-name="ce5" office:value-type="string" calcext:value-type="string">
            <text:p><text:a xlink:href="https://en.wikipedia.org/wiki/Bridges_to_Babylon_Tour" xlink:type="simple">Bridges to Babylon Tour</text:a></text:p>
          </table:table-cell>
          <table:table-cell table:style-name="ce9" office:value-type="string" calcext:value-type="string">
            <text:p>1997–98</text:p>
          </table:table-cell>
          <table:table-cell table:style-name="ce8" office:value-type="float" office:value="108" calcext:value-type="float">
            <text:p>108</text:p>
          </table:table-cell>
          <table:table-cell table:style-name="ce8" table:number-columns-repeated="3"/>
          <table:table-cell table:style-name="ce55" office:value-type="string" calcext:value-type="string">
            <text:p><text:a xlink:href="https://en.wikipedia.org/wiki/List_of_highest-grossing_concert_tours#cite_note-mdnatour-21" xlink:type="simple">[21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250000000" calcext:value-type="float">
            <text:p>$250,000,000</text:p>
          </table:table-cell>
          <table:table-cell table:style-name="ce2" office:value-type="float" office:value="412775034" calcext:value-type="float">
            <text:p>$412,775,034</text:p>
          </table:table-cell>
          <table:table-cell table:style-name="ce4" office:value-type="string" calcext:value-type="string">
            <text:p><text:a xlink:href="https://en.wikipedia.org/wiki/Pink_Floyd" xlink:type="simple">Pink Floyd</text:a></text:p>
          </table:table-cell>
          <table:table-cell table:style-name="ce4" office:value-type="string" calcext:value-type="string">
            <text:p><text:a xlink:href="https://en.wikipedia.org/wiki/The_Division_Bell_Tour" xlink:type="simple">The Division Bell Tour</text:a></text:p>
          </table:table-cell>
          <table:table-cell table:style-name="ce54" office:value-type="float" office:value="1994" calcext:value-type="float">
            <text:p>1994</text:p>
          </table:table-cell>
          <table:table-cell table:style-name="ce7" office:value-type="float" office:value="110" calcext:value-type="float">
            <text:p>110</text:p>
          </table:table-cell>
          <table:table-cell table:style-name="ce10" office:value-type="float" office:value="6000000" calcext:value-type="float">
            <text:p>6,000,000</text:p>
          </table:table-cell>
          <table:table-cell table:style-name="ce7" office:value-type="float" office:value="2.3" calcext:value-type="float">
            <text:p>2.3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55" office:value-type="string" calcext:value-type="string">
            <text:p><text:a xlink:href="https://en.wikipedia.org/wiki/List_of_highest-grossing_concert_tours#cite_note-Pink_Floyd-36" xlink:type="simple">[36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171677027" calcext:value-type="float">
            <text:p>$171,677,027</text:p>
          </table:table-cell>
          <table:table-cell table:style-name="ce3" office:value-type="float" office:value="261714937" calcext:value-type="float">
            <text:p>$261,714,937</text:p>
          </table:table-cell>
          <table:table-cell table:style-name="ce5" office:value-type="string" calcext:value-type="string">
            <text:p><text:a xlink:href="https://en.wikipedia.org/wiki/U2" xlink:type="simple">U2</text:a></text:p>
          </table:table-cell>
          <table:table-cell table:style-name="ce5" office:value-type="string" calcext:value-type="string">
            <text:p><text:a xlink:href="https://en.wikipedia.org/wiki/PopMart_Tour" xlink:type="simple">PopMart Tour</text:a></text:p>
          </table:table-cell>
          <table:table-cell table:style-name="ce9" office:value-type="string" calcext:value-type="string">
            <text:p>1997–98</text:p>
          </table:table-cell>
          <table:table-cell table:style-name="ce8" office:value-type="float" office:value="93" calcext:value-type="float">
            <text:p>93</text:p>
          </table:table-cell>
          <table:table-cell table:style-name="ce11" office:value-type="float" office:value="3936841" calcext:value-type="float">
            <text:p>3,936,841</text:p>
          </table:table-cell>
          <table:table-cell table:style-name="ce8" office:value-type="float" office:value="1.8" calcext:value-type="float">
            <text:p>1.8</text:p>
          </table:table-cell>
          <table:table-cell table:style-name="ce11" office:value-type="float" office:value="42332" calcext:value-type="float">
            <text:p>42,332</text:p>
          </table:table-cell>
          <table:table-cell table:style-name="ce55" office:value-type="string" calcext:value-type="string">
            <text:p><text:a xlink:href="https://en.wikipedia.org/wiki/List_of_highest-grossing_concert_tours#cite_note-u2tour.de-35" xlink:type="simple">[35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165000000" calcext:value-type="float">
            <text:p>$165,000,000</text:p>
          </table:table-cell>
          <table:table-cell table:style-name="ce3" office:value-type="float" office:value="251536070" calcext:value-type="float">
            <text:p>$251,536,070</text:p>
          </table:table-cell>
          <table:table-cell table:style-name="ce5" office:value-type="string" calcext:value-type="string">
            <text:p><text:a xlink:href="https://en.wikipedia.org/wiki/Michael_Jackson" xlink:type="simple">Michael Jackson</text:a></text:p>
          </table:table-cell>
          <table:table-cell table:style-name="ce5" office:value-type="string" calcext:value-type="string">
            <text:p><text:a xlink:href="https://en.wikipedia.org/wiki/HIStory_World_Tour" xlink:type="simple">HIStory World Tour</text:a></text:p>
          </table:table-cell>
          <table:table-cell table:style-name="ce9" office:value-type="string" calcext:value-type="string">
            <text:p>1996–97</text:p>
          </table:table-cell>
          <table:table-cell table:style-name="ce8" office:value-type="float" office:value="83" calcext:value-type="float">
            <text:p>83</text:p>
          </table:table-cell>
          <table:table-cell table:style-name="ce11" office:value-type="float" office:value="4500000" calcext:value-type="float">
            <text:p>4,500,000</text:p>
          </table:table-cell>
          <table:table-cell table:style-name="ce8" office:value-type="float" office:value="2.01" calcext:value-type="float">
            <text:p>2.01</text:p>
          </table:table-cell>
          <table:table-cell table:style-name="ce11" office:value-type="float" office:value="54878" calcext:value-type="float">
            <text:p>54,878</text:p>
          </table:table-cell>
          <table:table-cell table:style-name="ce55" office:value-type="string" calcext:value-type="string">
            <text:p><text:a xlink:href="https://en.wikipedia.org/wiki/List_of_highest-grossing_concert_tours#cite_note-37" xlink:type="simple">[37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151000000" calcext:value-type="float">
            <text:p>$151,000,000</text:p>
          </table:table-cell>
          <table:table-cell table:style-name="ce3" office:value-type="float" office:value="255806035" calcext:value-type="float">
            <text:p>$255,806,035</text:p>
          </table:table-cell>
          <table:table-cell table:style-name="ce5" office:value-type="string" calcext:value-type="string">
            <text:p><text:a xlink:href="https://en.wikipedia.org/wiki/U2" xlink:type="simple">U2</text:a></text:p>
          </table:table-cell>
          <table:table-cell table:style-name="ce5" office:value-type="string" calcext:value-type="string">
            <text:p><text:a xlink:href="https://en.wikipedia.org/wiki/Zoo_TV_Tour" xlink:type="simple">Zoo TV Tour</text:a></text:p>
          </table:table-cell>
          <table:table-cell table:style-name="ce9" office:value-type="string" calcext:value-type="string">
            <text:p>1992–93</text:p>
          </table:table-cell>
          <table:table-cell table:style-name="ce8" office:value-type="float" office:value="157" calcext:value-type="float">
            <text:p>157</text:p>
          </table:table-cell>
          <table:table-cell table:style-name="ce11" office:value-type="float" office:value="5350554" calcext:value-type="float">
            <text:p>5,350,554</text:p>
          </table:table-cell>
          <table:table-cell table:style-name="ce8" office:value-type="float" office:value="0.96" calcext:value-type="float">
            <text:p>0.96</text:p>
          </table:table-cell>
          <table:table-cell table:style-name="ce11" office:value-type="float" office:value="34080" calcext:value-type="float">
            <text:p>34,080</text:p>
          </table:table-cell>
          <table:table-cell table:style-name="ce17" office:value-type="string" calcext:value-type="string">
            <text:p>[35][38]</text:p>
          </table:table-cell>
          <table:table-cell table:number-columns-repeated="101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office:value-type="string" calcext:value-type="string">
            <text:p><text:a xlink:href="https://en.wikipedia.org/wiki/List_of_highest-grossing_concert_tours#cite_note-39" xlink:type="simple">$142,700,000[a]</text:a></text:p>
          </table:table-cell>
          <table:table-cell table:style-name="ce3" office:value-type="float" office:value="229180127" calcext:value-type="float">
            <text:p>$229,180,127</text:p>
          </table:table-cell>
          <table:table-cell table:style-name="ce5" office:value-type="string" calcext:value-type="string">
            <text:p><text:a xlink:href="https://en.wikipedia.org/wiki/Eagles_(band)" xlink:type="simple">Eagles</text:a></text:p>
          </table:table-cell>
          <table:table-cell table:style-name="ce5" office:value-type="string" calcext:value-type="string">
            <text:p><text:a xlink:href="https://en.wikipedia.org/wiki/Hell_Freezes_Over" xlink:type="simple">Hell Freezes Over Tour</text:a></text:p>
          </table:table-cell>
          <table:table-cell table:style-name="ce9" office:value-type="string" calcext:value-type="string">
            <text:p>1994–95</text:p>
          </table:table-cell>
          <table:table-cell table:style-name="ce8" table:number-columns-repeated="4"/>
          <table:table-cell table:style-name="ce17" office:value-type="string" calcext:value-type="string">
            <text:p>[39][40]</text:p>
          </table:table-cell>
          <table:table-cell table:number-columns-repeated="101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float" office:value="105000000" calcext:value-type="float">
            <text:p>$105,000,000</text:p>
          </table:table-cell>
          <table:table-cell table:style-name="ce3" office:value-type="float" office:value="157650061" calcext:value-type="float">
            <text:p>$157,650,061</text:p>
          </table:table-cell>
          <table:table-cell table:style-name="ce5" office:value-type="string" calcext:value-type="string">
            <text:p><text:a xlink:href="https://en.wikipedia.org/wiki/Garth_Brooks" xlink:type="simple">Garth Brooks</text:a></text:p>
          </table:table-cell>
          <table:table-cell table:style-name="ce5" office:value-type="string" calcext:value-type="string">
            <text:p><text:a xlink:href="https://en.wikipedia.org/wiki/The_Garth_Brooks_World_Tour_(1996%E2%80%9398)" xlink:type="simple">The Garth Brooks World Tour</text:a></text:p>
          </table:table-cell>
          <table:table-cell table:style-name="ce9" office:value-type="string" calcext:value-type="string">
            <text:p>1996–98</text:p>
          </table:table-cell>
          <table:table-cell table:style-name="ce8" office:value-type="float" office:value="220" calcext:value-type="float">
            <text:p>220</text:p>
          </table:table-cell>
          <table:table-cell table:style-name="ce11" office:value-type="float" office:value="5500000" calcext:value-type="float">
            <text:p>5,500,000</text:p>
          </table:table-cell>
          <table:table-cell table:style-name="ce8" office:value-type="float" office:value="0.49" calcext:value-type="float">
            <text:p>0.49</text:p>
          </table:table-cell>
          <table:table-cell table:style-name="ce11" office:value-type="float" office:value="25346" calcext:value-type="float">
            <text:p>25,346</text:p>
          </table:table-cell>
          <table:table-cell table:style-name="ce17" office:value-type="string" calcext:value-type="string">
            <text:p>[41][42]</text:p>
          </table:table-cell>
          <table:table-cell table:number-columns-repeated="101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74000000" calcext:value-type="float">
            <text:p>$74,000,000</text:p>
          </table:table-cell>
          <table:table-cell table:style-name="ce3" office:value-type="float" office:value="138613347" calcext:value-type="float">
            <text:p>$138,613,347</text:p>
          </table:table-cell>
          <table:table-cell table:style-name="ce5" office:value-type="string" calcext:value-type="string">
            <text:p><text:a xlink:href="https://en.wikipedia.org/wiki/New_Kids_on_the_Block" xlink:type="simple">New Kids on the Block</text:a></text:p>
          </table:table-cell>
          <table:table-cell table:style-name="ce5" office:value-type="string" calcext:value-type="string">
            <text:p><text:a xlink:href="https://en.wikipedia.org/wiki/The_Magic_Summer_Tour" xlink:type="simple">The Magic Summer Tour</text:a></text:p>
          </table:table-cell>
          <table:table-cell table:style-name="ce9" office:value-type="string" calcext:value-type="string">
            <text:p>1990-1991</text:p>
          </table:table-cell>
          <table:table-cell table:style-name="ce8" office:value-type="float" office:value="152" calcext:value-type="float">
            <text:p>152</text:p>
          </table:table-cell>
          <table:table-cell table:style-name="ce11" office:value-type="float" office:value="3291987" calcext:value-type="float">
            <text:p>3,291,987</text:p>
          </table:table-cell>
          <table:table-cell table:style-name="ce8"/>
          <table:table-cell table:style-name="ce11" office:value-type="float" office:value="21657" calcext:value-type="float">
            <text:p>21,657</text:p>
          </table:table-cell>
          <table:table-cell table:style-name="ce55" office:value-type="string" calcext:value-type="string">
            <text:p><text:a xlink:href="https://en.wikipedia.org/wiki/List_of_highest-grossing_concert_tours#cite_note-lat-90-30" xlink:type="simple">[30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float" office:value="70000000" calcext:value-type="float">
            <text:p>$70,000,000</text:p>
          </table:table-cell>
          <table:table-cell table:style-name="ce3" office:value-type="float" office:value="118585579" calcext:value-type="float">
            <text:p>$118,585,579</text:p>
          </table:table-cell>
          <table:table-cell table:style-name="ce5" office:value-type="string" calcext:value-type="string">
            <text:p><text:a xlink:href="https://en.wikipedia.org/wiki/Madonna_(entertainer)" xlink:type="simple">Madonna</text:a></text:p>
          </table:table-cell>
          <table:table-cell table:style-name="ce5" office:value-type="string" calcext:value-type="string">
            <text:p><text:a xlink:href="https://en.wikipedia.org/wiki/The_Girlie_Show_World_Tour" xlink:type="simple">The Girlie Show World Tour</text:a></text:p>
          </table:table-cell>
          <table:table-cell table:style-name="ce9" office:value-type="float" office:value="1993" calcext:value-type="float">
            <text:p>1993</text:p>
          </table:table-cell>
          <table:table-cell table:style-name="ce8" office:value-type="float" office:value="39" calcext:value-type="float">
            <text:p>39</text:p>
          </table:table-cell>
          <table:table-cell table:style-name="ce8"/>
          <table:table-cell table:style-name="ce8" office:value-type="float" office:value="1.79" calcext:value-type="float">
            <text:p>1.79</text:p>
          </table:table-cell>
          <table:table-cell table:style-name="ce8"/>
          <table:table-cell table:style-name="ce17" office:value-type="string" calcext:value-type="string">
            <text:p>[43][44]</text:p>
          </table:table-cell>
          <table:table-cell table:number-columns-repeated="101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62700000" calcext:value-type="float">
            <text:p>$62,700,000</text:p>
          </table:table-cell>
          <table:table-cell table:style-name="ce3" office:value-type="float" office:value="117446714" calcext:value-type="float">
            <text:p>$117,446,714</text:p>
          </table:table-cell>
          <table:table-cell table:style-name="ce5" office:value-type="string" calcext:value-type="string">
            <text:p><text:a xlink:href="https://en.wikipedia.org/wiki/Madonna_(entertainer)" xlink:type="simple">Madonna</text:a></text:p>
          </table:table-cell>
          <table:table-cell table:style-name="ce5" office:value-type="string" calcext:value-type="string">
            <text:p><text:a xlink:href="https://en.wikipedia.org/wiki/Blond_Ambition_World_Tour" xlink:type="simple">Blond Ambition World Tour</text:a></text:p>
          </table:table-cell>
          <table:table-cell table:style-name="ce9" office:value-type="float" office:value="1990" calcext:value-type="float">
            <text:p>1990</text:p>
          </table:table-cell>
          <table:table-cell table:style-name="ce8" office:value-type="float" office:value="57" calcext:value-type="float">
            <text:p>57</text:p>
          </table:table-cell>
          <table:table-cell table:style-name="ce8"/>
          <table:table-cell table:style-name="ce8" office:value-type="float" office:value="1.1" calcext:value-type="float">
            <text:p>1.1</text:p>
          </table:table-cell>
          <table:table-cell table:style-name="ce8"/>
          <table:table-cell table:style-name="ce17" office:value-type="string" calcext:value-type="string">
            <text:p>[45][44]</text:p>
          </table:table-cell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0s" table:style-name="ta9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Actual gross</text:p>
          </table:table-cell>
          <table:table-cell table:style-name="ce1" office:value-type="string" calcext:value-type="string">
            <text:p>Inflation</text:p>
            <text:p>(adjusted 2018 gross)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Tour name</text:p>
          </table:table-cell>
          <table:table-cell table:style-name="ce1" office:value-type="string" calcext:value-type="string">
            <text:p>Year(s)</text:p>
          </table:table-cell>
          <table:table-cell table:style-name="ce1" office:value-type="string" calcext:value-type="string">
            <text:p>Shows</text:p>
          </table:table-cell>
          <table:table-cell table:style-name="ce1" office:value-type="string" calcext:value-type="string">
            <text:p>Attendance</text:p>
          </table:table-cell>
          <table:table-cell table:style-name="ce1" office:value-type="string" calcext:value-type="string">
            <text:p>Average</text:p>
            <text:p>gross (millions)</text:p>
          </table:table-cell>
          <table:table-cell table:style-name="ce1" office:value-type="string" calcext:value-type="string">
            <text:p>Average</text:p>
            <text:p>attendance</text:p>
          </table:table-cell>
          <table:table-cell table:style-name="ce14" office:value-type="string" calcext:value-type="string">
            <text:p>Ref.</text:p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558255524" calcext:value-type="float">
            <text:p>$558,255,524</text:p>
          </table:table-cell>
          <table:table-cell table:style-name="ce2" office:value-type="float" office:value="658868741" calcext:value-type="float">
            <text:p>$658,868,741</text:p>
          </table:table-cell>
          <table:table-cell table:style-name="ce4" office:value-type="string" calcext:value-type="string">
            <text:p><text:a xlink:href="https://en.wikipedia.org/wiki/The_Rolling_Stones" xlink:type="simple">The Rolling Stones</text:a></text:p>
          </table:table-cell>
          <table:table-cell table:style-name="ce4" office:value-type="string" calcext:value-type="string">
            <text:p><text:a xlink:href="https://en.wikipedia.org/wiki/A_Bigger_Bang_Tour" xlink:type="simple">A Bigger Bang Tour</text:a></text:p>
          </table:table-cell>
          <table:table-cell table:style-name="ce54" office:value-type="string" calcext:value-type="string">
            <text:p>2005–07</text:p>
          </table:table-cell>
          <table:table-cell table:style-name="ce7" office:value-type="float" office:value="144" calcext:value-type="float">
            <text:p>144</text:p>
          </table:table-cell>
          <table:table-cell table:style-name="ce10" office:value-type="float" office:value="4680000" calcext:value-type="float">
            <text:p>4,680,000</text:p>
          </table:table-cell>
          <table:table-cell table:style-name="ce7" office:value-type="float" office:value="3.8" calcext:value-type="float">
            <text:p>3.8</text:p>
          </table:table-cell>
          <table:table-cell table:style-name="ce10" office:value-type="float" office:value="32500" calcext:value-type="float">
            <text:p>32,500</text:p>
          </table:table-cell>
          <table:table-cell table:style-name="ce55" office:value-type="string" calcext:value-type="string">
            <text:p><text:a xlink:href="https://en.wikipedia.org/wiki/List_of_highest-grossing_concert_tours#cite_note-biggerbang-1" xlink:type="simple">[1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441121000" calcext:value-type="float">
            <text:p>$441,121,000</text:p>
          </table:table-cell>
          <table:table-cell table:style-name="ce3" office:value-type="float" office:value="495041025" calcext:value-type="float">
            <text:p>$495,041,025</text:p>
          </table:table-cell>
          <table:table-cell table:style-name="ce5" office:value-type="string" calcext:value-type="string">
            <text:p><text:a xlink:href="https://en.wikipedia.org/wiki/AC/DC" xlink:type="simple">AC/DC</text:a></text:p>
          </table:table-cell>
          <table:table-cell table:style-name="ce9" office:value-type="string" calcext:value-type="string">
            <text:p>Black Ice World Tour</text:p>
          </table:table-cell>
          <table:table-cell table:style-name="ce56" office:value-type="date" office:date-value="2008-10-01" calcext:value-type="date">
            <text:p>2008-10</text:p>
          </table:table-cell>
          <table:table-cell table:style-name="ce8" office:value-type="float" office:value="167" calcext:value-type="float">
            <text:p>167</text:p>
          </table:table-cell>
          <table:table-cell table:style-name="ce11" office:value-type="float" office:value="4846965" calcext:value-type="float">
            <text:p>4,846,965</text:p>
          </table:table-cell>
          <table:table-cell table:style-name="ce8" office:value-type="float" office:value="2.6" calcext:value-type="float">
            <text:p>2.6</text:p>
          </table:table-cell>
          <table:table-cell table:style-name="ce11" office:value-type="float" office:value="29023" calcext:value-type="float">
            <text:p>29,023</text:p>
          </table:table-cell>
          <table:table-cell table:style-name="ce55" office:value-type="string" calcext:value-type="string">
            <text:p><text:a xlink:href="https://en.wikipedia.org/wiki/List_of_highest-grossing_concert_tours#cite_note-stickysweet-9" xlink:type="simple">[9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408000000" calcext:value-type="float">
            <text:p>$408,000,000</text:p>
          </table:table-cell>
          <table:table-cell table:style-name="ce3" office:value-type="float" office:value="465399721" calcext:value-type="float">
            <text:p>$465,399,721</text:p>
          </table:table-cell>
          <table:table-cell table:style-name="ce5" office:value-type="string" calcext:value-type="string">
            <text:p><text:a xlink:href="https://en.wikipedia.org/wiki/Madonna_(entertainer)" xlink:type="simple">Madonna</text:a></text:p>
          </table:table-cell>
          <table:table-cell table:style-name="ce5" office:value-type="string" calcext:value-type="string">
            <text:p><text:a xlink:href="https://en.wikipedia.org/wiki/Sticky_%26_Sweet_Tour" xlink:type="simple">Sticky &amp; Sweet Tour</text:a></text:p>
          </table:table-cell>
          <table:table-cell table:style-name="ce8" office:value-type="string" calcext:value-type="string">
            <text:p>2008–09</text:p>
          </table:table-cell>
          <table:table-cell table:style-name="ce8" office:value-type="float" office:value="85" calcext:value-type="float">
            <text:p>85</text:p>
          </table:table-cell>
          <table:table-cell table:style-name="ce11" office:value-type="float" office:value="3545899" calcext:value-type="float">
            <text:p>3,545,899</text:p>
          </table:table-cell>
          <table:table-cell table:style-name="ce8" office:value-type="float" office:value="4.79" calcext:value-type="float">
            <text:p>4.79</text:p>
          </table:table-cell>
          <table:table-cell table:style-name="ce11" office:value-type="float" office:value="41716" calcext:value-type="float">
            <text:p>41,716</text:p>
          </table:table-cell>
          <table:table-cell table:style-name="ce15" office:value-type="string" calcext:value-type="string">
            <text:p><text:a xlink:href="https://en.wikipedia.org/wiki/List_of_highest-grossing_concert_tours#cite_note-stickysweet-9" xlink:type="simple">[9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389047636" calcext:value-type="float">
            <text:p>$389,047,636</text:p>
          </table:table-cell>
          <table:table-cell table:style-name="ce2" office:value-type="float" office:value="472277371" calcext:value-type="float">
            <text:p>$472,277,371</text:p>
          </table:table-cell>
          <table:table-cell table:style-name="ce4" office:value-type="string" calcext:value-type="string">
            <text:p><text:a xlink:href="https://en.wikipedia.org/wiki/U2" xlink:type="simple">U2</text:a></text:p>
          </table:table-cell>
          <table:table-cell table:style-name="ce4" office:value-type="string" calcext:value-type="string">
            <text:p><text:a xlink:href="https://en.wikipedia.org/wiki/Vertigo_Tour" xlink:type="simple">Vertigo Tour</text:a></text:p>
          </table:table-cell>
          <table:table-cell table:style-name="ce54" office:value-type="string" calcext:value-type="string">
            <text:p>2005–06</text:p>
          </table:table-cell>
          <table:table-cell table:style-name="ce7" office:value-type="float" office:value="131" calcext:value-type="float">
            <text:p>131</text:p>
          </table:table-cell>
          <table:table-cell table:style-name="ce10" office:value-type="float" office:value="4619021" calcext:value-type="float">
            <text:p>4,619,021</text:p>
          </table:table-cell>
          <table:table-cell table:style-name="ce7" office:value-type="float" office:value="2.96" calcext:value-type="float">
            <text:p>2.96</text:p>
          </table:table-cell>
          <table:table-cell table:style-name="ce10" office:value-type="float" office:value="35259" calcext:value-type="float">
            <text:p>35,259</text:p>
          </table:table-cell>
          <table:table-cell table:style-name="ce55" office:value-type="string" calcext:value-type="string">
            <text:p><text:a xlink:href="https://en.wikipedia.org/wiki/List_of_highest-grossing_concert_tours#cite_note-vertigo-10" xlink:type="simple">[10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362000000" calcext:value-type="float">
            <text:p>$362,000,000</text:p>
          </table:table-cell>
          <table:table-cell table:style-name="ce3" office:value-type="float" office:value="411460278" calcext:value-type="float">
            <text:p>$411,460,278</text:p>
          </table:table-cell>
          <table:table-cell table:style-name="ce5" office:value-type="string" calcext:value-type="string">
            <text:p><text:a xlink:href="https://en.wikipedia.org/wiki/The_Police" xlink:type="simple">The Police</text:a></text:p>
          </table:table-cell>
          <table:table-cell table:style-name="ce5" office:value-type="string" calcext:value-type="string">
            <text:p><text:a xlink:href="https://en.wikipedia.org/wiki/The_Police_Reunion_Tour" xlink:type="simple">The Police Reunion Tour</text:a></text:p>
          </table:table-cell>
          <table:table-cell table:style-name="ce9" office:value-type="string" calcext:value-type="string">
            <text:p>2007–08</text:p>
          </table:table-cell>
          <table:table-cell table:style-name="ce8" office:value-type="float" office:value="156" calcext:value-type="float">
            <text:p>156</text:p>
          </table:table-cell>
          <table:table-cell table:style-name="ce11" office:value-type="float" office:value="3300912" calcext:value-type="float">
            <text:p>3,300,912</text:p>
          </table:table-cell>
          <table:table-cell table:style-name="ce8" office:value-type="float" office:value="2.3" calcext:value-type="float">
            <text:p>2.3</text:p>
          </table:table-cell>
          <table:table-cell table:style-name="ce11" office:value-type="float" office:value="21160" calcext:value-type="float">
            <text:p>21,160</text:p>
          </table:table-cell>
          <table:table-cell table:style-name="ce55" office:value-type="string" calcext:value-type="string">
            <text:p><text:a xlink:href="https://en.wikipedia.org/wiki/List_of_highest-grossing_concert_tours#cite_note-reunion-15" xlink:type="simple">[15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311000000" calcext:value-type="float">
            <text:p>$311,000,000</text:p>
          </table:table-cell>
          <table:table-cell table:style-name="ce3" office:value-type="float" office:value="413729016" calcext:value-type="float">
            <text:p>$413,729,016</text:p>
          </table:table-cell>
          <table:table-cell table:style-name="ce5" office:value-type="string" calcext:value-type="string">
            <text:p><text:a xlink:href="https://en.wikipedia.org/wiki/The_Rolling_Stones" xlink:type="simple">The Rolling Stones</text:a></text:p>
          </table:table-cell>
          <table:table-cell table:style-name="ce5" office:value-type="string" calcext:value-type="string">
            <text:p><text:a xlink:href="https://en.wikipedia.org/wiki/Licks_Tour" xlink:type="simple">Licks Tour</text:a></text:p>
          </table:table-cell>
          <table:table-cell table:style-name="ce9" office:value-type="string" calcext:value-type="string">
            <text:p>2002–03</text:p>
          </table:table-cell>
          <table:table-cell table:style-name="ce8" office:value-type="float" office:value="115" calcext:value-type="float">
            <text:p>115</text:p>
          </table:table-cell>
          <table:table-cell table:style-name="ce11" office:value-type="float" office:value="3470945" calcext:value-type="float">
            <text:p>3,470,945</text:p>
          </table:table-cell>
          <table:table-cell table:style-name="ce8" office:value-type="float" office:value="2.6" calcext:value-type="float">
            <text:p>2.6</text:p>
          </table:table-cell>
          <table:table-cell table:style-name="ce11" office:value-type="float" office:value="30182" calcext:value-type="float">
            <text:p>30,182</text:p>
          </table:table-cell>
          <table:table-cell table:style-name="ce55" office:value-type="string" calcext:value-type="string">
            <text:p><text:a xlink:href="https://en.wikipedia.org/wiki/List_of_highest-grossing_concert_tours#cite_note-mdnatour-21" xlink:type="simple">[21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279200000" calcext:value-type="float">
            <text:p>$279,200,000</text:p>
          </table:table-cell>
          <table:table-cell table:style-name="ce3" office:value-type="float" office:value="317347264" calcext:value-type="float">
            <text:p>$317,347,264</text:p>
          </table:table-cell>
          <table:table-cell table:style-name="ce5" office:value-type="string" calcext:value-type="string">
            <text:p><text:a xlink:href="https://en.wikipedia.org/wiki/Celine_Dion" xlink:type="simple">Celine Dion</text:a></text:p>
          </table:table-cell>
          <table:table-cell table:style-name="ce5" office:value-type="string" calcext:value-type="string">
            <text:p><text:a xlink:href="https://en.wikipedia.org/wiki/Taking_Chances_World_Tour" xlink:type="simple">Taking Chances World Tour</text:a></text:p>
          </table:table-cell>
          <table:table-cell table:style-name="ce9" office:value-type="string" calcext:value-type="string">
            <text:p>2008–09</text:p>
          </table:table-cell>
          <table:table-cell table:style-name="ce8" office:value-type="float" office:value="132" calcext:value-type="float">
            <text:p>132</text:p>
          </table:table-cell>
          <table:table-cell table:style-name="ce11" office:value-type="float" office:value="2600000" calcext:value-type="float">
            <text:p>2,600,000</text:p>
          </table:table-cell>
          <table:table-cell table:style-name="ce8" office:value-type="float" office:value="2.1" calcext:value-type="float">
            <text:p>2.1</text:p>
          </table:table-cell>
          <table:table-cell table:style-name="ce11" office:value-type="float" office:value="19697" calcext:value-type="float">
            <text:p>19,697</text:p>
          </table:table-cell>
          <table:table-cell table:style-name="ce17" office:value-type="string" calcext:value-type="string">
            <text:p>[6][7][24]</text:p>
          </table:table-cell>
          <table:table-cell table:number-columns-repeated="101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float" office:value="250000000" calcext:value-type="float">
            <text:p>$250,000,000</text:p>
          </table:table-cell>
          <table:table-cell table:style-name="ce3" office:value-type="float" office:value="313256091" calcext:value-type="float">
            <text:p>$313,256,091</text:p>
          </table:table-cell>
          <table:table-cell table:style-name="ce5" office:value-type="string" calcext:value-type="string">
            <text:p><text:a xlink:href="https://en.wikipedia.org/wiki/Cher" xlink:type="simple">Cher</text:a></text:p>
          </table:table-cell>
          <table:table-cell table:style-name="ce5" office:value-type="string" calcext:value-type="string">
            <text:p><text:a xlink:href="https://en.wikipedia.org/wiki/Living_Proof:_The_Farewell_Tour" xlink:type="simple">Living Proof: The Farewell Tour</text:a></text:p>
          </table:table-cell>
          <table:table-cell table:style-name="ce9" office:value-type="string" calcext:value-type="string">
            <text:p>2002–05</text:p>
          </table:table-cell>
          <table:table-cell table:style-name="ce8" office:value-type="float" office:value="326" calcext:value-type="float">
            <text:p>326</text:p>
          </table:table-cell>
          <table:table-cell table:style-name="ce11" office:value-type="float" office:value="3500000" calcext:value-type="float">
            <text:p>3,500,000</text:p>
          </table:table-cell>
          <table:table-cell table:style-name="ce8" office:value-type="float" office:value="0.6" calcext:value-type="float">
            <text:p>0.6</text:p>
          </table:table-cell>
          <table:table-cell table:style-name="ce11" office:value-type="float" office:value="10800" calcext:value-type="float">
            <text:p>10,800</text:p>
          </table:table-cell>
          <table:table-cell table:style-name="ce55" office:value-type="string" calcext:value-type="string">
            <text:p><text:a xlink:href="https://en.wikipedia.org/wiki/List_of_highest-grossing_concert_tours#cite_note-cher-47" xlink:type="simple">[46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235000000" calcext:value-type="float">
            <text:p>$235,000,000</text:p>
          </table:table-cell>
          <table:table-cell table:style-name="ce3" office:value-type="float" office:value="267108192" calcext:value-type="float">
            <text:p>$267,108,192</text:p>
          </table:table-cell>
          <table:table-cell table:style-name="ce5" office:value-type="string" calcext:value-type="string">
            <text:p><text:a xlink:href="https://en.wikipedia.org/wiki/Bruce_Springsteen_and_the_E_Street_Band" xlink:type="simple">Bruce Springsteen and the E Street Band</text:a></text:p>
          </table:table-cell>
          <table:table-cell table:style-name="ce5" office:value-type="string" calcext:value-type="string">
            <text:p><text:a xlink:href="https://en.wikipedia.org/wiki/Magic_Tour_(Bruce_Springsteen)" xlink:type="simple">Magic Tour</text:a></text:p>
          </table:table-cell>
          <table:table-cell table:style-name="ce9" office:value-type="string" calcext:value-type="string">
            <text:p>2007–08</text:p>
          </table:table-cell>
          <table:table-cell table:style-name="ce8" office:value-type="float" office:value="100" calcext:value-type="float">
            <text:p>100</text:p>
          </table:table-cell>
          <table:table-cell table:style-name="ce11" office:value-type="float" office:value="2198353" calcext:value-type="float">
            <text:p>2,198,353</text:p>
          </table:table-cell>
          <table:table-cell table:style-name="ce8" office:value-type="float" office:value="2.4" calcext:value-type="float">
            <text:p>2.4</text:p>
          </table:table-cell>
          <table:table-cell table:style-name="ce11" office:value-type="float" office:value="21983" calcext:value-type="float">
            <text:p>21,983</text:p>
          </table:table-cell>
          <table:table-cell table:style-name="ce55" office:value-type="string" calcext:value-type="string">
            <text:p><text:a xlink:href="https://en.wikipedia.org/wiki/List_of_highest-grossing_concert_tours#cite_note-magic-48" xlink:type="simple">[47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float" office:value="221500000" calcext:value-type="float">
            <text:p>$221,500,000</text:p>
          </table:table-cell>
          <table:table-cell table:style-name="ce3" office:value-type="float" office:value="294665521" calcext:value-type="float">
            <text:p>$294,665,521</text:p>
          </table:table-cell>
          <table:table-cell table:style-name="ce5" office:value-type="string" calcext:value-type="string">
            <text:p><text:a xlink:href="https://en.wikipedia.org/wiki/Bruce_Springsteen_and_the_E_Street_Band" xlink:type="simple">Bruce Springsteen and the E Street Band</text:a></text:p>
          </table:table-cell>
          <table:table-cell table:style-name="ce5" office:value-type="string" calcext:value-type="string">
            <text:p><text:a xlink:href="https://en.wikipedia.org/wiki/The_Rising_Tour" xlink:type="simple">The Rising Tour</text:a></text:p>
          </table:table-cell>
          <table:table-cell table:style-name="ce9" office:value-type="string" calcext:value-type="string">
            <text:p>2002–03</text:p>
          </table:table-cell>
          <table:table-cell table:style-name="ce8" office:value-type="float" office:value="120" calcext:value-type="float">
            <text:p>120</text:p>
          </table:table-cell>
          <table:table-cell table:style-name="ce11" office:value-type="float" office:value="3232384" calcext:value-type="float">
            <text:p>3,232,384</text:p>
          </table:table-cell>
          <table:table-cell table:style-name="ce8" office:value-type="float" office:value="1.8" calcext:value-type="float">
            <text:p>1.8</text:p>
          </table:table-cell>
          <table:table-cell table:style-name="ce11" office:value-type="float" office:value="31081" calcext:value-type="float">
            <text:p>31,081</text:p>
          </table:table-cell>
          <table:table-cell table:style-name="ce55" office:value-type="string" calcext:value-type="string">
            <text:p><text:a xlink:href="https://en.wikipedia.org/wiki/List_of_highest-grossing_concert_tours#cite_note-49" xlink:type="simple">[48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210650974" calcext:value-type="float">
            <text:p>$210,650,974</text:p>
          </table:table-cell>
          <table:table-cell table:style-name="ce3" office:value-type="float" office:value="239432344" calcext:value-type="float">
            <text:p>$239,432,344</text:p>
          </table:table-cell>
          <table:table-cell table:style-name="ce5" office:value-type="string" calcext:value-type="string">
            <text:p><text:a xlink:href="https://en.wikipedia.org/wiki/Bon_Jovi" xlink:type="simple">Bon Jovi</text:a></text:p>
          </table:table-cell>
          <table:table-cell table:style-name="ce5" office:value-type="string" calcext:value-type="string">
            <text:p><text:a xlink:href="https://en.wikipedia.org/wiki/Lost_Highway_Tour" xlink:type="simple">Lost Highway Tour</text:a></text:p>
          </table:table-cell>
          <table:table-cell table:style-name="ce9" office:value-type="string" calcext:value-type="string">
            <text:p>2007–08</text:p>
          </table:table-cell>
          <table:table-cell table:style-name="ce8" office:value-type="float" office:value="99" calcext:value-type="float">
            <text:p>99</text:p>
          </table:table-cell>
          <table:table-cell table:style-name="ce11" office:value-type="float" office:value="2157675" calcext:value-type="float">
            <text:p>2,157,675</text:p>
          </table:table-cell>
          <table:table-cell table:style-name="ce8" office:value-type="float" office:value="2.1" calcext:value-type="float">
            <text:p>2.1</text:p>
          </table:table-cell>
          <table:table-cell table:style-name="ce11" office:value-type="float" office:value="21794" calcext:value-type="float">
            <text:p>21,794</text:p>
          </table:table-cell>
          <table:table-cell table:style-name="ce55" office:value-type="string" calcext:value-type="string">
            <text:p><text:a xlink:href="https://en.wikipedia.org/wiki/List_of_highest-grossing_concert_tours#cite_note-magic-48" xlink:type="simple">[47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float" office:value="194754447" calcext:value-type="float">
            <text:p>$194,754,447</text:p>
          </table:table-cell>
          <table:table-cell table:style-name="ce3" office:value-type="float" office:value="236418654" calcext:value-type="float">
            <text:p>$236,418,654</text:p>
          </table:table-cell>
          <table:table-cell table:style-name="ce5" office:value-type="string" calcext:value-type="string">
            <text:p><text:a xlink:href="https://en.wikipedia.org/wiki/Madonna_(entertainer)" xlink:type="simple">Madonna</text:a></text:p>
          </table:table-cell>
          <table:table-cell table:style-name="ce5" office:value-type="string" calcext:value-type="string">
            <text:p><text:a xlink:href="https://en.wikipedia.org/wiki/Confessions_Tour" xlink:type="simple">Confessions Tour</text:a></text:p>
          </table:table-cell>
          <table:table-cell table:style-name="ce9" office:value-type="float" office:value="2006" calcext:value-type="float">
            <text:p>2006</text:p>
          </table:table-cell>
          <table:table-cell table:style-name="ce8" office:value-type="float" office:value="60" calcext:value-type="float">
            <text:p>60</text:p>
          </table:table-cell>
          <table:table-cell table:style-name="ce11" office:value-type="float" office:value="1210294" calcext:value-type="float">
            <text:p>1,210,294</text:p>
          </table:table-cell>
          <table:table-cell table:style-name="ce8" office:value-type="float" office:value="3.2" calcext:value-type="float">
            <text:p>3.2</text:p>
          </table:table-cell>
          <table:table-cell table:style-name="ce11" office:value-type="float" office:value="20171" calcext:value-type="float">
            <text:p>20,171</text:p>
          </table:table-cell>
          <table:table-cell table:style-name="ce55" office:value-type="string" calcext:value-type="string">
            <text:p><text:a xlink:href="https://en.wikipedia.org/wiki/List_of_highest-grossing_concert_tours#cite_note-50" xlink:type="simple">[49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float" office:value="167000000" calcext:value-type="float">
            <text:p>$167,000,000</text:p>
          </table:table-cell>
          <table:table-cell table:style-name="ce3" office:value-type="float" office:value="190494494" calcext:value-type="float">
            <text:p>$190,494,494</text:p>
          </table:table-cell>
          <table:table-cell table:style-name="ce5" office:value-type="string" calcext:value-type="string">
            <text:p><text:a xlink:href="https://en.wikipedia.org/wiki/Bruce_Springsteen_and_the_E_Street_Band" xlink:type="simple">Bruce Springsteen and the E Street Band</text:a></text:p>
          </table:table-cell>
          <table:table-cell table:style-name="ce5" office:value-type="string" calcext:value-type="string">
            <text:p><text:a xlink:href="https://en.wikipedia.org/wiki/Working_on_a_Dream_Tour" xlink:type="simple">Working on a Dream Tour</text:a></text:p>
          </table:table-cell>
          <table:table-cell table:style-name="ce9" office:value-type="float" office:value="2009" calcext:value-type="float">
            <text:p>2009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float" office:value="1831770" calcext:value-type="float">
            <text:p>1,831,770</text:p>
          </table:table-cell>
          <table:table-cell table:style-name="ce8" office:value-type="float" office:value="2.1" calcext:value-type="float">
            <text:p>2.1</text:p>
          </table:table-cell>
          <table:table-cell table:style-name="ce11" office:value-type="float" office:value="22897" calcext:value-type="float">
            <text:p>22,897</text:p>
          </table:table-cell>
          <table:table-cell table:style-name="ce55" office:value-type="string" calcext:value-type="string">
            <text:p><text:a xlink:href="https://en.wikipedia.org/wiki/List_of_highest-grossing_concert_tours#cite_note-Pollstar_2009_Year_End-7" xlink:type="simple">[7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float" office:value="142844463" calcext:value-type="float">
            <text:p>$142,844,463</text:p>
          </table:table-cell>
          <table:table-cell table:style-name="ce3" office:value-type="float" office:value="197421195" calcext:value-type="float">
            <text:p>$197,421,195</text:p>
          </table:table-cell>
          <table:table-cell table:style-name="ce5" office:value-type="string" calcext:value-type="string">
            <text:p><text:a xlink:href="https://en.wikipedia.org/wiki/U2" xlink:type="simple">U2</text:a></text:p>
          </table:table-cell>
          <table:table-cell table:style-name="ce5" office:value-type="string" calcext:value-type="string">
            <text:p><text:a xlink:href="https://en.wikipedia.org/wiki/Elevation_Tour" xlink:type="simple">Elevation Tour</text:a></text:p>
          </table:table-cell>
          <table:table-cell table:style-name="ce9" office:value-type="float" office:value="2001" calcext:value-type="float">
            <text:p>2001</text:p>
          </table:table-cell>
          <table:table-cell table:style-name="ce8" office:value-type="float" office:value="112" calcext:value-type="float">
            <text:p>112</text:p>
          </table:table-cell>
          <table:table-cell table:style-name="ce11" office:value-type="float" office:value="2162282" calcext:value-type="float">
            <text:p>2,162,282</text:p>
          </table:table-cell>
          <table:table-cell table:style-name="ce8" office:value-type="float" office:value="1.3" calcext:value-type="float">
            <text:p>1.3</text:p>
          </table:table-cell>
          <table:table-cell table:style-name="ce11" office:value-type="float" office:value="19306" calcext:value-type="float">
            <text:p>19,306</text:p>
          </table:table-cell>
          <table:table-cell table:style-name="ce55" office:value-type="string" calcext:value-type="string">
            <text:p><text:a xlink:href="https://en.wikipedia.org/wiki/List_of_highest-grossing_concert_tours#cite_note-51" xlink:type="simple">[50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float" office:value="141000000" calcext:value-type="float">
            <text:p>$141,000,000</text:p>
          </table:table-cell>
          <table:table-cell table:style-name="ce3" office:value-type="float" office:value="166412133" calcext:value-type="float">
            <text:p>$166,412,133</text:p>
          </table:table-cell>
          <table:table-cell table:style-name="ce6" office:value-type="string" calcext:value-type="string">
            <text:p>Tim McGraw and Faith Hill</text:p>
          </table:table-cell>
          <table:table-cell table:style-name="ce5" office:value-type="string" calcext:value-type="string">
            <text:p><text:a xlink:href="https://en.wikipedia.org/wiki/Soul2Soul_II_Tour" xlink:type="simple">Soul2Soul II Tour</text:a></text:p>
          </table:table-cell>
          <table:table-cell table:style-name="ce9" office:value-type="string" calcext:value-type="string">
            <text:p>2006–07</text:p>
          </table:table-cell>
          <table:table-cell table:style-name="ce8" office:value-type="float" office:value="117" calcext:value-type="float">
            <text:p>117</text:p>
          </table:table-cell>
          <table:table-cell table:style-name="ce11" office:value-type="float" office:value="1673667" calcext:value-type="float">
            <text:p>1,673,667</text:p>
          </table:table-cell>
          <table:table-cell table:style-name="ce8" office:value-type="float" office:value="1.2" calcext:value-type="float">
            <text:p>1.2</text:p>
          </table:table-cell>
          <table:table-cell table:style-name="ce11" office:value-type="float" office:value="14304" calcext:value-type="float">
            <text:p>14,304</text:p>
          </table:table-cell>
          <table:table-cell table:style-name="ce55" office:value-type="string" calcext:value-type="string">
            <text:p><text:a xlink:href="https://en.wikipedia.org/wiki/List_of_highest-grossing_concert_tours#cite_note-52" xlink:type="simple">[51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float" office:value="132500000" calcext:value-type="float">
            <text:p>$132,500,000</text:p>
          </table:table-cell>
          <table:table-cell table:style-name="ce3" office:value-type="float" office:value="151140841" calcext:value-type="float">
            <text:p>$151,140,841</text:p>
          </table:table-cell>
          <table:table-cell table:style-name="ce5" office:value-type="string" calcext:value-type="string">
            <text:p><text:a xlink:href="https://en.wikipedia.org/wiki/Tina_Turner" xlink:type="simple">Tina Turner</text:a></text:p>
          </table:table-cell>
          <table:table-cell table:style-name="ce5" office:value-type="string" calcext:value-type="string">
            <text:p><text:a xlink:href="https://en.wikipedia.org/wiki/Tina!:_50th_Anniversary_Tour" xlink:type="simple">Tina!: 50th Anniversary Tour</text:a></text:p>
          </table:table-cell>
          <table:table-cell table:style-name="ce9" office:value-type="string" calcext:value-type="string">
            <text:p>2008–09</text:p>
          </table:table-cell>
          <table:table-cell table:style-name="ce8" office:value-type="float" office:value="90" calcext:value-type="float">
            <text:p>90</text:p>
          </table:table-cell>
          <table:table-cell table:style-name="ce11" office:value-type="float" office:value="1176199" calcext:value-type="float">
            <text:p>1,176,199</text:p>
          </table:table-cell>
          <table:table-cell table:style-name="ce8" office:value-type="float" office:value="1.47" calcext:value-type="float">
            <text:p>1.47</text:p>
          </table:table-cell>
          <table:table-cell table:style-name="ce11" office:value-type="float" office:value="13068" calcext:value-type="float">
            <text:p>13,068</text:p>
          </table:table-cell>
          <table:table-cell table:style-name="ce17" office:value-type="string" calcext:value-type="string">
            <text:p>[6][7]</text:p>
          </table:table-cell>
          <table:table-cell table:number-columns-repeated="101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float" office:value="131800000" calcext:value-type="float">
            <text:p>$131,800,000</text:p>
          </table:table-cell>
          <table:table-cell table:style-name="ce3" office:value-type="float" office:value="150342361" calcext:value-type="float">
            <text:p>$150,342,361</text:p>
          </table:table-cell>
          <table:table-cell table:style-name="ce5" office:value-type="string" calcext:value-type="string">
            <text:p><text:a xlink:href="https://en.wikipedia.org/wiki/Britney_Spears" xlink:type="simple">Britney Spears</text:a></text:p>
          </table:table-cell>
          <table:table-cell table:style-name="ce5" office:value-type="string" calcext:value-type="string">
            <text:p><text:a xlink:href="https://en.wikipedia.org/wiki/The_Circus_Starring_Britney_Spears" xlink:type="simple">The Circus Starring Britney Spears</text:a></text:p>
          </table:table-cell>
          <table:table-cell table:style-name="ce9" office:value-type="float" office:value="2009" calcext:value-type="float">
            <text:p>2009</text:p>
          </table:table-cell>
          <table:table-cell table:style-name="ce8" office:value-type="float" office:value="97" calcext:value-type="float">
            <text:p>97</text:p>
          </table:table-cell>
          <table:table-cell table:style-name="ce11" office:value-type="float" office:value="1500000" calcext:value-type="float">
            <text:p>1,500,000</text:p>
          </table:table-cell>
          <table:table-cell table:style-name="ce8" office:value-type="float" office:value="1.4" calcext:value-type="float">
            <text:p>1.4</text:p>
          </table:table-cell>
          <table:table-cell table:style-name="ce11" office:value-type="float" office:value="15488" calcext:value-type="float">
            <text:p>15,488</text:p>
          </table:table-cell>
          <table:table-cell table:style-name="ce55" office:value-type="string" calcext:value-type="string">
            <text:p><text:a xlink:href="https://en.wikipedia.org/wiki/List_of_highest-grossing_concert_tours#cite_note-Pollstar_2009_Year_End-7" xlink:type="simple">[7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float" office:value="131388461" calcext:value-type="float">
            <text:p>$131,388,461</text:p>
          </table:table-cell>
          <table:table-cell table:style-name="ce3" office:value-type="float" office:value="159496656" calcext:value-type="float">
            <text:p>$159,496,656</text:p>
          </table:table-cell>
          <table:table-cell table:style-name="ce5" office:value-type="string" calcext:value-type="string">
            <text:p><text:a xlink:href="https://en.wikipedia.org/wiki/Bon_Jovi" xlink:type="simple">Bon Jovi</text:a></text:p>
          </table:table-cell>
          <table:table-cell table:style-name="ce5" office:value-type="string" calcext:value-type="string">
            <text:p><text:a xlink:href="https://en.wikipedia.org/wiki/Have_a_Nice_Day_Tour" xlink:type="simple">Have a Nice Day Tour</text:a></text:p>
          </table:table-cell>
          <table:table-cell table:style-name="ce9" office:value-type="string" calcext:value-type="string">
            <text:p>2005–06</text:p>
          </table:table-cell>
          <table:table-cell table:style-name="ce8" office:value-type="float" office:value="89" calcext:value-type="float">
            <text:p>89</text:p>
          </table:table-cell>
          <table:table-cell table:style-name="ce11" office:value-type="float" office:value="1823834" calcext:value-type="float">
            <text:p>1,823,834</text:p>
          </table:table-cell>
          <table:table-cell table:style-name="ce8" office:value-type="float" office:value="1.7" calcext:value-type="float">
            <text:p>1.7</text:p>
          </table:table-cell>
          <table:table-cell table:style-name="ce11" office:value-type="float" office:value="23382" calcext:value-type="float">
            <text:p>23,382</text:p>
          </table:table-cell>
          <table:table-cell table:style-name="ce55" office:value-type="string" calcext:value-type="string">
            <text:p><text:a xlink:href="https://en.wikipedia.org/wiki/List_of_highest-grossing_concert_tours#cite_note-53" xlink:type="simple">[52]</text:a></text:p>
          </table:table-cell>
          <table:table-cell table:number-columns-repeated="101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float" office:value="129059653" calcext:value-type="float">
            <text:p>$129,059,653</text:p>
          </table:table-cell>
          <table:table-cell table:style-name="ce3" office:value-type="float" office:value="152319802" calcext:value-type="float">
            <text:p>$152,319,802</text:p>
          </table:table-cell>
          <table:table-cell table:style-name="ce5" office:value-type="string" calcext:value-type="string">
            <text:p><text:a xlink:href="https://en.wikipedia.org/wiki/Genesis_(band)" xlink:type="simple">Genesis</text:a></text:p>
          </table:table-cell>
          <table:table-cell table:style-name="ce5" office:value-type="string" calcext:value-type="string">
            <text:p><text:a xlink:href="https://en.wikipedia.org/wiki/Turn_It_On_Again:_The_Tour" xlink:type="simple">Turn It On Again: The Tour</text:a></text:p>
          </table:table-cell>
          <table:table-cell table:style-name="ce9" office:value-type="float" office:value="2007" calcext:value-type="float">
            <text:p>2007</text:p>
          </table:table-cell>
          <table:table-cell table:style-name="ce8" office:value-type="float" office:value="46" calcext:value-type="float">
            <text:p>46</text:p>
          </table:table-cell>
          <table:table-cell table:style-name="ce11" office:value-type="float" office:value="1262393" calcext:value-type="float">
            <text:p>1,262,393</text:p>
          </table:table-cell>
          <table:table-cell table:style-name="ce8" office:value-type="float" office:value="2.8" calcext:value-type="float">
            <text:p>2.8</text:p>
          </table:table-cell>
          <table:table-cell table:style-name="ce11" office:value-type="float" office:value="27443" calcext:value-type="float">
            <text:p>27,443</text:p>
          </table:table-cell>
          <table:table-cell table:style-name="ce17" office:value-type="string" calcext:value-type="string">
            <text:p>[53][54]</text:p>
          </table:table-cell>
          <table:table-cell table:number-columns-repeated="101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float" office:value="126800000" calcext:value-type="float">
            <text:p>$126,800,000</text:p>
          </table:table-cell>
          <table:table-cell table:style-name="ce3" office:value-type="float" office:value="149652897" calcext:value-type="float">
            <text:p>$149,652,897</text:p>
          </table:table-cell>
          <table:table-cell table:style-name="ce5" office:value-type="string" calcext:value-type="string">
            <text:p><text:a xlink:href="https://en.wikipedia.org/wiki/Justin_Timberlake" xlink:type="simple">Justin Timberlake</text:a></text:p>
          </table:table-cell>
          <table:table-cell table:style-name="ce5" office:value-type="string" calcext:value-type="string">
            <text:p><text:a xlink:href="https://en.wikipedia.org/wiki/FutureSex/LoveShow" xlink:type="simple">FutureSex/LoveShow</text:a></text:p>
          </table:table-cell>
          <table:table-cell table:style-name="ce9" office:value-type="float" office:value="2007" calcext:value-type="float">
            <text:p>2007</text:p>
          </table:table-cell>
          <table:table-cell table:style-name="ce8" office:value-type="float" office:value="119" calcext:value-type="float">
            <text:p>119</text:p>
          </table:table-cell>
          <table:table-cell table:style-name="ce11" office:value-type="float" office:value="1600000" calcext:value-type="float">
            <text:p>1,600,00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3445" calcext:value-type="float">
            <text:p>13,445</text:p>
          </table:table-cell>
          <table:table-cell table:style-name="ce55" office:value-type="string" calcext:value-type="string">
            <text:p><text:a xlink:href="https://en.wikipedia.org/wiki/List_of_highest-grossing_concert_tours#cite_note-56" xlink:type="simple">[55]</text:a></text:p>
          </table:table-cell>
          <table:table-cell table:number-columns-repeated="101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0s" table:style-name="ta10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ank</text:p>
            <draw:frame table:end-cell-address="2010s.J30" table:end-x="29.4pt" table:end-y="7.48pt" draw:z-index="0" draw:name="Chart 5" draw:style-name="gr1" draw:text-style-name="P1" svg:width="750.73pt" svg:height="464.23pt" svg:x="0pt" svg:y="0pt">
              <draw:object draw:notify-on-update-of-ranges="2010s.N1:2010s.N1 2010s.N2:2010s.N21 2010s.M2:2010s.M21 2010s.L1:2010s.L1 2010s.L2:2010s.L21 2010s.M2:2010s.M2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1" office:value-type="string" calcext:value-type="string">
            <text:p>Actual gross</text:p>
          </table:table-cell>
          <table:table-cell table:style-name="ce1" office:value-type="string" calcext:value-type="string">
            <text:p>Inflation</text:p>
            <text:p>(adjusted 2018 gross)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Tour name</text:p>
          </table:table-cell>
          <table:table-cell table:style-name="ce1" office:value-type="string" calcext:value-type="string">
            <text:p>Year(s)</text:p>
          </table:table-cell>
          <table:table-cell table:style-name="ce1" office:value-type="string" calcext:value-type="string">
            <text:p>Shows</text:p>
          </table:table-cell>
          <table:table-cell table:style-name="ce1" office:value-type="string" calcext:value-type="string">
            <text:p>Attendance</text:p>
          </table:table-cell>
          <table:table-cell table:style-name="ce1" office:value-type="string" calcext:value-type="string">
            <text:p>Average</text:p>
            <text:p>gross (millions)</text:p>
          </table:table-cell>
          <table:table-cell table:style-name="ce1" office:value-type="string" calcext:value-type="string">
            <text:p>Average</text:p>
            <text:p>attendance</text:p>
          </table:table-cell>
          <table:table-cell table:style-name="ce14" office:value-type="string" calcext:value-type="string">
            <text:p>Ref.</text:p>
          </table:table-cell>
          <table:table-cell table:style-name="ce1" office:value-type="string" calcext:value-type="string">
            <text:p>Artist</text:p>
          </table:table-cell>
          <table:table-cell table:style-name="ce18" office:value-type="string" calcext:value-type="string">
            <text:p>Log Gross</text:p>
          </table:table-cell>
          <table:table-cell table:style-name="ce18" office:value-type="string" calcext:value-type="string">
            <text:p>Log Rank</text:p>
          </table:table-cell>
          <table:table-cell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736421584" calcext:value-type="float">
            <text:p>$736,421,584</text:p>
          </table:table-cell>
          <table:table-cell table:style-name="ce2" office:value-type="float" office:value="801130818" calcext:value-type="float">
            <text:p>$801,130,818</text:p>
          </table:table-cell>
          <table:table-cell table:style-name="ce4" office:value-type="string" calcext:value-type="string">
            <text:p><text:a xlink:href="https://en.wikipedia.org/wiki/U2" xlink:type="simple">U2</text:a></text:p>
          </table:table-cell>
          <table:table-cell table:style-name="ce4" office:value-type="string" calcext:value-type="string">
            <text:p><text:a xlink:href="https://en.wikipedia.org/wiki/U2_360%C2%B0_Tour" xlink:type="simple">U2 360° Tour</text:a></text:p>
          </table:table-cell>
          <table:table-cell table:style-name="ce54" office:value-type="string" calcext:value-type="string">
            <text:p>2009–11</text:p>
          </table:table-cell>
          <table:table-cell table:style-name="ce7" office:value-type="float" office:value="110" calcext:value-type="float">
            <text:p>110</text:p>
          </table:table-cell>
          <table:table-cell table:style-name="ce10" office:value-type="float" office:value="7272046" calcext:value-type="float">
            <text:p>7,272,046</text:p>
          </table:table-cell>
          <table:table-cell table:style-name="ce7" office:value-type="float" office:value="6.7" calcext:value-type="float">
            <text:p>6.7</text:p>
          </table:table-cell>
          <table:table-cell table:style-name="ce10" office:value-type="float" office:value="66110" calcext:value-type="float">
            <text:p>66,110</text:p>
          </table:table-cell>
          <table:table-cell table:style-name="ce55" office:value-type="string" calcext:value-type="string">
            <text:p><text:a xlink:href="https://en.wikipedia.org/wiki/List_of_highest-grossing_concert_tours#cite_note-biggerbang-1" xlink:type="simple">[1]</text:a></text:p>
          </table:table-cell>
          <table:table-cell table:style-name="ce4" office:value-type="string" calcext:value-type="string">
            <text:p><text:a xlink:href="https://en.wikipedia.org/wiki/U2" xlink:type="simple">U2</text:a></text:p>
          </table:table-cell>
          <table:table-cell table:style-name="ce35" table:formula="of:=LOG10([.B2])" office:value-type="float" office:value="8.86712650888511" calcext:value-type="float">
            <text:p>8.86712650888511</text:p>
          </table:table-cell>
          <table:table-cell table:style-name="ce35" table:formula="of:=LOG10([.A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523033675" calcext:value-type="float">
            <text:p>$523,033,675</text:p>
          </table:table-cell>
          <table:table-cell table:style-name="ce3" office:value-type="float" office:value="533331898" calcext:value-type="float">
            <text:p>$533,331,898</text:p>
          </table:table-cell>
          <table:table-cell table:style-name="ce5" office:value-type="string" calcext:value-type="string">
            <text:p><text:a xlink:href="https://en.wikipedia.org/wiki/Coldplay" xlink:type="simple">Coldplay</text:a></text:p>
          </table:table-cell>
          <table:table-cell table:style-name="ce5" office:value-type="string" calcext:value-type="string">
            <text:p><text:a xlink:href="https://en.wikipedia.org/wiki/A_Head_Full_of_Dreams_Tour" xlink:type="simple">A Head Full of Dreams Tour</text:a></text:p>
          </table:table-cell>
          <table:table-cell table:style-name="ce9" office:value-type="string" calcext:value-type="string">
            <text:p>2016–17</text:p>
          </table:table-cell>
          <table:table-cell table:style-name="ce8" office:value-type="float" office:value="114" calcext:value-type="float">
            <text:p>114</text:p>
          </table:table-cell>
          <table:table-cell table:style-name="ce11" office:value-type="float" office:value="5389536" calcext:value-type="float">
            <text:p>5,389,536</text:p>
          </table:table-cell>
          <table:table-cell table:style-name="ce8" office:value-type="float" office:value="4.59" calcext:value-type="float">
            <text:p>4.59</text:p>
          </table:table-cell>
          <table:table-cell table:style-name="ce11" office:value-type="float" office:value="45128" calcext:value-type="float">
            <text:p>45,128</text:p>
          </table:table-cell>
          <table:table-cell table:style-name="ce55" office:value-type="string" calcext:value-type="string">
            <text:p><text:a xlink:href="https://en.wikipedia.org/wiki/List_of_highest-grossing_concert_tours#cite_note-billboard.com-2" xlink:type="simple">[2]</text:a></text:p>
          </table:table-cell>
          <table:table-cell table:style-name="ce5" office:value-type="string" calcext:value-type="string">
            <text:p><text:a xlink:href="https://en.wikipedia.org/wiki/Coldplay" xlink:type="simple">Coldplay</text:a></text:p>
          </table:table-cell>
          <table:table-cell table:style-name="ce35" table:formula="of:=LOG10([.B3])" office:value-type="float" office:value="8.71852965138327" calcext:value-type="float">
            <text:p>8.71852965138327</text:p>
          </table:table-cell>
          <table:table-cell table:style-name="ce35" table:formula="of:=LOG10([.A3])" office:value-type="float" office:value="0.301029995663981" calcext:value-type="float">
            <text:p>0.301029995663981</text:p>
          </table:table-cell>
          <table:table-cell table:number-columns-repeated="101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480900000" calcext:value-type="float">
            <text:p>$480,900,000</text:p>
          </table:table-cell>
          <table:table-cell table:style-name="ce3" office:value-type="float" office:value="490368636" calcext:value-type="float">
            <text:p>$490,368,636</text:p>
          </table:table-cell>
          <table:table-cell table:style-name="ce5" office:value-type="string" calcext:value-type="string">
            <text:p><text:a xlink:href="https://en.wikipedia.org/wiki/Guns_N%27_Roses" xlink:type="simple">Guns N' Roses</text:a></text:p>
          </table:table-cell>
          <table:table-cell table:style-name="ce5" office:value-type="string" calcext:value-type="string">
            <text:p><text:a xlink:href="https://en.wikipedia.org/wiki/Not_in_This_Lifetime..._Tour" xlink:type="simple">Not in This Lifetime... Tour</text:a></text:p>
          </table:table-cell>
          <table:table-cell table:style-name="ce9" office:value-type="string" calcext:value-type="string">
            <text:p>2016–present</text:p>
          </table:table-cell>
          <table:table-cell table:style-name="ce8" office:value-type="float" office:value="125" calcext:value-type="float">
            <text:p>125</text:p>
          </table:table-cell>
          <table:table-cell table:style-name="ce11" office:value-type="float" office:value="4377126" calcext:value-type="float">
            <text:p>4,377,126</text:p>
          </table:table-cell>
          <table:table-cell table:style-name="ce8" office:value-type="float" office:value="3.85" calcext:value-type="float">
            <text:p>3.85</text:p>
          </table:table-cell>
          <table:table-cell table:style-name="ce11" office:value-type="float" office:value="35017" calcext:value-type="float">
            <text:p>35,017</text:p>
          </table:table-cell>
          <table:table-cell table:style-name="ce17" office:value-type="string" calcext:value-type="string">
            <text:p>[3][4]</text:p>
          </table:table-cell>
          <table:table-cell table:style-name="ce5" office:value-type="string" calcext:value-type="string">
            <text:p><text:a xlink:href="https://en.wikipedia.org/wiki/Guns_N%27_Roses" xlink:type="simple">Guns N' Roses</text:a></text:p>
          </table:table-cell>
          <table:table-cell table:style-name="ce35" table:formula="of:=LOG10([.B4])" office:value-type="float" office:value="8.68205477707381" calcext:value-type="float">
            <text:p>8.68205477707381</text:p>
          </table:table-cell>
          <table:table-cell table:style-name="ce35" table:formula="of:=LOG10([.A4])" office:value-type="float" office:value="0.477121254719662" calcext:value-type="float">
            <text:p>0.477121254719662</text:p>
          </table:table-cell>
          <table:table-cell table:number-columns-repeated="101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458673798" calcext:value-type="float">
            <text:p>$458,673,798</text:p>
          </table:table-cell>
          <table:table-cell table:style-name="ce3" office:value-type="float" office:value="481869587" calcext:value-type="float">
            <text:p>$481,869,587</text:p>
          </table:table-cell>
          <table:table-cell table:style-name="ce5" office:value-type="string" calcext:value-type="string">
            <text:p><text:a xlink:href="https://en.wikipedia.org/wiki/Roger_Waters" xlink:type="simple">Roger Waters</text:a></text:p>
          </table:table-cell>
          <table:table-cell table:style-name="ce5" office:value-type="string" calcext:value-type="string">
            <text:p><text:a xlink:href="https://en.wikipedia.org/wiki/The_Wall_Live_(2010%E2%80%9313)" xlink:type="simple">The Wall</text:a></text:p>
          </table:table-cell>
          <table:table-cell table:style-name="ce9" office:value-type="string" calcext:value-type="string">
            <text:p>2010–13</text:p>
          </table:table-cell>
          <table:table-cell table:style-name="ce8" office:value-type="float" office:value="219" calcext:value-type="float">
            <text:p>219</text:p>
          </table:table-cell>
          <table:table-cell table:style-name="ce11" office:value-type="float" office:value="4129863" calcext:value-type="float">
            <text:p>4,129,863</text:p>
          </table:table-cell>
          <table:table-cell table:style-name="ce8" office:value-type="float" office:value="2.09" calcext:value-type="float">
            <text:p>2.09</text:p>
          </table:table-cell>
          <table:table-cell table:style-name="ce11" office:value-type="float" office:value="18858" calcext:value-type="float">
            <text:p>18,858</text:p>
          </table:table-cell>
          <table:table-cell table:style-name="ce55" office:value-type="string" calcext:value-type="string">
            <text:p><text:a xlink:href="https://en.wikipedia.org/wiki/List_of_highest-grossing_concert_tours#cite_note-RWWL-5" xlink:type="simple">[5]</text:a></text:p>
          </table:table-cell>
          <table:table-cell table:style-name="ce5" office:value-type="string" calcext:value-type="string">
            <text:p><text:a xlink:href="https://en.wikipedia.org/wiki/Roger_Waters" xlink:type="simple">Roger Waters</text:a></text:p>
          </table:table-cell>
          <table:table-cell table:style-name="ce35" table:formula="of:=LOG10([.B5])" office:value-type="float" office:value="8.66150393152279" calcext:value-type="float">
            <text:p>8.66150393152279</text:p>
          </table:table-cell>
          <table:table-cell table:style-name="ce35" table:formula="of:=LOG10([.A5])" office:value-type="float" office:value="0.602059991327962" calcext:value-type="float">
            <text:p>0.602059991327962</text:p>
          </table:table-cell>
          <table:table-cell table:number-columns-repeated="101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441121000" calcext:value-type="float">
            <text:p>$441,121,000</text:p>
          </table:table-cell>
          <table:table-cell table:style-name="ce3" office:value-type="float" office:value="495041025" calcext:value-type="float">
            <text:p>$495,041,025</text:p>
          </table:table-cell>
          <table:table-cell table:style-name="ce5" office:value-type="string" calcext:value-type="string">
            <text:p><text:a xlink:href="https://en.wikipedia.org/wiki/AC/DC" xlink:type="simple">AC/DC</text:a></text:p>
          </table:table-cell>
          <table:table-cell table:style-name="ce5" office:value-type="string" calcext:value-type="string">
            <text:p><text:a xlink:href="https://en.wikipedia.org/wiki/Black_Ice_World_Tour" xlink:type="simple">Black Ice World Tour</text:a></text:p>
          </table:table-cell>
          <table:table-cell table:style-name="ce9" office:value-type="string" calcext:value-type="string">
            <text:p>2008–10</text:p>
          </table:table-cell>
          <table:table-cell table:style-name="ce8" office:value-type="float" office:value="167" calcext:value-type="float">
            <text:p>167</text:p>
          </table:table-cell>
          <table:table-cell table:style-name="ce11" office:value-type="float" office:value="4846965" calcext:value-type="float">
            <text:p>4,846,965</text:p>
          </table:table-cell>
          <table:table-cell table:style-name="ce8" office:value-type="float" office:value="2.6" calcext:value-type="float">
            <text:p>2.6</text:p>
          </table:table-cell>
          <table:table-cell table:style-name="ce11" office:value-type="float" office:value="29023" calcext:value-type="float">
            <text:p>29,023</text:p>
          </table:table-cell>
          <table:table-cell table:style-name="ce17" office:value-type="string" calcext:value-type="string">
            <text:p>[6][7][8]</text:p>
          </table:table-cell>
          <table:table-cell table:style-name="ce5" office:value-type="string" calcext:value-type="string">
            <text:p><text:a xlink:href="https://en.wikipedia.org/wiki/AC/DC" xlink:type="simple">AC/DC</text:a></text:p>
          </table:table-cell>
          <table:table-cell table:style-name="ce35" table:formula="of:=LOG10([.B6])" office:value-type="float" office:value="8.64455773328743" calcext:value-type="float">
            <text:p>8.64455773328743</text:p>
          </table:table-cell>
          <table:table-cell table:style-name="ce35" table:formula="of:=LOG10([.A6])" office:value-type="float" office:value="0.698970004336019" calcext:value-type="float">
            <text:p>0.698970004336019</text:p>
          </table:table-cell>
          <table:table-cell table:number-columns-repeated="101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364300000" calcext:value-type="float">
            <text:p>$364,300,000</text:p>
          </table:table-cell>
          <table:table-cell table:style-name="ce3" office:value-type="float" office:value="317021436" calcext:value-type="float">
            <text:p>$317,021,436</text:p>
          </table:table-cell>
          <table:table-cell table:style-name="ce6" office:value-type="string" calcext:value-type="string">
            <text:p>Garth Brooks and Trisha Yearwood</text:p>
          </table:table-cell>
          <table:table-cell table:style-name="ce5" office:value-type="string" calcext:value-type="string">
            <text:p><text:a xlink:href="https://en.wikipedia.org/wiki/The_Garth_Brooks_World_Tour_with_Trisha_Yearwood" xlink:type="simple">The Garth Brooks World Tour with Trisha Yearwood</text:a></text:p>
          </table:table-cell>
          <table:table-cell table:style-name="ce9" office:value-type="string" calcext:value-type="string">
            <text:p>2014–17</text:p>
          </table:table-cell>
          <table:table-cell table:style-name="ce8" office:value-type="float" office:value="366" calcext:value-type="float">
            <text:p>366</text:p>
          </table:table-cell>
          <table:table-cell table:style-name="ce11" office:value-type="float" office:value="4743727" calcext:value-type="float">
            <text:p>4,743,727</text:p>
          </table:table-cell>
          <table:table-cell table:style-name="ce8" office:value-type="float" office:value="0.96" calcext:value-type="float">
            <text:p>0.96</text:p>
          </table:table-cell>
          <table:table-cell table:style-name="ce11" office:value-type="float" office:value="14669" calcext:value-type="float">
            <text:p>14,669</text:p>
          </table:table-cell>
          <table:table-cell table:style-name="ce17" office:value-type="string" calcext:value-type="string">
            <text:p>[11][12][13][14]</text:p>
          </table:table-cell>
          <table:table-cell table:style-name="ce6" office:value-type="string" calcext:value-type="string">
            <text:p>Garth Brooks and Trisha Yearwood</text:p>
          </table:table-cell>
          <table:table-cell table:style-name="ce35" table:formula="of:=LOG10([.B7])" office:value-type="float" office:value="8.56145917124192" calcext:value-type="float">
            <text:p>8.56145917124192</text:p>
          </table:table-cell>
          <table:table-cell table:style-name="ce35" table:formula="of:=LOG10([.A7])" office:value-type="float" office:value="0.778151250383644" calcext:value-type="float">
            <text:p>0.778151250383644</text:p>
          </table:table-cell>
          <table:table-cell table:number-columns-repeated="101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355600000" calcext:value-type="float">
            <text:p>$355,600,000</text:p>
          </table:table-cell>
          <table:table-cell table:style-name="ce3" office:value-type="float" office:value="373583200" calcext:value-type="float">
            <text:p>$373,583,200</text:p>
          </table:table-cell>
          <table:table-cell table:style-name="ce5" office:value-type="string" calcext:value-type="string">
            <text:p><text:a xlink:href="https://en.wikipedia.org/wiki/Bruce_Springsteen_and_the_E_Street_Band" xlink:type="simple">Bruce Springsteen and the E Street Band</text:a></text:p>
          </table:table-cell>
          <table:table-cell table:style-name="ce5" office:value-type="string" calcext:value-type="string">
            <text:p><text:a xlink:href="https://en.wikipedia.org/wiki/Wrecking_Ball_World_Tour" xlink:type="simple">Wrecking Ball World Tour</text:a></text:p>
          </table:table-cell>
          <table:table-cell table:style-name="ce9" office:value-type="string" calcext:value-type="string">
            <text:p>2012–13</text:p>
          </table:table-cell>
          <table:table-cell table:style-name="ce8" office:value-type="float" office:value="127" calcext:value-type="float">
            <text:p>127</text:p>
          </table:table-cell>
          <table:table-cell table:style-name="ce11" office:value-type="float" office:value="3650535" calcext:value-type="float">
            <text:p>3,650,535</text:p>
          </table:table-cell>
          <table:table-cell table:style-name="ce8" office:value-type="float" office:value="2.8" calcext:value-type="float">
            <text:p>2.8</text:p>
          </table:table-cell>
          <table:table-cell table:style-name="ce11" office:value-type="float" office:value="28744" calcext:value-type="float">
            <text:p>28,744</text:p>
          </table:table-cell>
          <table:table-cell table:style-name="ce17" office:value-type="string" calcext:value-type="string">
            <text:p>[16][17]</text:p>
          </table:table-cell>
          <table:table-cell table:style-name="ce5" office:value-type="string" calcext:value-type="string">
            <text:p><text:a xlink:href="https://en.wikipedia.org/wiki/Bruce_Springsteen_and_the_E_Street_Band" xlink:type="simple">Bruce Springsteen and the E Street Band</text:a></text:p>
          </table:table-cell>
          <table:table-cell table:style-name="ce35" table:formula="of:=LOG10([.B8])" office:value-type="float" office:value="8.55096175229818" calcext:value-type="float">
            <text:p>8.55096175229818</text:p>
          </table:table-cell>
          <table:table-cell table:style-name="ce35" table:formula="of:=LOG10([.A8])" office:value-type="float" office:value="0.845098040014257" calcext:value-type="float">
            <text:p>0.845098040014257</text:p>
          </table:table-cell>
          <table:table-cell table:number-columns-repeated="101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float" office:value="316000000" calcext:value-type="float">
            <text:p>$316,000,000</text:p>
          </table:table-cell>
          <table:table-cell table:style-name="ce3" office:value-type="float" office:value="322221852" calcext:value-type="float">
            <text:p>$322,221,852</text:p>
          </table:table-cell>
          <table:table-cell table:style-name="ce5" office:value-type="string" calcext:value-type="string">
            <text:p><text:a xlink:href="https://en.wikipedia.org/wiki/U2" xlink:type="simple">U2</text:a></text:p>
          </table:table-cell>
          <table:table-cell table:style-name="ce5" office:value-type="string" calcext:value-type="string">
            <text:p><text:a xlink:href="https://en.wikipedia.org/wiki/The_Joshua_Tree_Tour_2017" xlink:type="simple">The Joshua Tree Tour 2017</text:a>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float" office:value="51" calcext:value-type="float">
            <text:p>51</text:p>
          </table:table-cell>
          <table:table-cell table:style-name="ce11" office:value-type="float" office:value="2713136" calcext:value-type="float">
            <text:p>2,713,136</text:p>
          </table:table-cell>
          <table:table-cell table:style-name="ce8" office:value-type="float" office:value="6.19" calcext:value-type="float">
            <text:p>6.19</text:p>
          </table:table-cell>
          <table:table-cell table:style-name="ce11" office:value-type="float" office:value="53198" calcext:value-type="float">
            <text:p>53,198</text:p>
          </table:table-cell>
          <table:table-cell table:style-name="ce55" office:value-type="string" calcext:value-type="string">
            <text:p><text:a xlink:href="https://en.wikipedia.org/wiki/List_of_highest-grossing_concert_tours#cite_note-U2_Joshua_Tree_Tour_2017_Pollstar-19" xlink:type="simple">[19]</text:a></text:p>
          </table:table-cell>
          <table:table-cell table:style-name="ce5" office:value-type="string" calcext:value-type="string">
            <text:p><text:a xlink:href="https://en.wikipedia.org/wiki/U2" xlink:type="simple">U2</text:a></text:p>
          </table:table-cell>
          <table:table-cell table:style-name="ce35" table:formula="of:=LOG10([.B9])" office:value-type="float" office:value="8.4996870826184" calcext:value-type="float">
            <text:p>8.4996870826184</text:p>
          </table:table-cell>
          <table:table-cell table:style-name="ce35" table:formula="of:=LOG10([.A9])" office:value-type="float" office:value="0.903089986991943" calcext:value-type="float">
            <text:p>0.903089986991943</text:p>
          </table:table-cell>
          <table:table-cell table:number-columns-repeated="101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306500000" calcext:value-type="float">
            <text:p>$306,500,000</text:p>
          </table:table-cell>
          <table:table-cell table:style-name="ce3" office:value-type="float" office:value="312534803" calcext:value-type="float">
            <text:p>$312,534,803</text:p>
          </table:table-cell>
          <table:table-cell table:style-name="ce5" office:value-type="string" calcext:value-type="string">
            <text:p><text:a xlink:href="https://en.wikipedia.org/wiki/Bruce_Springsteen_and_the_E_Street_Band" xlink:type="simple">Bruce Springsteen and the E Street Band</text:a></text:p>
          </table:table-cell>
          <table:table-cell table:style-name="ce5" office:value-type="string" calcext:value-type="string">
            <text:p><text:a xlink:href="https://en.wikipedia.org/wiki/The_River_Tour_2016" xlink:type="simple">The River Tour 2016</text:a></text:p>
          </table:table-cell>
          <table:table-cell table:style-name="ce9" office:value-type="string" calcext:value-type="string">
            <text:p>2016–17</text:p>
          </table:table-cell>
          <table:table-cell table:style-name="ce8" office:value-type="float" office:value="89" calcext:value-type="float">
            <text:p>89</text:p>
          </table:table-cell>
          <table:table-cell table:style-name="ce11" office:value-type="float" office:value="2667775" calcext:value-type="float">
            <text:p>2,667,775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float" office:value="29020" calcext:value-type="float">
            <text:p>29,020</text:p>
          </table:table-cell>
          <table:table-cell table:style-name="ce17" office:value-type="string" calcext:value-type="string">
            <text:p>[12][13]</text:p>
          </table:table-cell>
          <table:table-cell table:style-name="ce5" office:value-type="string" calcext:value-type="string">
            <text:p><text:a xlink:href="https://en.wikipedia.org/wiki/Bruce_Springsteen_and_the_E_Street_Band" xlink:type="simple">Bruce Springsteen and the E Street Band</text:a></text:p>
          </table:table-cell>
          <table:table-cell table:style-name="ce35" table:formula="of:=LOG10([.B10])" office:value-type="float" office:value="8.48643047885443" calcext:value-type="float">
            <text:p>8.48643047885443</text:p>
          </table:table-cell>
          <table:table-cell table:style-name="ce35" table:formula="of:=LOG10([.A10])" office:value-type="float" office:value="0.954242509439325" calcext:value-type="float">
            <text:p>0.954242509439325</text:p>
          </table:table-cell>
          <table:table-cell table:number-columns-repeated="101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float" office:value="305158363" calcext:value-type="float">
            <text:p>$305,158,363</text:p>
          </table:table-cell>
          <table:table-cell table:style-name="ce3" office:value-type="float" office:value="325284041" calcext:value-type="float">
            <text:p>$325,284,041</text:p>
          </table:table-cell>
          <table:table-cell table:style-name="ce5" office:value-type="string" calcext:value-type="string">
            <text:p><text:a xlink:href="https://en.wikipedia.org/wiki/Madonna_(entertainer)" xlink:type="simple">Madonna</text:a></text:p>
          </table:table-cell>
          <table:table-cell table:style-name="ce5" office:value-type="string" calcext:value-type="string">
            <text:p><text:a xlink:href="https://en.wikipedia.org/wiki/The_MDNA_Tour" xlink:type="simple">The MDNA Tour</text:a></text:p>
          </table:table-cell>
          <table:table-cell table:style-name="ce9" office:value-type="float" office:value="2012" calcext:value-type="float">
            <text:p>2012</text:p>
          </table:table-cell>
          <table:table-cell table:style-name="ce8" office:value-type="float" office:value="88" calcext:value-type="float">
            <text:p>88</text:p>
          </table:table-cell>
          <table:table-cell table:style-name="ce11" office:value-type="float" office:value="2212345" calcext:value-type="float">
            <text:p>2,212,345</text:p>
          </table:table-cell>
          <table:table-cell table:style-name="ce8" office:value-type="float" office:value="3.47" calcext:value-type="float">
            <text:p>3.47</text:p>
          </table:table-cell>
          <table:table-cell table:style-name="ce11" office:value-type="float" office:value="25140" calcext:value-type="float">
            <text:p>25,140</text:p>
          </table:table-cell>
          <table:table-cell table:style-name="ce55" office:value-type="string" calcext:value-type="string">
            <text:p><text:a xlink:href="https://en.wikipedia.org/wiki/List_of_highest-grossing_concert_tours#cite_note-mdnatour-21" xlink:type="simple">[21]</text:a></text:p>
          </table:table-cell>
          <table:table-cell table:style-name="ce5" office:value-type="string" calcext:value-type="string">
            <text:p><text:a xlink:href="https://en.wikipedia.org/wiki/Madonna_(entertainer)" xlink:type="simple">Madonna</text:a></text:p>
          </table:table-cell>
          <table:table-cell table:style-name="ce35" table:formula="of:=LOG10([.B11])" office:value-type="float" office:value="8.4845252764882" calcext:value-type="float">
            <text:p>8.4845252764882</text:p>
          </table:table-cell>
          <table:table-cell table:style-name="ce35" table:formula="of:=LOG10([.A11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2" table:style-name="ce3" office:value-type="float" office:value="301000000" calcext:value-type="float">
            <text:p>$301,000,000</text:p>
          </table:table-cell>
          <table:table-cell table:style-name="ce5" office:value-type="string" calcext:value-type="string">
            <text:p><text:a xlink:href="https://en.wikipedia.org/wiki/Billy_Joel" xlink:type="simple">Billy Joel</text:a></text:p>
          </table:table-cell>
          <table:table-cell table:style-name="ce5" office:value-type="string" calcext:value-type="string">
            <text:p><text:a xlink:href="https://en.wikipedia.org/wiki/Billy_Joel_in_Concert" xlink:type="simple">Billy Joel in Concert</text:a></text:p>
          </table:table-cell>
          <table:table-cell table:style-name="ce9" office:value-type="string" calcext:value-type="string">
            <text:p>2014–present</text:p>
          </table:table-cell>
          <table:table-cell table:style-name="ce8" office:value-type="float" office:value="120" calcext:value-type="float">
            <text:p>120</text:p>
          </table:table-cell>
          <table:table-cell table:style-name="ce11" office:value-type="float" office:value="2065755" calcext:value-type="float">
            <text:p>2,065,755</text:p>
          </table:table-cell>
          <table:table-cell table:style-name="ce8" office:value-type="float" office:value="2.2" calcext:value-type="float">
            <text:p>2.2</text:p>
          </table:table-cell>
          <table:table-cell table:style-name="ce11" office:value-type="float" office:value="22205" calcext:value-type="float">
            <text:p>22,205</text:p>
          </table:table-cell>
          <table:table-cell table:style-name="ce17" office:value-type="string" calcext:value-type="string">
            <text:p>[11][12][3][22][14]</text:p>
          </table:table-cell>
          <table:table-cell table:style-name="ce5" office:value-type="string" calcext:value-type="string">
            <text:p><text:a xlink:href="https://en.wikipedia.org/wiki/Billy_Joel" xlink:type="simple">Billy Joel</text:a></text:p>
          </table:table-cell>
          <table:table-cell table:style-name="ce35" table:formula="of:=LOG10([.B12])" office:value-type="float" office:value="8.47856649559384" calcext:value-type="float">
            <text:p>8.47856649559384</text:p>
          </table:table-cell>
          <table:table-cell table:style-name="ce35" table:formula="of:=LOG10([.A12])" office:value-type="float" office:value="1.04139268515823" calcext:value-type="float">
            <text:p>1.04139268515823</text:p>
          </table:table-cell>
          <table:table-cell table:number-columns-repeated="101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float" office:value="290178452" calcext:value-type="float">
            <text:p>$290,178,452</text:p>
          </table:table-cell>
          <table:table-cell table:style-name="ce3" office:value-type="float" office:value="299967998" calcext:value-type="float">
            <text:p>$299,967,998</text:p>
          </table:table-cell>
          <table:table-cell table:style-name="ce5" office:value-type="string" calcext:value-type="string">
            <text:p><text:a xlink:href="https://en.wikipedia.org/wiki/One_Direction" xlink:type="simple">One Direction</text:a></text:p>
          </table:table-cell>
          <table:table-cell table:style-name="ce5" office:value-type="string" calcext:value-type="string">
            <text:p><text:a xlink:href="https://en.wikipedia.org/wiki/Where_We_Are_Tour_(One_Direction)" xlink:type="simple">Where We Are Tour</text:a></text:p>
          </table:table-cell>
          <table:table-cell table:style-name="ce9" office:value-type="float" office:value="2014" calcext:value-type="float">
            <text:p>2014</text:p>
          </table:table-cell>
          <table:table-cell table:style-name="ce8" office:value-type="float" office:value="69" calcext:value-type="float">
            <text:p>69</text:p>
          </table:table-cell>
          <table:table-cell table:style-name="ce11" office:value-type="float" office:value="3449560" calcext:value-type="float">
            <text:p>3,449,560</text:p>
          </table:table-cell>
          <table:table-cell table:style-name="ce8" office:value-type="float" office:value="4.2" calcext:value-type="float">
            <text:p>4.2</text:p>
          </table:table-cell>
          <table:table-cell table:style-name="ce11" office:value-type="float" office:value="49848" calcext:value-type="float">
            <text:p>49,848</text:p>
          </table:table-cell>
          <table:table-cell table:style-name="ce55" office:value-type="string" calcext:value-type="string">
            <text:p><text:a xlink:href="https://en.wikipedia.org/wiki/List_of_highest-grossing_concert_tours#cite_note-billboard1D-23" xlink:type="simple">[23]</text:a></text:p>
          </table:table-cell>
          <table:table-cell table:style-name="ce5" office:value-type="string" calcext:value-type="string">
            <text:p><text:a xlink:href="https://en.wikipedia.org/wiki/One_Direction" xlink:type="simple">One Direction</text:a></text:p>
          </table:table-cell>
          <table:table-cell table:style-name="ce35" table:formula="of:=LOG10([.B13])" office:value-type="float" office:value="8.46266515956641" calcext:value-type="float">
            <text:p>8.46266515956641</text:p>
          </table:table-cell>
          <table:table-cell table:style-name="ce35" table:formula="of:=LOG10([.A13])" office:value-type="float" office:value="1.07918124604762" calcext:value-type="float">
            <text:p>1.07918124604762</text:p>
          </table:table-cell>
          <table:table-cell table:number-columns-repeated="101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float" office:value="275700000" calcext:value-type="float">
            <text:p>$275,700,000</text:p>
          </table:table-cell>
          <table:table-cell table:style-name="ce3" office:value-type="float" office:value="284640994" calcext:value-type="float">
            <text:p>$284,640,994</text:p>
          </table:table-cell>
          <table:table-cell table:style-name="ce5" office:value-type="string" calcext:value-type="string">
            <text:p><text:a xlink:href="https://en.wikipedia.org/wiki/Paul_McCartney" xlink:type="simple">Paul McCartney</text:a></text:p>
          </table:table-cell>
          <table:table-cell table:style-name="ce5" office:value-type="string" calcext:value-type="string">
            <text:p><text:a xlink:href="https://en.wikipedia.org/wiki/Out_There_(tour)" xlink:type="simple">Out There! Tour</text:a></text:p>
          </table:table-cell>
          <table:table-cell table:style-name="ce9" office:value-type="string" calcext:value-type="string">
            <text:p>2013–15</text:p>
          </table:table-cell>
          <table:table-cell table:style-name="ce8" office:value-type="float" office:value="84" calcext:value-type="float">
            <text:p>84</text:p>
          </table:table-cell>
          <table:table-cell table:style-name="ce11" office:value-type="float" office:value="1958754" calcext:value-type="float">
            <text:p>1,958,754</text:p>
          </table:table-cell>
          <table:table-cell table:style-name="ce8" office:value-type="float" office:value="3.28" calcext:value-type="float">
            <text:p>3.28</text:p>
          </table:table-cell>
          <table:table-cell table:style-name="ce11" office:value-type="float" office:value="23319" calcext:value-type="float">
            <text:p>23,319</text:p>
          </table:table-cell>
          <table:table-cell table:style-name="ce17" office:value-type="string" calcext:value-type="string">
            <text:p>[17][11][12]</text:p>
          </table:table-cell>
          <table:table-cell table:style-name="ce5" office:value-type="string" calcext:value-type="string">
            <text:p><text:a xlink:href="https://en.wikipedia.org/wiki/Paul_McCartney" xlink:type="simple">Paul McCartney</text:a></text:p>
          </table:table-cell>
          <table:table-cell table:style-name="ce35" table:formula="of:=LOG10([.B14])" office:value-type="float" office:value="8.44043676610577" calcext:value-type="float">
            <text:p>8.44043676610577</text:p>
          </table:table-cell>
          <table:table-cell table:style-name="ce35" table:formula="of:=LOG10([.A14])" office:value-type="float" office:value="1.11394335230684" calcext:value-type="float">
            <text:p>1.11394335230684</text:p>
          </table:table-cell>
          <table:table-cell table:number-columns-repeated="101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float" office:value="259500000" calcext:value-type="float">
            <text:p>$259,500,000</text:p>
          </table:table-cell>
          <table:table-cell table:style-name="ce3" office:value-type="float" office:value="272623286" calcext:value-type="float">
            <text:p>$272,623,286</text:p>
          </table:table-cell>
          <table:table-cell table:style-name="ce5" office:value-type="string" calcext:value-type="string">
            <text:p><text:a xlink:href="https://en.wikipedia.org/wiki/Bon_Jovi" xlink:type="simple">Bon Jovi</text:a></text:p>
          </table:table-cell>
          <table:table-cell table:style-name="ce5" office:value-type="string" calcext:value-type="string">
            <text:p><text:a xlink:href="https://en.wikipedia.org/wiki/Because_We_Can_(concert_tour)" xlink:type="simple">Because We Can</text:a></text:p>
          </table:table-cell>
          <table:table-cell table:style-name="ce9" office:value-type="float" office:value="2013" calcext:value-type="float">
            <text:p>2013</text:p>
          </table:table-cell>
          <table:table-cell table:style-name="ce8" office:value-type="float" office:value="102" calcext:value-type="float">
            <text:p>102</text:p>
          </table:table-cell>
          <table:table-cell table:style-name="ce11" office:value-type="float" office:value="2657502" calcext:value-type="float">
            <text:p>2,657,502</text:p>
          </table:table-cell>
          <table:table-cell table:style-name="ce8" office:value-type="float" office:value="2.67" calcext:value-type="float">
            <text:p>2.67</text:p>
          </table:table-cell>
          <table:table-cell table:style-name="ce11" office:value-type="float" office:value="27397" calcext:value-type="float">
            <text:p>27,397</text:p>
          </table:table-cell>
          <table:table-cell table:style-name="ce55" office:value-type="string" calcext:value-type="string">
            <text:p><text:a xlink:href="https://en.wikipedia.org/wiki/List_of_highest-grossing_concert_tours#cite_note-Pollstar_2013_Year_End-17" xlink:type="simple">[17]</text:a></text:p>
          </table:table-cell>
          <table:table-cell table:style-name="ce5" office:value-type="string" calcext:value-type="string">
            <text:p><text:a xlink:href="https://en.wikipedia.org/wiki/Bon_Jovi" xlink:type="simple">Bon Jovi</text:a></text:p>
          </table:table-cell>
          <table:table-cell table:style-name="ce35" table:formula="of:=LOG10([.B15])" office:value-type="float" office:value="8.41413736218448" calcext:value-type="float">
            <text:p>8.41413736218448</text:p>
          </table:table-cell>
          <table:table-cell table:style-name="ce35" table:formula="of:=LOG10([.A15])" office:value-type="float" office:value="1.14612803567824" calcext:value-type="float">
            <text:p>1.14612803567824</text:p>
          </table:table-cell>
          <table:table-cell table:number-columns-repeated="101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float" office:value="256500000" calcext:value-type="float">
            <text:p>$256,500,000</text:p>
          </table:table-cell>
          <table:table-cell table:style-name="ce3" office:value-type="float" office:value="261550333" calcext:value-type="float">
            <text:p>$261,550,333</text:p>
          </table:table-cell>
          <table:table-cell table:style-name="ce5" office:value-type="string" calcext:value-type="string">
            <text:p><text:a xlink:href="https://en.wikipedia.org/wiki/Justin_Bieber" xlink:type="simple">Justin Bieber</text:a></text:p>
          </table:table-cell>
          <table:table-cell table:style-name="ce5" office:value-type="string" calcext:value-type="string">
            <text:p><text:a xlink:href="https://en.wikipedia.org/wiki/Purpose_World_Tour" xlink:type="simple">Purpose World Tour</text:a></text:p>
          </table:table-cell>
          <table:table-cell table:style-name="ce9" office:value-type="string" calcext:value-type="string">
            <text:p>2016–17</text:p>
          </table:table-cell>
          <table:table-cell table:style-name="ce8" office:value-type="float" office:value="149" calcext:value-type="float">
            <text:p>149</text:p>
          </table:table-cell>
          <table:table-cell table:style-name="ce11" office:value-type="float" office:value="2757368" calcext:value-type="float">
            <text:p>2,757,368</text:p>
          </table:table-cell>
          <table:table-cell table:style-name="ce8" office:value-type="float" office:value="1.8" calcext:value-type="float">
            <text:p>1.8</text:p>
          </table:table-cell>
          <table:table-cell table:style-name="ce11" office:value-type="float" office:value="20484" calcext:value-type="float">
            <text:p>20,484</text:p>
          </table:table-cell>
          <table:table-cell table:style-name="ce17" office:value-type="string" calcext:value-type="string">
            <text:p>[3][22]</text:p>
          </table:table-cell>
          <table:table-cell table:style-name="ce5" office:value-type="string" calcext:value-type="string">
            <text:p><text:a xlink:href="https://en.wikipedia.org/wiki/Justin_Bieber" xlink:type="simple">Justin Bieber</text:a></text:p>
          </table:table-cell>
          <table:table-cell table:style-name="ce35" table:formula="of:=LOG10([.B16])" office:value-type="float" office:value="8.40908736944784" calcext:value-type="float">
            <text:p>8.40908736944784</text:p>
          </table:table-cell>
          <table:table-cell table:style-name="ce35" table:formula="of:=LOG10([.A16])" office:value-type="float" office:value="1.17609125905568" calcext:value-type="float">
            <text:p>1.17609125905568</text:p>
          </table:table-cell>
          <table:table-cell table:number-columns-repeated="101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float" office:value="256084556" calcext:value-type="float">
            <text:p>$256,084,556</text:p>
          </table:table-cell>
          <table:table-cell table:style-name="ce3" office:value-type="float" office:value="261126709" calcext:value-type="float">
            <text:p>$261,126,709</text:p>
          </table:table-cell>
          <table:table-cell table:style-name="ce5" office:value-type="string" calcext:value-type="string">
            <text:p><text:a xlink:href="https://en.wikipedia.org/wiki/Beyonc%C3%A9" xlink:type="simple">Beyoncé</text:a></text:p>
          </table:table-cell>
          <table:table-cell table:style-name="ce5" office:value-type="string" calcext:value-type="string">
            <text:p><text:a xlink:href="https://en.wikipedia.org/wiki/The_Formation_World_Tour" xlink:type="simple">The Formation World Tour</text:a></text:p>
          </table:table-cell>
          <table:table-cell table:style-name="ce9" office:value-type="float" office:value="2016" calcext:value-type="float">
            <text:p>2016</text:p>
          </table:table-cell>
          <table:table-cell table:style-name="ce8" office:value-type="float" office:value="49" calcext:value-type="float">
            <text:p>49</text:p>
          </table:table-cell>
          <table:table-cell table:style-name="ce11" office:value-type="float" office:value="2242099" calcext:value-type="float">
            <text:p>2,242,099</text:p>
          </table:table-cell>
          <table:table-cell table:style-name="ce8" office:value-type="float" office:value="5.23" calcext:value-type="float">
            <text:p>5.23</text:p>
          </table:table-cell>
          <table:table-cell table:style-name="ce11" office:value-type="float" office:value="45757" calcext:value-type="float">
            <text:p>45,757</text:p>
          </table:table-cell>
          <table:table-cell table:style-name="ce55" office:value-type="string" calcext:value-type="string">
            <text:p><text:a xlink:href="https://en.wikipedia.org/wiki/List_of_highest-grossing_concert_tours#cite_note-Beyonc%C3%A9_2016-57" xlink:type="simple">[56]</text:a></text:p>
          </table:table-cell>
          <table:table-cell table:style-name="ce5" office:value-type="string" calcext:value-type="string">
            <text:p><text:a xlink:href="https://en.wikipedia.org/wiki/Beyonc%C3%A9" xlink:type="simple">Beyoncé</text:a></text:p>
          </table:table-cell>
          <table:table-cell table:style-name="ce35" table:formula="of:=LOG10([.B17])" office:value-type="float" office:value="8.40838338773737" calcext:value-type="float">
            <text:p>8.40838338773737</text:p>
          </table:table-cell>
          <table:table-cell table:style-name="ce35" table:formula="of:=LOG10([.A17])" office:value-type="float" office:value="1.20411998265592" calcext:value-type="float">
            <text:p>1.20411998265592</text:p>
          </table:table-cell>
          <table:table-cell table:number-columns-repeated="101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2" table:style-name="ce3" office:value-type="float" office:value="253618867" calcext:value-type="float">
            <text:p>$253,618,867</text:p>
          </table:table-cell>
          <table:table-cell table:style-name="ce6" office:value-type="string" calcext:value-type="string">
            <text:p>Beyoncé and Jay-Z</text:p>
          </table:table-cell>
          <table:table-cell table:style-name="ce5" office:value-type="string" calcext:value-type="string">
            <text:p><text:a xlink:href="https://en.wikipedia.org/wiki/On_the_Run_II_Tour" xlink:type="simple">On the Run II Tour</text:a></text:p>
          </table:table-cell>
          <table:table-cell table:style-name="ce9" office:value-type="float" office:value="2018" calcext:value-type="float">
            <text:p>2018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float" office:value="2169049" calcext:value-type="float">
            <text:p>2,169,049</text:p>
          </table:table-cell>
          <table:table-cell table:style-name="ce8" office:value-type="float" office:value="5.28" calcext:value-type="float">
            <text:p>5.28</text:p>
          </table:table-cell>
          <table:table-cell table:style-name="ce11" office:value-type="float" office:value="45188" calcext:value-type="float">
            <text:p>45,188</text:p>
          </table:table-cell>
          <table:table-cell table:style-name="ce55" office:value-type="string" calcext:value-type="string">
            <text:p><text:a xlink:href="https://en.wikipedia.org/wiki/List_of_highest-grossing_concert_tours#cite_note-On_the_Run_II_Tour-58" xlink:type="simple">[57]</text:a></text:p>
          </table:table-cell>
          <table:table-cell table:style-name="ce6" office:value-type="string" calcext:value-type="string">
            <text:p>Beyoncé and Jay-Z</text:p>
          </table:table-cell>
          <table:table-cell table:style-name="ce35" table:formula="of:=LOG10([.B18])" office:value-type="float" office:value="8.40418155807881" calcext:value-type="float">
            <text:p>8.40418155807881</text:p>
          </table:table-cell>
          <table:table-cell table:style-name="ce35" table:formula="of:=LOG10([.A18])" office:value-type="float" office:value="1.23044892137827" calcext:value-type="float">
            <text:p>1.23044892137827</text:p>
          </table:table-cell>
          <table:table-cell table:number-columns-repeated="101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float" office:value="251112882" calcext:value-type="float">
            <text:p>$251,112,882</text:p>
          </table:table-cell>
          <table:table-cell table:style-name="ce3" office:value-type="float" office:value="281807437" calcext:value-type="float">
            <text:p>$281,807,437</text:p>
          </table:table-cell>
          <table:table-cell table:style-name="ce5" office:value-type="string" calcext:value-type="string">
            <text:p><text:a xlink:href="https://en.wikipedia.org/wiki/Eagles_(band)" xlink:type="simple">Eagles</text:a></text:p>
          </table:table-cell>
          <table:table-cell table:style-name="ce5" office:value-type="string" calcext:value-type="string">
            <text:p><text:a xlink:href="https://en.wikipedia.org/wiki/Long_Road_Out_of_Eden_Tour" xlink:type="simple">Long Road Out of Eden Tour</text:a></text:p>
          </table:table-cell>
          <table:table-cell table:style-name="ce9" office:value-type="string" calcext:value-type="string">
            <text:p>2008–11</text:p>
          </table:table-cell>
          <table:table-cell table:style-name="ce8" office:value-type="float" office:value="155" calcext:value-type="float">
            <text:p>155</text:p>
          </table:table-cell>
          <table:table-cell table:style-name="ce11" office:value-type="float" office:value="2001773" calcext:value-type="float">
            <text:p>2,001,773</text:p>
          </table:table-cell>
          <table:table-cell table:style-name="ce8" office:value-type="float" office:value="1.6" calcext:value-type="float">
            <text:p>1.6</text:p>
          </table:table-cell>
          <table:table-cell table:style-name="ce11" office:value-type="float" office:value="12915" calcext:value-type="float">
            <text:p>12,915</text:p>
          </table:table-cell>
          <table:table-cell table:style-name="ce17" office:value-type="string" calcext:value-type="string">
            <text:p>[6][7][8][58]</text:p>
          </table:table-cell>
          <table:table-cell table:style-name="ce5" office:value-type="string" calcext:value-type="string">
            <text:p><text:a xlink:href="https://en.wikipedia.org/wiki/Eagles_(band)" xlink:type="simple">Eagles</text:a></text:p>
          </table:table-cell>
          <table:table-cell table:style-name="ce35" table:formula="of:=LOG10([.B19])" office:value-type="float" office:value="8.3998689924342" calcext:value-type="float">
            <text:p>8.3998689924342</text:p>
          </table:table-cell>
          <table:table-cell table:style-name="ce35" table:formula="of:=LOG10([.A19])" office:value-type="float" office:value="1.25527250510331" calcext:value-type="float">
            <text:p>1.25527250510331</text:p>
          </table:table-cell>
          <table:table-cell table:number-columns-repeated="101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float" office:value="250733097" calcext:value-type="float">
            <text:p>$250,733,097</text:p>
          </table:table-cell>
          <table:table-cell table:style-name="ce3" office:value-type="float" office:value="258864410" calcext:value-type="float">
            <text:p>$258,864,410</text:p>
          </table:table-cell>
          <table:table-cell table:style-name="ce5" office:value-type="string" calcext:value-type="string">
            <text:p><text:a xlink:href="https://en.wikipedia.org/wiki/Taylor_Swift" xlink:type="simple">Taylor Swift</text:a></text:p>
          </table:table-cell>
          <table:table-cell table:style-name="ce5" office:value-type="string" calcext:value-type="string">
            <text:p><text:a xlink:href="https://en.wikipedia.org/wiki/The_1989_World_Tour" xlink:type="simple">The 1989 World Tour</text:a></text:p>
          </table:table-cell>
          <table:table-cell table:style-name="ce9" office:value-type="float" office:value="2015" calcext:value-type="float">
            <text:p>2015</text:p>
          </table:table-cell>
          <table:table-cell table:style-name="ce8" office:value-type="float" office:value="85" calcext:value-type="float">
            <text:p>85</text:p>
          </table:table-cell>
          <table:table-cell table:style-name="ce11" office:value-type="float" office:value="2278647" calcext:value-type="float">
            <text:p>2,278,647</text:p>
          </table:table-cell>
          <table:table-cell table:style-name="ce8" office:value-type="float" office:value="3.02" calcext:value-type="float">
            <text:p>3.02</text:p>
          </table:table-cell>
          <table:table-cell table:style-name="ce11" office:value-type="float" office:value="33477" calcext:value-type="float">
            <text:p>33,477</text:p>
          </table:table-cell>
          <table:table-cell table:style-name="ce55" office:value-type="string" calcext:value-type="string">
            <text:p><text:a xlink:href="https://en.wikipedia.org/wiki/List_of_highest-grossing_concert_tours#cite_note-Live_Music's_$20_Billion_Year:_The_Grateful_Dead's_Fare_Thee_Well_Reunion,_Taylor_Swift,_One_Direction_Top_Boxscore's_Year-End-60" xlink:type="simple">[59]</text:a></text:p>
          </table:table-cell>
          <table:table-cell table:style-name="ce5" office:value-type="string" calcext:value-type="string">
            <text:p><text:a xlink:href="https://en.wikipedia.org/wiki/Taylor_Swift" xlink:type="simple">Taylor Swift</text:a></text:p>
          </table:table-cell>
          <table:table-cell table:style-name="ce35" table:formula="of:=LOG10([.B20])" office:value-type="float" office:value="8.39921166501424" calcext:value-type="float">
            <text:p>8.39921166501424</text:p>
          </table:table-cell>
          <table:table-cell table:style-name="ce35" table:formula="of:=LOG10([.A20])" office:value-type="float" office:value="1.27875360095283" calcext:value-type="float">
            <text:p>1.27875360095283</text:p>
          </table:table-cell>
          <table:table-cell table:number-columns-repeated="101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2" table:style-name="ce3" office:value-type="float" office:value="242600000" calcext:value-type="float">
            <text:p>$242,600,000</text:p>
          </table:table-cell>
          <table:table-cell table:style-name="ce5" office:value-type="string" calcext:value-type="string">
            <text:p><text:a xlink:href="https://en.wikipedia.org/wiki/Paul_McCartney" xlink:type="simple">Paul McCartney</text:a></text:p>
          </table:table-cell>
          <table:table-cell table:style-name="ce5" office:value-type="string" calcext:value-type="string">
            <text:p><text:a xlink:href="https://en.wikipedia.org/wiki/One_on_One_(tour)" xlink:type="simple">One on One Tour</text:a></text:p>
          </table:table-cell>
          <table:table-cell table:style-name="ce9" office:value-type="string" calcext:value-type="string">
            <text:p>2016–17</text:p>
          </table:table-cell>
          <table:table-cell table:style-name="ce8" office:value-type="float" office:value="78" calcext:value-type="float">
            <text:p>78</text:p>
          </table:table-cell>
          <table:table-cell table:style-name="ce11" office:value-type="float" office:value="903020" calcext:value-type="float">
            <text:p>903,020</text:p>
          </table:table-cell>
          <table:table-cell table:style-name="ce8" office:value-type="float" office:value="4.88" calcext:value-type="float">
            <text:p>4.88</text:p>
          </table:table-cell>
          <table:table-cell table:style-name="ce11" office:value-type="float" office:value="33445" calcext:value-type="float">
            <text:p>33,445</text:p>
          </table:table-cell>
          <table:table-cell table:style-name="ce17" office:value-type="string" calcext:value-type="string">
            <text:p>[3][14]</text:p>
          </table:table-cell>
          <table:table-cell table:style-name="ce5" office:value-type="string" calcext:value-type="string">
            <text:p><text:a xlink:href="https://en.wikipedia.org/wiki/Paul_McCartney" xlink:type="simple">Paul McCartney</text:a></text:p>
          </table:table-cell>
          <table:table-cell table:style-name="ce35" table:formula="of:=LOG10([.B21])" office:value-type="float" office:value="8.38489079653055" calcext:value-type="float">
            <text:p>8.38489079653055</text:p>
          </table:table-cell>
          <table:table-cell table:style-name="ce35" table:formula="of:=LOG10([.A21])" office:value-type="float" office:value="1.30102999566398" calcext:value-type="float">
            <text:p>1.30102999566398</text:p>
          </table:table-cell>
          <table:table-cell table:number-columns-repeated="1010"/>
        </table:table-row>
        <table:table-row table:style-name="ro1" table:number-rows-repeated="979">
          <table:table-cell table:number-columns-repeated="12"/>
          <table:table-cell table:style-name="ce35" table:number-columns-repeated="2"/>
          <table:table-cell table:number-columns-repeated="101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heletes" table:style-name="ta11">
        <table:table-column table:style-name="co1" table:number-columns-repeated="1024" table:default-cell-style-name="Default"/>
        <table:table-row table:style-name="ro1">
          <table:table-cell table:style-name="ce24" office:value-type="string" calcext:value-type="string">
            <text:p><text:a xlink:href="https://en.wikipedia.org/wiki/Forbes%27_list_of_the_world%27s_highest-paid_athletes" xlink:type="simple">https://en.wikipedia.org/wiki/Forbes%27_list_of_the_world%27s_highest-paid_athletes</text:a>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ort</text:p>
          </table:table-cell>
          <table:table-cell table:style-name="ce1" office:value-type="string" calcext:value-type="string">
            <text:p>Nation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Salary/Winnings</text:p>
          </table:table-cell>
          <table:table-cell table:style-name="ce1" office:value-type="string" calcext:value-type="string">
            <text:p>Endorsements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5" office:value-type="string" calcext:value-type="string">
            <text:p><text:a xlink:href="https://en.wikipedia.org/wiki/Cristiano_Ronaldo" xlink:type="simple">Cristiano Ronaldo</text:a></text:p>
          </table:table-cell>
          <table:table-cell table:style-name="ce5" office:value-type="string" calcext:value-type="string">
            <text:p><text:a xlink:href="https://en.wikipedia.org/wiki/Association_football" xlink:type="simple">Association football</text:a></text:p>
          </table:table-cell>
          <table:table-cell table:style-name="ce9" office:value-type="string" calcext:value-type="string">
            <text:p>Portugal</text:p>
          </table:table-cell>
          <table:table-cell table:style-name="ce54" office:value-type="string" calcext:value-type="string">
            <text:p>$93 million</text:p>
          </table:table-cell>
          <table:table-cell table:style-name="ce9" office:value-type="string" calcext:value-type="string">
            <text:p>$58 million</text:p>
          </table:table-cell>
          <table:table-cell table:style-name="ce9" office:value-type="string" calcext:value-type="string">
            <text:p>$35 million</text:p>
          </table:table-cell>
          <table:table-cell table:number-columns-repeated="101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5" office:value-type="string" calcext:value-type="string">
            <text:p><text:a xlink:href="https://en.wikipedia.org/wiki/LeBron_James" xlink:type="simple">LeBron James</text:a></text:p>
          </table:table-cell>
          <table:table-cell table:style-name="ce5" office:value-type="string" calcext:value-type="string">
            <text:p><text:a xlink:href="https://en.wikipedia.org/wiki/Basketball" xlink:type="simple">Basketball</text:a></text:p>
          </table:table-cell>
          <table:table-cell table:style-name="ce9" office:value-type="string" calcext:value-type="string">
            <text:p>United States</text:p>
          </table:table-cell>
          <table:table-cell table:style-name="ce54" office:value-type="string" calcext:value-type="string">
            <text:p>$86.2 million</text:p>
          </table:table-cell>
          <table:table-cell table:style-name="ce9" office:value-type="string" calcext:value-type="string">
            <text:p>$31.2 million</text:p>
          </table:table-cell>
          <table:table-cell table:style-name="ce9" office:value-type="string" calcext:value-type="string">
            <text:p>$55 million</text:p>
          </table:table-cell>
          <table:table-cell table:number-columns-repeated="1017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5" office:value-type="string" calcext:value-type="string">
            <text:p><text:a xlink:href="https://en.wikipedia.org/wiki/Lionel_Messi" xlink:type="simple">Lionel Messi</text:a></text:p>
          </table:table-cell>
          <table:table-cell table:style-name="ce5" office:value-type="string" calcext:value-type="string">
            <text:p><text:a xlink:href="https://en.wikipedia.org/wiki/Association_football" xlink:type="simple">Association football</text:a></text:p>
          </table:table-cell>
          <table:table-cell table:style-name="ce9" office:value-type="string" calcext:value-type="string">
            <text:p>Argentina</text:p>
          </table:table-cell>
          <table:table-cell table:style-name="ce54" office:value-type="string" calcext:value-type="string">
            <text:p>$80 million</text:p>
          </table:table-cell>
          <table:table-cell table:style-name="ce9" office:value-type="string" calcext:value-type="string">
            <text:p>$53 million</text:p>
          </table:table-cell>
          <table:table-cell table:style-name="ce9" office:value-type="string" calcext:value-type="string">
            <text:p>$27 million</text:p>
          </table:table-cell>
          <table:table-cell table:number-columns-repeated="1017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5" office:value-type="string" calcext:value-type="string">
            <text:p><text:a xlink:href="https://en.wikipedia.org/wiki/Roger_Federer" xlink:type="simple">Roger Federer</text:a></text:p>
          </table:table-cell>
          <table:table-cell table:style-name="ce5" office:value-type="string" calcext:value-type="string">
            <text:p><text:a xlink:href="https://en.wikipedia.org/wiki/Tennis" xlink:type="simple">Tennis</text:a></text:p>
          </table:table-cell>
          <table:table-cell table:style-name="ce9" office:value-type="string" calcext:value-type="string">
            <text:p>Switzerland</text:p>
          </table:table-cell>
          <table:table-cell table:style-name="ce54" office:value-type="string" calcext:value-type="string">
            <text:p>$64 million</text:p>
          </table:table-cell>
          <table:table-cell table:style-name="ce9" office:value-type="string" calcext:value-type="string">
            <text:p>$6 million</text:p>
          </table:table-cell>
          <table:table-cell table:style-name="ce9" office:value-type="string" calcext:value-type="string">
            <text:p>$58 million</text:p>
          </table:table-cell>
          <table:table-cell table:number-columns-repeated="1017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s://en.wikipedia.org/wiki/Kevin_Durant" xlink:type="simple">Kevin Durant</text:a></text:p>
          </table:table-cell>
          <table:table-cell table:style-name="ce5" office:value-type="string" calcext:value-type="string">
            <text:p><text:a xlink:href="https://en.wikipedia.org/wiki/Basketball" xlink:type="simple">Basketball</text:a></text:p>
          </table:table-cell>
          <table:table-cell table:style-name="ce9" office:value-type="string" calcext:value-type="string">
            <text:p>United States</text:p>
          </table:table-cell>
          <table:table-cell table:style-name="ce54" office:value-type="string" calcext:value-type="string">
            <text:p>$60.6 million</text:p>
          </table:table-cell>
          <table:table-cell table:style-name="ce9" office:value-type="string" calcext:value-type="string">
            <text:p>$26.6 million</text:p>
          </table:table-cell>
          <table:table-cell table:style-name="ce9" office:value-type="string" calcext:value-type="string">
            <text:p>$34 million</text:p>
          </table:table-cell>
          <table:table-cell table:number-columns-repeated="1017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n.wikipedia.org/wiki/Andrew_Luck" xlink:type="simple">Andrew Luck</text:a></text:p>
          </table:table-cell>
          <table:table-cell table:style-name="ce5" office:value-type="string" calcext:value-type="string">
            <text:p><text:a xlink:href="https://en.wikipedia.org/wiki/American_football" xlink:type="simple">American football</text:a></text:p>
          </table:table-cell>
          <table:table-cell table:style-name="ce9" office:value-type="string" calcext:value-type="string">
            <text:p>United States</text:p>
          </table:table-cell>
          <table:table-cell table:style-name="ce54" office:value-type="string" calcext:value-type="string">
            <text:p>$50 million</text:p>
          </table:table-cell>
          <table:table-cell table:style-name="ce9" office:value-type="string" calcext:value-type="string">
            <text:p>$47 million</text:p>
          </table:table-cell>
          <table:table-cell table:style-name="ce9" office:value-type="string" calcext:value-type="string">
            <text:p>$3 million</text:p>
          </table:table-cell>
          <table:table-cell table:number-columns-repeated="1017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5" office:value-type="string" calcext:value-type="string">
            <text:p><text:a xlink:href="https://en.wikipedia.org/wiki/Rory_McIlroy" xlink:type="simple">Rory McIlroy</text:a></text:p>
          </table:table-cell>
          <table:table-cell table:style-name="ce5" office:value-type="string" calcext:value-type="string">
            <text:p><text:a xlink:href="https://en.wikipedia.org/wiki/Golf" xlink:type="simple">Golf</text:a></text:p>
          </table:table-cell>
          <table:table-cell table:style-name="ce9" office:value-type="string" calcext:value-type="string">
            <text:p>Northern Ireland</text:p>
          </table:table-cell>
          <table:table-cell table:style-name="ce54" office:value-type="string" calcext:value-type="string">
            <text:p>$50 million</text:p>
          </table:table-cell>
          <table:table-cell table:style-name="ce9" office:value-type="string" calcext:value-type="string">
            <text:p>$16 million</text:p>
          </table:table-cell>
          <table:table-cell table:style-name="ce9" office:value-type="string" calcext:value-type="string">
            <text:p>$34 million</text:p>
          </table:table-cell>
          <table:table-cell table:number-columns-repeated="1017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5" office:value-type="string" calcext:value-type="string">
            <text:p><text:a xlink:href="https://en.wikipedia.org/wiki/Stephen_Curry" xlink:type="simple">Stephen Curry</text:a></text:p>
          </table:table-cell>
          <table:table-cell table:style-name="ce5" office:value-type="string" calcext:value-type="string">
            <text:p><text:a xlink:href="https://en.wikipedia.org/wiki/Basketball" xlink:type="simple">Basketball</text:a></text:p>
          </table:table-cell>
          <table:table-cell table:style-name="ce9" office:value-type="string" calcext:value-type="string">
            <text:p>United States</text:p>
          </table:table-cell>
          <table:table-cell table:style-name="ce54" office:value-type="string" calcext:value-type="string">
            <text:p>$47.3 million</text:p>
          </table:table-cell>
          <table:table-cell table:style-name="ce9" office:value-type="string" calcext:value-type="string">
            <text:p>$12.3 million</text:p>
          </table:table-cell>
          <table:table-cell table:style-name="ce9" office:value-type="string" calcext:value-type="string">
            <text:p>$35 million</text:p>
          </table:table-cell>
          <table:table-cell table:number-columns-repeated="1017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s://en.wikipedia.org/wiki/James_Harden" xlink:type="simple">James Harden</text:a></text:p>
          </table:table-cell>
          <table:table-cell table:style-name="ce5" office:value-type="string" calcext:value-type="string">
            <text:p><text:a xlink:href="https://en.wikipedia.org/wiki/Basketball" xlink:type="simple">Basketball</text:a></text:p>
          </table:table-cell>
          <table:table-cell table:style-name="ce9" office:value-type="string" calcext:value-type="string">
            <text:p>United States</text:p>
          </table:table-cell>
          <table:table-cell table:style-name="ce54" office:value-type="string" calcext:value-type="string">
            <text:p>$46.6 million</text:p>
          </table:table-cell>
          <table:table-cell table:style-name="ce9" office:value-type="string" calcext:value-type="string">
            <text:p>$26.6 million</text:p>
          </table:table-cell>
          <table:table-cell table:style-name="ce9" office:value-type="string" calcext:value-type="string">
            <text:p>$20 million</text:p>
          </table:table-cell>
          <table:table-cell table:number-columns-repeated="1017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5" office:value-type="string" calcext:value-type="string">
            <text:p><text:a xlink:href="https://en.wikipedia.org/wiki/Lewis_Hamilton" xlink:type="simple">Lewis Hamilton</text:a></text:p>
          </table:table-cell>
          <table:table-cell table:style-name="ce5" office:value-type="string" calcext:value-type="string">
            <text:p><text:a xlink:href="https://en.wikipedia.org/wiki/Auto_racing" xlink:type="simple">Auto racing</text:a></text:p>
          </table:table-cell>
          <table:table-cell table:style-name="ce9" office:value-type="string" calcext:value-type="string">
            <text:p>England</text:p>
          </table:table-cell>
          <table:table-cell table:style-name="ce54" office:value-type="string" calcext:value-type="string">
            <text:p>$46 million</text:p>
          </table:table-cell>
          <table:table-cell table:style-name="ce9" office:value-type="string" calcext:value-type="string">
            <text:p>$38 million</text:p>
          </table:table-cell>
          <table:table-cell table:style-name="ce9" office:value-type="string" calcext:value-type="string">
            <text:p>$8 million</text:p>
          </table:table-cell>
          <table:table-cell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BA" table:style-name="ta12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23" office:value-type="string" calcext:value-type="string">
            <text:p><text:a xlink:href="https://en.wikipedia.org/wiki/Highest-paid_NBA_players_by_season#cite_note-7" xlink:type="simple">Player [7]</text:a></text:p>
          </table:table-cell>
          <table:table-cell table:style-name="ce1" office:value-type="string" calcext:value-type="string">
            <text:p>Salary</text:p>
          </table:table-cell>
          <table:table-cell table:style-name="ce1" office:value-type="string" calcext:value-type="string">
            <text:p>Team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Stephen_Curry" xlink:type="simple">Stephen Curry</text:a></text:p>
          </table:table-cell>
          <table:table-cell table:style-name="ce59" office:value-type="float" office:value="37457154" calcext:value-type="float">
            <text:p>$37,457,154</text:p>
          </table:table-cell>
          <table:table-cell table:style-name="ce57" office:value-type="string" calcext:value-type="string">
            <text:p><text:a xlink:href="https://en.wikipedia.org/wiki/Golden_State_Warriors" xlink:type="simple">Golden State Warrior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Russell_Westbrook" xlink:type="simple">Russell Westbrook</text:a></text:p>
          </table:table-cell>
          <table:table-cell table:style-name="ce59" office:value-type="float" office:value="35665000" calcext:value-type="float">
            <text:p>$35,665,000</text:p>
          </table:table-cell>
          <table:table-cell table:style-name="ce57" office:value-type="string" calcext:value-type="string">
            <text:p><text:a xlink:href="https://en.wikipedia.org/wiki/Oklahoma_City_Thunder" xlink:type="simple">Oklahoma City Thunder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Chris_Paul" xlink:type="simple">Chris Paul</text:a></text:p>
          </table:table-cell>
          <table:table-cell table:style-name="ce59" office:value-type="float" office:value="35654150" calcext:value-type="float">
            <text:p>$35,654,150</text:p>
          </table:table-cell>
          <table:table-cell table:style-name="ce57" office:value-type="string" calcext:value-type="string">
            <text:p><text:a xlink:href="https://en.wikipedia.org/wiki/Houston_Rockets" xlink:type="simple">Houston Rocket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LeBron_James" xlink:type="simple">LeBron James</text:a></text:p>
          </table:table-cell>
          <table:table-cell table:style-name="ce59" office:value-type="float" office:value="35654150" calcext:value-type="float">
            <text:p>$35,654,150</text:p>
          </table:table-cell>
          <table:table-cell table:style-name="ce57" office:value-type="string" calcext:value-type="string">
            <text:p><text:a xlink:href="https://en.wikipedia.org/wiki/Los_Angeles_Lakers" xlink:type="simple">Los Angeles Laker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Blake_Griffin" xlink:type="simple">Blake Griffin</text:a></text:p>
          </table:table-cell>
          <table:table-cell table:style-name="ce59" office:value-type="float" office:value="31873932" calcext:value-type="float">
            <text:p>$31,873,932</text:p>
          </table:table-cell>
          <table:table-cell table:style-name="ce57" office:value-type="string" calcext:value-type="string">
            <text:p><text:a xlink:href="https://en.wikipedia.org/wiki/Detroit_Pistons" xlink:type="simple">Detroit Piston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Gordon_Hayward" xlink:type="simple">Gordon Hayward</text:a></text:p>
          </table:table-cell>
          <table:table-cell table:style-name="ce59" office:value-type="float" office:value="31214295" calcext:value-type="float">
            <text:p>$31,214,295</text:p>
          </table:table-cell>
          <table:table-cell table:style-name="ce57" office:value-type="string" calcext:value-type="string">
            <text:p><text:a xlink:href="https://en.wikipedia.org/wiki/Boston_Celtics" xlink:type="simple">Boston Celtic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Kyle_Lowry" xlink:type="simple">Kyle Lowry</text:a></text:p>
          </table:table-cell>
          <table:table-cell table:style-name="ce59" office:value-type="float" office:value="31000000" calcext:value-type="float">
            <text:p>$31,000,000</text:p>
          </table:table-cell>
          <table:table-cell table:style-name="ce57" office:value-type="string" calcext:value-type="string">
            <text:p><text:a xlink:href="https://en.wikipedia.org/wiki/Toronto_Raptors" xlink:type="simple">Toronto Raptor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James_Harden" xlink:type="simple">James Harden</text:a></text:p>
          </table:table-cell>
          <table:table-cell table:style-name="ce59" office:value-type="float" office:value="30570000" calcext:value-type="float">
            <text:p>$30,570,000</text:p>
          </table:table-cell>
          <table:table-cell table:style-name="ce57" office:value-type="string" calcext:value-type="string">
            <text:p><text:a xlink:href="https://en.wikipedia.org/wiki/Houston_Rockets" xlink:type="simple">Houston Rocket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Paul_George" xlink:type="simple">Paul George</text:a></text:p>
          </table:table-cell>
          <table:table-cell table:style-name="ce59" office:value-type="float" office:value="30560700" calcext:value-type="float">
            <text:p>$30,560,700</text:p>
          </table:table-cell>
          <table:table-cell table:style-name="ce57" office:value-type="string" calcext:value-type="string">
            <text:p><text:a xlink:href="https://en.wikipedia.org/wiki/Oklahoma_City_Thunder" xlink:type="simple">Oklahoma City Thunder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Mike_Conley_Jr." xlink:type="simple">Mike Conley Jr.</text:a></text:p>
          </table:table-cell>
          <table:table-cell table:style-name="ce59" office:value-type="float" office:value="30521115" calcext:value-type="float">
            <text:p>$30,521,115</text:p>
          </table:table-cell>
          <table:table-cell table:style-name="ce57" office:value-type="string" calcext:value-type="string">
            <text:p><text:a xlink:href="https://en.wikipedia.org/wiki/Memphis_Grizzlies" xlink:type="simple">Memphis Grizzlies</text:a>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<text:a xlink:href="https://en.wikipedia.org/wiki/Highest-paid_NBA_players_by_season#cite_note-8" xlink:type="simple">Player [8]</text:a></text:p>
          </table:table-cell>
          <table:table-cell table:style-name="ce1" office:value-type="string" calcext:value-type="string">
            <text:p>Salary</text:p>
          </table:table-cell>
          <table:table-cell table:style-name="ce1" office:value-type="string" calcext:value-type="string">
            <text:p>Team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Stephen_Curry" xlink:type="simple">Stephen Curry</text:a></text:p>
          </table:table-cell>
          <table:table-cell table:style-name="ce59" office:value-type="float" office:value="34682550" calcext:value-type="float">
            <text:p>$34,682,550</text:p>
          </table:table-cell>
          <table:table-cell table:style-name="ce57" office:value-type="string" calcext:value-type="string">
            <text:p><text:a xlink:href="https://en.wikipedia.org/wiki/Golden_State_Warriors" xlink:type="simple">Golden State Warrior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LeBron_James" xlink:type="simple">LeBron James</text:a></text:p>
          </table:table-cell>
          <table:table-cell table:style-name="ce59" office:value-type="float" office:value="33285709" calcext:value-type="float">
            <text:p>$33,285,709</text:p>
          </table:table-cell>
          <table:table-cell table:style-name="ce57" office:value-type="string" calcext:value-type="string">
            <text:p><text:a xlink:href="https://en.wikipedia.org/wiki/Cleveland_Cavaliers" xlink:type="simple">Cleveland Cavalier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Paul_Millsap" xlink:type="simple">Paul Millsap</text:a></text:p>
          </table:table-cell>
          <table:table-cell table:style-name="ce59" office:value-type="float" office:value="30769231" calcext:value-type="float">
            <text:p>$30,769,231</text:p>
          </table:table-cell>
          <table:table-cell table:style-name="ce57" office:value-type="string" calcext:value-type="string">
            <text:p><text:a xlink:href="https://en.wikipedia.org/wiki/Denver_Nuggets" xlink:type="simple">Denver Nugget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Gordon_Hayward" xlink:type="simple">Gordon Hayward</text:a></text:p>
          </table:table-cell>
          <table:table-cell table:style-name="ce59" office:value-type="float" office:value="29727900" calcext:value-type="float">
            <text:p>$29,727,900</text:p>
          </table:table-cell>
          <table:table-cell table:style-name="ce57" office:value-type="string" calcext:value-type="string">
            <text:p><text:a xlink:href="https://en.wikipedia.org/wiki/Boston_Celtics" xlink:type="simple">Boston Celtic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Blake_Griffin" xlink:type="simple">Blake Griffin</text:a></text:p>
          </table:table-cell>
          <table:table-cell table:style-name="ce59" office:value-type="float" office:value="29512900" calcext:value-type="float">
            <text:p>$29,512,900</text:p>
          </table:table-cell>
          <table:table-cell table:style-name="ce60" office:value-type="string" calcext:value-type="string">
            <text:p>Los Angeles Clippers/Detroit Pistons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Kyle_Lowry" xlink:type="simple">Kyle Lowry</text:a></text:p>
          </table:table-cell>
          <table:table-cell table:style-name="ce59" office:value-type="float" office:value="28903704" calcext:value-type="float">
            <text:p>$28,903,704</text:p>
          </table:table-cell>
          <table:table-cell table:style-name="ce57" office:value-type="string" calcext:value-type="string">
            <text:p><text:a xlink:href="https://en.wikipedia.org/wiki/Toronto_Raptors" xlink:type="simple">Toronto Raptor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Mike_Conley_Jr." xlink:type="simple">Mike Conley Jr.</text:a></text:p>
          </table:table-cell>
          <table:table-cell table:style-name="ce59" office:value-type="float" office:value="28530608" calcext:value-type="float">
            <text:p>$28,530,608</text:p>
          </table:table-cell>
          <table:table-cell table:style-name="ce57" office:value-type="string" calcext:value-type="string">
            <text:p><text:a xlink:href="https://en.wikipedia.org/wiki/Memphis_Grizzlies" xlink:type="simple">Memphis Grizzlie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Russell_Westbrook" xlink:type="simple">Russell Westbrook</text:a></text:p>
          </table:table-cell>
          <table:table-cell table:style-name="ce59" office:value-type="float" office:value="28299399" calcext:value-type="float">
            <text:p>$28,299,399</text:p>
          </table:table-cell>
          <table:table-cell table:style-name="ce57" office:value-type="string" calcext:value-type="string">
            <text:p><text:a xlink:href="https://en.wikipedia.org/wiki/Oklahoma_City_Thunder" xlink:type="simple">Oklahoma City Thunder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James_Harden" xlink:type="simple">James Harden</text:a></text:p>
          </table:table-cell>
          <table:table-cell table:style-name="ce59" office:value-type="float" office:value="28299399" calcext:value-type="float">
            <text:p>$28,299,399</text:p>
          </table:table-cell>
          <table:table-cell table:style-name="ce57" office:value-type="string" calcext:value-type="string">
            <text:p><text:a xlink:href="https://en.wikipedia.org/wiki/Houston_Rockets" xlink:type="simple">Houston Rocket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DeMar_DeRozan" xlink:type="simple">DeMar DeRozan</text:a></text:p>
          </table:table-cell>
          <table:table-cell table:style-name="ce59" office:value-type="float" office:value="27739975" calcext:value-type="float">
            <text:p>$27,739,975</text:p>
          </table:table-cell>
          <table:table-cell table:style-name="ce57" office:value-type="string" calcext:value-type="string">
            <text:p><text:a xlink:href="https://en.wikipedia.org/wiki/Toronto_Raptors" xlink:type="simple">Toronto Raptors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8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<text:a xlink:href="https://en.wikipedia.org/wiki/Highest-paid_NBA_players_by_season#cite_note-Salaries_1995-1996-31" xlink:type="simple">Player[31]</text:a></text:p>
          </table:table-cell>
          <table:table-cell table:style-name="ce1" office:value-type="string" calcext:value-type="string">
            <text:p>Salary</text:p>
          </table:table-cell>
          <table:table-cell table:style-name="ce1" office:value-type="string" calcext:value-type="string">
            <text:p>Team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Patrick_Ewing" xlink:type="simple">Patrick Ewing</text:a></text:p>
          </table:table-cell>
          <table:table-cell table:style-name="ce59" office:value-type="float" office:value="18724000" calcext:value-type="float">
            <text:p>$18,724,000</text:p>
          </table:table-cell>
          <table:table-cell table:style-name="ce57" office:value-type="string" calcext:value-type="string">
            <text:p><text:a xlink:href="https://en.wikipedia.org/wiki/New_York_Knicks" xlink:type="simple">New York Knick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Clyde_Drexler" xlink:type="simple">Clyde Drexler</text:a></text:p>
          </table:table-cell>
          <table:table-cell table:style-name="ce59" office:value-type="float" office:value="9810000" calcext:value-type="float">
            <text:p>$9,810,000</text:p>
          </table:table-cell>
          <table:table-cell table:style-name="ce57" office:value-type="string" calcext:value-type="string">
            <text:p><text:a xlink:href="https://en.wikipedia.org/wiki/Houston_Rockets" xlink:type="simple">Houston Rocket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David_Robinson_(basketball)" xlink:type="simple">David Robinson</text:a></text:p>
          </table:table-cell>
          <table:table-cell table:style-name="ce59" office:value-type="float" office:value="7700000" calcext:value-type="float">
            <text:p>$7,700,000</text:p>
          </table:table-cell>
          <table:table-cell table:style-name="ce57" office:value-type="string" calcext:value-type="string">
            <text:p><text:a xlink:href="https://en.wikipedia.org/wiki/San_Antonio_Spurs" xlink:type="simple">San Antonio Spur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Chris_Webber" xlink:type="simple">Chris Webber</text:a></text:p>
          </table:table-cell>
          <table:table-cell table:style-name="ce59" office:value-type="float" office:value="7000000" calcext:value-type="float">
            <text:p>$7,000,000</text:p>
          </table:table-cell>
          <table:table-cell table:style-name="ce57" office:value-type="string" calcext:value-type="string">
            <text:p><text:a xlink:href="https://en.wikipedia.org/wiki/Washington_Wizards" xlink:type="simple">Washington Bullet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Joe_Dumars" xlink:type="simple">Joe Dumars</text:a></text:p>
          </table:table-cell>
          <table:table-cell table:style-name="ce59" office:value-type="float" office:value="6881000" calcext:value-type="float">
            <text:p>$6,881,000</text:p>
          </table:table-cell>
          <table:table-cell table:style-name="ce57" office:value-type="string" calcext:value-type="string">
            <text:p><text:a xlink:href="https://en.wikipedia.org/wiki/Detroit_Pistons" xlink:type="simple">Detroit Piston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Danny_Manning" xlink:type="simple">Danny Manning</text:a></text:p>
          </table:table-cell>
          <table:table-cell table:style-name="ce59" office:value-type="float" office:value="6833000" calcext:value-type="float">
            <text:p>$6,833,000</text:p>
          </table:table-cell>
          <table:table-cell table:style-name="ce57" office:value-type="string" calcext:value-type="string">
            <text:p><text:a xlink:href="https://en.wikipedia.org/wiki/Phoenix_Suns" xlink:type="simple">Phoenix Sun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A.C._Green" xlink:type="simple">A.C. Green</text:a></text:p>
          </table:table-cell>
          <table:table-cell table:style-name="ce59" office:value-type="float" office:value="6473000" calcext:value-type="float">
            <text:p>$6,473,000</text:p>
          </table:table-cell>
          <table:table-cell table:style-name="ce57" office:value-type="string" calcext:value-type="string">
            <text:p><text:a xlink:href="https://en.wikipedia.org/wiki/Phoenix_Suns" xlink:type="simple">Phoenix Sun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Shaquille_O%27Neal" xlink:type="simple">Shaquille O'Neal</text:a></text:p>
          </table:table-cell>
          <table:table-cell table:style-name="ce59" office:value-type="float" office:value="5700000" calcext:value-type="float">
            <text:p>$5,700,000</text:p>
          </table:table-cell>
          <table:table-cell table:style-name="ce57" office:value-type="string" calcext:value-type="string">
            <text:p><text:a xlink:href="https://en.wikipedia.org/wiki/Orlando_Magic" xlink:type="simple">Orlando Magic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Derrick_Coleman" xlink:type="simple">Derrick Coleman</text:a></text:p>
          </table:table-cell>
          <table:table-cell table:style-name="ce59" office:value-type="float" office:value="5476000" calcext:value-type="float">
            <text:p>$5,476,000</text:p>
          </table:table-cell>
          <table:table-cell table:style-name="ce57" office:value-type="string" calcext:value-type="string">
            <text:p><text:a xlink:href="https://en.wikipedia.org/wiki/Philadelphia_76ers" xlink:type="simple">Philadelphia 76ers</text:a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a xlink:href="https://en.wikipedia.org/wiki/Sean_Elliott" xlink:type="simple">Sean Elliott</text:a></text:p>
          </table:table-cell>
          <table:table-cell table:style-name="ce59" office:value-type="float" office:value="5333000" calcext:value-type="float">
            <text:p>$5,333,000</text:p>
          </table:table-cell>
          <table:table-cell table:style-name="ce57" office:value-type="string" calcext:value-type="string">
            <text:p><text:a xlink:href="https://en.wikipedia.org/wiki/San_Antonio_Spurs" xlink:type="simple">San Antonio Spurs</text:a></text:p>
          </table:table-cell>
          <table:table-cell table:number-columns-repeated="102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webkit-standard" svg:font-family="-webkit-standard"/>
    <style:font-face style:name="Arial" svg:font-family="Arial"/>
    <style:font-face style:name="Cambria" svg:font-family="Cambria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number-style style:name="N126">
      <number:text>$</number:text>
      <number:number number:decimal-places="2" loext:min-decimal-places="2" number:min-integer-digits="1" number:grouping="true"/>
    </number:number-style>
    <number:date-style style:name="N127">
      <number:day/>
      <number:text> </number:text>
      <number:month number:style="long" number:textual="true"/>
      <number:text>, </number:text>
      <number:year number:style="long"/>
    </number:date-style>
    <number:date-style style:name="N128">
      <number:month/>
      <number:text>/</number:text>
      <number:day/>
    </number:date-style>
    <number:date-style style:name="N129">
      <number:year number:style="long"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p_20_Grossing_20_Concerts" style:display-name="PageStyle_Top Grossing Conce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st_20_downloaded" style:display-name="PageStyle_Most download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st_20_streamed_20_songs" style:display-name="PageStyle_Most streamed so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eamed_20_albums" style:display-name="PageStyle_streamed albu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outube_20_videos" style:display-name="PageStyle_youtube vide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likes" style:display-name="PageStyle_Dislik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s" style:display-name="PageStyle_1980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0s" style:display-name="PageStyle_1990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s" style:display-name="PageStyle_2000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0s" style:display-name="PageStyle_2010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theletes" style:display-name="PageStyle_Athele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BA" style:display-name="PageStyle_N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cell-count="3773" meta:object-count="5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dc3912" draw:fill-color="#dc3912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8.601cm" svg:height="17.701cm" xlink:href=".." xlink:type="simple" chart:class="chart:scatter" chart:style-name="ch1">
        <chart:plot-area chart:style-name="ch2" table:cell-range-address="'Top Grossing Concerts'.L2:'Top Grossing Concerts'.N21 'Top Grossing Concerts'.N1:'Top Grossing Concerts'.N1 'Top Grossing Concerts'.L1:'Top Grossing Concerts'.L1" chart:data-source-has-labels="row" svg:x="1.632cm" svg:y="0.354cm" svg:width="26.397cm" svg:height="15.963cm">
          <chartooo:coordinate-region svg:x="2.359cm" svg:y="0.553cm" svg:width="25.43cm" svg:height="15.117cm"/>
          <chart:axis chart:dimension="x" chart:name="primary-x" chart:style-name="ch3">
            <chart:title svg:x="13.972cm" svg:y="16.672cm" chart:style-name="ch4">
              <text:p>Log(value)</text:p>
            </chart:title>
            <chart:grid chart:style-name="ch5" chart:class="major"/>
          </chart:axis>
          <chart:axis chart:dimension="y" chart:name="primary-y" chart:style-name="ch3">
            <chart:title svg:x="0.451cm" svg:y="9.127cm" chart:style-name="ch6">
              <text:p>Log Rank</text:p>
            </chart:title>
            <chart:grid chart:style-name="ch5" chart:class="major"/>
          </chart:axis>
          <chart:series chart:style-name="ch7" chart:values-cell-range-address="'Top Grossing Concerts'.N2:'Top Grossing Concerts'.N21" chart:label-cell-address="'Top Grossing Concerts'.N1:'Top Grossing Concerts'.N1" chart:class="chart:scatter">
            <chart:domain table:cell-range-address="'Top Grossing Concerts'.M2:'Top Grossing Concerts'.M21"/>
            <chart:data-point chart:repeated="20"/>
          </chart:series>
          <chart:series chart:style-name="ch8" chart:values-cell-range-address="'Top Grossing Concerts'.L2:'Top Grossing Concerts'.L21" chart:label-cell-address="'Top Grossing Concerts'.L1:'Top Grossing Concerts'.L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Log Rank</text:p>
                <draw:g>
                  <svg:desc>'Top Grossing Concerts'.N1:'Top Grossing Concerts'.N1</svg:desc>
                </draw:g>
              </table:table-cell>
              <table:table-cell office:value-type="string">
                <text:p>Artist</text:p>
                <draw:g>
                  <svg:desc>'Top Grossing Concerts'.L1:'Top Grossing Concerts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86712650888511">
                <text:p>8.86712650888511</text:p>
                <draw:g>
                  <svg:desc>'Top Grossing Concerts'.M2:'Top Grossing Concerts'.M21</svg:desc>
                </draw:g>
              </table:table-cell>
              <table:table-cell office:value-type="float" office:value="0">
                <text:p>0</text:p>
                <draw:g>
                  <svg:desc>'Top Grossing Concerts'.N2:'Top Grossing Concerts'.N21</svg:desc>
                </draw:g>
              </table:table-cell>
              <table:table-cell office:value-type="float" office:value="NaN">
                <text:p>NaN</text:p>
                <draw:g>
                  <svg:desc>'Top Grossing Concerts'.L2:'Top Grossing Concerts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74683302915655">
                <text:p>8.74683302915655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71852965138327">
                <text:p>8.71852965138327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68205477707381">
                <text:p>8.68205477707381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66150393152279">
                <text:p>8.66150393152279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64455773328743">
                <text:p>8.64455773328743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61066016308988">
                <text:p>8.61066016308988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9000278072247">
                <text:p>8.59000278072247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6145917124192">
                <text:p>8.56145917124192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55870857053317">
                <text:p>8.558708570533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5096175229818">
                <text:p>8.55096175229818</text:p>
              </table:table-cell>
              <table:table-cell office:value-type="float" office:value="1.04139268515823">
                <text:p>1.0413926851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50514997831991">
                <text:p>8.50514997831991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50104684971228">
                <text:p>8.50104684971228</text:p>
              </table:table-cell>
              <table:table-cell office:value-type="float" office:value="1.11394335230684">
                <text:p>1.11394335230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49276038902684">
                <text:p>8.49276038902684</text:p>
              </table:table-cell>
              <table:table-cell office:value-type="float" office:value="1.14612803567824">
                <text:p>1.14612803567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48643047885443">
                <text:p>8.48643047885443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4845252764882">
                <text:p>8.4845252764882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7856649559384">
                <text:p>8.47856649559384</text:p>
              </table:table-cell>
              <table:table-cell office:value-type="float" office:value="1.23044892137827">
                <text:p>1.23044892137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46266515956641">
                <text:p>8.46266515956641</text:p>
              </table:table-cell>
              <table:table-cell office:value-type="float" office:value="1.25527250510331">
                <text:p>1.25527250510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44591541395112">
                <text:p>8.44591541395112</text:p>
              </table:table-cell>
              <table:table-cell office:value-type="float" office:value="1.27875360095283">
                <text:p>1.27875360095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4043676610577">
                <text:p>8.44043676610577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dc3912" draw:fill-color="#dc3912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7.728cm" svg:height="17.145cm" xlink:href=".." xlink:type="simple" chart:class="chart:scatter" chart:style-name="ch1">
        <chart:plot-area chart:style-name="ch2" table:cell-range-address="'Most streamed songs'.G2:'Most streamed songs'.I101 'Most streamed songs'.I1:'Most streamed songs'.I1 'Most streamed songs'.G1:'Most streamed songs'.G1" chart:data-source-has-labels="row" svg:x="1.614cm" svg:y="0.342cm" svg:width="25.56cm" svg:height="15.431cm">
          <chartooo:coordinate-region svg:x="2.341cm" svg:y="0.542cm" svg:width="24.593cm" svg:height="14.584cm"/>
          <chart:axis chart:dimension="x" chart:name="primary-x" chart:style-name="ch3">
            <chart:title svg:x="13.351cm" svg:y="16.116cm" chart:style-name="ch4">
              <text:p>Log Streams</text:p>
            </chart:title>
            <chart:grid chart:style-name="ch5" chart:class="major"/>
          </chart:axis>
          <chart:axis chart:dimension="y" chart:name="primary-y" chart:style-name="ch3">
            <chart:title svg:x="0.451cm" svg:y="8.849cm" chart:style-name="ch6">
              <text:p>Log Rank</text:p>
            </chart:title>
            <chart:grid chart:style-name="ch5" chart:class="major"/>
          </chart:axis>
          <chart:series chart:style-name="ch7" chart:values-cell-range-address="'Most streamed songs'.I2:'Most streamed songs'.I101" chart:label-cell-address="'Most streamed songs'.I1:'Most streamed songs'.I1" chart:class="chart:scatter">
            <chart:domain table:cell-range-address="'Most streamed songs'.H2:'Most streamed songs'.H101"/>
            <chart:data-point chart:repeated="100"/>
          </chart:series>
          <chart:series chart:style-name="ch8" chart:values-cell-range-address="'Most streamed songs'.G2:'Most streamed songs'.G101" chart:label-cell-address="'Most streamed songs'.G1:'Most streamed songs'.G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Log Rank</text:p>
                <draw:g>
                  <svg:desc>'Most streamed songs'.I1:'Most streamed songs'.I1</svg:desc>
                </draw:g>
              </table:table-cell>
              <table:table-cell office:value-type="string">
                <text:p>Song name</text:p>
                <draw:g>
                  <svg:desc>'Most streamed songs'.G1:'Most streamed song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9025726939452">
                <text:p>3.29025726939452</text:p>
                <draw:g>
                  <svg:desc>'Most streamed songs'.H2:'Most streamed songs'.H101</svg:desc>
                </draw:g>
              </table:table-cell>
              <table:table-cell office:value-type="float" office:value="0">
                <text:p>0</text:p>
                <draw:g>
                  <svg:desc>'Most streamed songs'.I2:'Most streamed songs'.I101</svg:desc>
                </draw:g>
              </table:table-cell>
              <table:table-cell office:value-type="float" office:value="NaN">
                <text:p>NaN</text:p>
                <draw:g>
                  <svg:desc>'Most streamed songs'.G2:'Most streamed songs'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9728055812562">
                <text:p>3.1972805581256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4332712999205">
                <text:p>3.14332712999205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0822665637493">
                <text:p>3.10822665637493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7591176148278">
                <text:p>3.07591176148278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6855689507236">
                <text:p>3.06855689507236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6069784035361">
                <text:p>3.06069784035361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4921802267018">
                <text:p>3.04921802267018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4493154614916">
                <text:p>3.04493154614916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3622954408629">
                <text:p>3.0362295440862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2897770520878">
                <text:p>3.02897770520878</text:p>
              </table:table-cell>
              <table:table-cell office:value-type="float" office:value="1.04139268515823">
                <text:p>1.0413926851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265332645233">
                <text:p>3.0265332645233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2036128264771">
                <text:p>3.02036128264771</text:p>
              </table:table-cell>
              <table:table-cell office:value-type="float" office:value="1.11394335230684">
                <text:p>1.11394335230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1994668167884">
                <text:p>3.01994668167884</text:p>
              </table:table-cell>
              <table:table-cell office:value-type="float" office:value="1.14612803567824">
                <text:p>1.14612803567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0302947055362">
                <text:p>3.00302947055362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9299509843134">
                <text:p>2.99299509843134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8944981766669">
                <text:p>2.98944981766669</text:p>
              </table:table-cell>
              <table:table-cell office:value-type="float" office:value="1.23044892137827">
                <text:p>1.23044892137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8091193777684">
                <text:p>2.98091193777684</text:p>
              </table:table-cell>
              <table:table-cell office:value-type="float" office:value="1.25527250510331">
                <text:p>1.25527250510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804578922761">
                <text:p>2.9804578922761</text:p>
              </table:table-cell>
              <table:table-cell office:value-type="float" office:value="1.27875360095283">
                <text:p>1.27875360095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7909290063833">
                <text:p>2.97909290063833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7543180850926">
                <text:p>2.97543180850926</text:p>
              </table:table-cell>
              <table:table-cell office:value-type="float" office:value="1.32221929473392">
                <text:p>1.32221929473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96801571399364">
                <text:p>2.96801571399364</text:p>
              </table:table-cell>
              <table:table-cell office:value-type="float" office:value="1.34242268082221">
                <text:p>1.34242268082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670797341445">
                <text:p>2.9670797341445</text:p>
              </table:table-cell>
              <table:table-cell office:value-type="float" office:value="1.36172783601759">
                <text:p>1.36172783601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9670797341445">
                <text:p>2.9670797341445</text:p>
              </table:table-cell>
              <table:table-cell office:value-type="float" office:value="1.38021124171161">
                <text:p>1.38021124171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6661098668193">
                <text:p>2.96661098668193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6378782734556">
                <text:p>2.96378782734556</text:p>
              </table:table-cell>
              <table:table-cell office:value-type="float" office:value="1.41497334797082">
                <text:p>1.41497334797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5856388322197">
                <text:p>2.95856388322197</text:p>
              </table:table-cell>
              <table:table-cell office:value-type="float" office:value="1.43136376415899">
                <text:p>1.43136376415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5375969173323">
                <text:p>2.95375969173323</text:p>
              </table:table-cell>
              <table:table-cell office:value-type="float" office:value="1.44715803134222">
                <text:p>1.44715803134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5375969173323">
                <text:p>2.95375969173323</text:p>
              </table:table-cell>
              <table:table-cell office:value-type="float" office:value="1.46239799789896">
                <text:p>1.46239799789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5182303531591">
                <text:p>2.95182303531591</text:p>
              </table:table-cell>
              <table:table-cell office:value-type="float" office:value="1.47712125471966">
                <text:p>1.47712125471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5182303531591">
                <text:p>2.95182303531591</text:p>
              </table:table-cell>
              <table:table-cell office:value-type="float" office:value="1.49136169383427">
                <text:p>1.49136169383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94792361983173">
                <text:p>2.94792361983173</text:p>
              </table:table-cell>
              <table:table-cell office:value-type="float" office:value="1.50514997831991">
                <text:p>1.50514997831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4546858513182">
                <text:p>2.94546858513182</text:p>
              </table:table-cell>
              <table:table-cell office:value-type="float" office:value="1.51851393987789">
                <text:p>1.51851393987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93751789201735">
                <text:p>2.93751789201735</text:p>
              </table:table-cell>
              <table:table-cell office:value-type="float" office:value="1.53147891704226">
                <text:p>1.53147891704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93348728784871">
                <text:p>2.93348728784871</text:p>
              </table:table-cell>
              <table:table-cell office:value-type="float" office:value="1.54406804435028">
                <text:p>1.54406804435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9329808219232">
                <text:p>2.9329808219232</text:p>
              </table:table-cell>
              <table:table-cell office:value-type="float" office:value="1.55630250076729">
                <text:p>1.5563025007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9329808219232">
                <text:p>2.9329808219232</text:p>
              </table:table-cell>
              <table:table-cell office:value-type="float" office:value="1.568201724067">
                <text:p>1.568201724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93247376467715">
                <text:p>2.93247376467715</text:p>
              </table:table-cell>
              <table:table-cell office:value-type="float" office:value="1.57978359661681">
                <text:p>1.57978359661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931457870689">
                <text:p>2.931457870689</text:p>
              </table:table-cell>
              <table:table-cell office:value-type="float" office:value="1.5910646070265">
                <text:p>1.5910646070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93094903116752">
                <text:p>2.93094903116752</text:p>
              </table:table-cell>
              <table:table-cell office:value-type="float" office:value="1.60205999132796">
                <text:p>1.60205999132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2634244662566">
                <text:p>2.92634244662566</text:p>
              </table:table-cell>
              <table:table-cell office:value-type="float" office:value="1.61278385671974">
                <text:p>1.61278385671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2220627743902">
                <text:p>2.92220627743902</text:p>
              </table:table-cell>
              <table:table-cell office:value-type="float" office:value="1.6232492903979">
                <text:p>1.6232492903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2220627743902">
                <text:p>2.92220627743902</text:p>
              </table:table-cell>
              <table:table-cell office:value-type="float" office:value="1.63346845557959">
                <text:p>1.63346845557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1750550955255">
                <text:p>2.91750550955255</text:p>
              </table:table-cell>
              <table:table-cell office:value-type="float" office:value="1.64345267648619">
                <text:p>1.64345267648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1698004732038">
                <text:p>2.91698004732038</text:p>
              </table:table-cell>
              <table:table-cell office:value-type="float" office:value="1.65321251377534">
                <text:p>1.65321251377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91645394854992">
                <text:p>2.91645394854992</text:p>
              </table:table-cell>
              <table:table-cell office:value-type="float" office:value="1.66275783168157">
                <text:p>1.66275783168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0955602924118">
                <text:p>2.90955602924118</text:p>
              </table:table-cell>
              <table:table-cell office:value-type="float" office:value="1.67209785793572">
                <text:p>1.67209785793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0955602924118">
                <text:p>2.90955602924118</text:p>
              </table:table-cell>
              <table:table-cell office:value-type="float" office:value="1.68124123737559">
                <text:p>1.68124123737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0471554527868">
                <text:p>2.90471554527868</text:p>
              </table:table-cell>
              <table:table-cell office:value-type="float" office:value="1.69019608002851">
                <text:p>1.69019608002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0200289135073">
                <text:p>2.90200289135073</text:p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0145832139611">
                <text:p>2.90145832139611</text:p>
              </table:table-cell>
              <table:table-cell office:value-type="float" office:value="1.70757017609794">
                <text:p>1.70757017609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0036712865647">
                <text:p>2.90036712865647</text:p>
              </table:table-cell>
              <table:table-cell office:value-type="float" office:value="1.7160033436348">
                <text:p>1.7160033436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8992731873176">
                <text:p>2.8992731873176</text:p>
              </table:table-cell>
              <table:table-cell office:value-type="float" office:value="1.72427586960079">
                <text:p>1.72427586960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8992731873176">
                <text:p>2.8992731873176</text:p>
              </table:table-cell>
              <table:table-cell office:value-type="float" office:value="1.73239375982297">
                <text:p>1.73239375982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8930170250631">
                <text:p>2.88930170250631</text:p>
              </table:table-cell>
              <table:table-cell office:value-type="float" office:value="1.74036268949424">
                <text:p>1.74036268949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8649072517248">
                <text:p>2.88649072517248</text:p>
              </table:table-cell>
              <table:table-cell office:value-type="float" office:value="1.7481880270062">
                <text:p>1.7481880270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842287696326">
                <text:p>2.8842287696326</text:p>
              </table:table-cell>
              <table:table-cell office:value-type="float" office:value="1.75587485567249">
                <text:p>1.75587485567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842287696326">
                <text:p>2.8842287696326</text:p>
              </table:table-cell>
              <table:table-cell office:value-type="float" office:value="1.76342799356294">
                <text:p>1.76342799356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819549713396">
                <text:p>2.8819549713396</text:p>
              </table:table-cell>
              <table:table-cell office:value-type="float" office:value="1.77085201164214">
                <text:p>1.77085201164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8081359228079">
                <text:p>2.88081359228079</text:p>
              </table:table-cell>
              <table:table-cell office:value-type="float" office:value="1.77815125038364">
                <text:p>1.77815125038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7852179550121">
                <text:p>2.87852179550121</text:p>
              </table:table-cell>
              <table:table-cell office:value-type="float" office:value="1.78532983501077">
                <text:p>1.78532983501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7448181769947">
                <text:p>2.87448181769947</text:p>
              </table:table-cell>
              <table:table-cell office:value-type="float" office:value="1.79239168949825">
                <text:p>1.79239168949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87448181769947">
                <text:p>2.87448181769947</text:p>
              </table:table-cell>
              <table:table-cell office:value-type="float" office:value="1.79934054945358">
                <text:p>1.79934054945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7390159786446">
                <text:p>2.87390159786446</text:p>
              </table:table-cell>
              <table:table-cell office:value-type="float" office:value="1.80617997398389">
                <text:p>1.80617997398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8733206018154">
                <text:p>2.8733206018154</text:p>
              </table:table-cell>
              <table:table-cell office:value-type="float" office:value="1.81291335664286">
                <text:p>1.8129133566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87215627274829">
                <text:p>2.87215627274829</text:p>
              </table:table-cell>
              <table:table-cell office:value-type="float" office:value="1.81954393554187">
                <text:p>1.81954393554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87040390527903">
                <text:p>2.87040390527903</text:p>
              </table:table-cell>
              <table:table-cell office:value-type="float" office:value="1.82607480270083">
                <text:p>1.82607480270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87040390527903">
                <text:p>2.87040390527903</text:p>
              </table:table-cell>
              <table:table-cell office:value-type="float" office:value="1.83250891270624">
                <text:p>1.83250891270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86746748785905">
                <text:p>2.86746748785905</text:p>
              </table:table-cell>
              <table:table-cell office:value-type="float" office:value="1.83884909073726">
                <text:p>1.83884909073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6510397464113">
                <text:p>2.86510397464113</text:p>
              </table:table-cell>
              <table:table-cell office:value-type="float" office:value="1.84509804001426">
                <text:p>1.84509804001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6391737695786">
                <text:p>2.86391737695786</text:p>
              </table:table-cell>
              <table:table-cell office:value-type="float" office:value="1.85125834871908">
                <text:p>1.85125834871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6272752831797">
                <text:p>2.86272752831797</text:p>
              </table:table-cell>
              <table:table-cell office:value-type="float" office:value="1.85733249643127">
                <text:p>1.85733249643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6033800657099">
                <text:p>2.86033800657099</text:p>
              </table:table-cell>
              <table:table-cell office:value-type="float" office:value="1.86332286012046">
                <text:p>1.8633228601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85853719756964">
                <text:p>2.85853719756964</text:p>
              </table:table-cell>
              <table:table-cell office:value-type="float" office:value="1.86923171973098">
                <text:p>1.86923171973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85733249643127">
                <text:p>2.85733249643127</text:p>
              </table:table-cell>
              <table:table-cell office:value-type="float" office:value="1.8750612633917">
                <text:p>1.8750612633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85491302230786">
                <text:p>2.85491302230786</text:p>
              </table:table-cell>
              <table:table-cell office:value-type="float" office:value="1.88081359228079">
                <text:p>1.88081359228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5430604180108">
                <text:p>2.85430604180108</text:p>
              </table:table-cell>
              <table:table-cell office:value-type="float" office:value="1.88649072517248">
                <text:p>1.88649072517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5125834871908">
                <text:p>2.85125834871908</text:p>
              </table:table-cell>
              <table:table-cell office:value-type="float" office:value="1.89209460269048">
                <text:p>1.89209460269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4260923961056">
                <text:p>2.84260923961056</text:p>
              </table:table-cell>
              <table:table-cell office:value-type="float" office:value="1.89762709129044">
                <text:p>1.89762709129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4010609445676">
                <text:p>2.84010609445676</text:p>
              </table:table-cell>
              <table:table-cell office:value-type="float" office:value="1.90308998699194">
                <text:p>1.90308998699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83821922190763">
                <text:p>2.83821922190763</text:p>
              </table:table-cell>
              <table:table-cell office:value-type="float" office:value="1.90848501887865">
                <text:p>1.90848501887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83632411570675">
                <text:p>2.83632411570675</text:p>
              </table:table-cell>
              <table:table-cell office:value-type="float" office:value="1.91381385238372">
                <text:p>1.91381385238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83378437465648">
                <text:p>2.83378437465648</text:p>
              </table:table-cell>
              <table:table-cell office:value-type="float" office:value="1.91907809237607">
                <text:p>1.91907809237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3378437465648">
                <text:p>2.83378437465648</text:p>
              </table:table-cell>
              <table:table-cell office:value-type="float" office:value="1.92427928606188">
                <text:p>1.92427928606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2865989653532">
                <text:p>2.82865989653532</text:p>
              </table:table-cell>
              <table:table-cell office:value-type="float" office:value="1.92941892571429">
                <text:p>1.92941892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2801506422398">
                <text:p>2.82801506422398</text:p>
              </table:table-cell>
              <table:table-cell office:value-type="float" office:value="1.93449845124357">
                <text:p>1.93449845124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82736927305383">
                <text:p>2.82736927305383</text:p>
              </table:table-cell>
              <table:table-cell office:value-type="float" office:value="1.93951925261862">
                <text:p>1.93951925261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82477646247555">
                <text:p>2.82477646247555</text:p>
              </table:table-cell>
              <table:table-cell office:value-type="float" office:value="1.94448267215017">
                <text:p>1.94448267215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82412583391655">
                <text:p>2.82412583391655</text:p>
              </table:table-cell>
              <table:table-cell office:value-type="float" office:value="1.94939000664491">
                <text:p>1.94939000664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8228216453031">
                <text:p>2.8228216453031</text:p>
              </table:table-cell>
              <table:table-cell office:value-type="float" office:value="1.95424250943932">
                <text:p>1.95424250943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8208579894397">
                <text:p>2.8208579894397</text:p>
              </table:table-cell>
              <table:table-cell office:value-type="float" office:value="1.95904139232109">
                <text:p>1.95904139232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81822589361396">
                <text:p>2.81822589361396</text:p>
              </table:table-cell>
              <table:table-cell office:value-type="float" office:value="1.96378782734556">
                <text:p>1.96378782734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81690383937566">
                <text:p>2.81690383937566</text:p>
              </table:table-cell>
              <table:table-cell office:value-type="float" office:value="1.96848294855394">
                <text:p>1.96848294855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81358098856819">
                <text:p>2.81358098856819</text:p>
              </table:table-cell>
              <table:table-cell office:value-type="float" office:value="1.9731278535997">
                <text:p>1.9731278535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81358098856819">
                <text:p>2.81358098856819</text:p>
              </table:table-cell>
              <table:table-cell office:value-type="float" office:value="1.97772360528885">
                <text:p>1.97772360528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81291335664286">
                <text:p>2.81291335664286</text:p>
              </table:table-cell>
              <table:table-cell office:value-type="float" office:value="1.98227123303957">
                <text:p>1.98227123303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81157500587059">
                <text:p>2.81157500587059</text:p>
              </table:table-cell>
              <table:table-cell office:value-type="float" office:value="1.98677173426624">
                <text:p>1.98677173426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8109042806687">
                <text:p>2.8109042806687</text:p>
              </table:table-cell>
              <table:table-cell office:value-type="float" office:value="1.9912260756925">
                <text:p>1.9912260756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8109042806687">
                <text:p>2.8109042806687</text:p>
              </table:table-cell>
              <table:table-cell office:value-type="float" office:value="1.99563519459755">
                <text:p>1.99563519459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80753502806885">
                <text:p>2.8075350280688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dc3912" draw:fill-color="#dc3912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9.951cm" svg:height="18.521cm" xlink:href=".." xlink:type="simple" chart:class="chart:scatter" chart:style-name="ch1">
        <chart:plot-area chart:style-name="ch2" table:cell-range-address="'streamed albums'.H2:'streamed albums'.J21 'streamed albums'.J1:'streamed albums'.J1 'streamed albums'.H1:'streamed albums'.H1" chart:data-source-has-labels="row" svg:x="1.659cm" svg:y="0.37cm" svg:width="27.693cm" svg:height="16.751cm">
          <chartooo:coordinate-region svg:x="2.386cm" svg:y="0.569cm" svg:width="26.635cm" svg:height="15.905cm"/>
          <chart:axis chart:dimension="x" chart:name="primary-x" chart:style-name="ch3">
            <chart:title svg:x="14.462cm" svg:y="17.492cm" chart:style-name="ch4">
              <text:p>Log Streams</text:p>
            </chart:title>
            <chart:grid chart:style-name="ch5" chart:class="major"/>
          </chart:axis>
          <chart:axis chart:dimension="y" chart:name="primary-y" chart:style-name="ch3">
            <chart:title svg:x="0.451cm" svg:y="9.537cm" chart:style-name="ch6">
              <text:p>Log Rank</text:p>
            </chart:title>
            <chart:grid chart:style-name="ch5" chart:class="major"/>
          </chart:axis>
          <chart:series chart:style-name="ch7" chart:values-cell-range-address="'streamed albums'.J2:'streamed albums'.J21" chart:label-cell-address="'streamed albums'.J1:'streamed albums'.J1" chart:class="chart:scatter">
            <chart:domain table:cell-range-address="'streamed albums'.I2:'streamed albums'.I21"/>
            <chart:data-point chart:repeated="20"/>
          </chart:series>
          <chart:series chart:style-name="ch8" chart:values-cell-range-address="'streamed albums'.H2:'streamed albums'.H21" chart:label-cell-address="'streamed albums'.H1:'streamed albums'.H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Log Rank</text:p>
                <draw:g>
                  <svg:desc>'streamed albums'.J1:'streamed albums'.J1</svg:desc>
                </draw:g>
              </table:table-cell>
              <table:table-cell office:value-type="string">
                <text:p>Artist</text:p>
                <draw:g>
                  <svg:desc>'streamed albums'.H1:'streamed album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1954393554187">
                <text:p>9.81954393554187</text:p>
                <draw:g>
                  <svg:desc>'streamed albums'.I2:'streamed albums'.I21</svg:desc>
                </draw:g>
              </table:table-cell>
              <table:table-cell office:value-type="float" office:value="0">
                <text:p>0</text:p>
                <draw:g>
                  <svg:desc>'streamed albums'.J2:'streamed albums'.J21</svg:desc>
                </draw:g>
              </table:table-cell>
              <table:table-cell office:value-type="float" office:value="NaN">
                <text:p>NaN</text:p>
                <draw:g>
                  <svg:desc>'streamed albums'.H2:'streamed albums'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76566855475901">
                <text:p>9.76566855475901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75204844781944">
                <text:p>9.75204844781944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72015930340596">
                <text:p>9.72015930340596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64836001098093">
                <text:p>9.64836001098093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62531245096167">
                <text:p>9.62531245096167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58771096501891">
                <text:p>9.58771096501891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57978359661681">
                <text:p>9.57978359661681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57978359661681">
                <text:p>9.57978359661681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7863920996807">
                <text:p>9.578639209968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6702636615906">
                <text:p>9.56702636615906</text:p>
              </table:table-cell>
              <table:table-cell office:value-type="float" office:value="1.04139268515823">
                <text:p>1.0413926851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50785587169583">
                <text:p>9.50785587169583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49136169383427">
                <text:p>9.49136169383427</text:p>
              </table:table-cell>
              <table:table-cell office:value-type="float" office:value="1.11394335230684">
                <text:p>1.11394335230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48995847942484">
                <text:p>9.48995847942484</text:p>
              </table:table-cell>
              <table:table-cell office:value-type="float" office:value="1.14612803567824">
                <text:p>1.14612803567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48572142648158">
                <text:p>9.48572142648158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47567118832443">
                <text:p>9.47567118832443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46389298898591">
                <text:p>9.46389298898591</text:p>
              </table:table-cell>
              <table:table-cell office:value-type="float" office:value="1.23044892137827">
                <text:p>1.23044892137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45024910831936">
                <text:p>9.45024910831936</text:p>
              </table:table-cell>
              <table:table-cell office:value-type="float" office:value="1.25527250510331">
                <text:p>1.25527250510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44870631990508">
                <text:p>9.44870631990508</text:p>
              </table:table-cell>
              <table:table-cell office:value-type="float" office:value="1.27875360095283">
                <text:p>1.27875360095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4456042032736">
                <text:p>9.4456042032736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dc3912" draw:fill-color="#dc3912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1.616cm" svg:height="13.361cm" xlink:href=".." xlink:type="simple" chart:class="chart:scatter" chart:style-name="ch1">
        <chart:plot-area chart:style-name="ch2" table:cell-range-address="'youtube videos'.G3:'youtube videos'.I102 'youtube videos'.I2:'youtube videos'.I2 'youtube videos'.G2:'youtube videos'.G2" chart:data-source-has-labels="row" svg:x="1.492cm" svg:y="0.267cm" svg:width="19.692cm" svg:height="11.797cm">
          <chartooo:coordinate-region svg:x="2.219cm" svg:y="0.466cm" svg:width="18.725cm" svg:height="10.951cm"/>
          <chart:axis chart:dimension="x" chart:name="primary-x" chart:style-name="ch3">
            <chart:title svg:x="10.48cm" svg:y="12.332cm" chart:style-name="ch4">
              <text:p>Log Views</text:p>
            </chart:title>
            <chart:grid chart:style-name="ch5" chart:class="major"/>
          </chart:axis>
          <chart:axis chart:dimension="y" chart:name="primary-y" chart:style-name="ch3">
            <chart:title svg:x="0.451cm" svg:y="6.957cm" chart:style-name="ch6">
              <text:p>Log Rank</text:p>
            </chart:title>
            <chart:grid chart:style-name="ch5" chart:class="major"/>
          </chart:axis>
          <chart:series chart:style-name="ch7" chart:values-cell-range-address="'youtube videos'.I3:'youtube videos'.I102" chart:label-cell-address="'youtube videos'.I2:'youtube videos'.I2" chart:class="chart:scatter">
            <chart:domain table:cell-range-address="'youtube videos'.H3:'youtube videos'.H102"/>
            <chart:data-point chart:repeated="100"/>
          </chart:series>
          <chart:series chart:style-name="ch8" chart:values-cell-range-address="'youtube videos'.G3:'youtube videos'.G102" chart:label-cell-address="'youtube videos'.G2:'youtube videos'.G2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Log Rank</text:p>
                <draw:g>
                  <svg:desc>'youtube videos'.I2:'youtube videos'.I2</svg:desc>
                </draw:g>
              </table:table-cell>
              <table:table-cell office:value-type="string">
                <text:p>@</text:p>
                <draw:g>
                  <svg:desc>'youtube videos'.G2:'youtube videos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75050839485135">
                <text:p>9.75050839485135</text:p>
                <draw:g>
                  <svg:desc>'youtube videos'.H3:'youtube videos'.H102</svg:desc>
                </draw:g>
              </table:table-cell>
              <table:table-cell office:value-type="float" office:value="0">
                <text:p>0</text:p>
                <draw:g>
                  <svg:desc>'youtube videos'.I3:'youtube videos'.I102</svg:desc>
                </draw:g>
              </table:table-cell>
              <table:table-cell office:value-type="float" office:value="NaN">
                <text:p>NaN</text:p>
                <draw:g>
                  <svg:desc>'youtube videos'.G3:'youtube videos'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8658730467175">
                <text:p>9.58658730467175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8319877396862">
                <text:p>9.58319877396862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51851393987789">
                <text:p>9.51851393987789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51851393987789">
                <text:p>9.51851393987789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5092025223311">
                <text:p>9.5092025223311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48000694295715">
                <text:p>9.48000694295715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44404479591808">
                <text:p>9.44404479591808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42651126136458">
                <text:p>9.42651126136458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42324587393681">
                <text:p>9.423245873936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41664050733828">
                <text:p>9.41664050733828</text:p>
              </table:table-cell>
              <table:table-cell office:value-type="float" office:value="1.04139268515823">
                <text:p>1.0413926851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40140054078154">
                <text:p>9.40140054078154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39445168082622">
                <text:p>9.39445168082622</text:p>
              </table:table-cell>
              <table:table-cell office:value-type="float" office:value="1.11394335230684">
                <text:p>1.11394335230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38916608436453">
                <text:p>9.38916608436453</text:p>
              </table:table-cell>
              <table:table-cell office:value-type="float" office:value="1.14612803567824">
                <text:p>1.14612803567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38381536598043">
                <text:p>9.38381536598043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38201704257487">
                <text:p>9.38201704257487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37106786227174">
                <text:p>9.37106786227174</text:p>
              </table:table-cell>
              <table:table-cell office:value-type="float" office:value="1.23044892137827">
                <text:p>1.23044892137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35602585719312">
                <text:p>9.35602585719312</text:p>
              </table:table-cell>
              <table:table-cell office:value-type="float" office:value="1.25527250510331">
                <text:p>1.25527250510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34830486304816">
                <text:p>9.34830486304816</text:p>
              </table:table-cell>
              <table:table-cell office:value-type="float" office:value="1.27875360095283">
                <text:p>1.27875360095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34044411484012">
                <text:p>9.34044411484012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33445375115093">
                <text:p>9.33445375115093</text:p>
              </table:table-cell>
              <table:table-cell office:value-type="float" office:value="1.32221929473392">
                <text:p>1.32221929473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32633586092875">
                <text:p>9.32633586092875</text:p>
              </table:table-cell>
              <table:table-cell office:value-type="float" office:value="1.34242268082221">
                <text:p>1.34242268082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32633586092875">
                <text:p>9.32633586092875</text:p>
              </table:table-cell>
              <table:table-cell office:value-type="float" office:value="1.36172783601759">
                <text:p>1.36172783601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31806333496276">
                <text:p>9.31806333496276</text:p>
              </table:table-cell>
              <table:table-cell office:value-type="float" office:value="1.38021124171161">
                <text:p>1.38021124171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31597034545692">
                <text:p>9.31597034545692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30749603791321">
                <text:p>9.30749603791321</text:p>
              </table:table-cell>
              <table:table-cell office:value-type="float" office:value="1.41497334797082">
                <text:p>1.41497334797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30102999566398">
                <text:p>9.30102999566398</text:p>
              </table:table-cell>
              <table:table-cell office:value-type="float" office:value="1.43136376415899">
                <text:p>1.43136376415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29225607135648">
                <text:p>9.29225607135648</text:p>
              </table:table-cell>
              <table:table-cell office:value-type="float" office:value="1.44715803134222">
                <text:p>1.44715803134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9003461136252">
                <text:p>9.29003461136252</text:p>
              </table:table-cell>
              <table:table-cell office:value-type="float" office:value="1.46239799789896">
                <text:p>1.46239799789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29003461136252">
                <text:p>9.29003461136252</text:p>
              </table:table-cell>
              <table:table-cell office:value-type="float" office:value="1.47712125471966">
                <text:p>1.47712125471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28780172993023">
                <text:p>9.28780172993023</text:p>
              </table:table-cell>
              <table:table-cell office:value-type="float" office:value="1.49136169383427">
                <text:p>1.49136169383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28330122870355">
                <text:p>9.28330122870355</text:p>
              </table:table-cell>
              <table:table-cell office:value-type="float" office:value="1.50514997831991">
                <text:p>1.50514997831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26951294421792">
                <text:p>9.26951294421792</text:p>
              </table:table-cell>
              <table:table-cell office:value-type="float" office:value="1.51851393987789">
                <text:p>1.51851393987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26007138798508">
                <text:p>9.26007138798508</text:p>
              </table:table-cell>
              <table:table-cell office:value-type="float" office:value="1.53147891704226">
                <text:p>1.53147891704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23044892137827">
                <text:p>9.23044892137827</text:p>
              </table:table-cell>
              <table:table-cell office:value-type="float" office:value="1.54406804435028">
                <text:p>1.54406804435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2148438480477">
                <text:p>9.2148438480477</text:p>
              </table:table-cell>
              <table:table-cell office:value-type="float" office:value="1.55630250076729">
                <text:p>1.5563025007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21218760440396">
                <text:p>9.21218760440396</text:p>
              </table:table-cell>
              <table:table-cell office:value-type="float" office:value="1.568201724067">
                <text:p>1.568201724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1218760440396">
                <text:p>9.21218760440396</text:p>
              </table:table-cell>
              <table:table-cell office:value-type="float" office:value="1.57978359661681">
                <text:p>1.57978359661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20682587603185">
                <text:p>9.20682587603185</text:p>
              </table:table-cell>
              <table:table-cell office:value-type="float" office:value="1.5910646070265">
                <text:p>1.5910646070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20411998265593">
                <text:p>9.20411998265593</text:p>
              </table:table-cell>
              <table:table-cell office:value-type="float" office:value="1.60205999132796">
                <text:p>1.60205999132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20411998265593">
                <text:p>9.20411998265593</text:p>
              </table:table-cell>
              <table:table-cell office:value-type="float" office:value="1.61278385671974">
                <text:p>1.61278385671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19865708695442">
                <text:p>9.19865708695442</text:p>
              </table:table-cell>
              <table:table-cell office:value-type="float" office:value="1.6232492903979">
                <text:p>1.6232492903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19865708695442">
                <text:p>9.19865708695442</text:p>
              </table:table-cell>
              <table:table-cell office:value-type="float" office:value="1.63346845557959">
                <text:p>1.63346845557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19312459835446">
                <text:p>9.19312459835446</text:p>
              </table:table-cell>
              <table:table-cell office:value-type="float" office:value="1.64345267648619">
                <text:p>1.64345267648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19033169817029">
                <text:p>9.19033169817029</text:p>
              </table:table-cell>
              <table:table-cell office:value-type="float" office:value="1.65321251377534">
                <text:p>1.65321251377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19033169817029">
                <text:p>9.19033169817029</text:p>
              </table:table-cell>
              <table:table-cell office:value-type="float" office:value="1.66275783168157">
                <text:p>1.66275783168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1846914308176">
                <text:p>9.1846914308176</text:p>
              </table:table-cell>
              <table:table-cell office:value-type="float" office:value="1.67209785793572">
                <text:p>1.67209785793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18184358794477">
                <text:p>9.18184358794477</text:p>
              </table:table-cell>
              <table:table-cell office:value-type="float" office:value="1.68124123737559">
                <text:p>1.68124123737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18184358794477">
                <text:p>9.18184358794477</text:p>
              </table:table-cell>
              <table:table-cell office:value-type="float" office:value="1.69019608002851">
                <text:p>1.69019608002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17609125905568">
                <text:p>9.17609125905568</text:p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17609125905568">
                <text:p>9.17609125905568</text:p>
              </table:table-cell>
              <table:table-cell office:value-type="float" office:value="1.70757017609794">
                <text:p>1.70757017609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17318626841227">
                <text:p>9.17318626841227</text:p>
              </table:table-cell>
              <table:table-cell office:value-type="float" office:value="1.7160033436348">
                <text:p>1.7160033436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16136800223497">
                <text:p>9.16136800223497</text:p>
              </table:table-cell>
              <table:table-cell office:value-type="float" office:value="1.72427586960079">
                <text:p>1.72427586960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15836249209525">
                <text:p>9.15836249209525</text:p>
              </table:table-cell>
              <table:table-cell office:value-type="float" office:value="1.73239375982297">
                <text:p>1.73239375982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15836249209525">
                <text:p>9.15836249209525</text:p>
              </table:table-cell>
              <table:table-cell office:value-type="float" office:value="1.74036268949424">
                <text:p>1.74036268949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15228834438306">
                <text:p>9.15228834438306</text:p>
              </table:table-cell>
              <table:table-cell office:value-type="float" office:value="1.7481880270062">
                <text:p>1.7481880270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15228834438306">
                <text:p>9.15228834438306</text:p>
              </table:table-cell>
              <table:table-cell office:value-type="float" office:value="1.75587485567249">
                <text:p>1.75587485567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15228834438306">
                <text:p>9.15228834438306</text:p>
              </table:table-cell>
              <table:table-cell office:value-type="float" office:value="1.76342799356294">
                <text:p>1.76342799356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14921911265538">
                <text:p>9.14921911265538</text:p>
              </table:table-cell>
              <table:table-cell office:value-type="float" office:value="1.77085201164214">
                <text:p>1.77085201164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14921911265538">
                <text:p>9.14921911265538</text:p>
              </table:table-cell>
              <table:table-cell office:value-type="float" office:value="1.77815125038364">
                <text:p>1.77815125038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14612803567824">
                <text:p>9.14612803567824</text:p>
              </table:table-cell>
              <table:table-cell office:value-type="float" office:value="1.78532983501077">
                <text:p>1.78532983501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14612803567824">
                <text:p>9.14612803567824</text:p>
              </table:table-cell>
              <table:table-cell office:value-type="float" office:value="1.79239168949825">
                <text:p>1.79239168949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13672056715641">
                <text:p>9.13672056715641</text:p>
              </table:table-cell>
              <table:table-cell office:value-type="float" office:value="1.79934054945358">
                <text:p>1.79934054945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13672056715641">
                <text:p>9.13672056715641</text:p>
              </table:table-cell>
              <table:table-cell office:value-type="float" office:value="1.80617997398389">
                <text:p>1.80617997398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13353890837022">
                <text:p>9.13353890837022</text:p>
              </table:table-cell>
              <table:table-cell office:value-type="float" office:value="1.81291335664286">
                <text:p>1.8129133566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13353890837022">
                <text:p>9.13353890837022</text:p>
              </table:table-cell>
              <table:table-cell office:value-type="float" office:value="1.81954393554187">
                <text:p>1.81954393554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13033376849501">
                <text:p>9.13033376849501</text:p>
              </table:table-cell>
              <table:table-cell office:value-type="float" office:value="1.82607480270083">
                <text:p>1.82607480270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13033376849501">
                <text:p>9.13033376849501</text:p>
              </table:table-cell>
              <table:table-cell office:value-type="float" office:value="1.83250891270624">
                <text:p>1.83250891270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12057393120585">
                <text:p>9.12057393120585</text:p>
              </table:table-cell>
              <table:table-cell office:value-type="float" office:value="1.83884909073726">
                <text:p>1.83884909073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12057393120585">
                <text:p>9.12057393120585</text:p>
              </table:table-cell>
              <table:table-cell office:value-type="float" office:value="1.84509804001426">
                <text:p>1.84509804001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12057393120585">
                <text:p>9.12057393120585</text:p>
              </table:table-cell>
              <table:table-cell office:value-type="float" office:value="1.85125834871908">
                <text:p>1.85125834871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11394335230684">
                <text:p>9.11394335230684</text:p>
              </table:table-cell>
              <table:table-cell office:value-type="float" office:value="1.85733249643127">
                <text:p>1.85733249643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10720996964787">
                <text:p>9.10720996964787</text:p>
              </table:table-cell>
              <table:table-cell office:value-type="float" office:value="1.86332286012046">
                <text:p>1.8633228601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10720996964787">
                <text:p>9.10720996964787</text:p>
              </table:table-cell>
              <table:table-cell office:value-type="float" office:value="1.86923171973098">
                <text:p>1.86923171973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10380372095596">
                <text:p>9.10380372095596</text:p>
              </table:table-cell>
              <table:table-cell office:value-type="float" office:value="1.8750612633917">
                <text:p>1.8750612633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10037054511756">
                <text:p>9.10037054511756</text:p>
              </table:table-cell>
              <table:table-cell office:value-type="float" office:value="1.88081359228079">
                <text:p>1.88081359228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09342168516224">
                <text:p>9.09342168516224</text:p>
              </table:table-cell>
              <table:table-cell office:value-type="float" office:value="1.88649072517248">
                <text:p>1.88649072517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09342168516224">
                <text:p>9.09342168516224</text:p>
              </table:table-cell>
              <table:table-cell office:value-type="float" office:value="1.89209460269048">
                <text:p>1.89209460269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09342168516224">
                <text:p>9.09342168516224</text:p>
              </table:table-cell>
              <table:table-cell office:value-type="float" office:value="1.89762709129044">
                <text:p>1.89762709129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09342168516224">
                <text:p>9.09342168516224</text:p>
              </table:table-cell>
              <table:table-cell office:value-type="float" office:value="1.90308998699194">
                <text:p>1.90308998699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09342168516224">
                <text:p>9.09342168516224</text:p>
              </table:table-cell>
              <table:table-cell office:value-type="float" office:value="1.90848501887865">
                <text:p>1.90848501887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09342168516224">
                <text:p>9.09342168516224</text:p>
              </table:table-cell>
              <table:table-cell office:value-type="float" office:value="1.91381385238372">
                <text:p>1.91381385238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09342168516224">
                <text:p>9.09342168516224</text:p>
              </table:table-cell>
              <table:table-cell office:value-type="float" office:value="1.91907809237607">
                <text:p>1.91907809237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0899051114394">
                <text:p>9.0899051114394</text:p>
              </table:table-cell>
              <table:table-cell office:value-type="float" office:value="1.92427928606188">
                <text:p>1.92427928606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08635983067475">
                <text:p>9.08635983067475</text:p>
              </table:table-cell>
              <table:table-cell office:value-type="float" office:value="1.92941892571429">
                <text:p>1.92941892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08278537031645">
                <text:p>9.08278537031645</text:p>
              </table:table-cell>
              <table:table-cell office:value-type="float" office:value="1.93449845124357">
                <text:p>1.93449845124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08278537031645">
                <text:p>9.08278537031645</text:p>
              </table:table-cell>
              <table:table-cell office:value-type="float" office:value="1.93951925261862">
                <text:p>1.93951925261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08278537031645">
                <text:p>9.08278537031645</text:p>
              </table:table-cell>
              <table:table-cell office:value-type="float" office:value="1.94448267215017">
                <text:p>1.94448267215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08278537031645">
                <text:p>9.08278537031645</text:p>
              </table:table-cell>
              <table:table-cell office:value-type="float" office:value="1.94939000664491">
                <text:p>1.94939000664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08278537031645">
                <text:p>9.08278537031645</text:p>
              </table:table-cell>
              <table:table-cell office:value-type="float" office:value="1.95424250943932">
                <text:p>1.95424250943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08278537031645">
                <text:p>9.08278537031645</text:p>
              </table:table-cell>
              <table:table-cell office:value-type="float" office:value="1.95904139232109">
                <text:p>1.95904139232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7918124604763">
                <text:p>9.07918124604763</text:p>
              </table:table-cell>
              <table:table-cell office:value-type="float" office:value="1.96378782734556">
                <text:p>1.96378782734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07918124604763">
                <text:p>9.07918124604763</text:p>
              </table:table-cell>
              <table:table-cell office:value-type="float" office:value="1.96848294855394">
                <text:p>1.96848294855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07918124604763">
                <text:p>9.07918124604763</text:p>
              </table:table-cell>
              <table:table-cell office:value-type="float" office:value="1.9731278535997">
                <text:p>1.9731278535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07188200730613">
                <text:p>9.07188200730613</text:p>
              </table:table-cell>
              <table:table-cell office:value-type="float" office:value="1.97772360528885">
                <text:p>1.97772360528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06818586174616">
                <text:p>9.06818586174616</text:p>
              </table:table-cell>
              <table:table-cell office:value-type="float" office:value="1.98227123303957">
                <text:p>1.98227123303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06818586174616">
                <text:p>9.06818586174616</text:p>
              </table:table-cell>
              <table:table-cell office:value-type="float" office:value="1.98677173426624">
                <text:p>1.98677173426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06818586174616">
                <text:p>9.06818586174616</text:p>
              </table:table-cell>
              <table:table-cell office:value-type="float" office:value="1.9912260756925">
                <text:p>1.9912260756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06818586174616">
                <text:p>9.06818586174616</text:p>
              </table:table-cell>
              <table:table-cell office:value-type="float" office:value="1.99563519459755">
                <text:p>1.99563519459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05690485133647">
                <text:p>9.0569048513364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dc3912" draw:fill-color="#dc3912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6.485cm" svg:height="16.378cm" xlink:href=".." xlink:type="simple" chart:class="chart:scatter" chart:style-name="ch1">
        <chart:plot-area chart:style-name="ch2" table:cell-range-address="2010s.L2:2010s.N21 2010s.N1:2010s.N1 2010s.L1:2010s.L1" chart:data-source-has-labels="row" svg:x="1.589cm" svg:y="0.327cm" svg:width="24.367cm" svg:height="14.694cm">
          <chartooo:coordinate-region svg:x="2.316cm" svg:y="0.526cm" svg:width="23.4cm" svg:height="13.848cm"/>
          <chart:axis chart:dimension="x" chart:name="primary-x" chart:style-name="ch3">
            <chart:title svg:x="12.914cm" svg:y="15.349cm" chart:style-name="ch4">
              <text:p>Log Gross</text:p>
            </chart:title>
            <chart:grid chart:style-name="ch5" chart:class="major"/>
          </chart:axis>
          <chart:axis chart:dimension="y" chart:name="primary-y" chart:style-name="ch3">
            <chart:title svg:x="0.451cm" svg:y="8.466cm" chart:style-name="ch6">
              <text:p>Log Rank</text:p>
            </chart:title>
            <chart:grid chart:style-name="ch5" chart:class="major"/>
          </chart:axis>
          <chart:series chart:style-name="ch7" chart:values-cell-range-address="2010s.N2:2010s.N21" chart:label-cell-address="2010s.N1:2010s.N1" chart:class="chart:scatter">
            <chart:domain table:cell-range-address="2010s.M2:2010s.M21"/>
            <chart:data-point chart:repeated="20"/>
          </chart:series>
          <chart:series chart:style-name="ch8" chart:values-cell-range-address="2010s.L2:2010s.L21" chart:label-cell-address="2010s.L1:2010s.L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Log Rank</text:p>
                <draw:g>
                  <svg:desc>2010s.N1:2010s.N1</svg:desc>
                </draw:g>
              </table:table-cell>
              <table:table-cell office:value-type="string">
                <text:p>Artist</text:p>
                <draw:g>
                  <svg:desc>2010s.L1:2010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86712650888511">
                <text:p>8.86712650888511</text:p>
                <draw:g>
                  <svg:desc>2010s.M2:2010s.M21</svg:desc>
                </draw:g>
              </table:table-cell>
              <table:table-cell office:value-type="float" office:value="0">
                <text:p>0</text:p>
                <draw:g>
                  <svg:desc>2010s.N2:2010s.N21</svg:desc>
                </draw:g>
              </table:table-cell>
              <table:table-cell office:value-type="float" office:value="NaN">
                <text:p>NaN</text:p>
                <draw:g>
                  <svg:desc>2010s.L2:2010s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71852965138327">
                <text:p>8.71852965138327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68205477707381">
                <text:p>8.68205477707381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66150393152279">
                <text:p>8.66150393152279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64455773328743">
                <text:p>8.64455773328743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6145917124192">
                <text:p>8.56145917124192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55096175229818">
                <text:p>8.55096175229818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996870826184">
                <text:p>8.4996870826184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8643047885443">
                <text:p>8.48643047885443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845252764882">
                <text:p>8.484525276488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7856649559384">
                <text:p>8.47856649559384</text:p>
              </table:table-cell>
              <table:table-cell office:value-type="float" office:value="1.04139268515823">
                <text:p>1.0413926851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46266515956641">
                <text:p>8.46266515956641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4043676610577">
                <text:p>8.44043676610577</text:p>
              </table:table-cell>
              <table:table-cell office:value-type="float" office:value="1.11394335230684">
                <text:p>1.11394335230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41413736218448">
                <text:p>8.41413736218448</text:p>
              </table:table-cell>
              <table:table-cell office:value-type="float" office:value="1.14612803567824">
                <text:p>1.14612803567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40908736944784">
                <text:p>8.40908736944784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40838338773737">
                <text:p>8.40838338773737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0418155807881">
                <text:p>8.40418155807881</text:p>
              </table:table-cell>
              <table:table-cell office:value-type="float" office:value="1.23044892137827">
                <text:p>1.23044892137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3998689924342">
                <text:p>8.3998689924342</text:p>
              </table:table-cell>
              <table:table-cell office:value-type="float" office:value="1.25527250510331">
                <text:p>1.25527250510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39921166501424">
                <text:p>8.39921166501424</text:p>
              </table:table-cell>
              <table:table-cell office:value-type="float" office:value="1.27875360095283">
                <text:p>1.27875360095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38489079653055">
                <text:p>8.38489079653055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